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811in"/>
    </style:style>
    <style:style style:name="co2" style:family="table-column">
      <style:table-column-properties fo:break-before="auto" style:column-width="1.1874in"/>
    </style:style>
    <style:style style:name="co3" style:family="table-column">
      <style:table-column-properties fo:break-before="auto" style:column-width="0.7398in"/>
    </style:style>
    <style:style style:name="co4" style:family="table-column">
      <style:table-column-properties fo:break-before="auto" style:column-width="0.9689in"/>
    </style:style>
    <style:style style:name="co5" style:family="table-column">
      <style:table-column-properties fo:break-before="auto" style:column-width="1.2917in"/>
    </style:style>
    <style:style style:name="co6" style:family="table-column">
      <style:table-column-properties fo:break-before="auto" style:column-width="1.8126in"/>
    </style:style>
    <style:style style:name="co7" style:family="table-column">
      <style:table-column-properties fo:break-before="auto" style:column-width="0.5in"/>
    </style:style>
    <style:style style:name="co8" style:family="table-column">
      <style:table-column-properties fo:break-before="auto" style:column-width="0.3854in"/>
    </style:style>
    <style:style style:name="co9" style:family="table-column">
      <style:table-column-properties fo:break-before="auto" style:column-width="1.9583in"/>
    </style:style>
    <style:style style:name="co10" style:family="table-column">
      <style:table-column-properties fo:break-before="auto" style:column-width="1.25in"/>
    </style:style>
    <style:style style:name="co11" style:family="table-column">
      <style:table-column-properties fo:break-before="auto" style:column-width="1.7917in"/>
    </style:style>
    <style:style style:name="co12" style:family="table-column">
      <style:table-column-properties fo:break-before="auto" style:column-width="0.8925in"/>
    </style:style>
    <style:style style:name="ro1" style:family="table-row">
      <style:table-row-properties style:row-height="0.4764in" fo:break-before="auto" style:use-optimal-row-height="true"/>
    </style:style>
    <style:style style:name="ro2" style:family="table-row">
      <style:table-row-properties style:row-height="0.245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783in" fo:break-before="auto" style:use-optimal-row-height="true"/>
    </style:style>
    <style:style style:name="ro5" style:family="table-row">
      <style:table-row-properties style:row-height="0.3228in" fo:break-before="auto" style:use-optimal-row-height="false"/>
    </style:style>
    <style:style style:name="ro6" style:family="table-row">
      <style:table-row-properties style:row-height="0.4866in" fo:break-before="auto" style:use-optimal-row-height="true"/>
    </style:style>
    <style:style style:name="ro7" style:family="table-row">
      <style:table-row-properties style:row-height="0.1953in" fo:break-before="auto" style:use-optimal-row-height="true"/>
    </style:style>
    <style:style style:name="ro8" style:family="table-row">
      <style:table-row-properties style:row-height="0.4689in" fo:break-before="auto" style:use-optimal-row-height="false"/>
    </style:style>
    <style:style style:name="ro9" style:family="table-row">
      <style:table-row-properties style:row-height="3.0161in" fo:break-before="auto" style:use-optimal-row-height="true"/>
    </style:style>
    <style:style style:name="ro10" style:family="table-row">
      <style:table-row-properties style:row-height="0.9016in" fo:break-before="auto" style:use-optimal-row-height="true"/>
    </style:style>
    <style:style style:name="ro11" style:family="table-row">
      <style:table-row-properties style:row-height="0.1965in" fo:break-before="auto" style:use-optimal-row-height="true"/>
    </style:style>
    <style:style style:name="ro12" style:family="table-row">
      <style:table-row-properties style:row-height="3.1925in" fo:break-before="auto" style:use-optimal-row-height="true"/>
    </style:style>
    <style:style style:name="ro13" style:family="table-row">
      <style:table-row-properties style:row-height="6.011in" fo:break-before="auto" style:use-optimal-row-height="true"/>
    </style:style>
    <style:style style:name="ro14" style:family="table-row">
      <style:table-row-properties style:row-height="6.1874in" fo:break-before="auto" style:use-optimal-row-height="true"/>
    </style:style>
    <style:style style:name="ro15" style:family="table-row">
      <style:table-row-properties style:row-height="1.6063in" fo:break-before="auto" style:use-optimal-row-height="true"/>
    </style:style>
    <style:style style:name="ro16" style:family="table-row">
      <style:table-row-properties style:row-height="3.3681in" fo:break-before="auto" style:use-optimal-row-height="true"/>
    </style:style>
    <style:style style:name="ro17" style:family="table-row">
      <style:table-row-properties style:row-height="3.5445in" fo:break-before="auto" style:use-optimal-row-height="true"/>
    </style:style>
    <style:style style:name="ro18" style:family="table-row">
      <style:table-row-properties style:row-height="2.311in" fo:break-before="auto" style:use-optimal-row-height="true"/>
    </style:style>
    <style:style style:name="ro19" style:family="table-row">
      <style:table-row-properties style:row-height="2.6634in" fo:break-before="auto" style:use-optimal-row-height="true"/>
    </style:style>
    <style:style style:name="ro20" style:family="table-row">
      <style:table-row-properties style:row-height="2.8398in" fo:break-before="auto" style:use-optimal-row-height="true"/>
    </style:style>
    <style:style style:name="ro21" style:family="table-row">
      <style:table-row-properties style:row-height="3.8965in" fo:break-before="auto" style:use-optimal-row-height="true"/>
    </style:style>
    <style:style style:name="ro22" style:family="table-row">
      <style:table-row-properties style:row-height="4.778in" fo:break-before="auto" style:use-optimal-row-height="true"/>
    </style:style>
    <style:style style:name="ro23" style:family="table-row">
      <style:table-row-properties style:row-height="3.7209in" fo:break-before="auto" style:use-optimal-row-height="true"/>
    </style:style>
    <style:style style:name="ro24" style:family="table-row">
      <style:table-row-properties style:row-height="4.0728in" fo:break-before="auto" style:use-optimal-row-height="true"/>
    </style:style>
    <style:style style:name="ro25" style:family="table-row">
      <style:table-row-properties style:row-height="2.1346in" fo:break-before="auto" style:use-optimal-row-height="true"/>
    </style:style>
    <style:style style:name="ro26" style:family="table-row">
      <style:table-row-properties style:row-height="1.0728in" fo:break-before="auto" style:use-optimal-row-height="false"/>
    </style:style>
    <style:style style:name="ro27" style:family="table-row">
      <style:table-row-properties style:row-height="3.5654in" fo:break-before="auto" style:use-optimal-row-height="true"/>
    </style:style>
    <style:style style:name="ro28" style:family="table-row">
      <style:table-row-properties style:row-height="4.498in" fo:break-before="auto" style:use-optimal-row-height="true"/>
    </style:style>
    <style:style style:name="ro29" style:family="table-row">
      <style:table-row-properties style:row-height="3.9382in" fo:break-before="auto" style:use-optimal-row-height="true"/>
    </style:style>
    <style:style style:name="ro30" style:family="table-row">
      <style:table-row-properties style:row-height="4.8709in" fo:break-before="auto" style:use-optimal-row-height="true"/>
    </style:style>
    <style:style style:name="ro31" style:family="table-row">
      <style:table-row-properties style:row-height="4.311in" fo:break-before="auto" style:use-optimal-row-height="true"/>
    </style:style>
    <style:style style:name="ro32" style:family="table-row">
      <style:table-row-properties style:row-height="4.6846in" fo:break-before="auto" style:use-optimal-row-height="true"/>
    </style:style>
    <style:style style:name="ro33" style:family="table-row">
      <style:table-row-properties style:row-height="5.6173in" fo:break-before="auto" style:use-optimal-row-height="true"/>
    </style:style>
    <style:style style:name="ro34" style:family="table-row">
      <style:table-row-properties style:row-height="5.2445in" fo:break-before="auto" style:use-optimal-row-height="true"/>
    </style:style>
    <style:style style:name="ro35" style:family="table-row">
      <style:table-row-properties style:row-height="5.8043in" fo:break-before="auto" style:use-optimal-row-height="true"/>
    </style:style>
    <style:style style:name="ro36" style:family="table-row">
      <style:table-row-properties style:row-height="1.1398in" fo:break-before="auto" style:use-optimal-row-height="true"/>
    </style:style>
    <style:style style:name="ro37" style:family="table-row">
      <style:table-row-properties style:row-height="3.7516in" fo:break-before="auto" style:use-optimal-row-height="true"/>
    </style:style>
    <style:style style:name="ro38" style:family="table-row">
      <style:table-row-properties style:row-height="4.1252in" fo:break-before="auto" style:use-optimal-row-height="true"/>
    </style:style>
    <style:style style:name="ro39" style:family="table-row">
      <style:table-row-properties style:row-height="1.3335in" fo:break-before="auto" style:use-optimal-row-height="false"/>
    </style:style>
    <style:style style:name="ro40" style:family="table-row">
      <style:table-row-properties style:row-height="0.2071in" fo:break-before="auto" style:use-optimal-row-height="true"/>
    </style:style>
    <style:style style:name="ro41" style:family="table-row">
      <style:table-row-properties style:row-height="5.0575in" fo:break-before="auto" style:use-optimal-row-height="true"/>
    </style:style>
    <style:style style:name="ro42" style:family="table-row">
      <style:table-row-properties style:row-height="0.7189in" fo:break-before="auto" style:use-optimal-row-height="false"/>
    </style:style>
    <style:style style:name="ro43" style:family="table-row">
      <style:table-row-properties style:row-height="2.6736in" fo:break-before="auto" style:use-optimal-row-height="true"/>
    </style:style>
    <style:style style:name="ro44" style:family="table-row">
      <style:table-row-properties style:row-height="2.3425in" fo:break-before="auto" style:use-optimal-row-height="true"/>
    </style:style>
    <style:style style:name="ro45" style:family="table-row">
      <style:table-row-properties style:row-height="2.5075in" fo:break-before="auto" style:use-optimal-row-height="true"/>
    </style:style>
    <style:style style:name="ro46" style:family="table-row">
      <style:table-row-properties style:row-height="1.1772in" fo:break-before="auto" style:use-optimal-row-height="false"/>
    </style:style>
    <style:style style:name="ro47" style:family="table-row">
      <style:table-row-properties style:row-height="3.1717in" fo:break-before="auto" style:use-optimal-row-height="true"/>
    </style:style>
    <style:style style:name="ro48" style:family="table-row">
      <style:table-row-properties style:row-height="3.0055in" fo:break-before="auto" style:use-optimal-row-height="true"/>
    </style:style>
    <style:style style:name="ro49" style:family="table-row">
      <style:table-row-properties style:row-height="2.6327in" fo:break-before="auto" style:use-optimal-row-height="true"/>
    </style:style>
    <style:style style:name="ro50" style:family="table-row">
      <style:table-row-properties style:row-height="0.448in" fo:break-before="auto" style:use-optimal-row-height="false"/>
    </style:style>
    <style:style style:name="ro51" style:family="table-row">
      <style:table-row-properties style:row-height="3.7602in" fo:break-before="auto" style:use-optimal-row-height="false"/>
    </style:style>
    <style:style style:name="ro52" style:family="table-row">
      <style:table-row-properties style:row-height="3.8346in" fo:break-before="auto" style:use-optimal-row-height="true"/>
    </style:style>
    <style:style style:name="ro53" style:family="table-row">
      <style:table-row-properties style:row-height="3.5028in" fo:break-before="auto" style:use-optimal-row-height="true"/>
    </style:style>
    <style:style style:name="ro54" style:family="table-row">
      <style:table-row-properties style:row-height="4.0008in" fo:break-before="auto" style:use-optimal-row-height="true"/>
    </style:style>
    <style:style style:name="ro55" style:family="table-row">
      <style:table-row-properties style:row-height="3.3366in" fo:break-before="auto" style:use-optimal-row-height="true"/>
    </style:style>
    <style:style style:name="ro56" style:family="table-row">
      <style:table-row-properties style:row-height="3.6689in" fo:break-before="auto" style:use-optimal-row-height="true"/>
    </style:style>
    <style:style style:name="ro57" style:family="table-row">
      <style:table-row-properties style:row-height="1.5134in" fo:break-before="auto" style:use-optimal-row-height="true"/>
    </style:style>
    <style:style style:name="ro58" style:family="table-row">
      <style:table-row-properties style:row-height="4.4256in" fo:break-before="auto" style:use-optimal-row-height="true"/>
    </style:style>
    <style:style style:name="ro59" style:family="table-row">
      <style:table-row-properties style:row-height="2.8189in" fo:break-before="auto" style:use-optimal-row-height="true"/>
    </style:style>
    <style:style style:name="ro60" style:family="table-row">
      <style:table-row-properties style:row-height="3.3783in" fo:break-before="auto" style:use-optimal-row-height="true"/>
    </style:style>
    <style:style style:name="ro61" style:family="table-row">
      <style:table-row-properties style:row-height="1.2535in" fo:break-before="auto" style:use-optimal-row-height="true"/>
    </style:style>
    <style:style style:name="ro62" style:family="table-row">
      <style:table-row-properties style:row-height="0.8437in" fo:break-before="auto" style:use-optimal-row-height="false"/>
    </style:style>
    <style:style style:name="ro63" style:family="table-row">
      <style:table-row-properties style:row-height="2.2591in" fo:break-before="auto" style:use-optimal-row-height="true"/>
    </style:style>
    <style:style style:name="ro64" style:family="table-row">
      <style:table-row-properties style:row-height="0.3728in" fo:break-before="auto" style:use-optimal-row-height="true"/>
    </style:style>
    <style:style style:name="ro65" style:family="table-row">
      <style:table-row-properties style:row-height="4.2492in" fo:break-before="auto" style:use-optimal-row-height="true"/>
    </style:style>
    <style:style style:name="ro66" style:family="table-row">
      <style:table-row-properties style:row-height="6.5398in" fo:break-before="auto" style:use-optimal-row-height="true"/>
    </style:style>
    <style:style style:name="ro67" style:family="table-row">
      <style:table-row-properties style:row-height="6.8925in" fo:break-before="auto" style:use-optimal-row-height="true"/>
    </style:style>
    <style:style style:name="ro68" style:family="table-row">
      <style:table-row-properties style:row-height="7.0689in" fo:break-before="auto" style:use-optimal-row-height="true"/>
    </style:style>
    <style:style style:name="ro69" style:family="table-row">
      <style:table-row-properties style:row-height="5.4827in" fo:break-before="auto" style:use-optimal-row-height="true"/>
    </style:style>
    <style:style style:name="ro70" style:family="table-row">
      <style:table-row-properties style:row-height="4.6016in" fo:break-before="auto" style:use-optimal-row-height="true"/>
    </style:style>
    <style:style style:name="ro71" style:family="table-row">
      <style:table-row-properties style:row-height="4.9543in" fo:break-before="auto" style:use-optimal-row-height="true"/>
    </style:style>
    <style:style style:name="ro72" style:family="table-row">
      <style:table-row-properties style:row-height="5.8346in" fo:break-before="auto" style:use-optimal-row-height="true"/>
    </style:style>
    <style:style style:name="ro73" style:family="table-row">
      <style:table-row-properties style:row-height="6.7161in" fo:break-before="auto" style:use-optimal-row-height="true"/>
    </style:style>
    <style:style style:name="ro74" style:family="table-row">
      <style:table-row-properties style:row-height="5.6591in" fo:break-before="auto" style:use-optimal-row-height="true"/>
    </style:style>
    <style:style style:name="ro75" style:family="table-row">
      <style:table-row-properties style:row-height="5.1307in" fo:break-before="auto" style:use-optimal-row-height="true"/>
    </style:style>
    <style:style style:name="ro76" style:family="table-row">
      <style:table-row-properties style:row-height="5.3063in" fo:break-before="auto" style:use-optimal-row-height="true"/>
    </style:style>
    <style:style style:name="ro77" style:family="table-row">
      <style:table-row-properties style:row-height="7.9492in" fo:break-before="auto" style:use-optimal-row-height="true"/>
    </style:style>
    <style:style style:name="ro78" style:family="table-row">
      <style:table-row-properties style:row-height="8.1256in" fo:break-before="auto" style:use-optimal-row-height="true"/>
    </style:style>
    <style:style style:name="ro79" style:family="table-row">
      <style:table-row-properties style:row-height="8.302in" fo:break-before="auto" style:use-optimal-row-height="true"/>
    </style:style>
    <style:style style:name="ro80" style:family="table-row">
      <style:table-row-properties style:row-height="1.7827in" fo:break-before="auto" style:use-optimal-row-height="true"/>
    </style:style>
    <style:style style:name="ro81" style:family="table-row">
      <style:table-row-properties style:row-height="9.5354in" fo:break-before="auto" style:use-optimal-row-height="true"/>
    </style:style>
    <style:style style:name="ro82" style:family="table-row">
      <style:table-row-properties style:row-height="10.2402in" fo:break-before="auto" style:use-optimal-row-height="true"/>
    </style:style>
    <style:style style:name="ro83" style:family="table-row">
      <style:table-row-properties style:row-height="11.1209in" fo:break-before="auto" style:use-optimal-row-height="true"/>
    </style:style>
    <style:style style:name="ro84" style:family="table-row">
      <style:table-row-properties style:row-height="0.7252in" fo:break-before="auto" style:use-optimal-row-height="true"/>
    </style:style>
    <style:style style:name="ro85" style:family="table-row">
      <style:table-row-properties style:row-height="12.189in" fo:break-before="auto" style:use-optimal-row-height="true"/>
    </style:style>
    <style:style style:name="ro86" style:family="table-row">
      <style:table-row-properties style:row-height="12.7173in" fo:break-before="auto" style:use-optimal-row-height="true"/>
    </style:style>
    <style:style style:name="ro87" style:family="table-row">
      <style:table-row-properties style:row-height="14.8319in" fo:break-before="auto" style:use-optimal-row-height="true"/>
    </style:style>
    <style:style style:name="ro88" style:family="table-row">
      <style:table-row-properties style:row-height="8.6543in" fo:break-before="auto" style:use-optimal-row-height="true"/>
    </style:style>
    <style:style style:name="ta1" style:family="table" style:master-page-name="PageStyle_5f_Android_20_native">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11"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4"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15"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fo:background-color="#a4c2f4"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8"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1"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3"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4"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7"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8" style:family="table-cell" style:parent-style-name="Default" style:data-style-name="N0">
      <style:table-cell-properties fo:background-color="#4a86e8" fo:wrap-option="wrap" fo:border="0.0138in solid #000000" style:vertical-align="middle"/>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9"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fo:background-color="#8e7cc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1" style:family="table-cell" style:parent-style-name="Default" style:data-style-name="N0">
      <style:table-cell-properties fo:background-color="#b4a7d6"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2"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3"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4"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5" style:family="table-cell" style:parent-style-name="Default" style:data-style-name="N0">
      <style:table-cell-properties fo:border-bottom="none" fo:wrap-option="wrap" fo:border-left="0.0138in solid #000000"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 style:family="table-cell" style:parent-style-name="Default" style:data-style-name="N0">
      <style:table-cell-properties fo:border-bottom="0.0138in solid #000000"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border-bottom="none"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9"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ackground-color="#85200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1"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2"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4" style:family="table-cell" style:parent-style-name="Default" style:data-style-name="N0">
      <style:table-cell-properties fo:background-color="#b4a7d6"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5"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6"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47"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8"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1"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2"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3"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ackground-color="#a4c2f4"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5"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ackground-color="#8e7cc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8"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9"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0"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61" style:family="table-cell" style:parent-style-name="Default" style:data-style-name="N0">
      <style:table-cell-properties fo:background-color="#6fa8d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2"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3" style:family="table-cell" style:parent-style-name="Default" style:data-style-name="N0">
      <style:table-cell-properties fo:wrap-option="wrap" fo:border="0.0138in solid #000000" style:vertical-align="middle"/>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64"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5" style:family="table-cell" style:parent-style-name="Default" style:data-style-name="N0">
      <style:table-cell-properties fo:wrap-option="wrap" fo:border="0.0138in solid #000000" style:vertical-align="middle"/>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6"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8"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9" style:family="table-cell" style:parent-style-name="Default" style:data-style-name="N0">
      <style:table-cell-properties fo:border-bottom="none"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order-bottom="none"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fo:border-bottom="0.0138in solid #000000"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border-bottom="0.0138in solid #000000"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border-bottom="0.0138in solid #000000" fo:background-color="#4a86e8"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4"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5" style:family="table-cell" style:parent-style-name="Default" style:data-style-name="N0">
      <style:table-cell-properties fo:background-color="#c0c0c0"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76" style:family="table-cell" style:parent-style-name="Default" style:data-style-name="N0">
      <style:table-cell-properties fo:border-bottom="none"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fo:border-bottom="none"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order-bottom="0.0138in solid #000000"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1"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ackground-color="#6fa8dc"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4"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ackground-color="#333399" fo:wrap-option="wrap" fo:border="0.0138in solid #000000" style:vertical-align="middle"/>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86" style:family="table-cell" style:parent-style-name="Default" style:data-style-name="N0">
      <style:table-cell-properties fo:border-bottom="none" fo:wrap-option="wrap" fo:border-left="0.0138in solid #000000" fo:border-right="none" fo:border-top="none" style:vertical-align="middle"/>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7" style:family="table-cell" style:parent-style-name="Default" style:data-style-name="N0">
      <style:table-cell-properties fo:background-color="#333399" fo:wrap-option="wrap" fo:border="0.0138in solid #000000" style:vertical-align="middle"/>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8" style:family="table-cell" style:parent-style-name="Default" style:data-style-name="N0">
      <style:table-cell-properties fo:background-color="#000000" fo:wrap-option="wrap" fo:border="0.0138in solid #000000" style:vertical-align="middle"/>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89"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0"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1"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2"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3"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fo:border-bottom="0.0138in solid #000000" fo:background-color="#333399" style:text-align-source="fix" style:repeat-content="false" fo:wrap-option="wrap" fo:border-left="0.0138in solid #000000" fo:border-right="none"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5" style:family="table-cell" style:parent-style-name="Default" style:data-style-name="N0">
      <style:table-cell-properties fo:border-bottom="none" fo:background-color="#333399" style:text-align-source="fix" style:repeat-content="false" fo:wrap-option="wrap" fo:border-left="none"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6" style:family="table-cell" style:parent-style-name="Default" style:data-style-name="N0">
      <style:table-cell-properties fo:border-bottom="0.0138in solid #000000" fo:background-color="#a4c2f4"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7"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8" style:family="table-cell" style:parent-style-name="Default" style:data-style-name="N0">
      <style:table-cell-properties fo:border-bottom="none"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fo:border-bottom="none" fo:background-color="#f3f3f3" style:text-align-source="fix" style:repeat-content="false" fo:wrap-option="wrap" fo:border-left="0.0138in solid #000000" fo:border-right="none" fo:border-top="none"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0" style:family="table-cell" style:parent-style-name="Default" style:data-style-name="N0">
      <style:table-cell-properties fo:border-bottom="0.0138in solid #000000"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0">
      <style:table-cell-properties fo:border-bottom="0.0138in solid #000000" fo:background-color="#85200c"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fo:border-bottom="none"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border-bottom="none" fo:background-color="#8e7cc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border-bottom="none" fo:background-color="#b4a7d6"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order-bottom="0.0138in solid #000000" fo:background-color="#a4c2f4"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background-color="#f3f3f3"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border-bottom="none"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order-bottom="0.0138in solid #000000" fo:background-color="#85200c"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7"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order-bottom="0.0138in solid #000000" fo:background-color="#f3f3f3"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ackground-color="#b4a7d6"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0.0138in solid #000000" fo:background-color="#6fa8dc"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order-bottom="0.0138in solid #000000" fo:background-color="#6d9eeb"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none" fo:background-color="#8e7cc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WordPress" table:style-name="ta1" table:print="false">
        <office:forms form:automatic-focus="false" form:apply-design-mode="false"/>
        <table:table-column table:style-name="co1" table:default-cell-style-name="ce9"/>
        <table:table-column table:style-name="co2" table:default-cell-style-name="ce9"/>
        <table:table-column table:style-name="co3" table:default-cell-style-name="ce37"/>
        <table:table-column table:style-name="co4" table:default-cell-style-name="ce9"/>
        <table:table-column table:style-name="co5" table:default-cell-style-name="ce16"/>
        <table:table-column table:style-name="co6" table:default-cell-style-name="ce16"/>
        <table:table-column table:style-name="co7" table:default-cell-style-name="ce70"/>
        <table:table-column table:style-name="co8" table:default-cell-style-name="ce16"/>
        <table:table-column table:style-name="co9" table:default-cell-style-name="ce16"/>
        <table:table-column table:style-name="co10" table:number-columns-repeated="2" table:default-cell-style-name="ce39"/>
        <table:table-column table:style-name="co10" table:default-cell-style-name="ce70"/>
        <table:table-column table:style-name="co10" table:number-columns-repeated="4" table:default-cell-style-name="Default"/>
        <table:table-column table:style-name="co11" table:number-columns-repeated="240" table:default-cell-style-name="Default"/>
        <table:table-row table:style-name="ro1">
          <table:table-cell table:style-name="ce1" office:value-type="string">
            <text:p>PHRESCO</text:p>
          </table:table-cell>
          <table:table-cell table:style-name="ce10" table:number-columns-repeated="4"/>
          <table:table-cell table:style-name="ce63"/>
          <table:table-cell table:style-name="ce1" table:number-columns-repeated="2"/>
          <table:table-cell table:style-name="ce85"/>
          <table:table-cell table:style-name="ce48"/>
          <table:table-cell table:style-name="Default" table:number-columns-repeated="2"/>
          <table:table-cell table:number-columns-repeated="244"/>
        </table:table-row>
        <table:table-row table:style-name="ro2">
          <table:table-cell table:style-name="ce1"/>
          <table:table-cell table:style-name="ce10" table:number-columns-repeated="4"/>
          <table:table-cell table:style-name="ce63"/>
          <table:table-cell table:style-name="ce1" table:number-columns-repeated="2"/>
          <table:table-cell table:style-name="ce85"/>
          <table:table-cell table:style-name="ce48"/>
          <table:table-cell table:style-name="Default" table:number-columns-repeated="2"/>
          <table:table-cell table:number-columns-repeated="244"/>
        </table:table-row>
        <table:table-row table:style-name="ro3">
          <table:table-cell table:style-name="ce2" office:value-type="string">
            <text:p>Project Name</text:p>
          </table:table-cell>
          <table:table-cell table:style-name="ce11" office:value-type="string">
            <text:p>Project Name</text:p>
          </table:table-cell>
          <table:table-cell table:style-name="ce32" office:value-type="string">
            <text:p>Phresco </text:p>
          </table:table-cell>
          <table:table-cell table:style-name="ce45"/>
          <table:table-cell table:style-name="ce58"/>
          <table:table-cell table:style-name="ce64"/>
          <table:table-cell table:style-name="ce58"/>
          <table:table-cell table:style-name="ce64" table:number-columns-repeated="2"/>
          <table:table-cell table:style-name="Default" table:number-columns-repeated="3"/>
          <table:table-cell table:number-columns-repeated="244"/>
        </table:table-row>
        <table:table-row table:style-name="ro4">
          <table:table-cell table:style-name="ce2" office:value-type="string">
            <text:p>Project ID</text:p>
          </table:table-cell>
          <table:table-cell table:style-name="ce11"/>
          <table:table-cell table:style-name="ce32"/>
          <table:table-cell table:style-name="ce46"/>
          <table:table-cell table:style-name="Default" table:number-columns-repeated="8"/>
          <table:table-cell table:number-columns-repeated="244"/>
        </table:table-row>
        <table:table-row table:style-name="ro5">
          <table:table-cell table:style-name="ce2" office:value-type="string">
            <text:p>Reference Document</text:p>
          </table:table-cell>
          <table:table-cell table:style-name="ce11"/>
          <table:table-cell table:style-name="ce32" office:value-type="string">
            <text:p>User Guide</text:p>
          </table:table-cell>
          <table:table-cell table:style-name="ce46"/>
          <table:table-cell table:style-name="Default" table:number-columns-repeated="8"/>
          <table:table-cell table:number-columns-repeated="244"/>
        </table:table-row>
        <table:table-row table:style-name="ro5">
          <table:table-cell table:style-name="ce2" office:value-type="string">
            <text:p>Module Name</text:p>
          </table:table-cell>
          <table:table-cell table:style-name="ce11" office:value-type="string">
            <text:p>Module Name</text:p>
          </table:table-cell>
          <table:table-cell table:style-name="ce32"/>
          <table:table-cell table:style-name="ce46"/>
          <table:table-cell table:style-name="Default" table:number-columns-repeated="8"/>
          <table:table-cell table:number-columns-repeated="244"/>
        </table:table-row>
        <table:table-row table:style-name="ro3">
          <table:table-cell table:style-name="ce2" office:value-type="string">
            <text:p>Prepared by</text:p>
          </table:table-cell>
          <table:table-cell table:style-name="ce11" office:value-type="string">
            <text:p>Prepared By</text:p>
          </table:table-cell>
          <table:table-cell table:style-name="ce32"/>
          <table:table-cell table:style-name="ce47"/>
          <table:table-cell table:style-name="Default" table:number-columns-repeated="8"/>
          <table:table-cell table:number-columns-repeated="244"/>
        </table:table-row>
        <table:table-row table:style-name="ro3">
          <table:table-cell table:style-name="ce2" office:value-type="string">
            <text:p>Reviewed by</text:p>
          </table:table-cell>
          <table:table-cell table:style-name="ce11" office:value-type="string">
            <text:p>Reviewed by</text:p>
          </table:table-cell>
          <table:table-cell table:style-name="ce32"/>
          <table:table-cell table:style-name="ce48"/>
          <table:table-cell table:style-name="Default" table:number-columns-repeated="8"/>
          <table:table-cell table:number-columns-repeated="244"/>
        </table:table-row>
        <table:table-row table:style-name="ro3">
          <table:table-cell table:style-name="ce2" office:value-type="string">
            <text:p>Reviewed date</text:p>
          </table:table-cell>
          <table:table-cell table:style-name="ce11" office:value-type="string">
            <text:p>Tested By</text:p>
          </table:table-cell>
          <table:table-cell table:style-name="ce33"/>
          <table:table-cell table:style-name="ce48"/>
          <table:table-cell table:style-name="Default" table:number-columns-repeated="8"/>
          <table:table-cell table:number-columns-repeated="244"/>
        </table:table-row>
        <table:table-row table:style-name="ro4">
          <table:table-cell table:style-name="ce3"/>
          <table:table-cell table:style-name="ce12"/>
          <table:table-cell table:style-name="ce34"/>
          <table:table-cell table:style-name="Default"/>
          <table:table-cell table:style-name="ce59"/>
          <table:table-cell table:style-name="ce52"/>
          <table:table-cell table:style-name="ce59"/>
          <table:table-cell table:style-name="ce52"/>
          <table:table-cell table:style-name="Default" table:number-columns-repeated="4"/>
          <table:table-cell table:number-columns-repeated="244"/>
        </table:table-row>
        <table:table-row table:style-name="ro3">
          <table:table-cell table:style-name="ce4" office:value-type="string">
            <text:p>Execution Details</text:p>
          </table:table-cell>
          <table:table-cell table:style-name="ce13" table:number-columns-repeated="2"/>
          <table:table-cell table:style-name="ce49"/>
          <table:table-cell table:style-name="ce4" office:value-type="string">
            <text:p>Legend</text:p>
          </table:table-cell>
          <table:table-cell table:style-name="ce4" office:value-type="string">
            <text:p>Count</text:p>
          </table:table-cell>
          <table:table-cell table:style-name="ce4" table:number-columns-repeated="2"/>
          <table:table-cell table:style-name="ce86"/>
          <table:table-cell table:style-name="Default" table:number-columns-repeated="3"/>
          <table:table-cell table:number-columns-repeated="244"/>
        </table:table-row>
        <table:table-row table:style-name="ro3">
          <table:table-cell table:style-name="ce2" office:value-type="string">
            <text:p>Executed by</text:p>
          </table:table-cell>
          <table:table-cell table:style-name="ce11"/>
          <table:table-cell table:style-name="ce33"/>
          <table:table-cell table:style-name="ce49"/>
          <table:table-cell table:style-name="ce11" office:value-type="string">
            <text:p>Test Case Passed</text:p>
          </table:table-cell>
          <table:table-cell table:style-name="ce32"/>
          <table:table-cell table:style-name="ce68"/>
          <table:table-cell table:style-name="ce75"/>
          <table:table-cell table:style-name="ce47"/>
          <table:table-cell table:style-name="Default" table:number-columns-repeated="3"/>
          <table:table-cell table:number-columns-repeated="244"/>
        </table:table-row>
        <table:table-row table:style-name="ro5">
          <table:table-cell table:style-name="ce2" office:value-type="string">
            <text:p>Build Number/ Version</text:p>
          </table:table-cell>
          <table:table-cell table:style-name="ce11"/>
          <table:table-cell table:style-name="ce32"/>
          <table:table-cell table:style-name="ce49"/>
          <table:table-cell table:style-name="ce11" office:value-type="string">
            <text:p>Test Case Failed</text:p>
          </table:table-cell>
          <table:table-cell table:style-name="ce32"/>
          <table:table-cell table:style-name="ce68"/>
          <table:table-cell table:style-name="ce75"/>
          <table:table-cell table:style-name="ce47"/>
          <table:table-cell table:style-name="Default" table:number-columns-repeated="3"/>
          <table:table-cell table:number-columns-repeated="244"/>
        </table:table-row>
        <table:table-row table:style-name="ro3">
          <table:table-cell table:style-name="ce2" office:value-type="string">
            <text:p>Build date</text:p>
          </table:table-cell>
          <table:table-cell table:style-name="ce11"/>
          <table:table-cell table:style-name="ce24"/>
          <table:table-cell table:style-name="ce49"/>
          <table:table-cell table:style-name="ce11" office:value-type="string">
            <text:p>Test Case Not Applicable</text:p>
          </table:table-cell>
          <table:table-cell table:style-name="ce32"/>
          <table:table-cell table:style-name="ce68"/>
          <table:table-cell table:style-name="ce75"/>
          <table:table-cell table:style-name="ce47"/>
          <table:table-cell table:style-name="Default" table:number-columns-repeated="3"/>
          <table:table-cell table:number-columns-repeated="244"/>
        </table:table-row>
        <table:table-row table:style-name="ro3">
          <table:table-cell table:style-name="ce2" office:value-type="string">
            <text:p>Tested date</text:p>
          </table:table-cell>
          <table:table-cell table:style-name="ce11"/>
          <table:table-cell table:style-name="ce24"/>
          <table:table-cell table:style-name="ce50"/>
          <table:table-cell table:style-name="ce11" office:value-type="string">
            <text:p>Test Case Not Executed</text:p>
          </table:table-cell>
          <table:table-cell table:style-name="ce32"/>
          <table:table-cell table:style-name="ce68"/>
          <table:table-cell table:style-name="ce75"/>
          <table:table-cell table:style-name="ce47"/>
          <table:table-cell table:style-name="Default" table:number-columns-repeated="3"/>
          <table:table-cell table:number-columns-repeated="244"/>
        </table:table-row>
        <table:table-row table:style-name="ro5">
          <table:table-cell table:style-name="ce2" office:value-type="string">
            <text:p>Recommended Environment</text:p>
          </table:table-cell>
          <table:table-cell table:style-name="ce11"/>
          <table:table-cell table:style-name="ce24"/>
          <table:table-cell table:style-name="ce51"/>
          <table:table-cell table:style-name="ce11" office:value-type="string">
            <text:p>Test Case Blocked</text:p>
          </table:table-cell>
          <table:table-cell table:style-name="ce32"/>
          <table:table-cell table:style-name="ce68"/>
          <table:table-cell table:style-name="ce75"/>
          <table:table-cell table:style-name="ce47"/>
          <table:table-cell table:style-name="Default" table:number-columns-repeated="3"/>
          <table:table-cell table:number-columns-repeated="244"/>
        </table:table-row>
        <table:table-row table:style-name="ro4">
          <table:table-cell table:style-name="ce5"/>
          <table:table-cell table:style-name="ce12"/>
          <table:table-cell table:style-name="ce34"/>
          <table:table-cell table:style-name="ce52"/>
          <table:table-cell table:style-name="ce12"/>
          <table:table-cell table:style-name="ce34"/>
          <table:table-cell table:style-name="ce12"/>
          <table:table-cell table:style-name="ce34"/>
          <table:table-cell table:style-name="ce52"/>
          <table:table-cell table:style-name="Default" table:number-columns-repeated="3"/>
          <table:table-cell table:number-columns-repeated="244"/>
        </table:table-row>
        <table:table-row table:style-name="ro6">
          <table:table-cell table:style-name="ce4" office:value-type="string">
            <text:p>S.No</text:p>
          </table:table-cell>
          <table:table-cell table:style-name="ce4" office:value-type="string">
            <text:p>Feature ID</text:p>
          </table:table-cell>
          <table:table-cell table:style-name="ce4" office:value-type="string">
            <text:p>Requirement ID</text:p>
          </table:table-cell>
          <table:table-cell table:style-name="ce4" office:value-type="string">
            <text:p>Test Case ID</text:p>
          </table:table-cell>
          <table:table-cell table:style-name="ce4" office:value-type="string">
            <text:p>Test Case Description </text:p>
          </table:table-cell>
          <table:table-cell table:style-name="ce4" office:value-type="string">
            <text:p>Test Steps </text:p>
          </table:table-cell>
          <table:table-cell table:style-name="ce4" office:value-type="string">
            <text:p>Test Case Type</text:p>
          </table:table-cell>
          <table:table-cell table:style-name="ce4" office:value-type="string">
            <text:p>Priority</text:p>
          </table:table-cell>
          <table:table-cell table:style-name="ce4" office:value-type="string">
            <text:p>Expected Result</text:p>
          </table:table-cell>
          <table:table-cell table:style-name="ce91" office:value-type="string" table:number-columns-spanned="1" table:number-rows-spanned="2">
            <text:p>Actual Results</text:p>
          </table:table-cell>
          <table:table-cell table:style-name="ce94" office:value-type="string" table:number-columns-spanned="1" table:number-rows-spanned="2">
            <text:p>Status</text:p>
          </table:table-cell>
          <table:table-cell table:style-name="ce95" office:value-type="string" table:number-columns-spanned="1" table:number-rows-spanned="2">
            <text:p>Priority</text:p>
          </table:table-cell>
          <table:table-cell table:style-name="ce91" office:value-type="string" table:number-columns-spanned="1" table:number-rows-spanned="2">
            <text:p>Severity</text:p>
          </table:table-cell>
          <table:table-cell table:style-name="ce94" office:value-type="string" table:number-columns-spanned="1" table:number-rows-spanned="2">
            <text:p>Bug ID/Comments</text:p>
          </table:table-cell>
          <table:table-cell/>
          <table:table-cell table:style-name="ce129"/>
          <table:table-cell table:number-columns-repeated="3"/>
          <table:table-cell table:style-name="ce77"/>
          <table:table-cell table:number-columns-repeated="236"/>
        </table:table-row>
        <table:table-row table:style-name="ro4">
          <table:table-cell table:style-name="ce4" table:number-columns-repeated="8"/>
          <table:table-cell table:style-name="ce87"/>
          <table:covered-table-cell table:style-name="Default"/>
          <table:covered-table-cell table:style-name="Default"/>
          <table:covered-table-cell table:style-name="Default"/>
          <table:covered-table-cell table:number-columns-repeated="2"/>
          <table:table-cell table:style-name="ce112" table:number-columns-repeated="2"/>
          <table:table-cell table:style-name="ce114" table:number-columns-repeated="3"/>
          <table:table-cell table:style-name="ce78"/>
          <table:table-cell table:number-columns-repeated="236"/>
        </table:table-row>
        <table:table-row table:style-name="ro7">
          <table:table-cell table:style-name="ce6"/>
          <table:table-cell table:style-name="ce14" table:number-columns-repeated="4"/>
          <table:table-cell table:style-name="ce65"/>
          <table:table-cell table:style-name="ce6" table:number-columns-repeated="2"/>
          <table:table-cell table:style-name="ce88"/>
          <table:table-cell table:style-name="ce92"/>
          <table:table-cell table:style-name="ce92" office:value-type="string">
            <text:p>None</text:p>
          </table:table-cell>
          <table:table-cell table:style-name="ce92" table:number-columns-repeated="2"/>
          <table:table-cell table:style-name="ce92" office:value-type="string">
            <text:p>None</text:p>
          </table:table-cell>
          <table:table-cell table:style-name="ce97"/>
          <table:table-cell table:style-name="ce110"/>
          <table:table-cell table:style-name="ce113" table:number-columns-repeated="4"/>
          <table:table-cell table:number-columns-repeated="236"/>
        </table:table-row>
        <table:table-row table:style-name="ro7">
          <table:table-cell table:style-name="ce7" table:number-columns-repeated="3"/>
          <table:table-cell table:style-name="ce53"/>
          <table:table-cell table:style-name="ce7"/>
          <table:table-cell table:style-name="ce26"/>
          <table:table-cell table:style-name="ce7" table:number-columns-repeated="2"/>
          <table:table-cell table:style-name="ce26"/>
          <table:table-cell table:style-name="ce49" table:number-columns-repeated="4"/>
          <table:table-cell table:style-name="ce48"/>
          <table:table-cell table:number-columns-repeated="242"/>
        </table:table-row>
        <table:table-row table:style-name="ro8">
          <table:table-cell table:style-name="ce8"/>
          <table:table-cell table:style-name="ce15" office:value-type="string">
            <text:p>Project Creation</text:p>
          </table:table-cell>
          <table:table-cell table:style-name="ce8" table:number-columns-repeated="3"/>
          <table:table-cell table:style-name="ce38"/>
          <table:table-cell table:style-name="ce8" table:number-columns-repeated="2"/>
          <table:table-cell table:style-name="ce38"/>
          <table:table-cell table:style-name="ce93" table:number-columns-repeated="5"/>
          <table:table-cell table:style-name="ce100"/>
          <table:table-cell table:style-name="ce112"/>
          <table:table-cell table:style-name="ce114" table:number-columns-repeated="4"/>
          <table:table-cell table:number-columns-repeated="236"/>
        </table:table-row>
        <table:table-row table:style-name="ro9">
          <table:table-cell office:value-type="float" office:value="1">
            <text:p>1</text:p>
          </table:table-cell>
          <table:table-cell table:style-name="ce16" office:value-type="string">
            <text:p>Projects Page-Add Project-(CREATE)</text:p>
          </table:table-cell>
          <table:table-cell table:style-name="ce35"/>
          <table:table-cell office:value-type="string">
            <text:p>TC_Projects_Page_47</text:p>
          </table:table-cell>
          <table:table-cell office:value-type="string">
            <text:p>Check for WordPress project cre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nter all mandatory fields</text:p>
            <text:p>8.Select the WordPress technology in the application layer</text:p>
            <text:p>9.Click on Create button</text:p>
          </table:table-cell>
          <table:table-cell table:style-name="ce16"/>
          <table:table-cell table:style-name="ce35"/>
          <table:table-cell office:value-type="string">
            <text:p>The user should be able to view the projects page along with the project created and the list of technologies selected as sub projects</text:p>
            <text:p>Open the &lt;Drive&gt;:/ Phresco framework/Workspace/projects</text:p>
            <text:p>User can able to see the Created project along with sub folders .phresco,docs,source,pom.xml &amp; test </text:p>
          </table:table-cell>
          <table:table-cell table:number-columns-repeated="2"/>
          <table:table-cell table:style-name="ce74"/>
          <table:table-cell table:style-name="ce108" table:number-columns-repeated="2"/>
          <table:table-cell table:style-name="ce113"/>
          <table:table-cell table:style-name="ce108"/>
          <table:table-cell table:style-name="ce117" table:number-columns-repeated="4"/>
          <table:table-cell table:number-columns-repeated="236"/>
        </table:table-row>
        <table:table-row table:style-name="ro10">
          <table:table-cell office:value-type="float" office:value="2">
            <text:p>2</text:p>
          </table:table-cell>
          <table:table-cell table:style-name="ce16" office:value-type="string">
            <text:p>Projects Page-Add Project-application Layer-(Folder verification)</text:p>
          </table:table-cell>
          <table:table-cell table:style-name="ce36"/>
          <table:table-cell office:value-type="string">
            <text:p>TC_Projects_Page_21</text:p>
          </table:table-cell>
          <table:table-cell office:value-type="string">
            <text:p>Check for clicking save button by entering all fields</text:p>
          </table:table-cell>
          <table:table-cell office:value-type="string">
            <text:p>1.Open the &lt;Drive&gt;:/ Phresco framework/Workspace/projects</text:p>
          </table:table-cell>
          <table:table-cell table:style-name="ce16"/>
          <table:table-cell table:style-name="ce36"/>
          <table:table-cell office:value-type="string">
            <text:p>User should be able to see the Created project along with sub folders .phresco,docs,source,pom.xml &amp; test </text:p>
          </table:table-cell>
          <table:table-cell table:number-columns-repeated="2"/>
          <table:table-cell table:style-name="ce74"/>
          <table:table-cell table:style-name="ce108" table:number-columns-repeated="2"/>
          <table:table-cell/>
          <table:table-cell table:style-name="ce108"/>
          <table:table-cell table:style-name="ce117" table:number-columns-repeated="4"/>
          <table:table-cell table:number-columns-repeated="236"/>
        </table:table-row>
        <table:table-row table:style-name="ro11">
          <table:table-cell office:value-type="float" office:value="3">
            <text:p>3</text:p>
          </table:table-cell>
          <table:table-cell table:style-name="ce17" office:value-type="string">
            <text:p>Edit application </text:p>
          </table:table-cell>
          <table:table-cell table:style-name="ce17"/>
          <table:table-cell table:style-name="ce54"/>
          <table:table-cell table:style-name="ce17" table:number-columns-repeated="5"/>
          <table:table-cell table:number-columns-repeated="2"/>
          <table:table-cell table:style-name="ce96"/>
          <table:table-cell table:style-name="ce109" table:number-columns-repeated="2"/>
          <table:table-cell table:style-name="ce114"/>
          <table:table-cell table:style-name="ce108"/>
          <table:table-cell table:style-name="ce117" table:number-columns-repeated="4"/>
          <table:table-cell table:number-columns-repeated="236"/>
        </table:table-row>
        <table:table-row table:style-name="ro9">
          <table:table-cell office:value-type="float" office:value="4">
            <text:p>4</text:p>
          </table:table-cell>
          <table:table-cell table:style-name="ce7" office:value-type="string">
            <text:p>Projects Page-Expanding the Root node of the project</text:p>
          </table:table-cell>
          <table:table-cell table:style-name="ce26"/>
          <table:table-cell table:style-name="ce7" office:value-type="string">
            <text:p>TC_Projects_Page_01</text:p>
          </table:table-cell>
          <table:table-cell table:style-name="ce7" office:value-type="string">
            <text:p>Check for the Edit application page</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able:table-cell>
          <table:table-cell table:style-name="ce26" table:number-columns-repeated="2"/>
          <table:table-cell table:style-name="ce26" office:value-type="string">
            <text:p>The user should be able to land in the Edit application page of the created project and should able to view the previously entered details</text:p>
          </table:table-cell>
          <table:table-cell table:number-columns-repeated="2"/>
          <table:table-cell table:style-name="ce97"/>
          <table:table-cell table:style-name="ce110" table:number-columns-repeated="4"/>
          <table:table-cell table:style-name="ce113" table:number-columns-repeated="4"/>
          <table:table-cell table:number-columns-repeated="236"/>
        </table:table-row>
        <table:table-row table:style-name="ro9">
          <table:table-cell office:value-type="float" office:value="5">
            <text:p>5</text:p>
          </table:table-cell>
          <table:table-cell table:style-name="ce7" office:value-type="string">
            <text:p>Projects Page-Edit application </text:p>
          </table:table-cell>
          <table:table-cell table:style-name="ce26"/>
          <table:table-cell table:style-name="ce7" office:value-type="string">
            <text:p>TC_Projects_Page_01</text:p>
          </table:table-cell>
          <table:table-cell table:style-name="ce7" office:value-type="string">
            <text:p>Check for the Edit application page</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able:table-cell>
          <table:table-cell table:style-name="ce26" table:number-columns-repeated="2"/>
          <table:table-cell table:style-name="ce26" office:value-type="string">
            <text:p>The user should be able to land in the Edit application page of the created project</text:p>
          </table:table-cell>
          <table:table-cell table:number-columns-repeated="247"/>
        </table:table-row>
        <table:table-row table:style-name="ro12">
          <table:table-cell office:value-type="float" office:value="6">
            <text:p>6</text:p>
          </table:table-cell>
          <table:table-cell table:style-name="ce7" office:value-type="string">
            <text:p>Projects Page-Edit application page - UI validation </text:p>
          </table:table-cell>
          <table:table-cell table:style-name="ce26"/>
          <table:table-cell table:style-name="ce7" office:value-type="string">
            <text:p>TC_Projects_Page_01</text:p>
          </table:table-cell>
          <table:table-cell table:style-name="ce7" office:value-type="string">
            <text:p>Check for the Edit application page- UI components</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able:table-cell>
          <table:table-cell table:style-name="ce26" table:number-columns-repeated="2"/>
          <table:table-cell table:style-name="ce26"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Servers,Database and Webservice</text:p>
          </table:table-cell>
          <table:table-cell table:number-columns-repeated="247"/>
        </table:table-row>
        <table:table-row table:style-name="ro13">
          <table:table-cell office:value-type="float" office:value="7">
            <text:p>7</text:p>
          </table:table-cell>
          <table:table-cell office:value-type="string">
            <text:p>Projects -Edit application page - Select [HelloWorld,Apache Server and MYSQL]- AppInfo - Cancel</text:p>
          </table:table-cell>
          <table:table-cell table:style-name="ce35"/>
          <table:table-cell office:value-type="string">
            <text:p>TC_Projects_Page_01</text:p>
          </table:table-cell>
          <table:table-cell table:style-name="ce9" office:value-type="string">
            <text:p>Check for the Edit application page-Select[HelloWorld,Apache Server]-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text:p>
            <text:p>12.Click on the Server drop down.</text:p>
            <text:p>13.Select Apache Server from the list</text:p>
            <text:p>14.Expand the accordion control for Database.</text:p>
            <text:p>15.Click on the Database drop down.</text:p>
            <text:p>16.Select My SQL from the list</text:p>
            <text:p>17.Click on Cancel button</text:p>
          </table:table-cell>
          <table:table-cell table:style-name="ce69"/>
          <table:table-cell table:style-name="ce76"/>
          <table:table-cell office:value-type="string">
            <text:p>The user should be able to view the Projects page</text:p>
          </table:table-cell>
          <table:table-cell table:number-columns-repeated="2"/>
          <table:table-cell table:style-name="ce98"/>
          <table:table-cell table:style-name="ce111" table:number-columns-repeated="3"/>
          <table:table-cell table:number-columns-repeated="241"/>
        </table:table-row>
        <table:table-row table:style-name="ro14">
          <table:table-cell office:value-type="float" office:value="8">
            <text:p>8</text:p>
          </table:table-cell>
          <table:table-cell office:value-type="string">
            <text:p>Projects -Edit application page - Select [HelloWorld,Apache Server <text:s/>and MYSQL]- Features - Previous </text:p>
          </table:table-cell>
          <table:table-cell/>
          <table:table-cell office:value-type="string">
            <text:p>TC_Projects_Page_01</text:p>
          </table:table-cell>
          <table:table-cell table:style-name="ce9" office:value-type="string">
            <text:p>Check for the Edit application page-Select[HelloWorld,Apache Server] Features - Previou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text:p>
            <text:p>12.Click on the Server drop down.</text:p>
            <text:p>13.Select Apache Server from the list</text:p>
            <text:p>14.Expand the accordion control for Database.</text:p>
            <text:p>15.Click on the Database drop down.</text:p>
            <text:p>16.Select MYSQL from the list</text:p>
            <text:p>17.Click on Next button</text:p>
            <text:p>18.Click on Previous Button.</text:p>
          </table:table-cell>
          <table:table-cell/>
          <table:table-cell table:style-name="ce77"/>
          <table:table-cell office:value-type="string">
            <text:p>The user should be able to view the Appinfo page</text:p>
          </table:table-cell>
          <table:table-cell table:number-columns-repeated="2"/>
          <table:table-cell table:style-name="ce99"/>
          <table:table-cell table:style-name="ce111" table:number-columns-repeated="3"/>
          <table:table-cell table:number-columns-repeated="241"/>
        </table:table-row>
        <table:table-row table:style-name="ro14">
          <table:table-cell office:value-type="float" office:value="9">
            <text:p>9</text:p>
          </table:table-cell>
          <table:table-cell office:value-type="string">
            <text:p>Projects -Edit application page - Select [HelloWorld,WAMP and MYSQL]- Features - Cancel</text:p>
          </table:table-cell>
          <table:table-cell/>
          <table:table-cell office:value-type="string">
            <text:p>TC_Projects_Page_01</text:p>
          </table:table-cell>
          <table:table-cell table:style-name="ce9" office:value-type="string">
            <text:p>Check for the Edit application page-Select[HelloWorld,WAMP,MYSQL] Features -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text:p>
            <text:p>12.Click on the Server drop down.</text:p>
            <text:p>13.Select WAMP from the list</text:p>
            <text:p>14.Expand the accordion control for Database.</text:p>
            <text:p>15.Click on the Database drop down.</text:p>
            <text:p>16.Select MYSQL from the list</text:p>
            <text:p>17.Click on Next button</text:p>
            <text:p>18.Click on Cancel Button.</text:p>
          </table:table-cell>
          <table:table-cell/>
          <table:table-cell table:style-name="ce77"/>
          <table:table-cell office:value-type="string">
            <text:p>The user should be able to view the Projects Page</text:p>
          </table:table-cell>
          <table:table-cell table:number-columns-repeated="2"/>
          <table:table-cell table:style-name="ce98"/>
          <table:table-cell table:style-name="ce111" table:number-columns-repeated="2"/>
          <table:table-cell table:number-columns-repeated="242"/>
        </table:table-row>
        <table:table-row table:style-name="ro14">
          <table:table-cell office:value-type="float" office:value="10">
            <text:p>10</text:p>
          </table:table-cell>
          <table:table-cell office:value-type="string">
            <text:p>Projects -Edit application page - Select [HelloWorld,WAMP and MYSQL]- Features - Finish</text:p>
          </table:table-cell>
          <table:table-cell/>
          <table:table-cell office:value-type="string">
            <text:p>TC_Projects_Page_01</text:p>
          </table:table-cell>
          <table:table-cell table:style-name="ce9" office:value-type="string">
            <text:p>Check for the Edit application page-Select[HelloWorld,WAMP,MYSQL] Features - 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text:p>
            <text:p>12.Click on the Server drop down.</text:p>
            <text:p>13.Select WAMP from the list</text:p>
            <text:p>14.Expand the accordion control for Database.</text:p>
            <text:p>15.Click on the Database drop down.</text:p>
            <text:p>16.Select MYSQL from the list</text:p>
            <text:p>17.Click on Next button</text:p>
            <text:p>18.Click on Finish Button.</text:p>
          </table:table-cell>
          <table:table-cell/>
          <table:table-cell table:style-name="ce77"/>
          <table:table-cell office:value-type="string">
            <text:p>The user should be able to successfully create the project along with the selected features.</text:p>
            <text:p>The created project will be listed in the projects page</text:p>
          </table:table-cell>
          <table:table-cell table:number-columns-repeated="2"/>
          <table:table-cell table:style-name="ce98"/>
          <table:table-cell table:style-name="ce111" table:number-columns-repeated="2"/>
          <table:table-cell table:number-columns-repeated="242"/>
        </table:table-row>
        <table:table-row table:style-name="ro15">
          <table:table-cell office:value-type="float" office:value="11">
            <text:p>11</text:p>
          </table:table-cell>
          <table:table-cell office:value-type="string">
            <text:p>Projects -Edit application page - Select [HelloWorld,WAMP and MYSQL]- Features - Finish(Folder Verification)</text:p>
          </table:table-cell>
          <table:table-cell table:style-name="ce36"/>
          <table:table-cell office:value-type="string">
            <text:p>TC_Projects_Page_01</text:p>
          </table:table-cell>
          <table:table-cell table:style-name="ce9" office:value-type="string">
            <text:p>Check for the Edit application page-Select[HelloWorld,WAMP,MYSQL] Features - Finish [Folder structure verification]</text:p>
          </table:table-cell>
          <table:table-cell office:value-type="string">
            <text:p>1.Open the &lt;Drive&gt;:/ Phresco framework/Workspace/projects/Project_name/Docs/Project_name.pdf</text:p>
          </table:table-cell>
          <table:table-cell table:style-name="ce71"/>
          <table:table-cell table:style-name="ce78"/>
          <table:table-cell office:value-type="string">
            <text:p>The user should be able to view the detailed description of the selected features.</text:p>
          </table:table-cell>
          <table:table-cell table:number-columns-repeated="2"/>
          <table:table-cell table:style-name="ce98"/>
          <table:table-cell table:style-name="ce111" table:number-columns-repeated="2"/>
          <table:table-cell table:number-columns-repeated="242"/>
        </table:table-row>
        <table:table-row table:style-name="ro11">
          <table:table-cell office:value-type="float" office:value="12">
            <text:p>12</text:p>
          </table:table-cell>
          <table:table-cell table:style-name="ce15" office:value-type="string">
            <text:p>Code Validation</text:p>
          </table:table-cell>
          <table:table-cell table:style-name="ce38"/>
          <table:table-cell table:style-name="ce8" table:number-columns-repeated="2"/>
          <table:table-cell table:style-name="ce38"/>
          <table:table-cell table:style-name="ce8"/>
          <table:table-cell table:style-name="ce38" table:number-columns-repeated="2"/>
          <table:table-cell table:number-columns-repeated="2"/>
          <table:table-cell table:style-name="ce100"/>
          <table:table-cell table:style-name="ce112" table:number-columns-repeated="4"/>
          <table:table-cell table:style-name="ce114" table:number-columns-repeated="4"/>
          <table:table-cell table:number-columns-repeated="236"/>
        </table:table-row>
        <table:table-row table:style-name="ro12">
          <table:table-cell office:value-type="float" office:value="13">
            <text:p>13</text:p>
          </table:table-cell>
          <table:table-cell table:style-name="ce16" office:value-type="string">
            <text:p>WordPress_Code validation page</text:p>
          </table:table-cell>
          <table:table-cell table:style-name="ce35"/>
          <table:table-cell office:value-type="string">
            <text:p>TC_Code_Page_01</text:p>
          </table:table-cell>
          <table:table-cell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code tab.</text:p>
          </table:table-cell>
          <table:table-cell table:style-name="ce9" office:value-type="string">
            <text:p>Framework</text:p>
          </table:table-cell>
          <table:table-cell table:style-name="ce35"/>
          <table:table-cell office:value-type="string">
            <text:p>User should be able to land on code validation page</text:p>
          </table:table-cell>
          <table:table-cell table:number-columns-repeated="2"/>
          <table:table-cell table:style-name="ce69"/>
          <table:table-cell table:style-name="ce113" table:number-columns-repeated="8"/>
          <table:table-cell table:number-columns-repeated="236"/>
        </table:table-row>
        <table:table-row table:style-name="ro12">
          <table:table-cell office:value-type="float" office:value="14">
            <text:p>14</text:p>
          </table:table-cell>
          <table:table-cell table:style-name="ce16" office:value-type="string">
            <text:p>WordPress_Code validation page_UI Validation_Sonar Not Started</text:p>
          </table:table-cell>
          <table:table-cell/>
          <table:table-cell office:value-type="string">
            <text:p>TC_Code_Page_01</text:p>
          </table:table-cell>
          <table:table-cell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code tab.</text:p>
          </table:table-cell>
          <table:table-cell table:style-name="ce9" office:value-type="string">
            <text:p>Framework</text:p>
          </table:table-cell>
          <table:table-cell table:style-name="ce37"/>
          <table:table-cell office:value-type="string">
            <text:p>User should be able to view a message "Sonar not yet started" and Validate button(Disabled) ,Validation Report dropdown button and Code validation report is not available message[When sonar not started in command Prompt].</text:p>
            <text:p/>
          </table:table-cell>
          <table:table-cell table:number-columns-repeated="247"/>
        </table:table-row>
        <table:table-row table:style-name="ro12">
          <table:table-cell office:value-type="float" office:value="15">
            <text:p>15</text:p>
          </table:table-cell>
          <table:table-cell table:style-name="ce16" office:value-type="string">
            <text:p>WordPress_Code validation page_UI Validation_Sonar Started</text:p>
          </table:table-cell>
          <table:table-cell/>
          <table:table-cell office:value-type="string">
            <text:p>TC_Code_Page_01</text:p>
          </table:table-cell>
          <table:table-cell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code tab.</text:p>
          </table:table-cell>
          <table:table-cell table:style-name="ce9" office:value-type="string">
            <text:p>Framework</text:p>
          </table:table-cell>
          <table:table-cell table:style-name="ce37"/>
          <table:table-cell office:value-type="string">
            <text:p>User should be able to view Validate button(enabled) ,Validation Report dropdown and Code validation report is not available message[When sonar started in command Prompt].</text:p>
            <text:p/>
          </table:table-cell>
          <table:table-cell table:number-columns-repeated="247"/>
        </table:table-row>
        <table:table-row table:style-name="ro16">
          <table:table-cell office:value-type="float" office:value="16">
            <text:p>16</text:p>
          </table:table-cell>
          <table:table-cell table:style-name="ce16" office:value-type="string">
            <text:p>WordPress_Code validation page_UI validation_validate</text:p>
          </table:table-cell>
          <table:table-cell/>
          <table:table-cell office:value-type="string">
            <text:p>TC_Code_Page_07</text:p>
          </table:table-cell>
          <table:table-cell office:value-type="string">
            <text:p>Check for the 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code tab </text:p>
            <text:p>10.Click validate button </text:p>
          </table:table-cell>
          <table:table-cell table:style-name="ce9" office:value-type="string">
            <text:p>Framework</text:p>
          </table:table-cell>
          <table:table-cell table:style-name="ce37"/>
          <table:table-cell office:value-type="string">
            <text:p>User should be able to view a popup withe the source and functional radio buttons, skip unit test check box,validate and cancel buttons,Close icon and a Validate Against text</text:p>
            <text:p/>
            <text:p/>
            <text:p/>
          </table:table-cell>
          <table:table-cell table:number-columns-repeated="247"/>
        </table:table-row>
        <table:table-row table:style-name="ro17">
          <table:table-cell office:value-type="float" office:value="17">
            <text:p>17</text:p>
          </table:table-cell>
          <table:table-cell table:style-name="ce16" office:value-type="string">
            <text:p>WordPress_ Project-Code validation page_validate report</text:p>
          </table:table-cell>
          <table:table-cell/>
          <table:table-cell office:value-type="string">
            <text:p>TC_Code_Page_10</text:p>
          </table:table-cell>
          <table:table-cell office:value-type="string">
            <text:p>Check for the 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code tab </text:p>
            <text:p>10.Click validate Report dropdown</text:p>
          </table:table-cell>
          <table:table-cell table:style-name="ce9" office:value-type="string">
            <text:p>Framework</text:p>
          </table:table-cell>
          <table:table-cell table:style-name="ce37"/>
          <table:table-cell office:value-type="string">
            <text:p>The user can view Functional in the drop down list of the validate report.</text:p>
          </table:table-cell>
          <table:table-cell table:number-columns-repeated="247"/>
        </table:table-row>
        <table:table-row table:style-name="ro17">
          <table:table-cell office:value-type="float" office:value="18">
            <text:p>18</text:p>
          </table:table-cell>
          <table:table-cell table:style-name="ce16" office:value-type="string">
            <text:p>WordPress_ Project-CodeValidation</text:p>
          </table:table-cell>
          <table:table-cell/>
          <table:table-cell office:value-type="string">
            <text:p>TC_Code_Page_13</text:p>
          </table:table-cell>
          <table:table-cell office:value-type="string">
            <text:p>Check whether User able to select Skip Unit Test check box</text:p>
          </table:table-cell>
          <table:table-cell office:value-type="string">
            <text:p>1.Open a web browser.</text:p>
            <text:p>2.Hit the URL:localhost:2468/phresco/ in the address bar.</text:p>
            <text:p>3.User needs to provide Valid credentials</text:p>
            <text:p>4.Click on Login button</text:p>
            <text:p>5.Click on "Go to Phresco Home". 6. Click on the application tab. </text:p>
            <text:p>7. Click on the existed/new created WordPress project that needs to be edited.</text:p>
            <text:p>8. Click on "Code" tab.</text:p>
            <text:p>9. Click on "Validate" button.</text:p>
            <text:p>10.Check the Skip Unit test check box 11.Click on validate Button.</text:p>
          </table:table-cell>
          <table:table-cell table:style-name="ce9" office:value-type="string">
            <text:p>Framework</text:p>
          </table:table-cell>
          <table:table-cell table:style-name="ce37"/>
          <table:table-cell office:value-type="string">
            <text:p>User can view the Validation progress in the console and able to validate source code on selecting the skip unit test check box and view the report.</text:p>
          </table:table-cell>
          <table:table-cell table:number-columns-repeated="247"/>
        </table:table-row>
        <table:table-row table:style-name="ro12">
          <table:table-cell office:value-type="float" office:value="19">
            <text:p>19</text:p>
          </table:table-cell>
          <table:table-cell table:style-name="ce16" office:value-type="string">
            <text:p>WordPress_ Project-Code Validation- Source</text:p>
          </table:table-cell>
          <table:table-cell/>
          <table:table-cell office:value-type="string">
            <text:p>TC_Code_Page_14</text:p>
          </table:table-cell>
          <table:table-cell office:value-type="string">
            <text:p>Check user able to validate source code without selecting Skip Unit test</text:p>
          </table:table-cell>
          <table:table-cell office:value-type="string">
            <text:p>1.Open a web browser.</text:p>
            <text:p>2.Hit the URL:localhost:2468/phresco/ in the address bar.</text:p>
            <text:p>3.User needs to provide Valid credentials</text:p>
            <text:p>4.Click on Login button</text:p>
            <text:p>5.Click on "Go to Phresco Home". 6. Click on the Projects tab. </text:p>
            <text:p>7. Click on the created WordPress project that needs to be edited.</text:p>
            <text:p>8. Click on code tab.</text:p>
            <text:p>9. Click on validate button.</text:p>
            <text:p>10.Click validate </text:p>
            <text:p/>
          </table:table-cell>
          <table:table-cell table:style-name="ce9" office:value-type="string">
            <text:p>Framework</text:p>
          </table:table-cell>
          <table:table-cell table:style-name="ce37"/>
          <table:table-cell office:value-type="string">
            <text:p>User can view the Validation progress in the console and able to validate source code without selecting the skip unit test check box.</text:p>
          </table:table-cell>
          <table:table-cell table:number-columns-repeated="247"/>
        </table:table-row>
        <table:table-row table:style-name="ro16">
          <table:table-cell office:value-type="float" office:value="20">
            <text:p>20</text:p>
          </table:table-cell>
          <table:table-cell table:style-name="ce16" office:value-type="string">
            <text:p>WordPress_ Project-Code Validation - Source &amp; Verify Skip Unit Test</text:p>
          </table:table-cell>
          <table:table-cell/>
          <table:table-cell office:value-type="string">
            <text:p>TC_Code_Page_14</text:p>
          </table:table-cell>
          <table:table-cell office:value-type="string">
            <text:p>Check user able to validate source code Verify Skip Unit Test</text:p>
          </table:table-cell>
          <table:table-cell office:value-type="string">
            <text:p>1.Open a web browser.</text:p>
            <text:p>2.Hit the URL:localhost:2468/phresco/ in the address bar.</text:p>
            <text:p>3.User needs to provide Valid credentials</text:p>
            <text:p>4.Click on Login button</text:p>
            <text:p>6. Click on the Projects tab. </text:p>
            <text:p>6. Click on the Projects tab. </text:p>
            <text:p>7. Click on the created WordPress project that needs to be edited.</text:p>
            <text:p>8. Click on code tab.</text:p>
            <text:p>9. Click on validate button.</text:p>
            <text:p>10.Click validate </text:p>
            <text:p/>
          </table:table-cell>
          <table:table-cell table:style-name="ce9" office:value-type="string">
            <text:p>Framework</text:p>
          </table:table-cell>
          <table:table-cell table:style-name="ce37"/>
          <table:table-cell office:value-type="string">
            <text:p>User can view the Unit Test reports under the Quality Tab</text:p>
          </table:table-cell>
          <table:table-cell table:number-columns-repeated="247"/>
        </table:table-row>
        <table:table-row table:style-name="ro18">
          <table:table-cell office:value-type="float" office:value="21">
            <text:p>21</text:p>
          </table:table-cell>
          <table:table-cell table:style-name="ce16" office:value-type="string">
            <text:p>WordPress_Code validation_Report icon</text:p>
          </table:table-cell>
          <table:table-cell/>
          <table:table-cell office:value-type="string">
            <text:p>TC_Code_page_21</text:p>
          </table:table-cell>
          <table:table-cell office:value-type="string">
            <text:p>Check whether the Report icon after executing </text:p>
          </table:table-cell>
          <table:table-cell office:value-type="string">
            <text:p>1.Open a web browser.</text:p>
            <text:p>2.Hit the URL:localhost:2468/phresco/ in the address bar.</text:p>
            <text:p>3.User needs to provide Valid credentials</text:p>
            <text:p>4.Click on Login button</text:p>
            <text:p>6. Click on the Projects page . </text:p>
            <text:p>6. Click on the Projects page . </text:p>
            <text:p>7. Click on the created WordPress project.</text:p>
          </table:table-cell>
          <table:table-cell table:style-name="ce9" office:value-type="string">
            <text:p>Framework</text:p>
          </table:table-cell>
          <table:table-cell table:style-name="ce37"/>
          <table:table-cell office:value-type="string">
            <text:p>User should be able to view report icon after executing code validation In the Project page against the application </text:p>
          </table:table-cell>
          <table:table-cell table:number-columns-repeated="247"/>
        </table:table-row>
        <table:table-row table:style-name="ro18">
          <table:table-cell office:value-type="float" office:value="22">
            <text:p>22</text:p>
          </table:table-cell>
          <table:table-cell table:style-name="ce16" office:value-type="string">
            <text:p>WordPress_Project-Code - Report - Generate Report Popup - UI Validation</text:p>
          </table:table-cell>
          <table:table-cell/>
          <table:table-cell office:value-type="string">
            <text:p>TC_ Code Page_23</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WordPress Project.</text:p>
            <text:p>7.Click on the Report Icon.</text:p>
            <text:p/>
          </table:table-cell>
          <table:table-cell table:style-name="ce9" office:value-type="string">
            <text:p>Framework </text:p>
          </table:table-cell>
          <table:table-cell table:style-name="ce37"/>
          <table:table-cell office:value-type="string">
            <text:p>User should be able to view the Report Popup with the text Reports are not available and Atleast one result is necessary, Overall report and Detailed Report Radio Buttons, Generate(Disabled) and Cancel Buttons.</text:p>
          </table:table-cell>
          <table:table-cell table:number-columns-repeated="2"/>
          <table:table-cell table:style-name="ce71"/>
          <table:table-cell table:style-name="ce114" table:number-columns-repeated="8"/>
          <table:table-cell table:number-columns-repeated="236"/>
        </table:table-row>
        <table:table-row table:style-name="ro19">
          <table:table-cell office:value-type="float" office:value="23">
            <text:p>23</text:p>
          </table:table-cell>
          <table:table-cell table:style-name="ce16" office:value-type="string">
            <text:p>WordPress_ Project-Code- Report - Overall Report - Code Validation - Source </text:p>
          </table:table-cell>
          <table:table-cell/>
          <table:table-cell table:style-name="ce16" office:value-type="string">
            <text:p>TC_ Projects Page_28</text:p>
          </table:table-cell>
          <table:table-cell office:value-type="string">
            <text:p>Check for the Overall Report radio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Overall Report Radio Button.</text:p>
            <text:p/>
          </table:table-cell>
          <table:table-cell table:style-name="ce9" office:value-type="string">
            <text:p>Framework </text:p>
          </table:table-cell>
          <table:table-cell table:style-name="ce37"/>
          <table:table-cell office:value-type="string">
            <text:p>User should be able to view the Generate Button Enabled.</text:p>
          </table:table-cell>
          <table:table-cell table:number-columns-repeated="2"/>
          <table:table-cell table:style-name="ce101"/>
          <table:table-cell table:style-name="ce115" table:number-columns-repeated="2"/>
          <table:table-cell table:style-name="ce110" table:number-columns-repeated="2"/>
          <table:table-cell table:style-name="ce113" table:number-columns-repeated="4"/>
          <table:table-cell table:number-columns-repeated="236"/>
        </table:table-row>
        <table:table-row table:style-name="ro20">
          <table:table-cell office:value-type="float" office:value="24">
            <text:p>24</text:p>
          </table:table-cell>
          <table:table-cell table:style-name="ce16" office:value-type="string">
            <text:p>WordPress_ Project-Code- Report - Overall Report - Generate - Code Validation - Source </text:p>
          </table:table-cell>
          <table:table-cell/>
          <table:table-cell office:value-type="string">
            <text:p>TC_ Projects Page_29</text:p>
          </table:table-cell>
          <table:table-cell office:value-type="string">
            <text:p>Check for the Overall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Overall Report.</text:p>
            <text:p>9.Click Generate Button.</text:p>
            <text:p/>
          </table:table-cell>
          <table:table-cell table:style-name="ce9" office:value-type="string">
            <text:p>Framework </text:p>
          </table:table-cell>
          <table:table-cell table:style-name="ce37"/>
          <table:table-cell office:value-type="string">
            <text:p>User should be able to view the Overall PDF Report available in the Generate Popup.</text:p>
          </table:table-cell>
          <table:table-cell table:number-columns-repeated="2"/>
          <table:table-cell table:style-name="ce80" table:number-columns-repeated="2"/>
          <table:table-cell table:style-name="ce103"/>
          <table:table-cell table:style-name="ce112" table:number-columns-repeated="2"/>
          <table:table-cell table:style-name="ce114" table:number-columns-repeated="3"/>
          <table:table-cell table:style-name="ce78"/>
          <table:table-cell table:number-columns-repeated="236"/>
        </table:table-row>
        <table:table-row table:style-name="ro16">
          <table:table-cell office:value-type="float" office:value="25">
            <text:p>25</text:p>
          </table:table-cell>
          <table:table-cell table:style-name="ce16" office:value-type="string">
            <text:p>WordPress_ Project-Code- Report - Overall Report - Availability - Code Validation - Source </text:p>
          </table:table-cell>
          <table:table-cell table:style-name="ce36"/>
          <table:table-cell table:style-name="ce16" office:value-type="string">
            <text:p>TC_ Projects Page_30</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Overall Report.</text:p>
            <text:p>9.Click Generate Button.</text:p>
            <text:p>10.Click on the Overall PDF report available in the Generate Popup.</text:p>
            <text:p/>
          </table:table-cell>
          <table:table-cell table:style-name="ce16" office:value-type="string">
            <text:p>Framework </text:p>
          </table:table-cell>
          <table:table-cell table:style-name="ce36"/>
          <table:table-cell office:value-type="string">
            <text:p>User should be able to view a Popup where user is provided with options to open or download the PDF Report.</text:p>
          </table:table-cell>
          <table:table-cell table:number-columns-repeated="2"/>
          <table:table-cell table:style-name="ce16" table:number-columns-repeated="4"/>
          <table:table-cell table:style-name="ce90"/>
          <table:table-cell table:style-name="ce117" table:number-columns-repeated="3"/>
          <table:table-cell table:style-name="ce81"/>
          <table:table-cell table:number-columns-repeated="236"/>
        </table:table-row>
        <table:table-row table:style-name="ro21">
          <table:table-cell office:value-type="float" office:value="26">
            <text:p>26</text:p>
          </table:table-cell>
          <table:table-cell table:style-name="ce16" office:value-type="string">
            <text:p>WordPress_ Project-Code - Report - Overall Report - Generated PDF - Code Validation - Source - Open With</text:p>
          </table:table-cell>
          <table:table-cell table:style-name="ce16"/>
          <table:table-cell office:value-type="string">
            <text:p>TC_ Projects Page_31</text:p>
          </table:table-cell>
          <table:table-cell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9" office:value-type="string">
            <text:p>Framework </text:p>
          </table:table-cell>
          <table:table-cell/>
          <table:table-cell office:value-type="string">
            <text:p>User should be able to view the Overall PDF Report for the Code Validation for source.</text:p>
          </table:table-cell>
          <table:table-cell table:number-columns-repeated="2"/>
          <table:table-cell table:style-name="ce69"/>
          <table:table-cell table:style-name="ce113" table:number-columns-repeated="8"/>
          <table:table-cell table:number-columns-repeated="236"/>
        </table:table-row>
        <table:table-row table:style-name="ro22">
          <table:table-cell office:value-type="float" office:value="27">
            <text:p>27</text:p>
          </table:table-cell>
          <table:table-cell table:style-name="ce16" office:value-type="string">
            <text:p>WordPress_ Project-Code - Report - Overall Report - Code Validation - Source - Open With - Generate Report Popup - Report Verify</text:p>
          </table:table-cell>
          <table:table-cell table:style-name="ce39"/>
          <table:table-cell office:value-type="string">
            <text:p>TC_ Projects Page_3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able:table-cell>
          <table:table-cell table:style-name="ce9" office:value-type="string">
            <text:p>Framework </text:p>
          </table:table-cell>
          <table:table-cell table:style-name="ce39"/>
          <table:table-cell office:value-type="string">
            <text:p>User should be able to view the Overall PDF Report available in the Generate Popup.</text:p>
          </table:table-cell>
          <table:table-cell table:number-columns-repeated="247"/>
        </table:table-row>
        <table:table-row table:style-name="ro16">
          <table:table-cell office:value-type="float" office:value="28">
            <text:p>28</text:p>
          </table:table-cell>
          <table:table-cell office:value-type="string">
            <text:p>WordPress_ Project-Code - Report - Overall Report - Generated PDF - Code Validation - Source - Save File</text:p>
          </table:table-cell>
          <table:table-cell table:style-name="ce9"/>
          <table:table-cell table:style-name="ce16" office:value-type="string">
            <text:p>TC_ Projects Page_38</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Overall Report.</text:p>
            <text:p>9.Click Generate Button.</text:p>
            <text:p>10.Click Ok Button(After Selecting the save file option).</text:p>
            <text:p/>
          </table:table-cell>
          <table:table-cell table:style-name="ce9" office:value-type="string">
            <text:p>Framework </text:p>
          </table:table-cell>
          <table:table-cell/>
          <table:table-cell office:value-type="string">
            <text:p>User should be able to view the Overall PDF Report for the Code Validation for source after Downloading.</text:p>
          </table:table-cell>
          <table:table-cell table:number-columns-repeated="247"/>
        </table:table-row>
        <table:table-row table:style-name="ro23">
          <table:table-cell office:value-type="float" office:value="29">
            <text:p>29</text:p>
          </table:table-cell>
          <table:table-cell office:value-type="string">
            <text:p>WordPress_ Project-Code- Report - Overall Report - Code Validation - Source - Save File - Generate Report Popup - Cancel</text:p>
          </table:table-cell>
          <table:table-cell table:style-name="ce9"/>
          <table:table-cell table:style-name="ce16"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Overall Report.</text:p>
            <text:p>9.Click Generate Button.</text:p>
            <text:p>10.Click Ok Button(After Selecting the Save File option).</text:p>
            <text:p>11.Click on the Cancel Button.</text:p>
            <text:p/>
          </table:table-cell>
          <table:table-cell table:style-name="ce9" office:value-type="string">
            <text:p>Framework </text:p>
          </table:table-cell>
          <table:table-cell/>
          <table:table-cell office:value-type="string">
            <text:p>User should be able to view the application .</text:p>
          </table:table-cell>
          <table:table-cell table:number-columns-repeated="247"/>
        </table:table-row>
        <table:table-row table:style-name="ro20">
          <table:table-cell office:value-type="float" office:value="30">
            <text:p>30</text:p>
          </table:table-cell>
          <table:table-cell office:value-type="string">
            <text:p>WordPress_ Project-Code - Report - Detailed Report - Generate - Code Validation - Source </text:p>
          </table:table-cell>
          <table:table-cell table:style-name="ce9"/>
          <table:table-cell table:style-name="ce16" office:value-type="string">
            <text:p>TC_ Projects Page_44</text:p>
          </table:table-cell>
          <table:table-cell office:value-type="string">
            <text:p>Check for the Detailed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Detailed Report.</text:p>
            <text:p>9.Click Generate Button.</text:p>
            <text:p/>
          </table:table-cell>
          <table:table-cell table:style-name="ce9" office:value-type="string">
            <text:p>Framework </text:p>
          </table:table-cell>
          <table:table-cell/>
          <table:table-cell office:value-type="string">
            <text:p>User should be able to view the Detailed PDF Report available in the Generate Popup.</text:p>
          </table:table-cell>
          <table:table-cell table:number-columns-repeated="247"/>
        </table:table-row>
        <table:table-row table:style-name="ro16">
          <table:table-cell office:value-type="float" office:value="31">
            <text:p>31</text:p>
          </table:table-cell>
          <table:table-cell office:value-type="string">
            <text:p>WordPress_ Project-Code - Report - Detailed Report - Availability - Code Validation - Source </text:p>
          </table:table-cell>
          <table:table-cell table:style-name="ce9"/>
          <table:table-cell table:style-name="ce16" office:value-type="string">
            <text:p>TC_ Projects Page_45</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Detailed Report.</text:p>
            <text:p>9.Click Generate Button.</text:p>
            <text:p>12.Click on the Detailed PDF report available in the Generate Popup.</text:p>
            <text:p/>
          </table:table-cell>
          <table:table-cell table:style-name="ce9"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21">
          <table:table-cell office:value-type="float" office:value="32">
            <text:p>32</text:p>
          </table:table-cell>
          <table:table-cell office:value-type="string">
            <text:p>WordPress_ Project-Code- Report - Detailed Report - Generated PDF - Code Validation - Source - Open With</text:p>
          </table:table-cell>
          <table:table-cell table:style-name="ce9"/>
          <table:table-cell table:style-name="ce16" office:value-type="string">
            <text:p>TC_ Projects Page_46</text:p>
          </table:table-cell>
          <table:table-cell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table:style-name="ce9" office:value-type="string">
            <text:p>Framework </text:p>
          </table:table-cell>
          <table:table-cell/>
          <table:table-cell office:value-type="string">
            <text:p>User should be able to view the Overall PDF Report for the Code Validation for source after Downloading.</text:p>
          </table:table-cell>
          <table:table-cell table:number-columns-repeated="247"/>
        </table:table-row>
        <table:table-row table:style-name="ro22">
          <table:table-cell office:value-type="float" office:value="33">
            <text:p>33</text:p>
          </table:table-cell>
          <table:table-cell office:value-type="string">
            <text:p>WordPress_ Project-Code- Report - Detailed Report - Code Validation - Source - Open With - Generate Report Popup - Cancel - Report Verify</text:p>
          </table:table-cell>
          <table:table-cell table:style-name="ce9"/>
          <table:table-cell table:style-name="ce16" office:value-type="string">
            <text:p>TC_ Projects Page_4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table:style-name="ce9" office:value-type="string">
            <text:p>Framework </text:p>
          </table:table-cell>
          <table:table-cell/>
          <table:table-cell office:value-type="string">
            <text:p>User should be able to view the Detailed PDF Report available in the Generate Popup.</text:p>
          </table:table-cell>
          <table:table-cell table:number-columns-repeated="247"/>
        </table:table-row>
        <table:table-row table:style-name="ro16">
          <table:table-cell office:value-type="float" office:value="34">
            <text:p>34</text:p>
          </table:table-cell>
          <table:table-cell office:value-type="string">
            <text:p>WordPress_ Project-Code - Report - Detailed Report - Generated PDF - Code Validation - Source - Save File</text:p>
          </table:table-cell>
          <table:table-cell table:style-name="ce9"/>
          <table:table-cell table:style-name="ce16" office:value-type="string">
            <text:p>TC_ Projects Page_52</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Detailed Report.</text:p>
            <text:p>9.Click Generate Button.</text:p>
            <text:p>10.Click Ok Button(After Selecting the save file option).</text:p>
            <text:p/>
          </table:table-cell>
          <table:table-cell table:style-name="ce9" office:value-type="string">
            <text:p>Framework </text:p>
          </table:table-cell>
          <table:table-cell/>
          <table:table-cell office:value-type="string">
            <text:p>User should be able to view the Overall PDF Report for the Code Validation for source after Downloading.</text:p>
          </table:table-cell>
          <table:table-cell table:number-columns-repeated="247"/>
        </table:table-row>
        <table:table-row table:style-name="ro24">
          <table:table-cell office:value-type="float" office:value="35">
            <text:p>35</text:p>
          </table:table-cell>
          <table:table-cell office:value-type="string">
            <text:p>WordPress_ Project-Code - Report - Detailed Report - Code Validation - Source - Save File - Generate Report Popup - Cancel - Report Verify</text:p>
          </table:table-cell>
          <table:table-cell table:style-name="ce9"/>
          <table:table-cell table:style-name="ce16" office:value-type="string">
            <text:p>TC_ Projects Page_5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Detailed Report.</text:p>
            <text:p>9.Click Generate Button.</text:p>
            <text:p>10.Click Ok Button(After Selecting the save file option).</text:p>
            <text:p>11.Click on the Cancel Button.</text:p>
            <text:p>12.Click on the Report Icon.</text:p>
            <text:p/>
          </table:table-cell>
          <table:table-cell table:style-name="ce9" office:value-type="string">
            <text:p>Framework </text:p>
          </table:table-cell>
          <table:table-cell/>
          <table:table-cell office:value-type="string">
            <text:p>User should be able to view the Detailed PDF Report available in the Generate Popup.</text:p>
          </table:table-cell>
          <table:table-cell table:number-columns-repeated="247"/>
        </table:table-row>
        <table:table-row table:style-name="ro25">
          <table:table-cell office:value-type="float" office:value="36">
            <text:p>36</text:p>
          </table:table-cell>
          <table:table-cell office:value-type="string">
            <text:p>WordPress_ Project-Code Validation - Functional</text:p>
          </table:table-cell>
          <table:table-cell table:style-name="ce9"/>
          <table:table-cell table:style-name="ce16" office:value-type="string">
            <text:p>TC_Code_Page_14</text:p>
          </table:table-cell>
          <table:table-cell office:value-type="string">
            <text:p>Check user able to validate Functional code</text:p>
          </table:table-cell>
          <table:table-cell office:value-type="string">
            <text:p>1.Click on the Projects tab. </text:p>
            <text:p>2.Click on the created WordPress project that needs to be edited.</text:p>
            <text:p>3.Click on code tab.</text:p>
            <text:p>4.Click on validate button.</text:p>
            <text:p>5.Select the Functional radio button</text:p>
            <text:p>5.Click validate </text:p>
            <text:p/>
          </table:table-cell>
          <table:table-cell table:style-name="ce9" office:value-type="string">
            <text:p>Framework</text:p>
          </table:table-cell>
          <table:table-cell/>
          <table:table-cell office:value-type="string">
            <text:p>User can view the Code Validation progress in the console ending with the Message "Build Success"</text:p>
          </table:table-cell>
          <table:table-cell table:number-columns-repeated="247"/>
        </table:table-row>
        <table:table-row table:style-name="ro12">
          <table:table-cell office:value-type="float" office:value="37">
            <text:p>37</text:p>
          </table:table-cell>
          <table:table-cell office:value-type="string">
            <text:p>WordPress_ Project-Code Validation - Functional - Report</text:p>
          </table:table-cell>
          <table:table-cell table:style-name="ce9"/>
          <table:table-cell table:style-name="ce16" office:value-type="string">
            <text:p>TC_Code_Page_14</text:p>
          </table:table-cell>
          <table:table-cell office:value-type="string">
            <text:p>Check user able to validate Functional code - Report</text:p>
          </table:table-cell>
          <table:table-cell office:value-type="string">
            <text:p>1.Click on the Projects tab. </text:p>
            <text:p>2.Click on the created WordPress project that needs to be edited.</text:p>
            <text:p>3.Click on code tab.</text:p>
            <text:p>4.Click on validate button.</text:p>
            <text:p>5.Select the Functional radio button</text:p>
            <text:p>6.Click validate </text:p>
            <text:p>7.Click on Cancel Button</text:p>
            <text:p>8.Click validate Report dropdown</text:p>
            <text:p>9.Select the Functional option.</text:p>
            <text:p/>
            <text:p/>
          </table:table-cell>
          <table:table-cell table:style-name="ce9" office:value-type="string">
            <text:p>Framework</text:p>
          </table:table-cell>
          <table:table-cell/>
          <table:table-cell office:value-type="string">
            <text:p>User can view the Functional Code Validation report.</text:p>
          </table:table-cell>
          <table:table-cell table:number-columns-repeated="247"/>
        </table:table-row>
        <table:table-row table:style-name="ro26">
          <table:table-cell office:value-type="float" office:value="38">
            <text:p>38</text:p>
          </table:table-cell>
          <table:table-cell office:value-type="string">
            <text:p>WordPress_Code validation_Report icon</text:p>
          </table:table-cell>
          <table:table-cell table:style-name="ce9"/>
          <table:table-cell table:style-name="ce16" office:value-type="string">
            <text:p>TC_Code_page_21</text:p>
          </table:table-cell>
          <table:table-cell office:value-type="string">
            <text:p>Check whether the Report icon after executing </text:p>
          </table:table-cell>
          <table:table-cell office:value-type="string">
            <text:p>1. Click on the Projects page . </text:p>
            <text:p>2. Click on the created WordPress project.</text:p>
          </table:table-cell>
          <table:table-cell table:style-name="ce9" office:value-type="string">
            <text:p>Framework</text:p>
          </table:table-cell>
          <table:table-cell/>
          <table:table-cell office:value-type="string">
            <text:p>User should be able to view report icon after executing code validation In the Project page against the application </text:p>
          </table:table-cell>
          <table:table-cell table:number-columns-repeated="247"/>
        </table:table-row>
        <table:table-row table:style-name="ro19">
          <table:table-cell office:value-type="float" office:value="39">
            <text:p>39</text:p>
          </table:table-cell>
          <table:table-cell office:value-type="string">
            <text:p>WordPress_ Project-Code- Report - Overall Report - Code Validation - Functional</text:p>
          </table:table-cell>
          <table:table-cell table:style-name="ce9"/>
          <table:table-cell table:style-name="ce16" office:value-type="string">
            <text:p>TC_ Projects Page_28</text:p>
          </table:table-cell>
          <table:table-cell office:value-type="string">
            <text:p>Check for the Overall Report radio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Overall Report Radio Button.</text:p>
            <text:p/>
          </table:table-cell>
          <table:table-cell table:style-name="ce9" office:value-type="string">
            <text:p>Framework </text:p>
          </table:table-cell>
          <table:table-cell/>
          <table:table-cell office:value-type="string">
            <text:p>User should be able to view the Generate Button Enabled.</text:p>
          </table:table-cell>
          <table:table-cell table:number-columns-repeated="247"/>
        </table:table-row>
        <table:table-row table:style-name="ro20">
          <table:table-cell office:value-type="float" office:value="40">
            <text:p>40</text:p>
          </table:table-cell>
          <table:table-cell office:value-type="string">
            <text:p>WordPress_ Project-Code- Report - Overall Report - Generate - Code Validation - Functional</text:p>
          </table:table-cell>
          <table:table-cell table:style-name="ce9"/>
          <table:table-cell table:style-name="ce16" office:value-type="string">
            <text:p>TC_ Projects Page_29</text:p>
          </table:table-cell>
          <table:table-cell office:value-type="string">
            <text:p>Check for the 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Overall Report.</text:p>
            <text:p>9.Click Generate Button.</text:p>
            <text:p/>
          </table:table-cell>
          <table:table-cell table:style-name="ce9" office:value-type="string">
            <text:p>Framework </text:p>
          </table:table-cell>
          <table:table-cell/>
          <table:table-cell office:value-type="string">
            <text:p>User should be able to view the Overall PDF Report available in the Generate Popup.</text:p>
          </table:table-cell>
          <table:table-cell table:number-columns-repeated="247"/>
        </table:table-row>
        <table:table-row table:style-name="ro16">
          <table:table-cell office:value-type="float" office:value="41">
            <text:p>41</text:p>
          </table:table-cell>
          <table:table-cell office:value-type="string">
            <text:p>WordPress_ Project-Code- Report - Overall Report - Availability - Code Validation - Functional</text:p>
          </table:table-cell>
          <table:table-cell table:style-name="ce9"/>
          <table:table-cell table:style-name="ce16" office:value-type="string">
            <text:p>TC_ Projects Page_30</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Overall Report.</text:p>
            <text:p>9.Click Generate Button.</text:p>
            <text:p>10.Click on the Overall PDF report available in the Generate Popup.</text:p>
            <text:p/>
          </table:table-cell>
          <table:table-cell table:style-name="ce9"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21">
          <table:table-cell office:value-type="float" office:value="42">
            <text:p>42</text:p>
          </table:table-cell>
          <table:table-cell office:value-type="string">
            <text:p>WordPress_ Project-Code - Report - Overall Report - Generated PDF - Code Validation - Functional- Open With</text:p>
          </table:table-cell>
          <table:table-cell table:style-name="ce9"/>
          <table:table-cell table:style-name="ce16" office:value-type="string">
            <text:p>TC_ Projects Page_31</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9" office:value-type="string">
            <text:p>Framework </text:p>
          </table:table-cell>
          <table:table-cell/>
          <table:table-cell office:value-type="string">
            <text:p>User should be able to view the Overall PDF Report for the Code Validation for source.</text:p>
          </table:table-cell>
          <table:table-cell table:number-columns-repeated="247"/>
        </table:table-row>
        <table:table-row table:style-name="ro22">
          <table:table-cell office:value-type="float" office:value="43">
            <text:p>43</text:p>
          </table:table-cell>
          <table:table-cell office:value-type="string">
            <text:p>WordPress_ Project-Code - Report - Overall Report - Code Validation - Functional- Open With - Generate Report Popup - Cancel - Report Verify</text:p>
          </table:table-cell>
          <table:table-cell table:style-name="ce9"/>
          <table:table-cell table:style-name="ce16" office:value-type="string">
            <text:p>TC_ Projects Page_3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able:table-cell>
          <table:table-cell table:style-name="ce9" office:value-type="string">
            <text:p>Framework </text:p>
          </table:table-cell>
          <table:table-cell/>
          <table:table-cell office:value-type="string">
            <text:p>User should be able to view the application .</text:p>
          </table:table-cell>
          <table:table-cell table:number-columns-repeated="247"/>
        </table:table-row>
        <table:table-row table:style-name="ro16">
          <table:table-cell office:value-type="float" office:value="44">
            <text:p>44</text:p>
          </table:table-cell>
          <table:table-cell office:value-type="string">
            <text:p>WordPress_ Project-Code - Report - Overall Report - Generated PDF - Code Validation - Functional- Save File</text:p>
          </table:table-cell>
          <table:table-cell table:style-name="ce9"/>
          <table:table-cell table:style-name="ce16" office:value-type="string">
            <text:p>TC_ Projects Page_38</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Overall Report.</text:p>
            <text:p>9.Click Generate Button.</text:p>
            <text:p>10.Click Ok Button(After Selecting the save file option).</text:p>
            <text:p/>
          </table:table-cell>
          <table:table-cell table:style-name="ce9" office:value-type="string">
            <text:p>Framework </text:p>
          </table:table-cell>
          <table:table-cell/>
          <table:table-cell office:value-type="string">
            <text:p>User should be able to view the Overall PDF Report for the Code Validation for Functional after Downloading.</text:p>
          </table:table-cell>
          <table:table-cell table:number-columns-repeated="247"/>
        </table:table-row>
        <table:table-row table:style-name="ro23">
          <table:table-cell office:value-type="float" office:value="45">
            <text:p>45</text:p>
          </table:table-cell>
          <table:table-cell office:value-type="string">
            <text:p>WordPress_ Project-Code- Report - Overall Report - Code Validation - Functional- Save File - Generate Report Popup - Cancel</text:p>
          </table:table-cell>
          <table:table-cell table:style-name="ce9"/>
          <table:table-cell table:style-name="ce16"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Overall Report.</text:p>
            <text:p>9.Click Generate Button.</text:p>
            <text:p>10.Click Ok Button(After Selecting the Save File option).</text:p>
            <text:p>11.Click on the Cancel Button.</text:p>
            <text:p/>
          </table:table-cell>
          <table:table-cell table:style-name="ce9" office:value-type="string">
            <text:p>Framework </text:p>
          </table:table-cell>
          <table:table-cell/>
          <table:table-cell office:value-type="string">
            <text:p>User should be able to view the application .</text:p>
          </table:table-cell>
          <table:table-cell table:number-columns-repeated="247"/>
        </table:table-row>
        <table:table-row table:style-name="ro20">
          <table:table-cell office:value-type="float" office:value="46">
            <text:p>46</text:p>
          </table:table-cell>
          <table:table-cell office:value-type="string">
            <text:p>WordPress_ Project-Code - Report - Detailed Report - Generate - Code Validation - Functional</text:p>
          </table:table-cell>
          <table:table-cell table:style-name="ce9"/>
          <table:table-cell table:style-name="ce16" office:value-type="string">
            <text:p>TC_ Projects Page_44</text:p>
          </table:table-cell>
          <table:table-cell office:value-type="string">
            <text:p>Check for the Detailed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Detailed Report.</text:p>
            <text:p>9.Click Generate Button.</text:p>
            <text:p/>
          </table:table-cell>
          <table:table-cell table:style-name="ce9" office:value-type="string">
            <text:p>Framework </text:p>
          </table:table-cell>
          <table:table-cell/>
          <table:table-cell office:value-type="string">
            <text:p>User should be able to view the Detailed PDF Report available in the Generate Popup.</text:p>
          </table:table-cell>
          <table:table-cell table:number-columns-repeated="247"/>
        </table:table-row>
        <table:table-row table:style-name="ro16">
          <table:table-cell office:value-type="float" office:value="47">
            <text:p>47</text:p>
          </table:table-cell>
          <table:table-cell office:value-type="string">
            <text:p>WordPress_ Project-Code - Report - Detailed Report - Availability - Code Validation - Functional</text:p>
          </table:table-cell>
          <table:table-cell table:style-name="ce9"/>
          <table:table-cell table:style-name="ce16" office:value-type="string">
            <text:p>TC_ Projects Page_45</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Detailed Report.</text:p>
            <text:p>9.Click Generate Button.</text:p>
            <text:p>12.Click on the Detailed PDF report available in the Generate Popup.</text:p>
            <text:p/>
          </table:table-cell>
          <table:table-cell table:style-name="ce9"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21">
          <table:table-cell office:value-type="float" office:value="48">
            <text:p>48</text:p>
          </table:table-cell>
          <table:table-cell office:value-type="string">
            <text:p>WordPress_ Project-Code- Report - Detailed Report - Generated PDF - Code Validation - Functional- Open With</text:p>
          </table:table-cell>
          <table:table-cell table:style-name="ce9"/>
          <table:table-cell table:style-name="ce16" office:value-type="string">
            <text:p>TC_ Projects Page_46</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table:style-name="ce9" office:value-type="string">
            <text:p>Framework </text:p>
          </table:table-cell>
          <table:table-cell/>
          <table:table-cell office:value-type="string">
            <text:p>User should be able to view the Overall PDF Report for the Code Validation for Functional after Downloading.</text:p>
          </table:table-cell>
          <table:table-cell table:number-columns-repeated="247"/>
        </table:table-row>
        <table:table-row table:style-name="ro22">
          <table:table-cell office:value-type="float" office:value="49">
            <text:p>49</text:p>
          </table:table-cell>
          <table:table-cell office:value-type="string">
            <text:p>WordPress_ Project-Code- Report - Detailed Report - Code Validation - Functional- Open With - Generate Report Popup - Cancel - Report Verify</text:p>
          </table:table-cell>
          <table:table-cell table:style-name="ce9"/>
          <table:table-cell table:style-name="ce16" office:value-type="string">
            <text:p>TC_ Projects Page_4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table:style-name="ce9" office:value-type="string">
            <text:p>Framework </text:p>
          </table:table-cell>
          <table:table-cell/>
          <table:table-cell office:value-type="string">
            <text:p>User should be able to view the Detailed PDF Report available in the Generate Popup.</text:p>
          </table:table-cell>
          <table:table-cell table:number-columns-repeated="247"/>
        </table:table-row>
        <table:table-row table:style-name="ro16">
          <table:table-cell office:value-type="float" office:value="50">
            <text:p>50</text:p>
          </table:table-cell>
          <table:table-cell office:value-type="string">
            <text:p>WordPress_ Project-Code - Report - Detailed Report - Generated PDF - Code Validation - Functional- Save File</text:p>
          </table:table-cell>
          <table:table-cell table:style-name="ce9"/>
          <table:table-cell table:style-name="ce16" office:value-type="string">
            <text:p>TC_ Projects Page_52</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Detailed Report.</text:p>
            <text:p>9.Click Generate Button.</text:p>
            <text:p>10.Click Ok Button(After Selecting the save file option).</text:p>
            <text:p/>
          </table:table-cell>
          <table:table-cell table:style-name="ce9" office:value-type="string">
            <text:p>Framework </text:p>
          </table:table-cell>
          <table:table-cell/>
          <table:table-cell office:value-type="string">
            <text:p>User should be able to view the Overall PDF Report for the Code Validation for Functional after Downloading.</text:p>
          </table:table-cell>
          <table:table-cell table:number-columns-repeated="247"/>
        </table:table-row>
        <table:table-row table:style-name="ro24">
          <table:table-cell office:value-type="float" office:value="51">
            <text:p>51</text:p>
          </table:table-cell>
          <table:table-cell office:value-type="string">
            <text:p>WordPress_ Project-Code - Report - Detailed Report - Code Validation - Functional- Save File - Generate Report Popup - Cancel - Report Verify</text:p>
          </table:table-cell>
          <table:table-cell table:style-name="ce9"/>
          <table:table-cell table:style-name="ce16" office:value-type="string">
            <text:p>TC_ Projects Page_5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Detailed Report.</text:p>
            <text:p>9.Click Generate Button.</text:p>
            <text:p>10.Click Ok Button(After Selecting the save file option).</text:p>
            <text:p>11.Click on the Cancel Button.</text:p>
            <text:p>12.Click on the Report Icon.</text:p>
            <text:p/>
          </table:table-cell>
          <table:table-cell table:style-name="ce9" office:value-type="string">
            <text:p>Framework </text:p>
          </table:table-cell>
          <table:table-cell/>
          <table:table-cell office:value-type="string">
            <text:p>User should be able to view the application .</text:p>
          </table:table-cell>
          <table:table-cell table:number-columns-repeated="2"/>
          <table:table-cell table:style-name="ce71"/>
          <table:table-cell table:style-name="ce114" table:number-columns-repeated="2"/>
          <table:table-cell/>
          <table:table-cell table:style-name="ce114" table:number-columns-repeated="5"/>
          <table:table-cell table:number-columns-repeated="236"/>
        </table:table-row>
        <table:table-row table:style-name="ro11">
          <table:table-cell office:value-type="float" office:value="52">
            <text:p>52</text:p>
          </table:table-cell>
          <table:table-cell table:style-name="ce18" office:value-type="string">
            <text:p>Configurations</text:p>
          </table:table-cell>
          <table:table-cell table:style-name="ce40"/>
          <table:table-cell table:style-name="ce55" table:number-columns-repeated="2"/>
          <table:table-cell table:style-name="ce40"/>
          <table:table-cell table:style-name="ce55"/>
          <table:table-cell table:style-name="ce40" table:number-columns-repeated="2"/>
          <table:table-cell table:number-columns-repeated="2"/>
          <table:table-cell table:style-name="ce102"/>
          <table:table-cell table:style-name="ce116" table:number-columns-repeated="2"/>
          <table:table-cell/>
          <table:table-cell table:style-name="ce108"/>
          <table:table-cell table:style-name="ce117" table:number-columns-repeated="4"/>
          <table:table-cell table:number-columns-repeated="236"/>
        </table:table-row>
        <table:table-row table:style-name="ro27">
          <table:table-cell office:value-type="float" office:value="53">
            <text:p>53</text:p>
          </table:table-cell>
          <table:table-cell table:style-name="ce19" office:value-type="string">
            <text:p>WordPress Configurations Page</text:p>
          </table:table-cell>
          <table:table-cell table:style-name="ce19"/>
          <table:table-cell table:style-name="ce25" office:value-type="string">
            <text:p>TC_Configurations_Page_01</text:p>
          </table:table-cell>
          <table:table-cell table:style-name="ce19" office:value-type="string">
            <text:p>Check for WordPress Configurations Page</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able:table-cell>
          <table:table-cell table:style-name="ce25" office:value-type="string">
            <text:p>Framework </text:p>
          </table:table-cell>
          <table:table-cell table:style-name="ce19"/>
          <table:table-cell table:style-name="ce19" office:value-type="string">
            <text:p>The user should be able to land on WordPress Configurations Page</text:p>
          </table:table-cell>
          <table:table-cell table:number-columns-repeated="2"/>
          <table:table-cell table:style-name="ce69"/>
          <table:table-cell table:style-name="ce113" table:number-columns-repeated="2"/>
          <table:table-cell/>
          <table:table-cell table:style-name="ce113" table:number-columns-repeated="5"/>
          <table:table-cell table:number-columns-repeated="236"/>
        </table:table-row>
        <table:table-row table:style-name="ro27">
          <table:table-cell office:value-type="float" office:value="54">
            <text:p>54</text:p>
          </table:table-cell>
          <table:table-cell table:style-name="ce19" office:value-type="string">
            <text:p>WordPress Configurations Page-UI Validation</text:p>
          </table:table-cell>
          <table:table-cell table:style-name="ce19"/>
          <table:table-cell table:style-name="ce25" office:value-type="string">
            <text:p>TC_Configurations_Page_02</text:p>
          </table:table-cell>
          <table:table-cell table:style-name="ce19" office:value-type="string">
            <text:p>Check for WordPress Configurations Page UI Valid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able:table-cell>
          <table:table-cell table:style-name="ce25" office:value-type="string">
            <text:p>Framework</text:p>
          </table:table-cell>
          <table:table-cell table:style-name="ce19"/>
          <table:table-cell table:style-name="ce19" office:value-type="string">
            <text:p>The user should be able to view the Configuration Page with Edit application -"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number-columns-repeated="247"/>
        </table:table-row>
        <table:table-row table:style-name="ro28">
          <table:table-cell office:value-type="float" office:value="55">
            <text:p>55</text:p>
          </table:table-cell>
          <table:table-cell table:style-name="ce20" office:value-type="string">
            <text:p>WordPress Configurations Page-Scope of each component</text:p>
          </table:table-cell>
          <table:table-cell table:style-name="ce21"/>
          <table:table-cell table:style-name="ce25" office:value-type="string">
            <text:p>TC_Configurations_Page_04</text:p>
          </table:table-cell>
          <table:table-cell table:style-name="ce20" office:value-type="string">
            <text:p>Checking the scope of each component in the WordPress Configurations Page</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every component[Fields, Buttons &amp; Links] in the WordPress Configurations Page</text:p>
          </table:table-cell>
          <table:table-cell table:style-name="ce25" office:value-type="string">
            <text:p>Framework</text:p>
          </table:table-cell>
          <table:table-cell/>
          <table:table-cell table:style-name="ce20" office:value-type="string">
            <text:p>Every component in the WordPress Configurations Page should show its functionality only within its scope</text:p>
          </table:table-cell>
          <table:table-cell table:number-columns-repeated="247"/>
        </table:table-row>
        <table:table-row table:style-name="ro29">
          <table:table-cell office:value-type="float" office:value="56">
            <text:p>56</text:p>
          </table:table-cell>
          <table:table-cell table:style-name="ce20" office:value-type="string">
            <text:p>WordPress Configurations Page-Environments</text:p>
          </table:table-cell>
          <table:table-cell table:style-name="ce19"/>
          <table:table-cell table:style-name="ce25" office:value-type="string">
            <text:p>TC_Configurations_Page_05</text:p>
          </table:table-cell>
          <table:table-cell table:style-name="ce19" office:value-type="string">
            <text:p>Check for Environment pop up</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Environments Button</text:p>
          </table:table-cell>
          <table:table-cell table:style-name="ce25" office:value-type="string">
            <text:p>Framework</text:p>
          </table:table-cell>
          <table:table-cell table:style-name="ce19"/>
          <table:table-cell table:style-name="ce19" office:value-type="string">
            <text:p>The user should be able to view the Environment pop up</text:p>
          </table:table-cell>
          <table:table-cell table:number-columns-repeated="247"/>
        </table:table-row>
        <table:table-row table:style-name="ro30">
          <table:table-cell office:value-type="float" office:value="57">
            <text:p>57</text:p>
          </table:table-cell>
          <table:table-cell table:style-name="ce20" office:value-type="string">
            <text:p>WordPress Configurations Page-Environments-Tool Tip</text:p>
          </table:table-cell>
          <table:table-cell table:style-name="ce19"/>
          <table:table-cell table:style-name="ce25" office:value-type="string">
            <text:p>TC_Configurations_Page_09</text:p>
          </table:table-cell>
          <table:table-cell table:style-name="ce19" office:value-type="string">
            <text:p>Check for tool tip </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Environments tab</text:p>
            <text:p>11.Hover on the Name,Description fields, created environment check box and Remove icon</text:p>
          </table:table-cell>
          <table:table-cell table:style-name="ce25" office:value-type="string">
            <text:p>Framework</text:p>
          </table:table-cell>
          <table:table-cell table:style-name="ce19"/>
          <table:table-cell table:style-name="ce19"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number-columns-repeated="247"/>
        </table:table-row>
        <table:table-row table:style-name="ro28">
          <table:table-cell office:value-type="float" office:value="58">
            <text:p>58</text:p>
          </table:table-cell>
          <table:table-cell table:style-name="ce20" office:value-type="string">
            <text:p>WordPress Configurations Page-Environments-Field Validation</text:p>
          </table:table-cell>
          <table:table-cell table:style-name="ce19"/>
          <table:table-cell table:style-name="ce25" office:value-type="string">
            <text:p>TC_Configurations_Page_13</text:p>
          </table:table-cell>
          <table:table-cell table:style-name="ce19" office:value-type="string">
            <text:p>Check for the field valid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Environments tab</text:p>
            <text:p>11.Enter any type of characters in the name and description fields</text:p>
          </table:table-cell>
          <table:table-cell table:style-name="ce25" office:value-type="string">
            <text:p>Framework</text:p>
          </table:table-cell>
          <table:table-cell table:style-name="ce19"/>
          <table:table-cell table:style-name="ce19" office:value-type="string">
            <text:p>The user should be able to view the name field accepts 30 characters only and Description field accepts 150 characters only which are alphabets,numbers and special characters.</text:p>
          </table:table-cell>
          <table:table-cell table:number-columns-repeated="247"/>
        </table:table-row>
        <table:table-row table:style-name="ro31">
          <table:table-cell office:value-type="float" office:value="59">
            <text:p>59</text:p>
          </table:table-cell>
          <table:table-cell table:style-name="ce20" office:value-type="string">
            <text:p>WordPress Configurations Page-Environments-Add Environment-Empty fields(CANCEL)</text:p>
          </table:table-cell>
          <table:table-cell table:style-name="ce19"/>
          <table:table-cell table:style-name="ce25" office:value-type="string">
            <text:p>TC_Configurations_Page_06</text:p>
          </table:table-cell>
          <table:table-cell table:style-name="ce19" office:value-type="string">
            <text:p>Check for cancelling a environment with empty fields</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Environments tab</text:p>
            <text:p>11.Leave the fields empty</text:p>
            <text:p>12.Click on Cancel button</text:p>
          </table:table-cell>
          <table:table-cell table:style-name="ce25" office:value-type="string">
            <text:p>Framework</text:p>
          </table:table-cell>
          <table:table-cell table:style-name="ce19"/>
          <table:table-cell table:style-name="ce19" office:value-type="string">
            <text:p>The user should be able to leave all the fields empty and click on Cancel button and view the Configurations Page</text:p>
          </table:table-cell>
          <table:table-cell table:number-columns-repeated="247"/>
        </table:table-row>
        <table:table-row table:style-name="ro31">
          <table:table-cell office:value-type="float" office:value="60">
            <text:p>60</text:p>
          </table:table-cell>
          <table:table-cell table:style-name="ce20" office:value-type="string">
            <text:p>WordPress Configurations Page-Environments-Add Environment-Empty fields(ADD)</text:p>
          </table:table-cell>
          <table:table-cell table:style-name="ce19"/>
          <table:table-cell table:style-name="ce25" office:value-type="string">
            <text:p>TC_Configurations_Page_07</text:p>
          </table:table-cell>
          <table:table-cell table:style-name="ce19" office:value-type="string">
            <text:p>Check for leaving fields empty and click on Add butt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Environments tab</text:p>
            <text:p>11.Leave the fields empty</text:p>
            <text:p>12.Click on Add button</text:p>
          </table:table-cell>
          <table:table-cell table:style-name="ce25" office:value-type="string">
            <text:p>Framework</text:p>
          </table:table-cell>
          <table:table-cell table:style-name="ce19"/>
          <table:table-cell table:style-name="ce19" office:value-type="string">
            <text:p>The user should be able to view the error message "Enter Environment name" at the left bottom corner of the Environment tab</text:p>
          </table:table-cell>
          <table:table-cell table:number-columns-repeated="247"/>
        </table:table-row>
        <table:table-row table:style-name="ro28">
          <table:table-cell office:value-type="float" office:value="61">
            <text:p>61</text:p>
          </table:table-cell>
          <table:table-cell table:style-name="ce20" office:value-type="string">
            <text:p>WordPress Configurations Page-Environments-Empty fields-Set as Default</text:p>
          </table:table-cell>
          <table:table-cell table:style-name="ce19"/>
          <table:table-cell table:style-name="ce25" office:value-type="string">
            <text:p>TC_Configurations_Page_08</text:p>
          </table:table-cell>
          <table:table-cell table:style-name="ce19" office:value-type="string">
            <text:p>Check for clicking on Set as Default button with fields empty</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Environments tab</text:p>
            <text:p>11.Leave the fields empty</text:p>
            <text:p>12.Click on Set as Default button</text:p>
          </table:table-cell>
          <table:table-cell table:style-name="ce25" office:value-type="string">
            <text:p>Framework</text:p>
          </table:table-cell>
          <table:table-cell table:style-name="ce19"/>
          <table:table-cell table:style-name="ce19" office:value-type="string">
            <text:p>The user should be able to view the error message "Please select atleast one environment" at the left bottom corner of the Environment tab</text:p>
          </table:table-cell>
          <table:table-cell table:number-columns-repeated="247"/>
        </table:table-row>
        <table:table-row table:style-name="ro32">
          <table:table-cell office:value-type="float" office:value="62">
            <text:p>62</text:p>
          </table:table-cell>
          <table:table-cell table:style-name="ce20" office:value-type="string">
            <text:p>WordPress Configurations Page-Environments-Add Environment(Add)</text:p>
          </table:table-cell>
          <table:table-cell table:style-name="ce19"/>
          <table:table-cell table:style-name="ce25" office:value-type="string">
            <text:p>TC_Configurations_Page_16</text:p>
          </table:table-cell>
          <table:table-cell table:style-name="ce19" office:value-type="string">
            <text:p>Check for adding a new environment and clicking on Add butt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Environments tab</text:p>
            <text:p>11.Enter the name and description and click add.</text:p>
            <text:p>12.Click on Add button</text:p>
            <text:p>13.Click Ok Button</text:p>
          </table:table-cell>
          <table:table-cell table:style-name="ce25" office:value-type="string">
            <text:p>Framework</text:p>
          </table:table-cell>
          <table:table-cell table:style-name="ce19"/>
          <table:table-cell table:style-name="ce19" office:value-type="string">
            <text:p>The user should be able to add a new environment in the Added in environment box and the added Environment is available in the environment Dropdown in the add configuration</text:p>
          </table:table-cell>
          <table:table-cell table:number-columns-repeated="247"/>
        </table:table-row>
        <table:table-row table:style-name="ro33">
          <table:table-cell office:value-type="float" office:value="63">
            <text:p>63</text:p>
          </table:table-cell>
          <table:table-cell table:style-name="ce20" office:value-type="string">
            <text:p>WordPress Configurations Page-Environments-Add Environment-Set as Default(Ok)</text:p>
          </table:table-cell>
          <table:table-cell table:style-name="ce19"/>
          <table:table-cell table:style-name="ce25" office:value-type="string">
            <text:p>TC_Configurations_Page_18</text:p>
          </table:table-cell>
          <table:table-cell table:style-name="ce19" office:value-type="string">
            <text:p>Check for clicking on Set as Default button with the checkbox selected and clicking on Add butt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Environments tab</text:p>
            <text:p>11.Add a new environment</text:p>
            <text:p>12.Click on the check box inside Added environment tab that needs to be set as default</text:p>
            <text:p>13.Click on Set as Default button</text:p>
            <text:p>14.Click on ok button</text:p>
          </table:table-cell>
          <table:table-cell table:style-name="ce25" office:value-type="string">
            <text:p>Framework</text:p>
          </table:table-cell>
          <table:table-cell table:style-name="ce19"/>
          <table:table-cell table:style-name="ce19" office:value-type="string">
            <text:p>The user should be able to view the selected environment as default is set as default Environment in the Environment dropdown of add configuration.</text:p>
          </table:table-cell>
          <table:table-cell table:number-columns-repeated="247"/>
        </table:table-row>
        <table:table-row table:style-name="ro34">
          <table:table-cell office:value-type="float" office:value="64">
            <text:p>64</text:p>
          </table:table-cell>
          <table:table-cell table:style-name="ce20" office:value-type="string">
            <text:p>WordPress Configurations Page-Environments-Add Environment-Move Up</text:p>
          </table:table-cell>
          <table:table-cell table:style-name="ce19"/>
          <table:table-cell table:style-name="ce25" office:value-type="string">
            <text:p>TC_Configurations_Page_19</text:p>
          </table:table-cell>
          <table:table-cell table:style-name="ce19" office:value-type="string">
            <text:p>Check for moving up of the environment inside the Added environments tab</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Environments tab</text:p>
            <text:p>11.Add a new environment</text:p>
            <text:p>12.Click on the check box of the environment(s) inside Added environment tab</text:p>
            <text:p>13.Click on Up arrow</text:p>
          </table:table-cell>
          <table:table-cell table:style-name="ce25" office:value-type="string">
            <text:p>Framework</text:p>
          </table:table-cell>
          <table:table-cell table:style-name="ce19"/>
          <table:table-cell table:style-name="ce19" office:value-type="string">
            <text:p>The user should be able to move up the environment inside the Added environments tab while clicking on up arrow</text:p>
          </table:table-cell>
          <table:table-cell table:number-columns-repeated="247"/>
        </table:table-row>
        <table:table-row table:style-name="ro34">
          <table:table-cell office:value-type="float" office:value="65">
            <text:p>65</text:p>
          </table:table-cell>
          <table:table-cell table:style-name="ce20" office:value-type="string">
            <text:p>WordPress Configurations Page-Environments-Add Environment-Move Down</text:p>
          </table:table-cell>
          <table:table-cell table:style-name="ce19"/>
          <table:table-cell table:style-name="ce25" office:value-type="string">
            <text:p>TC_Configurations_Page_20</text:p>
          </table:table-cell>
          <table:table-cell table:style-name="ce19" office:value-type="string">
            <text:p>Check for moving down of the environment inside the Added environments tab</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Environments tab</text:p>
            <text:p>11.Add a new environment</text:p>
            <text:p>12.Click on the check box of the environment(s) inside Added environment tab</text:p>
            <text:p>13.Click on Down arrow</text:p>
          </table:table-cell>
          <table:table-cell table:style-name="ce25" office:value-type="string">
            <text:p>Framework</text:p>
          </table:table-cell>
          <table:table-cell table:style-name="ce19"/>
          <table:table-cell table:style-name="ce19" office:value-type="string">
            <text:p>The user should be able to move down the environment inside the Added environments tab while clicking on down arrow</text:p>
          </table:table-cell>
          <table:table-cell table:number-columns-repeated="247"/>
        </table:table-row>
        <table:table-row table:style-name="ro31">
          <table:table-cell office:value-type="float" office:value="66">
            <text:p>66</text:p>
          </table:table-cell>
          <table:table-cell table:style-name="ce20" office:value-type="string">
            <text:p>WordPress Configurations Page-Add-Empty Fields(CANCEL)</text:p>
          </table:table-cell>
          <table:table-cell table:style-name="ce19"/>
          <table:table-cell table:style-name="ce25" office:value-type="string">
            <text:p>TC_Configurations_Page_21</text:p>
          </table:table-cell>
          <table:table-cell table:style-name="ce19" office:value-type="string">
            <text:p>Check for cancelling a configuration with empty fields</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Add button</text:p>
            <text:p>11.Leave all mandatory fields empty</text:p>
            <text:p>12.Click on Cancel button</text:p>
          </table:table-cell>
          <table:table-cell table:style-name="ce25" office:value-type="string">
            <text:p>Framework</text:p>
          </table:table-cell>
          <table:table-cell table:style-name="ce19"/>
          <table:table-cell table:style-name="ce19" office:value-type="string">
            <text:p>The user should be able to view the Configuration page without creating any Configurations</text:p>
          </table:table-cell>
          <table:table-cell table:number-columns-repeated="247"/>
        </table:table-row>
        <table:table-row table:style-name="ro31">
          <table:table-cell office:value-type="float" office:value="67">
            <text:p>67</text:p>
          </table:table-cell>
          <table:table-cell table:style-name="ce20" office:value-type="string">
            <text:p>WordPress Configurations Page-Add-Empty Fields(ADD)</text:p>
          </table:table-cell>
          <table:table-cell table:style-name="ce19"/>
          <table:table-cell table:style-name="ce25" office:value-type="string">
            <text:p>TC_Configurations_Page_22</text:p>
          </table:table-cell>
          <table:table-cell table:style-name="ce19" office:value-type="string">
            <text:p>Check for clicking on Add button with empty fields</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Add button</text:p>
            <text:p>11.Leave all mandatory fields empty</text:p>
            <text:p>12.Click on Add button</text:p>
          </table:table-cell>
          <table:table-cell table:style-name="ce25" office:value-type="string">
            <text:p>Framework</text:p>
          </table:table-cell>
          <table:table-cell table:style-name="ce19"/>
          <table:table-cell table:style-name="ce19"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
            <text:p/>
          </table:table-cell>
          <table:table-cell table:number-columns-repeated="247"/>
        </table:table-row>
        <table:table-row table:style-name="ro30">
          <table:table-cell office:value-type="float" office:value="68">
            <text:p>68</text:p>
          </table:table-cell>
          <table:table-cell table:style-name="ce20" office:value-type="string">
            <text:p>Configurations Page-Add-Tool Tip</text:p>
          </table:table-cell>
          <table:table-cell table:style-name="ce19"/>
          <table:table-cell table:style-name="ce25" office:value-type="string">
            <text:p>TC_Configurations_Page_77</text:p>
          </table:table-cell>
          <table:table-cell table:style-name="ce19" office:value-type="string">
            <text:p>Check for tool tip</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25" office:value-type="string">
            <text:p>Framework</text:p>
          </table:table-cell>
          <table:table-cell table:style-name="ce19"/>
          <table:table-cell table:style-name="ce19"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number-columns-repeated="247"/>
        </table:table-row>
        <table:table-row table:style-name="ro35">
          <table:table-cell office:value-type="float" office:value="69">
            <text:p>69</text:p>
          </table:table-cell>
          <table:table-cell table:style-name="ce20" office:value-type="string">
            <text:p>Configurations Page-Add-Server-http(ADD)</text:p>
          </table:table-cell>
          <table:table-cell table:style-name="ce19"/>
          <table:table-cell table:style-name="ce25" office:value-type="string">
            <text:p>TC_Configurations_Page_82</text:p>
          </table:table-cell>
          <table:table-cell table:style-name="ce19" office:value-type="string">
            <text:p>Check for adding a server configuration with entering all the details and clicking on add butt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WordPress Server",type as "Server",protocol as "http",host as "localhost or IP Address" of the machine,port number of the server running,Deploy Directory as "Dir/&lt;server&gt;/root" and the Root Context as "context name"</text:p>
            <text:p>12.Click on Add button</text:p>
          </table:table-cell>
          <table:table-cell table:style-name="ce25" office:value-type="string">
            <text:p>Framework</text:p>
          </table:table-cell>
          <table:table-cell table:style-name="ce19"/>
          <table:table-cell table:style-name="ce19"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number-columns-repeated="247"/>
        </table:table-row>
        <table:table-row table:style-name="ro33">
          <table:table-cell office:value-type="float" office:value="70">
            <text:p>70</text:p>
          </table:table-cell>
          <table:table-cell table:style-name="ce20" office:value-type="string">
            <text:p>Configurations Page-Add-Database-http(ADD)</text:p>
          </table:table-cell>
          <table:table-cell table:style-name="ce19"/>
          <table:table-cell table:style-name="ce25" office:value-type="string">
            <text:p>TC_Configurations_Page_84</text:p>
          </table:table-cell>
          <table:table-cell table:style-name="ce19" office:value-type="string">
            <text:p>Check for adding a Database configuration with entering all the details and clicking on add butt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WordPress Database",type as "Database",host Id where the db is active ,port number of the database configuration running and Database name same as that of the database created. </text:p>
            <text:p>12.Click on Add button.</text:p>
          </table:table-cell>
          <table:table-cell table:style-name="ce25" office:value-type="string">
            <text:p>Framework</text:p>
          </table:table-cell>
          <table:table-cell table:style-name="ce19" office:value-type="string">
            <text:p>`</text:p>
          </table:table-cell>
          <table:table-cell table:style-name="ce19"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number-columns-repeated="247"/>
        </table:table-row>
        <table:table-row table:style-name="ro36">
          <table:table-cell office:value-type="float" office:value="71">
            <text:p>71</text:p>
          </table:table-cell>
          <table:table-cell table:style-name="ce20" office:value-type="string">
            <text:p>Configurations Page-Configurations-[Folder Verification]</text:p>
          </table:table-cell>
          <table:table-cell table:style-name="ce19"/>
          <table:table-cell table:style-name="ce25" office:value-type="string">
            <text:p>TC_Configurations_Page_84</text:p>
          </table:table-cell>
          <table:table-cell table:style-name="ce19" office:value-type="string">
            <text:p>Check for adding configuration and verifying the updation in the configuration file</text:p>
          </table:table-cell>
          <table:table-cell table:style-name="ce20" office:value-type="string">
            <text:p>1.Open the &lt;Drive&gt;:/ Phresco framework/Workspace/projects/&lt;WordPress_Project&gt;.phresco/phresco_env_config.xml</text:p>
          </table:table-cell>
          <table:table-cell table:style-name="ce25" office:value-type="string">
            <text:p>Framework</text:p>
          </table:table-cell>
          <table:table-cell table:style-name="ce19" office:value-type="string">
            <text:p>`</text:p>
          </table:table-cell>
          <table:table-cell table:style-name="ce19" office:value-type="string">
            <text:p>The user should be able to view the created configurations updated in the xml file</text:p>
          </table:table-cell>
          <table:table-cell table:number-columns-repeated="2"/>
          <table:table-cell table:style-name="ce71"/>
          <table:table-cell table:style-name="ce114" table:number-columns-repeated="2"/>
          <table:table-cell/>
          <table:table-cell table:style-name="ce114" table:number-columns-repeated="5"/>
          <table:table-cell table:number-columns-repeated="236"/>
        </table:table-row>
        <table:table-row table:style-name="ro11">
          <table:table-cell office:value-type="float" office:value="72">
            <text:p>72</text:p>
          </table:table-cell>
          <table:table-cell table:style-name="ce18" office:value-type="string">
            <text:p>Build </text:p>
          </table:table-cell>
          <table:table-cell table:style-name="ce40"/>
          <table:table-cell table:style-name="ce55" table:number-columns-repeated="2"/>
          <table:table-cell table:style-name="ce40"/>
          <table:table-cell table:style-name="ce55"/>
          <table:table-cell table:style-name="ce40" table:number-columns-repeated="2"/>
          <table:table-cell table:number-columns-repeated="2"/>
          <table:table-cell table:style-name="ce102"/>
          <table:table-cell table:style-name="ce116" table:number-columns-repeated="2"/>
          <table:table-cell/>
          <table:table-cell table:style-name="ce108"/>
          <table:table-cell table:style-name="ce117" table:number-columns-repeated="4"/>
          <table:table-cell table:number-columns-repeated="236"/>
        </table:table-row>
        <table:table-row table:style-name="ro27">
          <table:table-cell office:value-type="float" office:value="73">
            <text:p>73</text:p>
          </table:table-cell>
          <table:table-cell table:style-name="ce21" office:value-type="string">
            <text:p>Projects -Edit application page - Build Tab</text:p>
          </table:table-cell>
          <table:table-cell table:style-name="ce25"/>
          <table:table-cell table:style-name="ce21" office:value-type="string">
            <text:p>TC_BUILD_</text:p>
          </table:table-cell>
          <table:table-cell table:style-name="ce21" office:value-type="string">
            <text:p>Check for the Build Tab</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 to be Edited.</text:p>
          </table:table-cell>
          <table:table-cell table:style-name="ce25" office:value-type="string">
            <text:p>Framework</text:p>
          </table:table-cell>
          <table:table-cell table:style-name="ce19"/>
          <table:table-cell table:style-name="ce20" office:value-type="string">
            <text:p>User should able to view the Build Tab.</text:p>
          </table:table-cell>
          <table:table-cell table:number-columns-repeated="2"/>
          <table:table-cell table:style-name="ce19" table:number-columns-repeated="2"/>
          <table:table-cell table:style-name="ce120"/>
          <table:table-cell/>
          <table:table-cell table:style-name="ce113" table:number-columns-repeated="5"/>
          <table:table-cell table:number-columns-repeated="236"/>
        </table:table-row>
        <table:table-row table:style-name="ro37">
          <table:table-cell office:value-type="float" office:value="74">
            <text:p>74</text:p>
          </table:table-cell>
          <table:table-cell table:style-name="ce21" office:value-type="string">
            <text:p>Projects -Edit application page - Build Tab - UI Validation</text:p>
          </table:table-cell>
          <table:table-cell table:style-name="ce25"/>
          <table:table-cell table:style-name="ce21" office:value-type="string">
            <text:p>TC_BUILD_</text:p>
          </table:table-cell>
          <table:table-cell table:style-name="ce21" office:value-type="string">
            <text:p>Check for the Build Tab UI Valid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 to be Edited.</text:p>
            <text:p>10.Click on Build Tab.</text:p>
          </table:table-cell>
          <table:table-cell table:style-name="ce25" office:value-type="string">
            <text:p>Framework</text:p>
          </table:table-cell>
          <table:table-cell table:style-name="ce19"/>
          <table:table-cell table:style-name="ce20" office:value-type="string">
            <text:p>User should able to view the text "No builds available",Buttons Generate(enabled) and Delete(Disabled),at the right top corner Open Folder,Copy Path and Copy to Clipboard Icons and a Progress Bar.</text:p>
            <text:p/>
          </table:table-cell>
          <table:table-cell table:number-columns-repeated="2"/>
          <table:table-cell table:style-name="ce19" table:number-columns-repeated="2"/>
          <table:table-cell table:style-name="ce120"/>
          <table:table-cell table:number-columns-repeated="242"/>
        </table:table-row>
        <table:table-row table:style-name="ro31">
          <table:table-cell office:value-type="float" office:value="75">
            <text:p>75</text:p>
          </table:table-cell>
          <table:table-cell table:style-name="ce21" office:value-type="string">
            <text:p>Projects -Edit application page - Build Tab - Copy Path Icon</text:p>
          </table:table-cell>
          <table:table-cell table:style-name="ce25"/>
          <table:table-cell table:style-name="ce21" office:value-type="string">
            <text:p>TC_BUILD_</text:p>
          </table:table-cell>
          <table:table-cell table:style-name="ce21" office:value-type="string">
            <text:p>Check for the Copy Path Ic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 to be Edited.</text:p>
            <text:p>10.Click on Build Tab.</text:p>
            <text:p>11.Click on the Copy path icon available at the right corner.</text:p>
          </table:table-cell>
          <table:table-cell table:style-name="ce25" office:value-type="string">
            <text:p>Framework</text:p>
          </table:table-cell>
          <table:table-cell table:style-name="ce19"/>
          <table:table-cell table:style-name="ce21" office:value-type="string">
            <text:p>User should be able to Copy and open the current Path.</text:p>
          </table:table-cell>
          <table:table-cell table:number-columns-repeated="2"/>
          <table:table-cell table:style-name="ce19" table:number-columns-repeated="2"/>
          <table:table-cell table:style-name="ce120"/>
          <table:table-cell table:number-columns-repeated="242"/>
        </table:table-row>
        <table:table-row table:style-name="ro31">
          <table:table-cell office:value-type="float" office:value="76">
            <text:p>76</text:p>
          </table:table-cell>
          <table:table-cell table:style-name="ce21" office:value-type="string">
            <text:p>Projects -Edit application page - Build Tab - Open Folder Icon</text:p>
          </table:table-cell>
          <table:table-cell table:style-name="ce25"/>
          <table:table-cell table:style-name="ce21" office:value-type="string">
            <text:p>TC_BUILD_</text:p>
          </table:table-cell>
          <table:table-cell table:style-name="ce21" office:value-type="string">
            <text:p>Check for the Open Folder Ic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 to be Edited.</text:p>
            <text:p>10.Click on Build Tab.</text:p>
            <text:p>11.Click on the Open Folder icon available at the right corner.</text:p>
          </table:table-cell>
          <table:table-cell table:style-name="ce25" office:value-type="string">
            <text:p>Framework</text:p>
          </table:table-cell>
          <table:table-cell table:style-name="ce19"/>
          <table:table-cell table:style-name="ce21" office:value-type="string">
            <text:p>User should be able to Open the current Folder.</text:p>
          </table:table-cell>
          <table:table-cell table:number-columns-repeated="2"/>
          <table:table-cell table:style-name="ce19" table:number-columns-repeated="2"/>
          <table:table-cell table:style-name="ce120"/>
          <table:table-cell table:number-columns-repeated="242"/>
        </table:table-row>
        <table:table-row table:style-name="ro31">
          <table:table-cell office:value-type="float" office:value="77">
            <text:p>77</text:p>
          </table:table-cell>
          <table:table-cell table:style-name="ce20" office:value-type="string">
            <text:p>Projects -Edit application page - Build Tab - Copy to Clipboard Icon</text:p>
          </table:table-cell>
          <table:table-cell table:style-name="ce25"/>
          <table:table-cell table:style-name="ce21" office:value-type="string">
            <text:p>TC_BUILD_</text:p>
          </table:table-cell>
          <table:table-cell table:style-name="ce20" office:value-type="string">
            <text:p>Check for Copy to Clipboard icon in the Progress sec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 to be Edited.</text:p>
            <text:p>10.Click on Build Tab.</text:p>
            <text:p>11.Click on the Copy to Clipboard icon available at the right corner.</text:p>
          </table:table-cell>
          <table:table-cell table:style-name="ce25" office:value-type="string">
            <text:p>Framework</text:p>
          </table:table-cell>
          <table:table-cell table:style-name="ce19"/>
          <table:table-cell table:style-name="ce21" office:value-type="string">
            <text:p>User should be able to view the content present in the progress section is copied.</text:p>
          </table:table-cell>
          <table:table-cell table:number-columns-repeated="2"/>
          <table:table-cell table:style-name="ce19" table:number-columns-repeated="2"/>
          <table:table-cell table:style-name="ce120"/>
          <table:table-cell table:number-columns-repeated="242"/>
        </table:table-row>
        <table:table-row table:style-name="ro38">
          <table:table-cell office:value-type="float" office:value="78">
            <text:p>78</text:p>
          </table:table-cell>
          <table:table-cell table:style-name="ce21" office:value-type="string">
            <text:p>Projects -Edit application page - Build Tab - Generate Build Button</text:p>
          </table:table-cell>
          <table:table-cell table:style-name="ce25"/>
          <table:table-cell table:style-name="ce21" office:value-type="string">
            <text:p>TC_BUILD_</text:p>
          </table:table-cell>
          <table:table-cell table:style-name="ce21" office:value-type="string">
            <text:p>Check for the Generate Build Butt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 to be Edited.</text:p>
            <text:p>10.Click on Build Tab.</text:p>
            <text:p>11.Click on Generate Build Button.</text:p>
          </table:table-cell>
          <table:table-cell table:style-name="ce25" office:value-type="string">
            <text:p>Framework</text:p>
          </table:table-cell>
          <table:table-cell table:style-name="ce19"/>
          <table:table-cell table:style-name="ce20" office:value-type="string">
            <text:p>User should able to view the Generate Build Popup.</text:p>
          </table:table-cell>
          <table:table-cell table:number-columns-repeated="2"/>
          <table:table-cell table:style-name="ce19" table:number-columns-repeated="2"/>
          <table:table-cell table:style-name="ce120"/>
          <table:table-cell table:number-columns-repeated="242"/>
        </table:table-row>
        <table:table-row table:style-name="ro38">
          <table:table-cell office:value-type="float" office:value="79">
            <text:p>79</text:p>
          </table:table-cell>
          <table:table-cell table:style-name="ce21" office:value-type="string">
            <text:p>Projects -Edit application page - Build Tab - Generate Build - Popup - UI Validation</text:p>
          </table:table-cell>
          <table:table-cell table:style-name="ce25"/>
          <table:table-cell table:style-name="ce21" office:value-type="string">
            <text:p>TC_BUILD_</text:p>
          </table:table-cell>
          <table:table-cell table:style-name="ce21" office:value-type="string">
            <text:p>Check for the Generate Build Popup UI Valid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 to be Edited.</text:p>
            <text:p>10.Click on Build Tab.</text:p>
            <text:p>11.Click on Generate Build Button.</text:p>
          </table:table-cell>
          <table:table-cell table:style-name="ce25" office:value-type="string">
            <text:p>Framework</text:p>
          </table:table-cell>
          <table:table-cell table:style-name="ce19"/>
          <table:table-cell table:style-name="ce20" office:value-type="string">
            <text:p>User should able to view the Generate Build Popup with the fields Build Name, </text:p>
            <text:p>Build Number, Environment Dropdown(Mandatory), Show Settings, Skip Unit Test, Show Errors, Hide Log, Show Debug Check boxes and a Minifier Accordion</text:p>
            <text:p/>
            <text:p/>
            <text:p/>
            <text:p/>
            <text:p/>
            <text:p/>
            <text:p/>
            <text:p/>
            <text:p/>
            <text:p/>
            <text:p/>
            <text:p/>
          </table:table-cell>
          <table:table-cell table:number-columns-repeated="2"/>
          <table:table-cell table:style-name="ce19" table:number-columns-repeated="2"/>
          <table:table-cell table:style-name="ce120"/>
          <table:table-cell table:number-columns-repeated="242"/>
        </table:table-row>
        <table:table-row table:style-name="ro31">
          <table:table-cell office:value-type="float" office:value="80">
            <text:p>80</text:p>
          </table:table-cell>
          <table:table-cell table:style-name="ce21" office:value-type="string">
            <text:p>Projects -Edit application page - Build Tab - Generate Build - Popup - Fields Empty - Cancel</text:p>
          </table:table-cell>
          <table:table-cell table:style-name="ce25"/>
          <table:table-cell table:style-name="ce21" office:value-type="string">
            <text:p>TC_BUILD_</text:p>
          </table:table-cell>
          <table:table-cell table:style-name="ce21" office:value-type="string">
            <text:p>Check for the Generate Build Popup - leaving the Fields Empty and Cancel</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 to be Edited.</text:p>
            <text:p>10.Click on Build Tab.</text:p>
            <text:p>11.Click on Generate Build Button.</text:p>
            <text:p>12.Click on Cancel Button.</text:p>
          </table:table-cell>
          <table:table-cell table:style-name="ce25" office:value-type="string">
            <text:p>Framework</text:p>
          </table:table-cell>
          <table:table-cell table:style-name="ce79"/>
          <table:table-cell table:style-name="ce20" office:value-type="string">
            <text:p>User should able to view the Build Page</text:p>
            <text:p/>
            <text:p/>
            <text:p/>
            <text:p/>
            <text:p/>
            <text:p/>
            <text:p/>
            <text:p/>
            <text:p/>
            <text:p/>
            <text:p/>
          </table:table-cell>
          <table:table-cell table:number-columns-repeated="2"/>
          <table:table-cell table:style-name="ce19" table:number-columns-repeated="2"/>
          <table:table-cell table:style-name="ce120"/>
          <table:table-cell table:number-columns-repeated="242"/>
        </table:table-row>
        <table:table-row table:style-name="ro32">
          <table:table-cell office:value-type="float" office:value="81">
            <text:p>81</text:p>
          </table:table-cell>
          <table:table-cell table:style-name="ce21" office:value-type="string">
            <text:p>Projects -Edit application page - Build Tab - Generate Build - Popup - Name &amp; Number Field Tool Tip</text:p>
          </table:table-cell>
          <table:table-cell table:style-name="ce25"/>
          <table:table-cell table:style-name="ce21" office:value-type="string">
            <text:p>TC_BUILD_</text:p>
          </table:table-cell>
          <table:table-cell table:style-name="ce21" office:value-type="string">
            <text:p>Check for the tool Tip of the Build Name &amp; Number text field</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 to be Edited.</text:p>
            <text:p>10.Click on Build Tab.</text:p>
            <text:p>11.Click on Generate Build Button.</text:p>
            <text:p>12.Mouseover the Cursor on the Name &amp; Number field.</text:p>
          </table:table-cell>
          <table:table-cell table:style-name="ce25" office:value-type="string">
            <text:p>Framework</text:p>
          </table:table-cell>
          <table:table-cell table:style-name="ce80"/>
          <table:table-cell table:style-name="ce21" office:value-type="string">
            <text:p>User should able to view the tool Tip for Build Name field as "20 Characters only" &amp; Number field as "6 Characters only"</text:p>
          </table:table-cell>
          <table:table-cell table:number-columns-repeated="2"/>
          <table:table-cell table:style-name="ce19" table:number-columns-repeated="2"/>
          <table:table-cell table:style-name="ce120"/>
          <table:table-cell table:number-columns-repeated="242"/>
        </table:table-row>
        <table:table-row table:style-name="ro33">
          <table:table-cell office:value-type="float" office:value="82">
            <text:p>82</text:p>
          </table:table-cell>
          <table:table-cell table:style-name="ce21" office:value-type="string">
            <text:p>Projects -Edit application page - Build Tab - Generate Build - Popup - Name Field Tool Tip - Name,Number &amp; Environment Dropdown Field Validation</text:p>
          </table:table-cell>
          <table:table-cell table:style-name="ce19"/>
          <table:table-cell table:style-name="ce21" office:value-type="string">
            <text:p>TC_BUILD_</text:p>
          </table:table-cell>
          <table:table-cell table:style-name="ce21" office:value-type="string">
            <text:p>Check for the Name,Number &amp; Environment Dropdown Field valid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 to be Edited.</text:p>
            <text:p>10.Click on Build Tab.</text:p>
            <text:p>11.Click on Generate Build Button.</text:p>
            <text:p>12.Enter any type of characters in the name and description fields, click on Environment Dropdown and Click on environment Dropdown after checking the Show Settings Check Box.</text:p>
          </table:table-cell>
          <table:table-cell table:style-name="ce25" office:value-type="string">
            <text:p>Framework</text:p>
          </table:table-cell>
          <table:table-cell table:style-name="ce19"/>
          <table:table-cell table:style-name="ce21" office:value-type="string">
            <text:p>User should able to view that Name field accepts 20 Characters only(Should not allow special characters), Number field accepts 6 Characters only(Should allow only Numbers ), in Environment Dropdown Created Environments should be listed and on Checking the Show Settings the Environments Created in Settings page should also be listed in Environment Dropdown</text:p>
          </table:table-cell>
          <table:table-cell table:number-columns-repeated="2"/>
          <table:table-cell table:style-name="ce19" table:number-columns-repeated="2"/>
          <table:table-cell table:style-name="ce120"/>
          <table:table-cell table:number-columns-repeated="242"/>
        </table:table-row>
        <table:table-row table:style-name="ro30">
          <table:table-cell office:value-type="float" office:value="83">
            <text:p>83</text:p>
          </table:table-cell>
          <table:table-cell table:style-name="ce21" office:value-type="string">
            <text:p>Projects -Edit application page - Build Tab - Generate Build - Popup - Build - Show Error and Show Debug - Cancel</text:p>
          </table:table-cell>
          <table:table-cell table:style-name="ce25"/>
          <table:table-cell table:style-name="ce21" office:value-type="string">
            <text:p>TC_BUILD_</text:p>
          </table:table-cell>
          <table:table-cell table:style-name="ce21" office:value-type="string">
            <text:p>Check for the Show Error and Show Debug Cancel</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 to be Edited.</text:p>
            <text:p>10.Click on Build Tab.</text:p>
            <text:p>11.Click on Generate Build Button.</text:p>
            <text:p>12.Select the Show Error and Show Debug check boxes.</text:p>
            <text:p>13.Click on Cancel button.</text:p>
          </table:table-cell>
          <table:table-cell table:style-name="ce25" office:value-type="string">
            <text:p>Framework</text:p>
          </table:table-cell>
          <table:table-cell table:style-name="ce19"/>
          <table:table-cell table:style-name="ce21" office:value-type="string">
            <text:p>User should be able to view the Build Page.</text:p>
          </table:table-cell>
          <table:table-cell table:number-columns-repeated="2"/>
          <table:table-cell table:style-name="ce19" table:number-columns-repeated="2"/>
          <table:table-cell table:style-name="ce120"/>
          <table:table-cell table:number-columns-repeated="242"/>
        </table:table-row>
        <table:table-row table:style-name="ro30">
          <table:table-cell office:value-type="float" office:value="84">
            <text:p>84</text:p>
          </table:table-cell>
          <table:table-cell table:style-name="ce21" office:value-type="string">
            <text:p>Projects -Edit application page - Build Tab - Generate Build - Popup - Build - Show Error and Show Debug - Build</text:p>
          </table:table-cell>
          <table:table-cell table:style-name="ce25"/>
          <table:table-cell table:style-name="ce21" office:value-type="string">
            <text:p>TC_BUILD_</text:p>
          </table:table-cell>
          <table:table-cell table:style-name="ce21" office:value-type="string">
            <text:p>Check for the Show Error and Show Debug Cancel</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 to be Edited.</text:p>
            <text:p>10.Click on Build Tab.</text:p>
            <text:p>11.Click on Generate Build Button.</text:p>
            <text:p>12.Select the Show Error and Show Debug check boxes.</text:p>
            <text:p>13.Click on Build button.</text:p>
          </table:table-cell>
          <table:table-cell table:style-name="ce25" office:value-type="string">
            <text:p>Framework</text:p>
          </table:table-cell>
          <table:table-cell table:style-name="ce19"/>
          <table:table-cell table:style-name="ce21" office:value-type="string">
            <text:p>User should be able to click the Build Button and view the Build Console information ending with the Console Message "Build Success".</text:p>
          </table:table-cell>
          <table:table-cell table:number-columns-repeated="2"/>
          <table:table-cell table:style-name="ce19" table:number-columns-repeated="2"/>
          <table:table-cell table:style-name="ce120"/>
          <table:table-cell table:style-name="ce114" table:number-columns-repeated="6"/>
          <table:table-cell table:number-columns-repeated="236"/>
        </table:table-row>
        <table:table-row table:style-name="ro37">
          <table:table-cell office:value-type="float" office:value="85">
            <text:p>85</text:p>
          </table:table-cell>
          <table:table-cell table:style-name="ce21" office:value-type="string">
            <text:p>Projects -Edit application page - Build Tab - Show Error and Show Debug - UI validation - After Generate Build</text:p>
          </table:table-cell>
          <table:table-cell table:style-name="ce25"/>
          <table:table-cell table:style-name="ce21" office:value-type="string">
            <text:p>TC_BUILD_</text:p>
          </table:table-cell>
          <table:table-cell table:style-name="ce21" office:value-type="string">
            <text:p>Check for the Build Tab UI Validation After Generate Build</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 to be Edited.</text:p>
            <text:p>10.Click on Build Tab.</text:p>
          </table:table-cell>
          <table:table-cell table:style-name="ce25" office:value-type="string">
            <text:p>Framework</text:p>
          </table:table-cell>
          <table:table-cell table:style-name="ce19"/>
          <table:table-cell table:style-name="ce20" office:value-type="string">
            <text:p>User should able to view the Buttons Generate(enabled) and Delete(Disabled),at the right top corner Open Folder,Copy Path and Copy to Clipboard Icons and a Progress Bar,#(Build-Number),Date,Time,Download , Deploy columns with the corresponding details.</text:p>
            <text:p/>
          </table:table-cell>
          <table:table-cell table:number-columns-repeated="2"/>
          <table:table-cell table:style-name="ce79" table:number-columns-repeated="2"/>
          <table:table-cell table:style-name="ce101"/>
          <table:table-cell table:style-name="ce110" table:number-columns-repeated="2"/>
          <table:table-cell table:style-name="ce113" table:number-columns-repeated="3"/>
          <table:table-cell table:style-name="ce76"/>
          <table:table-cell table:number-columns-repeated="236"/>
        </table:table-row>
        <table:table-row table:style-name="ro39">
          <table:table-cell office:value-type="float" office:value="86">
            <text:p>86</text:p>
          </table:table-cell>
          <table:table-cell office:value-type="string">
            <text:p>Folder structure (Build)</text:p>
          </table:table-cell>
          <table:table-cell table:style-name="ce39"/>
          <table:table-cell office:value-type="string">
            <text:p>TC_Special Scenarios_01</text:p>
          </table:table-cell>
          <table:table-cell table:style-name="ce9" office:value-type="string">
            <text:p>Verify folder structure after build</text:p>
          </table:table-cell>
          <table:table-cell office:value-type="string">
            <text:p>1.Open the D:\phresco-framework\phresco-framework\workspace\projects\project_name\do_not_checkin\build</text:p>
          </table:table-cell>
          <table:table-cell table:style-name="ce72"/>
          <table:table-cell table:style-name="ce81"/>
          <table:table-cell office:value-type="string">
            <text:p>The user should be able to view the files temp,build.info and the build itself in the zip format</text:p>
          </table:table-cell>
          <table:table-cell table:number-columns-repeated="2"/>
          <table:table-cell table:style-name="ce98"/>
          <table:table-cell table:style-name="ce111" table:number-columns-repeated="2"/>
          <table:table-cell table:number-columns-repeated="242"/>
        </table:table-row>
        <table:table-row table:style-name="ro40">
          <table:table-cell office:value-type="float" office:value="87">
            <text:p>87</text:p>
          </table:table-cell>
          <table:table-cell table:style-name="ce22" office:value-type="string">
            <text:p>Deploy</text:p>
          </table:table-cell>
          <table:table-cell table:style-name="ce41" table:number-columns-repeated="2"/>
          <table:table-cell table:style-name="ce60" table:number-columns-repeated="3"/>
          <table:table-cell table:style-name="ce38"/>
          <table:table-cell table:style-name="ce60"/>
          <table:table-cell table:number-columns-repeated="2"/>
          <table:table-cell table:style-name="ce93" table:number-columns-repeated="2"/>
          <table:table-cell table:style-name="ce121"/>
          <table:table-cell table:style-name="ce112" table:number-columns-repeated="2"/>
          <table:table-cell table:style-name="ce114" table:number-columns-repeated="3"/>
          <table:table-cell table:style-name="ce78"/>
          <table:table-cell table:number-columns-repeated="236"/>
        </table:table-row>
        <table:table-row table:style-name="ro37">
          <table:table-cell office:value-type="float" office:value="88">
            <text:p>88</text:p>
          </table:table-cell>
          <table:table-cell table:style-name="ce21" office:value-type="string">
            <text:p>Projects -Edit application page - Build Tab - Deploy</text:p>
          </table:table-cell>
          <table:table-cell table:style-name="ce25"/>
          <table:table-cell table:style-name="ce21" office:value-type="string">
            <text:p>TC_BUILD_01</text:p>
          </table:table-cell>
          <table:table-cell table:style-name="ce21" office:value-type="string">
            <text:p>Check for the Build Tab - Deploy</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 to be Edited.</text:p>
            <text:p>10.Click on Build Tab.</text:p>
          </table:table-cell>
          <table:table-cell table:style-name="ce25" office:value-type="string">
            <text:p>Framework</text:p>
          </table:table-cell>
          <table:table-cell table:style-name="ce19"/>
          <table:table-cell table:style-name="ce20" office:value-type="string">
            <text:p>User should able to view #(Build-Number),Date,Time,Download , Deploy columns with the corresponding details after Build Process.</text:p>
          </table:table-cell>
          <table:table-cell table:number-columns-repeated="2"/>
          <table:table-cell table:style-name="ce19" table:number-columns-repeated="2"/>
          <table:table-cell table:style-name="ce120"/>
          <table:table-cell table:style-name="ce113" table:number-columns-repeated="6"/>
          <table:table-cell table:number-columns-repeated="236"/>
        </table:table-row>
        <table:table-row table:style-name="ro29">
          <table:table-cell office:value-type="float" office:value="89">
            <text:p>89</text:p>
          </table:table-cell>
          <table:table-cell table:style-name="ce21" office:value-type="string">
            <text:p>Projects -Edit application page - Build Tab - Deploy Icon</text:p>
          </table:table-cell>
          <table:table-cell table:style-name="ce25"/>
          <table:table-cell table:style-name="ce21" office:value-type="string">
            <text:p>TC_BUILD_01</text:p>
          </table:table-cell>
          <table:table-cell table:style-name="ce21" office:value-type="string">
            <text:p>Check for the Build Tab - Deploy Ic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 to be Edited.</text:p>
            <text:p>10.Click on Build Tab.</text:p>
            <text:p>11.Click on Deploy Icon.</text:p>
          </table:table-cell>
          <table:table-cell table:style-name="ce25" office:value-type="string">
            <text:p>Framework</text:p>
          </table:table-cell>
          <table:table-cell table:style-name="ce19"/>
          <table:table-cell table:style-name="ce20" office:value-type="string">
            <text:p>User should able to Click on the Deploy Icon.</text:p>
          </table:table-cell>
          <table:table-cell table:number-columns-repeated="2"/>
          <table:table-cell table:style-name="ce19" table:number-columns-repeated="2"/>
          <table:table-cell table:style-name="ce120"/>
          <table:table-cell table:number-columns-repeated="242"/>
        </table:table-row>
        <table:table-row table:style-name="ro29">
          <table:table-cell office:value-type="float" office:value="90">
            <text:p>90</text:p>
          </table:table-cell>
          <table:table-cell table:style-name="ce21" office:value-type="string">
            <text:p>Projects -Edit application page - Build Tab - Deploy UI Validation</text:p>
          </table:table-cell>
          <table:table-cell table:style-name="ce25"/>
          <table:table-cell table:style-name="ce21" office:value-type="string">
            <text:p>TC_BUILD_01</text:p>
          </table:table-cell>
          <table:table-cell table:style-name="ce21" office:value-type="string">
            <text:p>Check for the Build Tab - Deploy UI Valid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 to be Edited.</text:p>
            <text:p>10.Click on Build Tab.</text:p>
            <text:p>11.Click on Deploy Icon.</text:p>
          </table:table-cell>
          <table:table-cell table:style-name="ce25" office:value-type="string">
            <text:p>Framework</text:p>
          </table:table-cell>
          <table:table-cell table:style-name="ce19"/>
          <table:table-cell table:style-name="ce20" office:value-type="string">
            <text:p>User should able to view the Deploy Popup with the Environment Drop Down(Mandatory), Show Settings, Show Error, Hide Log, Import SQL Check Boxes, Deploy and Cancel Button.</text:p>
          </table:table-cell>
          <table:table-cell table:number-columns-repeated="2"/>
          <table:table-cell table:style-name="ce19" table:number-columns-repeated="2"/>
          <table:table-cell table:style-name="ce120"/>
          <table:table-cell table:number-columns-repeated="242"/>
        </table:table-row>
        <table:table-row table:style-name="ro38">
          <table:table-cell office:value-type="float" office:value="91">
            <text:p>91</text:p>
          </table:table-cell>
          <table:table-cell table:style-name="ce21" office:value-type="string">
            <text:p>Projects -Edit application page - Build Tab - Deploy Popup - Mandatory Fields Empty - Cancel</text:p>
          </table:table-cell>
          <table:table-cell table:style-name="ce25"/>
          <table:table-cell table:style-name="ce21" office:value-type="string">
            <text:p>TC_BUILD_02</text:p>
          </table:table-cell>
          <table:table-cell table:style-name="ce21" office:value-type="string">
            <text:p>Check for the Deploy Popup - leaving the Mandatory Fields Empty and Cancel</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 to be Edited.</text:p>
            <text:p>10.Click on Build Tab.</text:p>
            <text:p>11.Click on Deploy Icon.</text:p>
            <text:p>12.Click on Cancel Button.</text:p>
          </table:table-cell>
          <table:table-cell table:style-name="ce25" office:value-type="string">
            <text:p>Framework</text:p>
          </table:table-cell>
          <table:table-cell table:style-name="ce19"/>
          <table:table-cell table:style-name="ce20" office:value-type="string">
            <text:p>User should able to view the Build Page.</text:p>
            <text:p/>
            <text:p/>
            <text:p/>
            <text:p/>
            <text:p/>
            <text:p/>
            <text:p/>
            <text:p/>
            <text:p/>
            <text:p/>
            <text:p/>
          </table:table-cell>
          <table:table-cell table:number-columns-repeated="2"/>
          <table:table-cell table:style-name="ce19" table:number-columns-repeated="2"/>
          <table:table-cell table:style-name="ce120"/>
          <table:table-cell table:number-columns-repeated="242"/>
        </table:table-row>
        <table:table-row table:style-name="ro41">
          <table:table-cell office:value-type="float" office:value="92">
            <text:p>92</text:p>
          </table:table-cell>
          <table:table-cell table:style-name="ce21" office:value-type="string">
            <text:p>Projects -Edit application page - Build Tab - Deploy Popup - Environment Dropdown Validation</text:p>
          </table:table-cell>
          <table:table-cell table:style-name="ce19"/>
          <table:table-cell table:style-name="ce21" office:value-type="string">
            <text:p>TC_BUILD_04</text:p>
          </table:table-cell>
          <table:table-cell table:style-name="ce21" office:value-type="string">
            <text:p>Check for the Environment Dropdown Valid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 to be Edited.</text:p>
            <text:p>10.Click on Build Tab.</text:p>
            <text:p>11.Click on Deploy Icon.</text:p>
            <text:p>12.Click on the Environment Dropdown and Click on the Environment Dropdown after Selecting Show Settings check box </text:p>
          </table:table-cell>
          <table:table-cell table:style-name="ce25" office:value-type="string">
            <text:p>Framework</text:p>
          </table:table-cell>
          <table:table-cell table:style-name="ce19"/>
          <table:table-cell table:style-name="ce21" office:value-type="string">
            <text:p>User should be able to view the Production as the Default Environment in the Dropdown, other created environments listed and Environments created in settings listed down(In checking the Show Settings).</text:p>
          </table:table-cell>
          <table:table-cell table:number-columns-repeated="2"/>
          <table:table-cell table:style-name="ce19" table:number-columns-repeated="2"/>
          <table:table-cell table:style-name="ce120"/>
          <table:table-cell table:number-columns-repeated="242"/>
        </table:table-row>
        <table:table-row table:style-name="ro28">
          <table:table-cell office:value-type="float" office:value="93">
            <text:p>93</text:p>
          </table:table-cell>
          <table:table-cell table:style-name="ce21" office:value-type="string">
            <text:p>Projects -Edit application page - Build Tab - Deploy - Popup - Show Errors and Import SQL </text:p>
          </table:table-cell>
          <table:table-cell table:style-name="ce25"/>
          <table:table-cell table:style-name="ce25" office:value-type="string">
            <text:p>TC_BUILD_15</text:p>
          </table:table-cell>
          <table:table-cell table:style-name="ce21" office:value-type="string">
            <text:p>Check for the Show Errors and Import SQL Check box.</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 to be Edited.</text:p>
            <text:p>10.Click on Build Tab.</text:p>
            <text:p>11.Click on Deploy Icon.</text:p>
            <text:p>12.Select the Show Errors and Import SQL check box.</text:p>
          </table:table-cell>
          <table:table-cell table:style-name="ce25" office:value-type="string">
            <text:p>Framework</text:p>
          </table:table-cell>
          <table:table-cell table:style-name="ce19"/>
          <table:table-cell table:style-name="ce21" office:value-type="string">
            <text:p>User should be able to Check the Check box.</text:p>
          </table:table-cell>
          <table:table-cell table:number-columns-repeated="2"/>
          <table:table-cell table:style-name="ce19" table:number-columns-repeated="2"/>
          <table:table-cell table:style-name="ce120"/>
          <table:table-cell table:style-name="ce114" table:number-columns-repeated="6"/>
          <table:table-cell table:number-columns-repeated="236"/>
        </table:table-row>
        <table:table-row table:style-name="ro33">
          <table:table-cell office:value-type="float" office:value="94">
            <text:p>94</text:p>
          </table:table-cell>
          <table:table-cell table:style-name="ce21" office:value-type="string">
            <text:p>Projects -Edit application page - Build Tab - Deploy - Popup - Show Errors and Import SQL - Deploy</text:p>
          </table:table-cell>
          <table:table-cell table:style-name="ce25"/>
          <table:table-cell table:style-name="ce25" office:value-type="string">
            <text:p>TC_BUILD_15</text:p>
          </table:table-cell>
          <table:table-cell table:style-name="ce21" office:value-type="string">
            <text:p>Check for the Show Errors and Import SQL Check box Deploy.</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 to be Edited.</text:p>
            <text:p>10.Click on Build Tab.</text:p>
            <text:p>11.Click on Deploy Icon.</text:p>
            <text:p>12.Select the Show Errors and Import SQL (Select Import SQL only when Deploying a project for the First time or the Deploy will be Failed)check box.</text:p>
            <text:p>13.Click on Deploy Button.</text:p>
          </table:table-cell>
          <table:table-cell table:style-name="ce25" office:value-type="string">
            <text:p>Framework</text:p>
          </table:table-cell>
          <table:table-cell table:style-name="ce19"/>
          <table:table-cell table:style-name="ce21" office:value-type="string">
            <text:p>User should be able to click the Deploy Button and view the Deploy Console information ending with the Console Message "Build Success".</text:p>
          </table:table-cell>
          <table:table-cell table:number-columns-repeated="2"/>
          <table:table-cell table:style-name="ce79" table:number-columns-repeated="2"/>
          <table:table-cell table:style-name="ce101"/>
          <table:table-cell table:style-name="ce110" table:number-columns-repeated="2"/>
          <table:table-cell table:style-name="ce113" table:number-columns-repeated="3"/>
          <table:table-cell table:style-name="ce76"/>
          <table:table-cell table:number-columns-repeated="236"/>
        </table:table-row>
        <table:table-row table:style-name="ro42">
          <table:table-cell office:value-type="float" office:value="95">
            <text:p>95</text:p>
          </table:table-cell>
          <table:table-cell office:value-type="string">
            <text:p>Folder structure (Deploy)</text:p>
          </table:table-cell>
          <table:table-cell table:style-name="ce39"/>
          <table:table-cell office:value-type="string">
            <text:p>TC_Special Scenarios_01</text:p>
          </table:table-cell>
          <table:table-cell table:style-name="ce9" office:value-type="string">
            <text:p>Verify folder structure after deploy</text:p>
          </table:table-cell>
          <table:table-cell office:value-type="string">
            <text:p>1.Open the &lt;Drive&gt;:\wamp\www</text:p>
          </table:table-cell>
          <table:table-cell table:style-name="ce72"/>
          <table:table-cell table:style-name="ce81"/>
          <table:table-cell office:value-type="string">
            <text:p>The user should be able to view the folder project_name deployed</text:p>
          </table:table-cell>
          <table:table-cell table:number-columns-repeated="2"/>
          <table:table-cell table:style-name="ce98"/>
          <table:table-cell table:style-name="ce111" table:number-columns-repeated="2"/>
          <table:table-cell table:number-columns-repeated="242"/>
        </table:table-row>
        <table:table-row table:style-name="ro41">
          <table:table-cell office:value-type="float" office:value="96">
            <text:p>96</text:p>
          </table:table-cell>
          <table:table-cell table:style-name="ce21" office:value-type="string">
            <text:p>Projects -Edit application page - Build Tab - Deploy - Popup - Show Settings, Hide Logs and Import SQL - Deploy - Hit URL</text:p>
          </table:table-cell>
          <table:table-cell table:style-name="ce25"/>
          <table:table-cell table:style-name="ce25" office:value-type="string">
            <text:p>TC_BUILD_15</text:p>
          </table:table-cell>
          <table:table-cell table:style-name="ce21" office:value-type="string">
            <text:p>Check for the Show Settings, Hide Logs and Import SQL Check box Deploy and Hit URL.</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 to be Edited.</text:p>
            <text:p>10.Click on Build Tab.</text:p>
            <text:p>11.Click on Deploy Icon.</text:p>
            <text:p>12.Select the Show Settings, Hide Logs and Import SQL check box.</text:p>
            <text:p>13.Click on Deploy Button.</text:p>
            <text:p>14.Hit the application URL</text:p>
          </table:table-cell>
          <table:table-cell table:style-name="ce25" office:value-type="string">
            <text:p>Framework</text:p>
          </table:table-cell>
          <table:table-cell table:style-name="ce19"/>
          <table:table-cell table:style-name="ce21" office:value-type="string">
            <text:p>User should be able to view the Respective application after Deployment.</text:p>
          </table:table-cell>
          <table:table-cell table:number-columns-repeated="2"/>
          <table:table-cell table:style-name="ce80" table:number-columns-repeated="2"/>
          <table:table-cell table:style-name="ce103"/>
          <table:table-cell table:style-name="ce112" table:number-columns-repeated="2"/>
          <table:table-cell table:style-name="ce114" table:number-columns-repeated="3"/>
          <table:table-cell table:style-name="ce78"/>
          <table:table-cell table:number-columns-repeated="236"/>
        </table:table-row>
        <table:table-row table:style-name="ro11">
          <table:table-cell office:value-type="float" office:value="97">
            <text:p>97</text:p>
          </table:table-cell>
          <table:table-cell table:style-name="ce23" office:value-type="string">
            <text:p>QUALITY</text:p>
          </table:table-cell>
          <table:table-cell table:style-name="ce42" table:number-columns-repeated="2"/>
          <table:table-cell table:style-name="ce61" table:number-columns-repeated="2"/>
          <table:table-cell table:style-name="ce42"/>
          <table:table-cell table:style-name="ce82"/>
          <table:table-cell table:style-name="ce61"/>
          <table:table-cell table:number-columns-repeated="2"/>
          <table:table-cell table:style-name="ce82" table:number-columns-repeated="2"/>
          <table:table-cell table:style-name="ce122"/>
          <table:table-cell table:style-name="ce113" table:number-columns-repeated="6"/>
          <table:table-cell table:number-columns-repeated="236"/>
        </table:table-row>
        <table:table-row table:style-name="ro43">
          <table:table-cell office:value-type="float" office:value="98">
            <text:p>98</text:p>
          </table:table-cell>
          <table:table-cell table:style-name="ce19" office:value-type="string">
            <text:p>WordPress_Project-Edit application – Quality Tab</text:p>
          </table:table-cell>
          <table:table-cell table:style-name="ce19"/>
          <table:table-cell table:style-name="ce25" office:value-type="string">
            <text:p>TC_Quality_01</text:p>
          </table:table-cell>
          <table:table-cell table:style-name="ce19" office:value-type="string">
            <text:p>Check for the UI Valid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7. Click on Quality tab. </text:p>
          </table:table-cell>
          <table:table-cell table:style-name="ce25" office:value-type="string">
            <text:p>Framework</text:p>
          </table:table-cell>
          <table:table-cell table:style-name="ce19"/>
          <table:table-cell table:style-name="ce19" office:value-type="string">
            <text:p>User should be able to view Unit,Functional,Performance,Load tabs.</text:p>
          </table:table-cell>
          <table:table-cell table:number-columns-repeated="2"/>
          <table:table-cell table:style-name="ce69"/>
          <table:table-cell table:style-name="ce113" table:number-columns-repeated="2"/>
          <table:table-cell table:number-columns-repeated="242"/>
        </table:table-row>
        <table:table-row table:style-name="ro44">
          <table:table-cell office:value-type="float" office:value="99">
            <text:p>99</text:p>
          </table:table-cell>
          <table:table-cell table:style-name="ce19" office:value-type="string">
            <text:p>WordPress_Project-Edit application – Quality-Unit</text:p>
          </table:table-cell>
          <table:table-cell table:style-name="ce19"/>
          <table:table-cell table:style-name="ce25" office:value-type="string">
            <text:p>TC_Quality_01</text:p>
          </table:table-cell>
          <table:table-cell table:style-name="ce19" office:value-type="string">
            <text:p>Check Unit tab UI valid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WordPress Project.</text:p>
            <text:p>8.Click Quality tab </text:p>
          </table:table-cell>
          <table:table-cell table:style-name="ce25" office:value-type="string">
            <text:p>Framework</text:p>
          </table:table-cell>
          <table:table-cell table:style-name="ce19"/>
          <table:table-cell table:style-name="ce19" office:value-type="string">
            <text:p>User should be able to view Test button(Enabled),open folder icon,copy path icon and with the default message as "Unit test not yet executed".</text:p>
          </table:table-cell>
          <table:table-cell table:number-columns-repeated="247"/>
        </table:table-row>
        <table:table-row table:style-name="ro43">
          <table:table-cell office:value-type="float" office:value="100">
            <text:p>100</text:p>
          </table:table-cell>
          <table:table-cell table:style-name="ce19" office:value-type="string">
            <text:p>WordPress_Project-Edit application - Quality_Unit_Test_Open Folder</text:p>
          </table:table-cell>
          <table:table-cell table:style-name="ce19"/>
          <table:table-cell table:style-name="ce25" office:value-type="string">
            <text:p>TC_Quality_01</text:p>
          </table:table-cell>
          <table:table-cell table:style-name="ce19" office:value-type="string">
            <text:p>Check for the Open folder ic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WordPress project </text:p>
            <text:p>8.Click Quality tab</text:p>
            <text:p>9.User need to click Open folder icon</text:p>
          </table:table-cell>
          <table:table-cell table:style-name="ce25" office:value-type="string">
            <text:p>Framework</text:p>
          </table:table-cell>
          <table:table-cell table:style-name="ce19"/>
          <table:table-cell table:style-name="ce19" office:value-type="string">
            <text:p>User should be able to view Unit test folder upon clicking open folder icon in Unit tab.</text:p>
          </table:table-cell>
          <table:table-cell table:number-columns-repeated="247"/>
        </table:table-row>
        <table:table-row table:style-name="ro45">
          <table:table-cell office:value-type="float" office:value="101">
            <text:p>101</text:p>
          </table:table-cell>
          <table:table-cell table:style-name="ce19" office:value-type="string">
            <text:p>WordPress_Project-Edit application - Quality_Unit Test_Copy Icon</text:p>
          </table:table-cell>
          <table:table-cell table:style-name="ce19"/>
          <table:table-cell table:style-name="ce25" office:value-type="string">
            <text:p>TC_Quality_01</text:p>
          </table:table-cell>
          <table:table-cell table:style-name="ce19" office:value-type="string">
            <text:p>Check for the Copy path icon.</text:p>
          </table:table-cell>
          <table:table-cell table:style-name="ce19"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WordPress project </text:p>
            <text:p>8.Click Quality tab</text:p>
            <text:p>9.Click Copy icon</text:p>
          </table:table-cell>
          <table:table-cell table:style-name="ce25" office:value-type="string">
            <text:p>Framework</text:p>
          </table:table-cell>
          <table:table-cell table:style-name="ce19"/>
          <table:table-cell table:style-name="ce19" office:value-type="string">
            <text:p>User should be able to copy the path upon clicking copy path icon</text:p>
          </table:table-cell>
          <table:table-cell table:number-columns-repeated="247"/>
        </table:table-row>
        <table:table-row table:style-name="ro45">
          <table:table-cell office:value-type="float" office:value="102">
            <text:p>102</text:p>
          </table:table-cell>
          <table:table-cell table:style-name="ce19" office:value-type="string">
            <text:p>WordPress_Project-Edit application - Quality_Unit_Test</text:p>
          </table:table-cell>
          <table:table-cell table:style-name="ce19"/>
          <table:table-cell table:style-name="ce25" office:value-type="string">
            <text:p>TC_Quality_01</text:p>
          </table:table-cell>
          <table:table-cell table:style-name="ce19" office:value-type="string">
            <text:p>Check for the UI Validation for popup window "Progress"</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WordPress project.</text:p>
            <text:p>8.Click Quality tab.</text:p>
            <text:p>9.Click Test button.</text:p>
          </table:table-cell>
          <table:table-cell table:style-name="ce25" office:value-type="string">
            <text:p>Framework</text:p>
          </table:table-cell>
          <table:table-cell table:style-name="ce19"/>
          <table:table-cell table:style-name="ce19" office:value-type="string">
            <text:p>User Should be able to view a Popup with copy to clipboard icon,close icon,cancel button and "Build Success" message in console.</text:p>
          </table:table-cell>
          <table:table-cell table:number-columns-repeated="247"/>
        </table:table-row>
        <table:table-row table:style-name="ro46">
          <table:table-cell office:value-type="float" office:value="103">
            <text:p>103</text:p>
          </table:table-cell>
          <table:table-cell table:style-name="ce19" office:value-type="string">
            <text:p>Folder structure (Test Results)</text:p>
            <text:p>-Unit</text:p>
          </table:table-cell>
          <table:table-cell table:style-name="ce19"/>
          <table:table-cell table:style-name="ce25" office:value-type="string">
            <text:p>TC_Special Scenarios_01</text:p>
          </table:table-cell>
          <table:table-cell table:style-name="ce19" office:value-type="string">
            <text:p>Verify folder structure after running unit tests</text:p>
          </table:table-cell>
          <table:table-cell table:style-name="ce19" office:value-type="string">
            <text:p>1.Open the &lt;Drive&gt;:\Phresco-framework\workspace\projects\Project_name\target</text:p>
          </table:table-cell>
          <table:table-cell table:style-name="ce25"/>
          <table:table-cell table:style-name="ce19"/>
          <table:table-cell table:style-name="ce19" office:value-type="string">
            <text:p>The user should be able to view the result files.</text:p>
          </table:table-cell>
          <table:table-cell table:number-columns-repeated="247"/>
        </table:table-row>
        <table:table-row table:style-name="ro47">
          <table:table-cell office:value-type="float" office:value="104">
            <text:p>104</text:p>
          </table:table-cell>
          <table:table-cell table:style-name="ce19" office:value-type="string">
            <text:p>WordPress_Project-Edit application - Quality_Unit Test_Results</text:p>
          </table:table-cell>
          <table:table-cell table:style-name="ce19"/>
          <table:table-cell table:style-name="ce25" office:value-type="string">
            <text:p>TC_Quality_01</text:p>
          </table:table-cell>
          <table:table-cell table:style-name="ce19" office:value-type="string">
            <text:p>Check for the Copy to clipboard</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WordPress project.</text:p>
            <text:p>8.Click Quality tab.</text:p>
            <text:p>9.Click Test button.</text:p>
            <text:p>10.click on the Cancel button, Close Icon and Press Esc Key in the Keyboard.</text:p>
          </table:table-cell>
          <table:table-cell table:style-name="ce25" office:value-type="string">
            <text:p>Framework</text:p>
          </table:table-cell>
          <table:table-cell table:style-name="ce19"/>
          <table:table-cell table:style-name="ce19" office:value-type="string">
            <text:p>User should be able to view the Unit Tab page on doing all those actions and User should able to view Technology,Test Suite,View dropdowns and TestSuite Name,Total,Success,Failure,Error Columns and Report Icon.</text:p>
          </table:table-cell>
          <table:table-cell table:number-columns-repeated="247"/>
        </table:table-row>
        <table:table-row table:style-name="ro48">
          <table:table-cell office:value-type="float" office:value="105">
            <text:p>105</text:p>
          </table:table-cell>
          <table:table-cell table:style-name="ce19" office:value-type="string">
            <text:p>WordPress_Project-Edit application - Quality_Unit Test_Technology Dropdown</text:p>
          </table:table-cell>
          <table:table-cell table:style-name="ce19"/>
          <table:table-cell table:style-name="ce25" office:value-type="string">
            <text:p>TC_Quality_01</text:p>
          </table:table-cell>
          <table:table-cell table:style-name="ce19" office:value-type="string">
            <text:p>Check for the java and javascript Technologies in technology dropdown list</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WordPress project.</text:p>
            <text:p>8.Click Quality tab.</text:p>
            <text:p>9.Click Test button.</text:p>
            <text:p>10.Click cancel.</text:p>
            <text:p>11.Click Technology dropdown.</text:p>
          </table:table-cell>
          <table:table-cell table:style-name="ce25" office:value-type="string">
            <text:p>Framework</text:p>
          </table:table-cell>
          <table:table-cell table:style-name="ce19"/>
          <table:table-cell table:style-name="ce19" office:value-type="string">
            <text:p>User should be able to view java and java script technologys in technology dropdown list.</text:p>
          </table:table-cell>
          <table:table-cell table:number-columns-repeated="247"/>
        </table:table-row>
        <table:table-row table:style-name="ro48">
          <table:table-cell office:value-type="float" office:value="106">
            <text:p>106</text:p>
          </table:table-cell>
          <table:table-cell table:style-name="ce19" office:value-type="string">
            <text:p>WordPress_Project-Edit application - Quality_Unit Test_Test Suite Drop Down</text:p>
          </table:table-cell>
          <table:table-cell table:style-name="ce19"/>
          <table:table-cell table:style-name="ce25" office:value-type="string">
            <text:p>TC_Quality_01</text:p>
          </table:table-cell>
          <table:table-cell table:style-name="ce19" office:value-type="string">
            <text:p>Check for the All test and test suite name in Test Suite dropdown list</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WordPress project.</text:p>
            <text:p>8.Click Quality tab.</text:p>
            <text:p>9.Click Test button.</text:p>
            <text:p>10.Click cancel.</text:p>
            <text:p>11.Click Test Suite dropdown.</text:p>
          </table:table-cell>
          <table:table-cell table:style-name="ce25" office:value-type="string">
            <text:p>Framework</text:p>
          </table:table-cell>
          <table:table-cell table:style-name="ce19"/>
          <table:table-cell table:style-name="ce19" office:value-type="string">
            <text:p>User should be able to view All,test Suite names in Test Suite dropdown list. </text:p>
          </table:table-cell>
          <table:table-cell table:number-columns-repeated="247"/>
        </table:table-row>
        <table:table-row table:style-name="ro20">
          <table:table-cell office:value-type="float" office:value="107">
            <text:p>107</text:p>
          </table:table-cell>
          <table:table-cell table:style-name="ce19" office:value-type="string">
            <text:p>WordPress_Project-Edit application - Quality_Unit Test_View Dropdown</text:p>
          </table:table-cell>
          <table:table-cell table:style-name="ce19"/>
          <table:table-cell table:style-name="ce25" office:value-type="string">
            <text:p>TC_Quality_01</text:p>
          </table:table-cell>
          <table:table-cell table:style-name="ce19" office:value-type="string">
            <text:p>Check for the Tabular View and Graphical  View in  View dropdow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WordPress project.</text:p>
            <text:p>8.Click Quality tab.</text:p>
            <text:p>9.Click Test button.</text:p>
            <text:p>10.Click cancel.</text:p>
            <text:p>11.Click  View dropdown.</text:p>
          </table:table-cell>
          <table:table-cell table:style-name="ce25" office:value-type="string">
            <text:p>Framework</text:p>
          </table:table-cell>
          <table:table-cell table:style-name="ce19"/>
          <table:table-cell table:style-name="ce19" office:value-type="string">
            <text:p>User should be able to view tabular view and graphical view in View dropdown list.</text:p>
          </table:table-cell>
          <table:table-cell table:number-columns-repeated="247"/>
        </table:table-row>
        <table:table-row table:style-name="ro48">
          <table:table-cell office:value-type="float" office:value="108">
            <text:p>108</text:p>
          </table:table-cell>
          <table:table-cell table:style-name="ce19" office:value-type="string">
            <text:p>WordPress_Project-Edit application - Quality_Unit Test_Java Script</text:p>
          </table:table-cell>
          <table:table-cell table:style-name="ce19"/>
          <table:table-cell table:style-name="ce25" office:value-type="string">
            <text:p>TC_Quality_01</text:p>
          </table:table-cell>
          <table:table-cell table:style-name="ce19" office:value-type="string">
            <text:p>Check for the javascript Technologies Results</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WordPress project.</text:p>
            <text:p>8.Click Quality tab.</text:p>
            <text:p>9.Click Technology dropdown.</text:p>
            <text:p>10.Select JavaScript.</text:p>
            <text:p>11.Click on Test.</text:p>
          </table:table-cell>
          <table:table-cell table:style-name="ce25" office:value-type="string">
            <text:p>Framework</text:p>
          </table:table-cell>
          <table:table-cell table:style-name="ce19"/>
          <table:table-cell table:style-name="ce19" office:value-type="string">
            <text:p>User should be able to view javascript results after Test Execution.</text:p>
          </table:table-cell>
          <table:table-cell table:number-columns-repeated="247"/>
        </table:table-row>
        <table:table-row table:style-name="ro20">
          <table:table-cell office:value-type="float" office:value="109">
            <text:p>109</text:p>
          </table:table-cell>
          <table:table-cell table:style-name="ce19" office:value-type="string">
            <text:p>WordPress_Project-Edit application - Quality_Unit Test_Tabular view</text:p>
          </table:table-cell>
          <table:table-cell table:style-name="ce19"/>
          <table:table-cell table:style-name="ce25" office:value-type="string">
            <text:p>TC_Quality_01</text:p>
          </table:table-cell>
          <table:table-cell table:style-name="ce19" office:value-type="string">
            <text:p>Check for the javascript technology Results.</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WordPress project.</text:p>
            <text:p>8.Click Quality tab.</text:p>
            <text:p>9.Select Tabular view(For each Technology and each Test suite).</text:p>
          </table:table-cell>
          <table:table-cell table:style-name="ce25" office:value-type="string">
            <text:p>Framework</text:p>
          </table:table-cell>
          <table:table-cell table:style-name="ce19"/>
          <table:table-cell table:style-name="ce19" office:value-type="string">
            <text:p>User should be able to view Tabular Results for Each Technology Test suite wise.</text:p>
          </table:table-cell>
          <table:table-cell table:number-columns-repeated="247"/>
        </table:table-row>
        <table:table-row table:style-name="ro48">
          <table:table-cell office:value-type="float" office:value="110">
            <text:p>110</text:p>
          </table:table-cell>
          <table:table-cell table:style-name="ce19" office:value-type="string">
            <text:p>WordPress_Project-Edit application - Quality_Unit Test_Graphical view</text:p>
          </table:table-cell>
          <table:table-cell table:style-name="ce19"/>
          <table:table-cell table:style-name="ce25" office:value-type="string">
            <text:p>TC_Quality_01</text:p>
          </table:table-cell>
          <table:table-cell table:style-name="ce19" office:value-type="string">
            <text:p>Check for the Graphical  View Results</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WordPress project.</text:p>
            <text:p>8.Click Quality tab.</text:p>
            <text:p>11.Click  View dropdown.</text:p>
            <text:p>12.Select Graphical view(For each Technology and each Test suite).</text:p>
          </table:table-cell>
          <table:table-cell table:style-name="ce25" office:value-type="string">
            <text:p>Framework</text:p>
          </table:table-cell>
          <table:table-cell table:style-name="ce19"/>
          <table:table-cell table:style-name="ce19" office:value-type="string">
            <text:p>User should be able to view Graphical view Results for Each Technology Test suite wise.</text:p>
          </table:table-cell>
          <table:table-cell table:number-columns-repeated="247"/>
        </table:table-row>
        <table:table-row table:style-name="ro49">
          <table:table-cell office:value-type="float" office:value="111">
            <text:p>111</text:p>
          </table:table-cell>
          <table:table-cell table:style-name="ce20" office:value-type="string">
            <text:p>WordPress_Project - Unit Test - Report - Generate Report Popup - UI Validation</text:p>
          </table:table-cell>
          <table:table-cell table:style-name="ce21"/>
          <table:table-cell table:style-name="ce21" office:value-type="string">
            <text:p>TC_ Code Page_23</text:p>
          </table:table-cell>
          <table:table-cell table:style-name="ce20" office:value-type="string">
            <text:p>Check for the Report Popup UI Valida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 WordPress Project.</text:p>
            <text:p>7.Click on the Quality Tab</text:p>
            <text:p>8.Click on the Unit Tab.</text:p>
            <text:p>9.Click on the Report Icon</text:p>
            <text:p/>
          </table:table-cell>
          <table:table-cell table:style-name="ce21" office:value-type="string">
            <text:p>Framework </text:p>
          </table:table-cell>
          <table:table-cell/>
          <table:table-cell table:style-name="ce20" office:value-type="string">
            <text:p>User should be able to view the Report Popup with the Overall report and Detailed Report Radio Buttons, Generate(Disabled) and Cancel Buttons.</text:p>
          </table:table-cell>
          <table:table-cell table:number-columns-repeated="247"/>
        </table:table-row>
        <table:table-row table:style-name="ro48">
          <table:table-cell office:value-type="float" office:value="112">
            <text:p>112</text:p>
          </table:table-cell>
          <table:table-cell table:style-name="ce20" office:value-type="string">
            <text:p>WordPress_Projects Page - Unit Test - Report - Generate Report Popup - Cancel, Close Icon and Esc</text:p>
          </table:table-cell>
          <table:table-cell table:style-name="ce21"/>
          <table:table-cell table:style-name="ce21" office:value-type="string">
            <text:p>TC_ Projects Page_24</text:p>
          </table:table-cell>
          <table:table-cell table:style-name="ce20" office:value-type="string">
            <text:p>Check for the Report Popup Cancel, Close Icon and Esc</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WordPress project Project.</text:p>
            <text:p>7.Click on the Quality Tab</text:p>
            <text:p>8.Click on Unit Tab and Click on the Report Icon.</text:p>
            <text:p>9.Click on the Cancel, Close Icon and Esc Key.</text:p>
            <text:p/>
          </table:table-cell>
          <table:table-cell table:style-name="ce21" office:value-type="string">
            <text:p>Framework </text:p>
          </table:table-cell>
          <table:table-cell/>
          <table:table-cell table:style-name="ce20" office:value-type="string">
            <text:p>User should be able to view the Unit Test Page.</text:p>
          </table:table-cell>
          <table:table-cell table:number-columns-repeated="247"/>
        </table:table-row>
        <table:table-row table:style-name="ro48">
          <table:table-cell office:value-type="float" office:value="113">
            <text:p>113</text:p>
          </table:table-cell>
          <table:table-cell table:style-name="ce20" office:value-type="string">
            <text:p>WordPress_ Project - Unit Test - Report - Overall Report </text:p>
          </table:table-cell>
          <table:table-cell table:style-name="ce21"/>
          <table:table-cell table:style-name="ce21" office:value-type="string">
            <text:p>TC_ Projects Page_28</text:p>
          </table:table-cell>
          <table:table-cell table:style-name="ce20" office:value-type="string">
            <text:p>Check for the Overall Report radio button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Quality Tab</text:p>
            <text:p>8.Click on Unit Tab and Click on the Report Icon.</text:p>
            <text:p>9.Select the Overall Report Radio Button.</text:p>
            <text:p/>
          </table:table-cell>
          <table:table-cell table:style-name="ce21" office:value-type="string">
            <text:p>Framework </text:p>
          </table:table-cell>
          <table:table-cell/>
          <table:table-cell table:style-name="ce20" office:value-type="string">
            <text:p>User should be able to view the Generate Button Enabled.</text:p>
          </table:table-cell>
          <table:table-cell table:number-columns-repeated="247"/>
        </table:table-row>
        <table:table-row table:style-name="ro12">
          <table:table-cell office:value-type="float" office:value="114">
            <text:p>114</text:p>
          </table:table-cell>
          <table:table-cell table:style-name="ce20" office:value-type="string">
            <text:p>WordPress_ Project - Unit Test - Report - Overall Report - Generate</text:p>
          </table:table-cell>
          <table:table-cell table:style-name="ce21"/>
          <table:table-cell table:style-name="ce21" office:value-type="string">
            <text:p>TC_ Projects Page_29</text:p>
          </table:table-cell>
          <table:table-cell table:style-name="ce20" office:value-type="string">
            <text:p>Check for the Overall Report Generate butt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Quality Tab</text:p>
            <text:p>8.Click on Unit Tab and Click on the Report Icon.</text:p>
            <text:p>9.Select the Overall Report.</text:p>
            <text:p>10.Click Generate Button.</text:p>
            <text:p/>
          </table:table-cell>
          <table:table-cell table:style-name="ce21" office:value-type="string">
            <text:p>Framework </text:p>
          </table:table-cell>
          <table:table-cell/>
          <table:table-cell table:style-name="ce20" office:value-type="string">
            <text:p>User should be able to view the Overall PDF Report available in the Generate Popup.</text:p>
          </table:table-cell>
          <table:table-cell table:number-columns-repeated="247"/>
        </table:table-row>
        <table:table-row table:style-name="ro37">
          <table:table-cell office:value-type="float" office:value="115">
            <text:p>115</text:p>
          </table:table-cell>
          <table:table-cell table:style-name="ce20" office:value-type="string">
            <text:p>WordPress_ Project - Unit Test - Report - Overall Report - Availability</text:p>
          </table:table-cell>
          <table:table-cell table:style-name="ce21"/>
          <table:table-cell table:style-name="ce21" office:value-type="string">
            <text:p>TC_ Projects Page_30</text:p>
          </table:table-cell>
          <table:table-cell table:style-name="ce20" office:value-type="string">
            <text:p>Check for the Overall Report Availability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Quality Tab</text:p>
            <text:p>8.Click on Unit Tab and Click on the Report Icon.</text:p>
            <text:p>9.Select the Overall Report.</text:p>
            <text:p>10.Click Generate Button.</text:p>
            <text:p>11.Click on the Overall PDF report available in the Generate Popup.</text:p>
            <text:p/>
          </table:table-cell>
          <table:table-cell table:style-name="ce21" office:value-type="string">
            <text:p>Framework </text:p>
          </table:table-cell>
          <table:table-cell/>
          <table:table-cell table:style-name="ce20" office:value-type="string">
            <text:p>User should be able to view a Popup where user is provided with options to open or download the PDF Report.</text:p>
          </table:table-cell>
          <table:table-cell table:number-columns-repeated="247"/>
        </table:table-row>
        <table:table-row table:style-name="ro31">
          <table:table-cell office:value-type="float" office:value="116">
            <text:p>116</text:p>
          </table:table-cell>
          <table:table-cell table:style-name="ce20" office:value-type="string">
            <text:p>WordPress_ Project - Unit Test - Report - Overall Report - Generated PDF - Open With</text:p>
          </table:table-cell>
          <table:table-cell table:style-name="ce21"/>
          <table:table-cell table:style-name="ce21" office:value-type="string">
            <text:p>TC_ Projects Page_31</text:p>
          </table:table-cell>
          <table:table-cell table:style-name="ce20" office:value-type="string">
            <text:p>Check for the Overall Report Generated PDF by choosing Open With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table:style-name="ce21" office:value-type="string">
            <text:p>Framework </text:p>
          </table:table-cell>
          <table:table-cell/>
          <table:table-cell table:style-name="ce20" office:value-type="string">
            <text:p>User should be able to view the Overall PDF Report</text:p>
          </table:table-cell>
          <table:table-cell table:number-columns-repeated="247"/>
        </table:table-row>
        <table:table-row table:style-name="ro41">
          <table:table-cell office:value-type="float" office:value="117">
            <text:p>117</text:p>
          </table:table-cell>
          <table:table-cell table:style-name="ce20" office:value-type="string">
            <text:p>WordPress_ Project - Unit Test - Report - Overall Report - Open With - Generate Report Popup - Cancel, Close Icon and Esc key - Verify Report</text:p>
          </table:table-cell>
          <table:table-cell table:style-name="ce21"/>
          <table:table-cell table:style-name="ce21" office:value-type="string">
            <text:p>TC_ Projects Page_32</text:p>
          </table:table-cell>
          <table:table-cell table:style-name="ce20" office:value-type="string">
            <text:p>Check for Report Popup cancel and Report Verify</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able:table-cell>
          <table:table-cell table:style-name="ce21" office:value-type="string">
            <text:p>Framework </text:p>
          </table:table-cell>
          <table:table-cell/>
          <table:table-cell table:style-name="ce20" office:value-type="string">
            <text:p>User should be able to view the Generate Popup with the Overall PDF Report in it on doing all the mentioned Steps.</text:p>
          </table:table-cell>
          <table:table-cell table:number-columns-repeated="247"/>
        </table:table-row>
        <table:table-row table:style-name="ro37">
          <table:table-cell office:value-type="float" office:value="118">
            <text:p>118</text:p>
          </table:table-cell>
          <table:table-cell table:style-name="ce20" office:value-type="string">
            <text:p>WordPress_ Project - Unit Test - Report - Overall Report - Generated PDF - Save File</text:p>
          </table:table-cell>
          <table:table-cell table:style-name="ce21"/>
          <table:table-cell table:style-name="ce21" office:value-type="string">
            <text:p>TC_ Projects Page_38</text:p>
          </table:table-cell>
          <table:table-cell table:style-name="ce20" office:value-type="string">
            <text:p>Check for the Overall Report Generated PDF by using save file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Quality Tab</text:p>
            <text:p>8.Click on Unit Tab and Click on the Report Icon.</text:p>
            <text:p>9.Select the Overall Report.</text:p>
            <text:p>10.Click Generate Button.</text:p>
            <text:p>11.Click Ok Button(After Selecting the save file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number-columns-repeated="247"/>
        </table:table-row>
        <table:table-row table:style-name="ro38">
          <table:table-cell office:value-type="float" office:value="119">
            <text:p>119</text:p>
          </table:table-cell>
          <table:table-cell table:style-name="ce20" office:value-type="string">
            <text:p>WordPress_ Project - Unit Test - Report - Overall Report - Save File - Generate Report Popup - Cancel</text:p>
          </table:table-cell>
          <table:table-cell table:style-name="ce21"/>
          <table:table-cell table:style-name="ce21" office:value-type="string">
            <text:p>TC_ Projects Page_39</text:p>
          </table:table-cell>
          <table:table-cell table:style-name="ce20" office:value-type="string">
            <text:p>Check for Report Popup Cancel</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able:table-cell>
          <table:table-cell table:style-name="ce21" office:value-type="string">
            <text:p>Framework </text:p>
          </table:table-cell>
          <table:table-cell/>
          <table:table-cell table:style-name="ce20" office:value-type="string">
            <text:p>User should be able to view the application .</text:p>
          </table:table-cell>
          <table:table-cell table:number-columns-repeated="247"/>
        </table:table-row>
        <table:table-row table:style-name="ro12">
          <table:table-cell office:value-type="float" office:value="120">
            <text:p>120</text:p>
          </table:table-cell>
          <table:table-cell table:style-name="ce20" office:value-type="string">
            <text:p>WordPress_ Project - Unit Test - Report - Detailed Report - Generate </text:p>
          </table:table-cell>
          <table:table-cell table:style-name="ce21"/>
          <table:table-cell table:style-name="ce21" office:value-type="string">
            <text:p>TC_ Projects Page_44</text:p>
          </table:table-cell>
          <table:table-cell table:style-name="ce20" office:value-type="string">
            <text:p>Check for the Detailed Report Generate button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Quality Tab</text:p>
            <text:p>8.Click on Unit Tab and Click on the Report Icon.</text:p>
            <text:p>9.Select the Detailed Report.</text:p>
            <text:p>10.Click Generate Butt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number-columns-repeated="247"/>
        </table:table-row>
        <table:table-row table:style-name="ro37">
          <table:table-cell office:value-type="float" office:value="121">
            <text:p>121</text:p>
          </table:table-cell>
          <table:table-cell table:style-name="ce20" office:value-type="string">
            <text:p>WordPress_ Project - Unit Test -Report - Detailed Report - Availability </text:p>
          </table:table-cell>
          <table:table-cell table:style-name="ce21"/>
          <table:table-cell table:style-name="ce21" office:value-type="string">
            <text:p>TC_ Projects Page_45</text:p>
          </table:table-cell>
          <table:table-cell table:style-name="ce20" office:value-type="string">
            <text:p>Check for the Overall Report Availability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Quality Tab</text:p>
            <text:p>8.Click on Unit Tab and Click on the Report Icon.</text:p>
            <text:p>9.Select the Detailed Report.</text:p>
            <text:p>10.Click Generate Button.</text:p>
            <text:p>11.Click on the Detailed PDF report available in the Generate Popup.</text:p>
            <text:p/>
          </table:table-cell>
          <table:table-cell table:style-name="ce21" office:value-type="string">
            <text:p>Framework </text:p>
          </table:table-cell>
          <table:table-cell/>
          <table:table-cell table:style-name="ce20" office:value-type="string">
            <text:p>User should be able to view a Popup where user is provided with options to open or download the PDF Report.</text:p>
          </table:table-cell>
          <table:table-cell table:number-columns-repeated="247"/>
        </table:table-row>
        <table:table-row table:style-name="ro31">
          <table:table-cell office:value-type="float" office:value="122">
            <text:p>122</text:p>
          </table:table-cell>
          <table:table-cell table:style-name="ce20" office:value-type="string">
            <text:p>WordPress_ Project - Unit Test - Report - Detailed Report - Generated PDF - Open With</text:p>
          </table:table-cell>
          <table:table-cell table:style-name="ce21"/>
          <table:table-cell table:style-name="ce21" office:value-type="string">
            <text:p>TC_ Projects Page_46</text:p>
          </table:table-cell>
          <table:table-cell table:style-name="ce20" office:value-type="string">
            <text:p>Check for the Overall Report Generated PDF by choosing Open With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number-columns-repeated="247"/>
        </table:table-row>
        <table:table-row table:style-name="ro34">
          <table:table-cell office:value-type="float" office:value="123">
            <text:p>123</text:p>
          </table:table-cell>
          <table:table-cell table:style-name="ce20" office:value-type="string">
            <text:p>WordPress_ Project - Unit Test - Report - Detailed Report - Open With - Generate Report Popup - Cancel -Report Verify</text:p>
          </table:table-cell>
          <table:table-cell table:style-name="ce21"/>
          <table:table-cell table:style-name="ce21" office:value-type="string">
            <text:p>TC_ Projects Page_48</text:p>
          </table:table-cell>
          <table:table-cell table:style-name="ce20" office:value-type="string">
            <text:p>Check for Report availability after Popup Cancel and Verify Report</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number-columns-repeated="247"/>
        </table:table-row>
        <table:table-row table:style-name="ro37">
          <table:table-cell office:value-type="float" office:value="124">
            <text:p>124</text:p>
          </table:table-cell>
          <table:table-cell table:style-name="ce20" office:value-type="string">
            <text:p>WordPress_ Project - Unit Test - Report - Detailed Report - Generated PDF - Save File</text:p>
          </table:table-cell>
          <table:table-cell table:style-name="ce21"/>
          <table:table-cell table:style-name="ce21" office:value-type="string">
            <text:p>TC_ Projects Page_52</text:p>
          </table:table-cell>
          <table:table-cell table:style-name="ce20" office:value-type="string">
            <text:p>Check for the Overall Report Generated PDF by using save file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Quality Tab</text:p>
            <text:p>8.Click on Unit Tab and Click on the Report Icon.</text:p>
            <text:p>9.Select the Detailed Report.</text:p>
            <text:p>10.Click Generate Button.</text:p>
            <text:p>11.Click Ok Button(After Selecting the save file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number-columns-repeated="247"/>
        </table:table-row>
        <table:table-row table:style-name="ro29">
          <table:table-cell office:value-type="float" office:value="125">
            <text:p>125</text:p>
          </table:table-cell>
          <table:table-cell table:style-name="ce20" office:value-type="string">
            <text:p>WordPress_ Project - Unit Test - Report - Detailed Report - Open With - Generate Report Popup - Cancel - Report Verify</text:p>
          </table:table-cell>
          <table:table-cell table:style-name="ce21"/>
          <table:table-cell table:style-name="ce21" office:value-type="string">
            <text:p>TC_ Projects Page_54</text:p>
          </table:table-cell>
          <table:table-cell table:style-name="ce20" office:value-type="string">
            <text:p>Check for Report availability after Popup Cancel and verify report.</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style-name="ce35" table:number-columns-repeated="2"/>
          <table:table-cell table:number-columns-repeated="245"/>
        </table:table-row>
        <table:table-row table:style-name="ro50">
          <table:table-cell office:value-type="float" office:value="126">
            <text:p>126</text:p>
          </table:table-cell>
          <table:table-cell table:style-name="ce15" office:value-type="string">
            <text:p>Functional Test</text:p>
          </table:table-cell>
          <table:table-cell table:style-name="ce8" table:number-columns-repeated="3"/>
          <table:table-cell table:style-name="ce66"/>
          <table:table-cell table:style-name="ce8" table:number-columns-repeated="2"/>
          <table:table-cell table:style-name="ce89"/>
          <table:table-cell table:style-name="ce93" table:number-columns-repeated="6"/>
          <table:table-cell table:style-name="ce121"/>
          <table:table-cell table:style-name="ce112" table:number-columns-repeated="2"/>
          <table:table-cell table:style-name="ce114" table:number-columns-repeated="2"/>
          <table:table-cell table:number-columns-repeated="236"/>
        </table:table-row>
        <table:table-row table:style-name="ro51">
          <table:table-cell office:value-type="float" office:value="127">
            <text:p>127</text:p>
          </table:table-cell>
          <table:table-cell table:style-name="ce24" office:value-type="string">
            <text:p>WordPress_WordPress_Edit Application – Quality - Functional_Test</text:p>
          </table:table-cell>
          <table:table-cell table:style-name="ce24"/>
          <table:table-cell table:style-name="ce24" office:value-type="string">
            <text:p>TC_FUNCTIONAL_01</text:p>
          </table:table-cell>
          <table:table-cell table:style-name="ce24" office:value-type="string">
            <text:p>Check whether User able to Test application Quality Functional -Test </text:p>
          </table:table-cell>
          <table:table-cell table:style-name="ce24" office:value-type="string">
            <text:p>1. Click on the Projects tab. </text:p>
            <text:p>2. Click on the project that need to be edited.</text:p>
            <text:p>3. Click on Quality </text:p>
            <text:p/>
          </table:table-cell>
          <table:table-cell table:style-name="ce24" table:number-columns-repeated="2"/>
          <table:table-cell table:style-name="ce24" office:value-type="string">
            <text:p><text:s/>User able to view Quality Tab by clicking on the project that need to be edited</text:p>
          </table:table-cell>
          <table:table-cell table:style-name="ce24" table:number-columns-repeated="11"/>
          <table:table-cell table:number-columns-repeated="236"/>
        </table:table-row>
        <table:table-row table:style-name="ro51">
          <table:table-cell office:value-type="float" office:value="128">
            <text:p>128</text:p>
          </table:table-cell>
          <table:table-cell table:style-name="ce24" office:value-type="string">
            <text:p>WordPress_Edit Application – Quality - Functional_Test_UI Validation</text:p>
          </table:table-cell>
          <table:table-cell table:style-name="ce24"/>
          <table:table-cell table:style-name="ce24" office:value-type="string">
            <text:p>TC_FUNCTIONAL_02</text:p>
          </table:table-cell>
          <table:table-cell table:style-name="ce24" office:value-type="string">
            <text:p>Check whether user able to click on Functional tab &amp; Validate the UI</text:p>
          </table:table-cell>
          <table:table-cell table:style-name="ce24" office:value-type="string">
            <text:p>1. Click on the Projects tab. </text:p>
            <text:p>2. Click on the project that need to be edited.</text:p>
            <text:p>3. Click on Quality </text:p>
            <text:p>4. By default Unit will selected.</text:p>
            <text:p>5. User need to click Functional.</text:p>
            <text:p/>
            <text:p/>
          </table:table-cell>
          <table:table-cell table:style-name="ce24" table:number-columns-repeated="2"/>
          <table:table-cell table:style-name="ce24" office:value-type="string">
            <text:p>User able to click on Functional and able to view the Test[disabled], Start Hub &amp; Start Node button and default message "Functional test not yet executed".</text:p>
          </table:table-cell>
          <table:table-cell table:style-name="ce24" table:number-columns-repeated="11"/>
          <table:table-cell table:number-columns-repeated="236"/>
        </table:table-row>
        <table:table-row table:style-name="ro51">
          <table:table-cell office:value-type="float" office:value="129">
            <text:p>129</text:p>
          </table:table-cell>
          <table:table-cell table:style-name="ce24" office:value-type="string">
            <text:p>WordPress_Edit Application – Quality - Functional_Start Hub popup</text:p>
          </table:table-cell>
          <table:table-cell table:style-name="ce24"/>
          <table:table-cell table:style-name="ce24" office:value-type="string">
            <text:p>TC_FUNCTIONAL_02</text:p>
          </table:table-cell>
          <table:table-cell table:style-name="ce24" office:value-type="string">
            <text:p>Check whether user able to click on Functional tab and view the Start Hub popup</text:p>
          </table:table-cell>
          <table:table-cell table:style-name="ce24" office:value-type="string">
            <text:p>1. Click on the Projects tab. </text:p>
            <text:p>2. Click on the project that need to be edited.</text:p>
            <text:p>3. Click on Quality </text:p>
            <text:p>4. By default Unit will selected.</text:p>
            <text:p>5. User need to click Functional.</text:p>
            <text:p>6. User need to click Start Hub.</text:p>
          </table:table-cell>
          <table:table-cell table:style-name="ce24" table:number-columns-repeated="2"/>
          <table:table-cell table:style-name="ce24" office:value-type="string">
            <text:p>User able to click Start Hub and view Start Hub popup and all the required fileds</text:p>
          </table:table-cell>
          <table:table-cell table:style-name="ce24" table:number-columns-repeated="11"/>
          <table:table-cell table:number-columns-repeated="236"/>
        </table:table-row>
        <table:table-row table:style-name="ro51">
          <table:table-cell office:value-type="float" office:value="130">
            <text:p>130</text:p>
          </table:table-cell>
          <table:table-cell table:style-name="ce24" office:value-type="string">
            <text:p>WordPress_Edit Application – Quality - Functional_Start Hub</text:p>
          </table:table-cell>
          <table:table-cell table:style-name="ce24"/>
          <table:table-cell table:style-name="ce24" office:value-type="string">
            <text:p>TC_FUNCTIONAL_02</text:p>
          </table:table-cell>
          <table:table-cell table:style-name="ce24" office:value-type="string">
            <text:p>Check whether user able to click on Functional tab and Start the hub</text:p>
          </table:table-cell>
          <table:table-cell table:style-name="ce24" office:value-type="string">
            <text:p>1. Click on the Projects tab. </text:p>
            <text:p>2. Click on the project that need to be edited.</text:p>
            <text:p>3. Click on Quality </text:p>
            <text:p>4. By default Unit will selected.</text:p>
            <text:p>5. User need to click Functional.</text:p>
            <text:p>6. User need to click Start Hub.</text:p>
            <text:p>7.User need to click on Start Button available in the Start Hub popup</text:p>
          </table:table-cell>
          <table:table-cell table:style-name="ce24" table:number-columns-repeated="2"/>
          <table:table-cell table:style-name="ce24" office:value-type="string">
            <text:p>User able to view the console of start hub <text:s/>ending with the message "Started SocketConnector@0.0.0.0:&lt;4444/port of the Hub&gt;"</text:p>
            <text:p><text:s text:c="16"/>on clicking <text:s/>the Start button</text:p>
          </table:table-cell>
          <table:table-cell table:style-name="ce24" table:number-columns-repeated="11"/>
          <table:table-cell table:number-columns-repeated="236"/>
        </table:table-row>
        <table:table-row table:style-name="ro51">
          <table:table-cell office:value-type="float" office:value="131">
            <text:p>131</text:p>
          </table:table-cell>
          <table:table-cell table:style-name="ce24" office:value-type="string">
            <text:p>WordPress_Edit Application – Quality - Functional_Start Node popup</text:p>
          </table:table-cell>
          <table:table-cell table:style-name="ce24"/>
          <table:table-cell table:style-name="ce24" office:value-type="string">
            <text:p>TC_FUNCTIONAL_02</text:p>
          </table:table-cell>
          <table:table-cell table:style-name="ce24" office:value-type="string">
            <text:p>Check whether user able to click on Functional tab and view the Start Node popup</text:p>
          </table:table-cell>
          <table:table-cell table:style-name="ce24" office:value-type="string">
            <text:p>1. Click on the Projects tab. </text:p>
            <text:p>2. Click on the project that need to be edited.</text:p>
            <text:p>3. Click on Quality </text:p>
            <text:p>4. By default Unit will selected.</text:p>
            <text:p>5. User need to click Functional.</text:p>
            <text:p>6. User need to click Start Node.</text:p>
          </table:table-cell>
          <table:table-cell table:style-name="ce24" table:number-columns-repeated="2"/>
          <table:table-cell table:style-name="ce24" office:value-type="string">
            <text:p>User able to click Start Node and view Start Hub popup and all the required fileds</text:p>
          </table:table-cell>
          <table:table-cell table:style-name="ce24" table:number-columns-repeated="11"/>
          <table:table-cell table:number-columns-repeated="236"/>
        </table:table-row>
        <table:table-row table:style-name="ro51">
          <table:table-cell office:value-type="float" office:value="132">
            <text:p>132</text:p>
          </table:table-cell>
          <table:table-cell table:style-name="ce24" office:value-type="string">
            <text:p>WordPress_Edit Application – Quality - Functional_Start Node</text:p>
          </table:table-cell>
          <table:table-cell table:style-name="ce24"/>
          <table:table-cell table:style-name="ce24" office:value-type="string">
            <text:p>TC_FUNCTIONAL_02</text:p>
          </table:table-cell>
          <table:table-cell table:style-name="ce24" office:value-type="string">
            <text:p>Check whether user able to click on Functional tab and start the Node</text:p>
          </table:table-cell>
          <table:table-cell table:style-name="ce24" office:value-type="string">
            <text:p>1. Click on the Projects tab. </text:p>
            <text:p>2. Click on the project that need to be edited.</text:p>
            <text:p>3. Click on Quality </text:p>
            <text:p>4. By default Unit will selected.</text:p>
            <text:p>5. User need to click Functional.</text:p>
            <text:p>6. User need to click Start Node.</text:p>
            <text:p>7.User need to click on Start Button available in the Start Node popup</text:p>
          </table:table-cell>
          <table:table-cell table:style-name="ce24" table:number-columns-repeated="2"/>
          <table:table-cell table:style-name="ce24" office:value-type="string">
            <text:p>User able to view the console of start hub <text:s/>ending with the message <text:s/>"INFO -Done: /status"</text:p>
            <text:p><text:s text:c="17"/>on clicking <text:s/>the Start button</text:p>
          </table:table-cell>
          <table:table-cell table:style-name="ce24" table:number-columns-repeated="11"/>
          <table:table-cell table:number-columns-repeated="236"/>
        </table:table-row>
        <table:table-row table:style-name="ro51">
          <table:table-cell office:value-type="float" office:value="133">
            <text:p>133</text:p>
          </table:table-cell>
          <table:table-cell table:style-name="ce24" office:value-type="string">
            <text:p>WordPress_Edit Application – Quality - Functional_Test_Enabled</text:p>
          </table:table-cell>
          <table:table-cell table:style-name="ce24"/>
          <table:table-cell table:style-name="ce24" office:value-type="string">
            <text:p>TC_FUNCTIONAL_03</text:p>
          </table:table-cell>
          <table:table-cell table:style-name="ce24" office:value-type="string">
            <text:p>Check user able to view Test button enabled</text:p>
          </table:table-cell>
          <table:table-cell table:style-name="ce24" office:value-type="string">
            <text:p>1. User need to click on quality</text:p>
            <text:p>2. Click on Functional</text:p>
            <text:p>3.User needs to Start the Hub</text:p>
            <text:p>4.User needs to Start the Node</text:p>
            <text:p/>
            <text:p/>
            <text:p/>
          </table:table-cell>
          <table:table-cell table:style-name="ce24" table:number-columns-repeated="2"/>
          <table:table-cell table:style-name="ce24" office:value-type="string">
            <text:p>User able to view the Test button enabled after starting the Hub &amp; Node</text:p>
          </table:table-cell>
          <table:table-cell table:style-name="ce24" table:number-columns-repeated="11"/>
          <table:table-cell table:number-columns-repeated="236"/>
        </table:table-row>
        <table:table-row table:style-name="ro51">
          <table:table-cell office:value-type="float" office:value="134">
            <text:p>134</text:p>
          </table:table-cell>
          <table:table-cell table:style-name="ce24" office:value-type="string">
            <text:p>WordPress_Edit Application – Quality - Functional_Test_popup</text:p>
          </table:table-cell>
          <table:table-cell table:style-name="ce24"/>
          <table:table-cell table:style-name="ce24" office:value-type="string">
            <text:p>TC_FUNCTIONAL_04</text:p>
          </table:table-cell>
          <table:table-cell table:style-name="ce24" office:value-type="string">
            <text:p>Check the options available in Test popup window</text:p>
          </table:table-cell>
          <table:table-cell table:style-name="ce24" office:value-type="string">
            <text:p>1. User need to click on quality</text:p>
            <text:p>2. Click on Functional</text:p>
            <text:p>3.User needs to Start the Hub</text:p>
            <text:p>4.User needs to Start the Node</text:p>
            <text:p>5. User need to click Test</text:p>
            <text:p/>
            <text:p/>
          </table:table-cell>
          <table:table-cell table:style-name="ce24" table:number-columns-repeated="2"/>
          <table:table-cell table:style-name="ce24" office:value-type="string">
            <text:p>User able to view the Test pop up </text:p>
            <text:p><text:s/>with the Test Against Drop down - Server(selected by default),</text:p>
            <text:p><text:s/>Environment dropdown and Show settings check box and Test &amp; Cancel buttons</text:p>
          </table:table-cell>
          <table:table-cell table:style-name="ce24" table:number-columns-repeated="11"/>
          <table:table-cell table:number-columns-repeated="236"/>
        </table:table-row>
        <table:table-row table:style-name="ro51">
          <table:table-cell office:value-type="float" office:value="135">
            <text:p>135</text:p>
          </table:table-cell>
          <table:table-cell table:style-name="ce24" office:value-type="string">
            <text:p>WordPress_Edit Application – Quality - Functional_Test</text:p>
          </table:table-cell>
          <table:table-cell table:style-name="ce24"/>
          <table:table-cell table:style-name="ce24" office:value-type="string">
            <text:p>TC_FUNCTIONAL_07</text:p>
          </table:table-cell>
          <table:table-cell table:style-name="ce24" office:value-type="string">
            <text:p>Execute Functional test cases in Different browsers</text:p>
          </table:table-cell>
          <table:table-cell table:style-name="ce24" office:value-type="string">
            <text:p>1. User need to click on quality</text:p>
            <text:p>2. Click on Functional</text:p>
            <text:p>3. User need to start hub &amp; node and <text:s/>click on Test</text:p>
            <text:p>4.Click on the Test button available in the Test popup</text:p>
            <text:p/>
            <text:p/>
          </table:table-cell>
          <table:table-cell table:style-name="ce24" table:number-columns-repeated="2"/>
          <table:table-cell table:style-name="ce24" office:value-type="string">
            <text:p>User able to view the Test progress in the console &amp; execute the functional test cases in all the browsers configured in the Start Node popup</text:p>
          </table:table-cell>
          <table:table-cell table:style-name="ce24" table:number-columns-repeated="11"/>
          <table:table-cell table:number-columns-repeated="236"/>
        </table:table-row>
        <table:table-row table:style-name="ro51">
          <table:table-cell office:value-type="float" office:value="136">
            <text:p>136</text:p>
          </table:table-cell>
          <table:table-cell table:style-name="ce24" office:value-type="string">
            <text:p>WordPress_Edit Application – Quality - Functional_Test_Result</text:p>
          </table:table-cell>
          <table:table-cell table:style-name="ce24"/>
          <table:table-cell table:style-name="ce24" office:value-type="string">
            <text:p>TC_FUNCTIONAL_22</text:p>
          </table:table-cell>
          <table:table-cell table:style-name="ce24" office:value-type="string">
            <text:p>Check Functional Test Results page in tabular view</text:p>
          </table:table-cell>
          <table:table-cell table:style-name="ce2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able:table-cell>
          <table:table-cell table:style-name="ce24" table:number-columns-repeated="2"/>
          <table:table-cell table:style-name="ce24" office:value-type="string">
            <text:p>User able to view the results with dropdown options as Tabular view and Graphical view, By default the results will be displayed as tabular view, The results will be displayed by rows and coloumns as follows:</text:p>
            <text:p><text:s text:c="4"/>Rows will be: TestSuite Name, Total, Success, Failure &amp; Error </text:p>
          </table:table-cell>
          <table:table-cell table:style-name="ce24" table:number-columns-repeated="11"/>
          <table:table-cell table:number-columns-repeated="236"/>
        </table:table-row>
        <table:table-row table:style-name="ro51">
          <table:table-cell office:value-type="float" office:value="137">
            <text:p>137</text:p>
          </table:table-cell>
          <table:table-cell table:style-name="ce24" office:value-type="string">
            <text:p>WordPress_Edit Application – Quality - Functional_Test_Result_Tabular_All</text:p>
          </table:table-cell>
          <table:table-cell table:style-name="ce24"/>
          <table:table-cell table:style-name="ce24" office:value-type="string">
            <text:p>TC_FUNCTIONAL_23</text:p>
          </table:table-cell>
          <table:table-cell table:style-name="ce24" office:value-type="string">
            <text:p>Check for the test suite text box by default All will be displayed</text:p>
          </table:table-cell>
          <table:table-cell table:style-name="ce2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
            <text:p/>
          </table:table-cell>
          <table:table-cell table:style-name="ce24" table:number-columns-repeated="2"/>
          <table:table-cell table:style-name="ce24" office:value-type="string">
            <text:p>User can able to view functional test results in tabular view format for All (test suite)</text:p>
          </table:table-cell>
          <table:table-cell table:style-name="ce24" table:number-columns-repeated="11"/>
          <table:table-cell table:number-columns-repeated="236"/>
        </table:table-row>
        <table:table-row table:style-name="ro51">
          <table:table-cell office:value-type="float" office:value="138">
            <text:p>138</text:p>
          </table:table-cell>
          <table:table-cell table:style-name="ce24" office:value-type="string">
            <text:p>WordPress_Edit Application – Quality - Functional_Test_Result_Graphical_All</text:p>
          </table:table-cell>
          <table:table-cell table:style-name="ce24"/>
          <table:table-cell table:style-name="ce24" office:value-type="string">
            <text:p>TC_FUNCTIONAL_24</text:p>
          </table:table-cell>
          <table:table-cell table:style-name="ce24" office:value-type="string">
            <text:p>Check for the (test suite) All and user able to select graphical view in view dropdown list</text:p>
          </table:table-cell>
          <table:table-cell table:style-name="ce2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results graphical view option</text:p>
          </table:table-cell>
          <table:table-cell table:style-name="ce24" table:number-columns-repeated="2"/>
          <table:table-cell table:style-name="ce24" office:value-type="string">
            <text:p>User can able to view functional results in graphical view format as a bar graph for All(test suite)</text:p>
          </table:table-cell>
          <table:table-cell table:style-name="ce24" table:number-columns-repeated="11"/>
          <table:table-cell table:number-columns-repeated="236"/>
        </table:table-row>
        <table:table-row table:style-name="ro51">
          <table:table-cell office:value-type="float" office:value="139">
            <text:p>139</text:p>
          </table:table-cell>
          <table:table-cell table:style-name="ce24" office:value-type="string">
            <text:p>WordPress_Edit Application – Quality - Functional_Test_Result_Tabular_Test Suite</text:p>
          </table:table-cell>
          <table:table-cell table:style-name="ce24"/>
          <table:table-cell table:style-name="ce24" office:value-type="string">
            <text:p>TC_FUNCTIONAL_25</text:p>
          </table:table-cell>
          <table:table-cell table:style-name="ce24" office:value-type="string">
            <text:p>Check for the test suite text box from the drop down list box while selecting the given test class name.</text:p>
          </table:table-cell>
          <table:table-cell table:style-name="ce2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test suite name listed in the dropdown list.</text:p>
          </table:table-cell>
          <table:table-cell table:style-name="ce24" table:number-columns-repeated="2"/>
          <table:table-cell table:style-name="ce24" office:value-type="string">
            <text:p>User can able to view the functional testsuite results for selected Test suite name in tabular view format.</text:p>
          </table:table-cell>
          <table:table-cell table:style-name="ce24" table:number-columns-repeated="11"/>
          <table:table-cell table:number-columns-repeated="236"/>
        </table:table-row>
        <table:table-row table:style-name="ro51">
          <table:table-cell office:value-type="float" office:value="140">
            <text:p>140</text:p>
          </table:table-cell>
          <table:table-cell table:style-name="ce24" office:value-type="string">
            <text:p>WordPress_Edit Application – Quality - Functional_Test_Result_Graphical_Test Suite</text:p>
          </table:table-cell>
          <table:table-cell table:style-name="ce24"/>
          <table:table-cell table:style-name="ce24" office:value-type="string">
            <text:p>TC_FUNCTIONAL_26</text:p>
          </table:table-cell>
          <table:table-cell table:style-name="ce24" office:value-type="string">
            <text:p>Check for the (test suite) given test class name and user able to select graphical view in view dropdown list</text:p>
          </table:table-cell>
          <table:table-cell table:style-name="ce2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test suite name listed in the dropdown list.</text:p>
            <text:p>7.Select the results in graphical view option</text:p>
          </table:table-cell>
          <table:table-cell table:style-name="ce24" table:number-columns-repeated="2"/>
          <table:table-cell table:style-name="ce24" office:value-type="string">
            <text:p>User can able to view the <text:s/>functional test suite results for selected Test Suite name in graphical view format as a pie chart.</text:p>
          </table:table-cell>
          <table:table-cell table:style-name="ce24" table:number-columns-repeated="11"/>
          <table:table-cell table:number-columns-repeated="236"/>
        </table:table-row>
        <table:table-row table:style-name="ro51">
          <table:table-cell office:value-type="float" office:value="141">
            <text:p>141</text:p>
          </table:table-cell>
          <table:table-cell table:style-name="ce24" office:value-type="string">
            <text:p>WordPress_Edit Application – Quality - Functional_Test_PDF,Copy Path &amp; Open Folder</text:p>
          </table:table-cell>
          <table:table-cell table:style-name="ce24"/>
          <table:table-cell table:style-name="ce24" office:value-type="string">
            <text:p>TC_FUNCTIONAL_29</text:p>
          </table:table-cell>
          <table:table-cell table:style-name="ce24" office:value-type="string">
            <text:p>Check PDF report file,Folder, and copy path doc</text:p>
          </table:table-cell>
          <table:table-cell table:style-name="ce24" office:value-type="string">
            <text:p>1.User need to click on quality</text:p>
            <text:p>2. Click on Functional</text:p>
            <text:p/>
            <text:p/>
          </table:table-cell>
          <table:table-cell table:style-name="ce24" table:number-columns-repeated="2"/>
          <table:table-cell table:style-name="ce24" office:value-type="string">
            <text:p>User able to view PDF file, folder and copy path <text:s/>at top right side corner</text:p>
          </table:table-cell>
          <table:table-cell table:style-name="ce24" table:number-columns-repeated="11"/>
          <table:table-cell table:number-columns-repeated="236"/>
        </table:table-row>
        <table:table-row table:style-name="ro51">
          <table:table-cell office:value-type="float" office:value="142">
            <text:p>142</text:p>
          </table:table-cell>
          <table:table-cell table:style-name="ce24" office:value-type="string">
            <text:p>WordPress_Edit Application – Quality - Functional_Test_Tool Tip</text:p>
          </table:table-cell>
          <table:table-cell table:style-name="ce24"/>
          <table:table-cell table:style-name="ce24" office:value-type="string">
            <text:p>TC_FUNCTIONAL_30</text:p>
          </table:table-cell>
          <table:table-cell table:style-name="ce24" office:value-type="string">
            <text:p>Check the tool tip on mousehover</text:p>
          </table:table-cell>
          <table:table-cell table:style-name="ce24" office:value-type="string">
            <text:p>1.User need to click on quality</text:p>
            <text:p>2. Click on Functional</text:p>
            <text:p/>
            <text:p/>
          </table:table-cell>
          <table:table-cell table:style-name="ce24" table:number-columns-repeated="2"/>
          <table:table-cell table:style-name="ce24" office:value-type="string">
            <text:p>User able to view the tool tip message on mousehover for PDF file, Folder &amp; copy path.</text:p>
          </table:table-cell>
          <table:table-cell table:style-name="ce24" table:number-columns-repeated="11"/>
          <table:table-cell table:number-columns-repeated="236"/>
        </table:table-row>
        <table:table-row table:style-name="ro51">
          <table:table-cell office:value-type="float" office:value="143">
            <text:p>143</text:p>
          </table:table-cell>
          <table:table-cell table:style-name="ce24" office:value-type="string">
            <text:p>WordPress_Edit Application – Quality - Functional_Test_Over All report</text:p>
          </table:table-cell>
          <table:table-cell table:style-name="ce24"/>
          <table:table-cell table:style-name="ce24" office:value-type="string">
            <text:p>TC_FUNCTIONAL_31</text:p>
          </table:table-cell>
          <table:table-cell table:style-name="ce24" office:value-type="string">
            <text:p>Check the generate PDF Over All report</text:p>
          </table:table-cell>
          <table:table-cell table:style-name="ce2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text:p>
            <text:p>7.Click on generate Button</text:p>
            <text:p/>
            <text:p/>
            <text:p/>
          </table:table-cell>
          <table:table-cell table:style-name="ce24" table:number-columns-repeated="2"/>
          <table:table-cell table:style-name="ce24"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24" table:number-columns-repeated="11"/>
          <table:table-cell table:number-columns-repeated="236"/>
        </table:table-row>
        <table:table-row table:style-name="ro51">
          <table:table-cell office:value-type="float" office:value="144">
            <text:p>144</text:p>
          </table:table-cell>
          <table:table-cell table:style-name="ce24" office:value-type="string">
            <text:p>WordPress_Edit Application – Quality - Functional_Test_Over all_save</text:p>
          </table:table-cell>
          <table:table-cell table:style-name="ce24"/>
          <table:table-cell table:style-name="ce24" office:value-type="string">
            <text:p>TC_FUNCTIONAL_36</text:p>
          </table:table-cell>
          <table:table-cell table:style-name="ce24" office:value-type="string">
            <text:p>Check for the download option <text:s/>for the Over All report result</text:p>
          </table:table-cell>
          <table:table-cell table:style-name="ce2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text:p>
            <text:p>7.Click on generate Button</text:p>
            <text:p>8.Click on download.</text:p>
            <text:p>9.Download pop up box will open.</text:p>
            <text:p>10.User can now open/save the report generated.</text:p>
          </table:table-cell>
          <table:table-cell table:style-name="ce24" table:number-columns-repeated="2"/>
          <table:table-cell table:style-name="ce24" office:value-type="string">
            <text:p>User can able to succcessfully open and save the report and view it</text:p>
          </table:table-cell>
          <table:table-cell table:style-name="ce24" table:number-columns-repeated="11"/>
          <table:table-cell table:number-columns-repeated="236"/>
        </table:table-row>
        <table:table-row table:style-name="ro51">
          <table:table-cell office:value-type="float" office:value="145">
            <text:p>145</text:p>
          </table:table-cell>
          <table:table-cell table:style-name="ce24" office:value-type="string">
            <text:p>WordPress_Edit Application – Quality - Functional_Test_detailed report</text:p>
          </table:table-cell>
          <table:table-cell table:style-name="ce24"/>
          <table:table-cell table:style-name="ce24" office:value-type="string">
            <text:p>TC_FUNCTIONAL_31</text:p>
          </table:table-cell>
          <table:table-cell table:style-name="ce24" office:value-type="string">
            <text:p>Check the generate PDF detailed report</text:p>
          </table:table-cell>
          <table:table-cell table:style-name="ce2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 and select the detailed report from report type dropdown</text:p>
            <text:p>7.Click on generate Button</text:p>
            <text:p/>
            <text:p/>
            <text:p/>
          </table:table-cell>
          <table:table-cell table:style-name="ce24" table:number-columns-repeated="2"/>
          <table:table-cell table:style-name="ce24" office:value-type="string">
            <text:p>User can able to view the results of the detailed report</text:p>
          </table:table-cell>
          <table:table-cell table:style-name="ce24" table:number-columns-repeated="11"/>
          <table:table-cell table:number-columns-repeated="236"/>
        </table:table-row>
        <table:table-row table:style-name="ro51">
          <table:table-cell office:value-type="float" office:value="146">
            <text:p>146</text:p>
          </table:table-cell>
          <table:table-cell table:style-name="ce24" office:value-type="string">
            <text:p>WordPress_Edit Application – Quality - Functional_Test_detailed report_Save</text:p>
          </table:table-cell>
          <table:table-cell table:style-name="ce24"/>
          <table:table-cell table:style-name="ce24" office:value-type="string">
            <text:p>TC_FUNCTIONAL_36</text:p>
          </table:table-cell>
          <table:table-cell table:style-name="ce24" office:value-type="string">
            <text:p>Check for the download option <text:s/>for the detailed report result pop up box.</text:p>
          </table:table-cell>
          <table:table-cell table:style-name="ce2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 and select the detailed report from report type dropdown</text:p>
            <text:p>7.Click on generate Button</text:p>
            <text:p>8.Click on download.</text:p>
            <text:p>9.Download pop up box will open.</text:p>
            <text:p>10.User can now open/save the report generated.</text:p>
          </table:table-cell>
          <table:table-cell table:style-name="ce24" table:number-columns-repeated="2"/>
          <table:table-cell table:style-name="ce24" office:value-type="string">
            <text:p>User can able to succcessfully open and save the report and view it</text:p>
          </table:table-cell>
          <table:table-cell table:style-name="ce24" table:number-columns-repeated="11"/>
          <table:table-cell table:number-columns-repeated="236"/>
        </table:table-row>
        <table:table-row table:style-name="ro51">
          <table:table-cell office:value-type="float" office:value="147">
            <text:p>147</text:p>
          </table:table-cell>
          <table:table-cell table:style-name="ce24" office:value-type="string">
            <text:p>WordPress_Edit Application – Quality - Functional_Test_Open Folder</text:p>
          </table:table-cell>
          <table:table-cell table:style-name="ce24"/>
          <table:table-cell table:style-name="ce24" office:value-type="string">
            <text:p>TC_FUNCTIONAL_41</text:p>
          </table:table-cell>
          <table:table-cell table:style-name="ce24" office:value-type="string">
            <text:p>Check functional folder available in results page by clicking the folder</text:p>
          </table:table-cell>
          <table:table-cell table:style-name="ce24" office:value-type="string">
            <text:p>1.User need to click on quality</text:p>
            <text:p>2. Click on Functional</text:p>
            <text:p>3. Click on Folder icon</text:p>
            <text:p>4. Upon clicking the folder icon, the folder get opened </text:p>
          </table:table-cell>
          <table:table-cell table:style-name="ce24" table:number-columns-repeated="2"/>
          <table:table-cell table:style-name="ce24" office:value-type="string">
            <text:p>1.User able to view functional folder details by clicking on the folder icon available in top right corner of the functional page.</text:p>
          </table:table-cell>
          <table:table-cell table:style-name="ce24" table:number-columns-repeated="11"/>
          <table:table-cell table:number-columns-repeated="236"/>
        </table:table-row>
        <table:table-row table:style-name="ro51">
          <table:table-cell office:value-type="float" office:value="148">
            <text:p>148</text:p>
          </table:table-cell>
          <table:table-cell table:style-name="ce24" office:value-type="string">
            <text:p>WordPress_Edit Application – Quality - Functional_Test_Copy path</text:p>
          </table:table-cell>
          <table:table-cell table:style-name="ce24"/>
          <table:table-cell table:style-name="ce24" office:value-type="string">
            <text:p>TC_FUNCTIONAL_42</text:p>
          </table:table-cell>
          <table:table-cell table:style-name="ce24" office:value-type="string">
            <text:p>Click copy path link available in functional page</text:p>
          </table:table-cell>
          <table:table-cell table:style-name="ce24" office:value-type="string">
            <text:p>1.User need to click on quality</text:p>
            <text:p>2. Click on Functional</text:p>
            <text:p>3. Click on the copy path icon</text:p>
            <text:p>4. Upon clicking copy path icon the corresponding path be available for the user to view functional test folder</text:p>
          </table:table-cell>
          <table:table-cell table:style-name="ce24" table:number-columns-repeated="2"/>
          <table:table-cell table:style-name="ce24" office:value-type="string">
            <text:p>User able to view the path on clicking copy path icon</text:p>
          </table:table-cell>
          <table:table-cell table:style-name="ce24" table:number-columns-repeated="11"/>
          <table:table-cell table:number-columns-repeated="236"/>
        </table:table-row>
        <table:table-row table:style-name="ro51">
          <table:table-cell office:value-type="float" office:value="149">
            <text:p>149</text:p>
          </table:table-cell>
          <table:table-cell table:style-name="ce24" office:value-type="string">
            <text:p>WordPress_Edit Application – Quality - Functional_Test_Delete_Over All</text:p>
          </table:table-cell>
          <table:table-cell table:style-name="ce24"/>
          <table:table-cell table:style-name="ce24" office:value-type="string">
            <text:p>TC_FUNCTIONAL_37</text:p>
          </table:table-cell>
          <table:table-cell table:style-name="ce24" office:value-type="string">
            <text:p>Check for the delete option <text:s/>for the overall report result pop up window</text:p>
          </table:table-cell>
          <table:table-cell table:style-name="ce24" office:value-type="string">
            <text:p>1.User need to click on quality</text:p>
            <text:p>2. Click on Functional</text:p>
            <text:p>3.Click on generate pdf report </text:p>
            <text:p>4.Check on the pop up window opened by clicking generate pdf report</text:p>
            <text:p>5.Click on delete against any Over All generated report</text:p>
            <text:p/>
            <text:p/>
          </table:table-cell>
          <table:table-cell table:style-name="ce24" table:number-columns-repeated="2"/>
          <table:table-cell table:style-name="ce24" office:value-type="string">
            <text:p>User can able to delete the over all report successfully by clicking delete.</text:p>
          </table:table-cell>
          <table:table-cell table:style-name="ce24" table:number-columns-repeated="11"/>
          <table:table-cell table:number-columns-repeated="236"/>
        </table:table-row>
        <table:table-row table:style-name="ro51">
          <table:table-cell office:value-type="float" office:value="150">
            <text:p>150</text:p>
          </table:table-cell>
          <table:table-cell table:style-name="ce24" office:value-type="string">
            <text:p>WordPress_Edit Application – Quality - Functional_Test_Delete_Detailed </text:p>
          </table:table-cell>
          <table:table-cell table:style-name="ce24"/>
          <table:table-cell table:style-name="ce24" office:value-type="string">
            <text:p>TC_FUNCTIONAL_37</text:p>
          </table:table-cell>
          <table:table-cell table:style-name="ce24" office:value-type="string">
            <text:p>Check for the delete option <text:s/>for the Detailed <text:s/>report result pop up window</text:p>
          </table:table-cell>
          <table:table-cell table:style-name="ce24" office:value-type="string">
            <text:p>1.User need to click on quality</text:p>
            <text:p>2. Click on Functional</text:p>
            <text:p>3.Click on generate pdf report </text:p>
            <text:p>4.Check on the pop up window opened by clicking generate pdf report</text:p>
            <text:p>5.Click on delete against any Detailed generated report</text:p>
            <text:p/>
            <text:p/>
          </table:table-cell>
          <table:table-cell table:style-name="ce24" table:number-columns-repeated="2"/>
          <table:table-cell table:style-name="ce24" office:value-type="string">
            <text:p>User can able to delete the Detailed <text:s/>report successfully by clicking delete.</text:p>
          </table:table-cell>
          <table:table-cell table:style-name="ce24" table:number-columns-repeated="11"/>
          <table:table-cell table:number-columns-repeated="236"/>
        </table:table-row>
        <table:table-row table:style-name="ro21">
          <table:table-cell office:value-type="float" office:value="151">
            <text:p>151</text:p>
          </table:table-cell>
          <table:table-cell table:style-name="ce16" office:value-type="string">
            <text:p>WordPress_Edit Application – Quality - Functional_Test_PDF_Projects page</text:p>
          </table:table-cell>
          <table:table-cell table:style-name="ce39"/>
          <table:table-cell office:value-type="string">
            <text:p>TC_FUNCTIONAL_31</text:p>
          </table:table-cell>
          <table:table-cell office:value-type="string">
            <text:p>Check the generate PDFreport available against the application</text:p>
          </table:table-cell>
          <table:table-cell office:value-type="string">
            <text:p>1. Open a web browser </text:p>
            <text:p>2. Hit the URL:localhost:2468/phresco.</text:p>
            <text:p>3. User needs to provide Login credentials.</text:p>
            <text:p>4. Click on Login Button.</text:p>
            <text:p>5.Click on Projects. </text:p>
            <text:p>6.Choose created WordPress Project.</text:p>
            <text:p>7.Click on generate pdf report icon available against the application created</text:p>
            <text:p>8.Click on generate Button</text:p>
            <text:p>9.Select the detailed report and click on the generate button</text:p>
            <text:p/>
            <text:p/>
            <text:p/>
          </table:table-cell>
          <table:table-cell table:style-name="ce16"/>
          <table:table-cell table:style-name="ce39"/>
          <table:table-cell table:style-name="ce90" office:value-type="string">
            <text:p>User can able to view the results of the overall report, By default overall report will be </text:p>
            <text:p>selected in the dropdown and User can able to view the overall </text:p>
            <text:p>report results with Existing reports if any and on selecting detailed report user should be able to view the detailed PDF report</text:p>
          </table:table-cell>
          <table:table-cell table:style-name="ce84"/>
          <table:table-cell/>
          <table:table-cell table:style-name="ce39"/>
          <table:table-cell table:style-name="ce74"/>
          <table:table-cell table:style-name="ce108" table:number-columns-repeated="2"/>
          <table:table-cell table:style-name="ce117" table:number-columns-repeated="2"/>
          <table:table-cell table:style-name="ce108"/>
          <table:table-cell table:style-name="ce117" table:number-columns-repeated="2"/>
          <table:table-cell table:number-columns-repeated="236"/>
        </table:table-row>
        <table:table-row table:style-name="ro11">
          <table:table-cell office:value-type="float" office:value="152">
            <text:p>152</text:p>
          </table:table-cell>
          <table:table-cell table:style-name="ce15" office:value-type="string">
            <text:p>Performance</text:p>
          </table:table-cell>
          <table:table-cell table:style-name="ce38"/>
          <table:table-cell table:style-name="ce8"/>
          <table:table-cell table:style-name="ce62"/>
          <table:table-cell table:style-name="ce67"/>
          <table:table-cell table:style-name="ce73"/>
          <table:table-cell table:style-name="ce83"/>
          <table:table-cell table:style-name="ce38"/>
          <table:table-cell table:number-columns-repeated="2"/>
          <table:table-cell table:style-name="ce72"/>
          <table:table-cell table:style-name="ce117" table:number-columns-repeated="2"/>
          <table:table-cell table:style-name="ce113" table:number-columns-repeated="6"/>
          <table:table-cell table:number-columns-repeated="236"/>
        </table:table-row>
        <table:table-row table:style-name="ro45">
          <table:table-cell office:value-type="float" office:value="153">
            <text:p>153</text:p>
          </table:table-cell>
          <table:table-cell table:style-name="ce25" office:value-type="string">
            <text:p>WordPress Project-Edit application – Quality -Performance</text:p>
          </table:table-cell>
          <table:table-cell table:style-name="ce19"/>
          <table:table-cell table:style-name="ce25" office:value-type="string">
            <text:p>TC_Quality_01</text:p>
          </table:table-cell>
          <table:table-cell table:style-name="ce19" office:value-type="string">
            <text:p>Check for the default message</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WordPress Project.</text:p>
            <text:p>7. Click on Quality </text:p>
            <text:p>8. By default Unit will selected.</text:p>
            <text:p>10. User need to click Performance.</text:p>
          </table:table-cell>
          <table:table-cell table:style-name="ce25" office:value-type="string">
            <text:p>Framework</text:p>
          </table:table-cell>
          <table:table-cell table:style-name="ce19"/>
          <table:table-cell table:style-name="ce25" office:value-type="string">
            <text:p>User Should be able to see the test tab and the default message "Performance test not yet executed" Test button, open Folder icon and Copy Path icon.</text:p>
          </table:table-cell>
          <table:table-cell table:number-columns-repeated="2"/>
          <table:table-cell table:style-name="ce19" table:number-columns-repeated="2"/>
          <table:table-cell table:style-name="ce120"/>
          <table:table-cell table:number-columns-repeated="242"/>
        </table:table-row>
        <table:table-row table:style-name="ro45">
          <table:table-cell office:value-type="float" office:value="154">
            <text:p>154</text:p>
          </table:table-cell>
          <table:table-cell table:style-name="ce25" office:value-type="string">
            <text:p>WordPress Project-Edit application – Quality -Performance_Open Folder &amp; Copy Path _verification</text:p>
          </table:table-cell>
          <table:table-cell table:style-name="ce19"/>
          <table:table-cell table:style-name="ce25" office:value-type="string">
            <text:p>TC_Quality_01</text:p>
          </table:table-cell>
          <table:table-cell table:style-name="ce19" office:value-type="string">
            <text:p>Check for the Open Folder &amp; Copy Path _verification</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WordPress Project.</text:p>
            <text:p>7. Click on Quality </text:p>
            <text:p>8.Click on the Performance tab</text:p>
            <text:p>9.Click on the open Folder &amp; Copy path</text:p>
          </table:table-cell>
          <table:table-cell table:style-name="ce25" office:value-type="string">
            <text:p>Framework</text:p>
          </table:table-cell>
          <table:table-cell table:style-name="ce19"/>
          <table:table-cell table:style-name="ce25" office:value-type="string">
            <text:p>User Should be able to open the performance Folder on clicking the open Folder icon and Copy the current Path on Clicking the Copy Path icon </text:p>
          </table:table-cell>
          <table:table-cell table:number-columns-repeated="2"/>
          <table:table-cell table:style-name="ce19" table:number-columns-repeated="2"/>
          <table:table-cell table:style-name="ce120"/>
          <table:table-cell table:number-columns-repeated="242"/>
        </table:table-row>
        <table:table-row table:style-name="ro45">
          <table:table-cell office:value-type="float" office:value="155">
            <text:p>155</text:p>
          </table:table-cell>
          <table:table-cell table:style-name="ce25" office:value-type="string">
            <text:p>WordPress Project - WordPress Project - Edit application - Quality - Performance - Server</text:p>
          </table:table-cell>
          <table:table-cell table:style-name="ce25"/>
          <table:table-cell table:style-name="ce25" office:value-type="string">
            <text:p>TC_Quality_01</text:p>
          </table:table-cell>
          <table:table-cell table:style-name="ce19" office:value-type="string">
            <text:p>Check for the available options while selecting Test against Server </text:p>
          </table:table-cell>
          <table:table-cell table:style-name="ce19" office:value-type="string">
            <text:p>1. Open a web browser </text:p>
            <text:p>2. Hit the URL:localhost:2468/phresco. </text:p>
            <text:p>3. User needs to provide Login credentials. </text:p>
            <text:p>4. Click on Login Button. </text:p>
            <text:p>5.Click on Projects. </text:p>
            <text:p>6.Choose created WordPress Project. </text:p>
            <text:p>7. Click on Quality </text:p>
            <text:p>8. Click on Performance</text:p>
            <text:p>9. User need to click Test</text:p>
            <text:p>10.Click on Server radio button.</text:p>
          </table:table-cell>
          <table:table-cell table:style-name="ce25" office:value-type="string">
            <text:p>Framework</text:p>
          </table:table-cell>
          <table:table-cell table:style-name="ce25"/>
          <table:table-cell table:style-name="ce25" office:value-type="string">
            <text:p>User should be able to see three Sections Test against,Context URLs,Thread group and Test and Cancel buttons.</text:p>
          </table:table-cell>
          <table:table-cell table:number-columns-repeated="2"/>
          <table:table-cell table:style-name="ce19" table:number-columns-repeated="2"/>
          <table:table-cell table:style-name="ce120"/>
          <table:table-cell table:style-name="ce114" table:number-columns-repeated="6"/>
          <table:table-cell table:number-columns-repeated="236"/>
        </table:table-row>
        <table:table-row table:style-name="ro45">
          <table:table-cell office:value-type="float" office:value="156">
            <text:p>156</text:p>
          </table:table-cell>
          <table:table-cell table:style-name="ce25" office:value-type="string">
            <text:p>WordPress Project-Edit application – Quality- Performance_Server_Test Against_UI Validation</text:p>
          </table:table-cell>
          <table:table-cell table:style-name="ce25"/>
          <table:table-cell table:style-name="ce25" office:value-type="string">
            <text:p>TC_Quality_01</text:p>
          </table:table-cell>
          <table:table-cell table:style-name="ce19" office:value-type="string">
            <text:p>Check the Server_Test Against_UI Validation</text:p>
          </table:table-cell>
          <table:table-cell table:style-name="ce19" office:value-type="string">
            <text:p>1. Open a web browser </text:p>
            <text:p>2. Hit the URL:localhost:2468/phresco.</text:p>
            <text:p>3. User needs to provide Login credentials. </text:p>
            <text:p>4. Click on Login Button. </text:p>
            <text:p>5.Click on Projects.</text:p>
            <text:p>6.Choose created WordPress Project. </text:p>
            <text:p>7. Click on Quality </text:p>
            <text:p>8. Click on Performance</text:p>
            <text:p>9. User need to click Test</text:p>
            <text:p>10.Select the Server radio button</text:p>
          </table:table-cell>
          <table:table-cell table:style-name="ce25" office:value-type="string">
            <text:p>Framework</text:p>
          </table:table-cell>
          <table:table-cell table:style-name="ce25"/>
          <table:table-cell table:style-name="ce25" office:value-type="string">
            <text:p>User should be able view the Performance Popup with the Radio Buttons Server,Web service,Database, Show Settings Check box, Environment Dropdown(Mandatory), Server text box(Mandatory), name text box, server URL(read from </text:p>
            <text:p>the phresco-env-config file), Test Result Name text box(Mandatory) and Add Header Button under the Test against Section</text:p>
          </table:table-cell>
          <table:table-cell table:number-columns-repeated="2"/>
          <table:table-cell table:style-name="ce79" table:number-columns-repeated="2"/>
          <table:table-cell table:style-name="ce101"/>
          <table:table-cell table:style-name="ce110" table:number-columns-repeated="2"/>
          <table:table-cell table:style-name="ce113" table:number-columns-repeated="3"/>
          <table:table-cell table:style-name="ce76"/>
          <table:table-cell table:number-columns-repeated="236"/>
        </table:table-row>
        <table:table-row table:style-name="ro52">
          <table:table-cell office:value-type="float" office:value="157">
            <text:p>157</text:p>
          </table:table-cell>
          <table:table-cell table:style-name="ce25" office:value-type="string">
            <text:p>WordPress Project-Edit application – Quality- Performance_Server_Test Against_Tool Tip &amp; Field Validation</text:p>
          </table:table-cell>
          <table:table-cell table:style-name="ce25"/>
          <table:table-cell table:style-name="ce25" office:value-type="string">
            <text:p>TC_Quality_01</text:p>
          </table:table-cell>
          <table:table-cell table:style-name="ce19" office:value-type="string">
            <text:p>Check for the Server_Test Against_Tool Tip &amp; Field Validation</text:p>
          </table:table-cell>
          <table:table-cell table:style-name="ce19" office:value-type="string">
            <text:p>1. Open a web browser </text:p>
            <text:p>2. Hit the URL:localhost:2468/phresco. </text:p>
            <text:p>3. User needs to provide Login credentials. </text:p>
            <text:p>4. Click on Login Button. </text:p>
            <text:p>5.Click on Projects. </text:p>
            <text:p>6.Choose created WordPress Project. 7. Click on Quality </text:p>
            <text:p>7. Click on Performance</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25" office:value-type="string">
            <text:p>Framework</text:p>
          </table:table-cell>
          <table:table-cell table:style-name="ce25"/>
          <table:table-cell table:style-name="ce25"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number-columns-repeated="2"/>
          <table:table-cell table:style-name="ce103"/>
          <table:table-cell table:style-name="ce118" table:number-columns-repeated="2"/>
          <table:table-cell table:style-name="ce112" table:number-columns-repeated="2"/>
          <table:table-cell table:style-name="ce114" table:number-columns-repeated="3"/>
          <table:table-cell table:style-name="ce78"/>
          <table:table-cell table:number-columns-repeated="236"/>
        </table:table-row>
        <table:table-row table:style-name="ro45">
          <table:table-cell office:value-type="float" office:value="158">
            <text:p>158</text:p>
          </table:table-cell>
          <table:table-cell table:style-name="ce25" office:value-type="string">
            <text:p>WordPress Project-Edit application – Quality- Performance_Server_Context URL_UI Validation_Type_GET</text:p>
          </table:table-cell>
          <table:table-cell table:style-name="ce25"/>
          <table:table-cell table:style-name="ce25" office:value-type="string">
            <text:p>TC_Quality_01</text:p>
          </table:table-cell>
          <table:table-cell table:style-name="ce19" office:value-type="string">
            <text:p>Check the Server_Context URL_UI Validation</text:p>
          </table:table-cell>
          <table:table-cell table:style-name="ce19" office:value-type="string">
            <text:p>1. Open a web browser </text:p>
            <text:p>2. Hit the URL:localhost:2468/phresco.</text:p>
            <text:p>3. User needs to provide Login credentials. </text:p>
            <text:p>4. Click on Login Button. </text:p>
            <text:p>5.Click on Projects.</text:p>
            <text:p>6.Choose created WordPress Project. </text:p>
            <text:p>7. Click on Quality </text:p>
            <text:p>8. Click on Performance</text:p>
            <text:p>9. User need to click Test</text:p>
            <text:p>10.Select the Server radio button</text:p>
          </table:table-cell>
          <table:table-cell table:style-name="ce25" office:value-type="string">
            <text:p>Framework</text:p>
          </table:table-cell>
          <table:table-cell table:style-name="ce25"/>
          <table:table-cell table:style-name="ce25" office:value-type="string">
            <text:p>User should be able view the Performance Popup with the Name and Context text boxes(Mandatory) and Type and Encoding Dropdowns under the Context URL Section</text:p>
          </table:table-cell>
          <table:table-cell table:number-columns-repeated="2"/>
          <table:table-cell table:style-name="ce19" table:number-columns-repeated="2"/>
          <table:table-cell table:style-name="ce120"/>
          <table:table-cell table:style-name="ce113" table:number-columns-repeated="6"/>
          <table:table-cell table:number-columns-repeated="236"/>
        </table:table-row>
        <table:table-row table:style-name="ro20">
          <table:table-cell office:value-type="float" office:value="159">
            <text:p>159</text:p>
          </table:table-cell>
          <table:table-cell table:style-name="ce25" office:value-type="string">
            <text:p>WordPress Project-Edit application – Quality- Performance_Server_Context URL_UI Validation_Type_POST</text:p>
          </table:table-cell>
          <table:table-cell table:style-name="ce25"/>
          <table:table-cell table:style-name="ce25" office:value-type="string">
            <text:p>TC_Quality_01</text:p>
          </table:table-cell>
          <table:table-cell table:style-name="ce19" office:value-type="string">
            <text:p>Check the Server_Context URL_UI Validation</text:p>
          </table:table-cell>
          <table:table-cell table:style-name="ce19" office:value-type="string">
            <text:p>1. Open a web browser </text:p>
            <text:p>2. Hit the URL:localhost:2468/phresco.</text:p>
            <text:p>3. User needs to provide Login credentials. </text:p>
            <text:p>4. Click on Login Button. </text:p>
            <text:p>5.Click on Projects.</text:p>
            <text:p>6.Choose created WordPress Project. </text:p>
            <text:p>7. Click on Quality </text:p>
            <text:p>8. Click on Performance</text:p>
            <text:p>9. User need to click Test</text:p>
            <text:p>10.Select the Server radio button</text:p>
            <text:p>11.Select the POST value in the Type dropdown.</text:p>
          </table:table-cell>
          <table:table-cell table:style-name="ce25" office:value-type="string">
            <text:p>Framework</text:p>
          </table:table-cell>
          <table:table-cell table:style-name="ce25"/>
          <table:table-cell table:style-name="ce25" office:value-type="string">
            <text:p>User should be able view the Performance Popup with the Name and Context text boxes(Mandatory) and Type and Encoding Dropdowns and Request Body text field under the Context URL Section</text:p>
          </table:table-cell>
          <table:table-cell table:number-columns-repeated="2"/>
          <table:table-cell table:style-name="ce19" table:number-columns-repeated="2"/>
          <table:table-cell table:style-name="ce120"/>
          <table:table-cell table:number-columns-repeated="242"/>
        </table:table-row>
        <table:table-row table:style-name="ro53">
          <table:table-cell office:value-type="float" office:value="160">
            <text:p>160</text:p>
          </table:table-cell>
          <table:table-cell table:style-name="ce25" office:value-type="string">
            <text:p>WordPress Project-Edit application – Quality- Performance_Server_Context URL_Tool Tip &amp; Field Validation_Type GET</text:p>
          </table:table-cell>
          <table:table-cell table:style-name="ce25"/>
          <table:table-cell table:style-name="ce25" office:value-type="string">
            <text:p>TC_Quality_01</text:p>
          </table:table-cell>
          <table:table-cell table:style-name="ce19" office:value-type="string">
            <text:p>Check for Server_Context URL_Tool Tip &amp; Field Validation_GET</text:p>
          </table:table-cell>
          <table:table-cell table:style-name="ce19" office:value-type="string">
            <text:p>1. Open a web browser </text:p>
            <text:p>2. Hit the URL:localhost:2468/phresco. </text:p>
            <text:p>3. User needs to provide Login credentials. </text:p>
            <text:p>4. Click on Login Button. </text:p>
            <text:p>5.Click on Projects. </text:p>
            <text:p>6.Choose created WordPress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able:table-cell>
          <table:table-cell table:style-name="ce25" office:value-type="string">
            <text:p>Framework</text:p>
          </table:table-cell>
          <table:table-cell table:style-name="ce25"/>
          <table:table-cell table:style-name="ce25" office:value-type="string">
            <text:p>User Should be able to view the tool tip for Name &amp; Context fields as "Name"&amp; "Context" and able to enter all type of characters(No limit in numbers), GET &amp; POST values in Type Dropdown, UTF- 8 &amp; UTF- 16 in the Encoding Dropdown.</text:p>
          </table:table-cell>
          <table:table-cell table:number-columns-repeated="2"/>
          <table:table-cell table:style-name="ce25" table:number-columns-repeated="2"/>
          <table:table-cell table:style-name="ce123"/>
          <table:table-cell table:number-columns-repeated="242"/>
        </table:table-row>
        <table:table-row table:style-name="ro54">
          <table:table-cell office:value-type="float" office:value="161">
            <text:p>161</text:p>
          </table:table-cell>
          <table:table-cell table:style-name="ce25" office:value-type="string">
            <text:p>WordPress Project-Edit application – Quality- Performance_Server_Context URL_Tool Tip &amp; Field Validation_Type POST</text:p>
          </table:table-cell>
          <table:table-cell table:style-name="ce25"/>
          <table:table-cell table:style-name="ce25" office:value-type="string">
            <text:p>TC_Quality_01</text:p>
          </table:table-cell>
          <table:table-cell table:style-name="ce19" office:value-type="string">
            <text:p>Check for Server_Context URL_Tool Tip &amp; Field Validation_POST</text:p>
          </table:table-cell>
          <table:table-cell table:style-name="ce19" office:value-type="string">
            <text:p>1. Open a web browser </text:p>
            <text:p>2. Hit the URL:localhost:2468/phresco. </text:p>
            <text:p>3. User needs to provide Login credentials. </text:p>
            <text:p>4. Click on Login Button. </text:p>
            <text:p>5.Click on Projects. </text:p>
            <text:p>6.Choose created WordPress Project. </text:p>
            <text:p>7. Click on Quality </text:p>
            <text:p>8. Click on Performance</text:p>
            <text:p>9. User need to click Test </text:p>
            <text:p>10.Click on Server radio button </text:p>
            <text:p>11.Select POST value from the Type Dropdown in the Context URL Section.</text:p>
            <text:p>12.Mouse over the Name and the Context fields, Enter all Characters in Name &amp; Context fields, Click the type &amp; Encoding Dropdowns. </text:p>
          </table:table-cell>
          <table:table-cell table:style-name="ce25" office:value-type="string">
            <text:p>Framework</text:p>
          </table:table-cell>
          <table:table-cell table:style-name="ce25"/>
          <table:table-cell table:style-name="ce25" office:value-type="string">
            <text:p>User Should be able to view the tool tip for Name &amp; Context fields as "Name",Request Body as "Json Data" &amp; "Context" and able to enter all type of characters(No limit in numbers), GET &amp; POST values in Type Dropdown and UTF- 8 &amp; UTF- 16 in the Encoding Dropdown.</text:p>
          </table:table-cell>
          <table:table-cell table:number-columns-repeated="2"/>
          <table:table-cell table:style-name="ce25" table:number-columns-repeated="2"/>
          <table:table-cell table:style-name="ce123"/>
          <table:table-cell table:style-name="ce114" table:number-columns-repeated="6"/>
          <table:table-cell table:number-columns-repeated="236"/>
        </table:table-row>
        <table:table-row table:style-name="ro47">
          <table:table-cell office:value-type="float" office:value="162">
            <text:p>162</text:p>
          </table:table-cell>
          <table:table-cell table:style-name="ce25" office:value-type="string">
            <text:p>WordPress Project-Edit application – Quality- Performance-Test_Context URLs - server_Plus &amp; Minus</text:p>
          </table:table-cell>
          <table:table-cell table:style-name="ce25"/>
          <table:table-cell table:style-name="ce21" office:value-type="string">
            <text:p>TC_Quality_01</text:p>
          </table:table-cell>
          <table:table-cell table:style-name="ce25" office:value-type="string">
            <text:p>Check for removing context URLs option</text:p>
          </table:table-cell>
          <table:table-cell table:style-name="ce19" office:value-type="string">
            <text:p>1. Open a web browser </text:p>
            <text:p>2. Hit the URL:localhost:2468/phresco. </text:p>
            <text:p>3. User needs to provide Login credentials. </text:p>
            <text:p>4. Click on Login Button. </text:p>
            <text:p>5.Click on Projects. </text:p>
            <text:p>6.Choose created WordPress Project. </text:p>
            <text:p>7. Click on Quality </text:p>
            <text:p>8. Click on Performance</text:p>
            <text:p>9. User need to click Test</text:p>
            <text:p>10.Click on Server radio button</text:p>
            <text:p>11.Click on the plus symbol in context URLs</text:p>
            <text:p>12.Click on Plus and Minus symbol in context URLs</text:p>
          </table:table-cell>
          <table:table-cell table:style-name="ce25" office:value-type="string">
            <text:p>Framework</text:p>
          </table:table-cell>
          <table:table-cell table:style-name="ce19"/>
          <table:table-cell table:style-name="ce19" office:value-type="string">
            <text:p>User Should be able to see new Context URL row available on clicking the Plus Button and able to see last added Context URL removed on clicking the Minus Button.</text:p>
          </table:table-cell>
          <table:table-cell table:number-columns-repeated="2"/>
          <table:table-cell table:style-name="ce25"/>
          <table:table-cell table:style-name="ce19"/>
          <table:table-cell table:style-name="ce25" table:number-columns-repeated="2"/>
          <table:table-cell table:style-name="ce123"/>
          <table:table-cell table:style-name="ce117" table:number-columns-repeated="3"/>
          <table:table-cell table:style-name="ce81"/>
          <table:table-cell table:number-columns-repeated="236"/>
        </table:table-row>
        <table:table-row table:style-name="ro45">
          <table:table-cell office:value-type="float" office:value="163">
            <text:p>163</text:p>
          </table:table-cell>
          <table:table-cell table:style-name="ce25" office:value-type="string">
            <text:p>WordPress Project-Edit application – Quality- Performance_Server_Thread Group_UI Validation</text:p>
          </table:table-cell>
          <table:table-cell table:style-name="ce25"/>
          <table:table-cell table:style-name="ce25" office:value-type="string">
            <text:p>TC_Quality_01</text:p>
          </table:table-cell>
          <table:table-cell table:style-name="ce19" office:value-type="string">
            <text:p>Check the Server_Context URL_UI Validation</text:p>
          </table:table-cell>
          <table:table-cell table:style-name="ce19" office:value-type="string">
            <text:p>1. Open a web browser </text:p>
            <text:p>2. Hit the URL:localhost:2468/phresco.</text:p>
            <text:p>3. User needs to provide Login credentials. </text:p>
            <text:p>4. Click on Login Button. </text:p>
            <text:p>5.Click on Projects.</text:p>
            <text:p>6.Choose created WordPress Project. </text:p>
            <text:p>7. Click on Quality </text:p>
            <text:p>8. Click on Performance</text:p>
            <text:p>9. User need to click Test</text:p>
            <text:p>10.Select the Server radio button</text:p>
          </table:table-cell>
          <table:table-cell table:style-name="ce25" office:value-type="string">
            <text:p>Framework</text:p>
          </table:table-cell>
          <table:table-cell table:style-name="ce25"/>
          <table:table-cell table:style-name="ce25" office:value-type="string">
            <text:p>User Should be able to see No of Users text box, Ramp-Up Period text box,Loop count text box as mandatory fields under the Thread Group Section.</text:p>
          </table:table-cell>
          <table:table-cell table:number-columns-repeated="2"/>
          <table:table-cell table:style-name="ce19" table:number-columns-repeated="2"/>
          <table:table-cell table:style-name="ce120"/>
          <table:table-cell table:style-name="ce113" table:number-columns-repeated="6"/>
          <table:table-cell table:number-columns-repeated="236"/>
        </table:table-row>
        <table:table-row table:style-name="ro55">
          <table:table-cell office:value-type="float" office:value="164">
            <text:p>164</text:p>
          </table:table-cell>
          <table:table-cell table:style-name="ce25" office:value-type="string">
            <text:p>WordPress Project-Edit application – Quality- Performance_Server_Thread Group_Tool Tip &amp; Field Validation</text:p>
          </table:table-cell>
          <table:table-cell table:style-name="ce25"/>
          <table:table-cell table:style-name="ce25" office:value-type="string">
            <text:p>TC_Quality_01</text:p>
          </table:table-cell>
          <table:table-cell table:style-name="ce19" office:value-type="string">
            <text:p>Check for the Options available inside Thread group.</text:p>
          </table:table-cell>
          <table:table-cell table:style-name="ce19" office:value-type="string">
            <text:p>1. Open a web browser </text:p>
            <text:p>2. Hit the URL:localhost:2468/phresco. </text:p>
            <text:p>3. User needs to provide Login credentials. </text:p>
            <text:p>4. Click on Login Button. </text:p>
            <text:p>5.Click on Projects. </text:p>
            <text:p>6.Choose created WordPress Project. </text:p>
            <text:p>7. Click on Quality tab</text:p>
            <text:p>8. Click on Performance</text:p>
            <text:p>9. User need to click Test </text:p>
            <text:p>10.Click on Server radio button </text:p>
            <text:p>11.Mouse over the No of Users, Ramp-Up Period,Loop count Text boxes and enter values in it. </text:p>
          </table:table-cell>
          <table:table-cell table:style-name="ce25" office:value-type="string">
            <text:p>Framework</text:p>
          </table:table-cell>
          <table:table-cell table:style-name="ce25"/>
          <table:table-cell table:style-name="ce25" office:value-type="string">
            <text:p>User Should be able to see the Tool Tip for No of Users as "No of Users",Tool Tip for Ramp-Up Period as "Ramp-Up Period",Tool Tip for Loop count as Loop count and able to enter maximum values(No limit in numbers) in those fields</text:p>
          </table:table-cell>
          <table:table-cell table:number-columns-repeated="2"/>
          <table:table-cell table:style-name="ce25" table:number-columns-repeated="2"/>
          <table:table-cell table:style-name="ce123"/>
          <table:table-cell table:number-columns-repeated="242"/>
        </table:table-row>
        <table:table-row table:style-name="ro56">
          <table:table-cell office:value-type="float" office:value="165">
            <text:p>165</text:p>
          </table:table-cell>
          <table:table-cell table:style-name="ce24" office:value-type="string">
            <text:p>WordPress Project-Edit application – Quality- Performance_Server_Test_Type_GET</text:p>
          </table:table-cell>
          <table:table-cell table:style-name="ce24"/>
          <table:table-cell table:style-name="ce24" office:value-type="string">
            <text:p>TC_Quality_01</text:p>
          </table:table-cell>
          <table:table-cell table:style-name="ce24" office:value-type="string">
            <text:p>Check for the performance selecting the Server</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WordPress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number-columns-repeated="2"/>
          <table:table-cell table:style-name="ce24" table:number-columns-repeated="2"/>
          <table:table-cell table:style-name="ce74"/>
          <table:table-cell table:number-columns-repeated="242"/>
        </table:table-row>
        <table:table-row table:style-name="ro56">
          <table:table-cell office:value-type="float" office:value="166">
            <text:p>166</text:p>
          </table:table-cell>
          <table:table-cell table:style-name="ce24" office:value-type="string">
            <text:p>WordPress Project-Edit application – Quality- Performance_Server_Test_Type_POST</text:p>
          </table:table-cell>
          <table:table-cell table:style-name="ce24"/>
          <table:table-cell table:style-name="ce24" office:value-type="string">
            <text:p>TC_Quality_01</text:p>
          </table:table-cell>
          <table:table-cell table:style-name="ce24" office:value-type="string">
            <text:p>Check for the performance selecting the Server</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WordPress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number-columns-repeated="2"/>
          <table:table-cell table:style-name="ce24" table:number-columns-repeated="2"/>
          <table:table-cell table:style-name="ce74"/>
          <table:table-cell table:number-columns-repeated="242"/>
        </table:table-row>
        <table:table-row table:style-name="ro57">
          <table:table-cell office:value-type="float" office:value="167">
            <text:p>167</text:p>
          </table:table-cell>
          <table:table-cell table:style-name="ce24" office:value-type="string">
            <text:p>WordPress Project-Edit application – Quality- Performance_Server_Test_Type_POST[Config update verification]</text:p>
          </table:table-cell>
          <table:table-cell table:style-name="ce24"/>
          <table:table-cell table:style-name="ce24" office:value-type="string">
            <text:p>TC_Quality_01</text:p>
          </table:table-cell>
          <table:table-cell table:style-name="ce24" office:value-type="string">
            <text:p>Check for the config updation in the config file</text:p>
          </table:table-cell>
          <table:table-cell office:value-type="string">
            <text:p>1.Open the &lt;Drive&gt;:/ Phresco framework/Workspace/projects/&lt;WordPress_project&gt;/test/performance/server/tests/phresco-env-config.csv</text:p>
          </table:table-cell>
          <table:table-cell table:style-name="ce24" table:number-columns-repeated="2"/>
          <table:table-cell table:style-name="ce24" office:value-type="string">
            <text:p>User should be able to view the server URL updated in the phresco-env-config.csv file</text:p>
          </table:table-cell>
          <table:table-cell table:number-columns-repeated="2"/>
          <table:table-cell table:style-name="ce24" table:number-columns-repeated="2"/>
          <table:table-cell table:style-name="ce74"/>
          <table:table-cell table:number-columns-repeated="242"/>
        </table:table-row>
        <table:table-row table:style-name="ro52">
          <table:table-cell office:value-type="float" office:value="168">
            <text:p>168</text:p>
          </table:table-cell>
          <table:table-cell table:style-name="ce24" office:value-type="string">
            <text:p>WordPress Project-Edit application – Quality- Performance_Server_Test_Type_POST_Close</text:p>
          </table:table-cell>
          <table:table-cell table:style-name="ce24"/>
          <table:table-cell table:style-name="ce24" office:value-type="string">
            <text:p>TC_Quality_01</text:p>
          </table:table-cell>
          <table:table-cell table:style-name="ce24" office:value-type="string">
            <text:p>Check for the performance selecting the Server and close</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WordPress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sults displayed as rows as follows : Labels, #Samples, Average, Min, Max, Std.Dev, Error%, Throughput/sec, KB/sec, Avg.bytes in Tabular View and graphical view of the same for Different Test Results.</text:p>
          </table:table-cell>
          <table:table-cell table:number-columns-repeated="2"/>
          <table:table-cell table:style-name="ce24" table:number-columns-repeated="2"/>
          <table:table-cell table:style-name="ce74"/>
          <table:table-cell table:number-columns-repeated="242"/>
        </table:table-row>
        <table:table-row table:style-name="ro52">
          <table:table-cell office:value-type="float" office:value="169">
            <text:p>169</text:p>
          </table:table-cell>
          <table:table-cell table:style-name="ce24" office:value-type="string">
            <text:p>WordPress Project-Edit application – Quality- Performance_Server_Test_Type_GET_Close</text:p>
          </table:table-cell>
          <table:table-cell table:style-name="ce24"/>
          <table:table-cell table:style-name="ce24" office:value-type="string">
            <text:p>TC_Quality_01</text:p>
          </table:table-cell>
          <table:table-cell table:style-name="ce24" office:value-type="string">
            <text:p>Check for the performance selecting the Server and close</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WordPress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sults displayed as rows as follows : Labels, #Samples, Average, Min, Max, Std.Dev, Error%, Throughput/sec, KB/sec, Avg.bytes in Tabular View and graphical view of the same for Different Test Results.</text:p>
          </table:table-cell>
          <table:table-cell table:number-columns-repeated="2"/>
          <table:table-cell table:style-name="ce24" table:number-columns-repeated="2"/>
          <table:table-cell table:style-name="ce74"/>
          <table:table-cell table:number-columns-repeated="242"/>
        </table:table-row>
        <table:table-row table:style-name="ro17">
          <table:table-cell office:value-type="float" office:value="170">
            <text:p>170</text:p>
          </table:table-cell>
          <table:table-cell table:style-name="ce26" office:value-type="string">
            <text:p>WordPress Project-Edit application – Quality- Performance_Database_UI Validation</text:p>
          </table:table-cell>
          <table:table-cell table:style-name="ce24"/>
          <table:table-cell table:style-name="ce26" office:value-type="string">
            <text:p>TC_Quality_01</text:p>
          </table:table-cell>
          <table:table-cell table:style-name="ce26" office:value-type="string">
            <text:p>Check the Database_UI Validation</text:p>
          </table:table-cell>
          <table:table-cell table:style-name="ce26" office:value-type="string">
            <text:p>1. Open a web browser </text:p>
            <text:p>2. Hit the URL:localhost:2468/phresco.</text:p>
            <text:p>3. User needs to provide Login credentials. </text:p>
            <text:p>4. Click on Login Button. </text:p>
            <text:p>5.Click on Projects.</text:p>
            <text:p>6.Choose created WordPress Project. </text:p>
            <text:p>7. Click on Quality </text:p>
            <text:p>8. Click on Performance</text:p>
            <text:p>9. User need to click Test</text:p>
            <text:p>10.Select the Database radio button</text:p>
          </table:table-cell>
          <table:table-cell table:style-name="ce26" office:value-type="string">
            <text:p>Framework</text:p>
          </table:table-cell>
          <table:table-cell table:style-name="ce26"/>
          <table:table-cell table:style-name="ce26" office:value-type="string">
            <text:p>User should be able view the Performance Popup with the Radio Buttons Server, Web service,Database, Show Settings Check box, Environment Dropdown(Mandatory), Database Dropdown(Mandatory), Database URL(read from the phresco-env-config file), Test Result Name text box(Mandatory) and Name, Query type and Query under the database query and No. of users, Ramp_up_period and Loop Count under Thread Group.</text:p>
          </table:table-cell>
          <table:table-cell table:number-columns-repeated="2"/>
          <table:table-cell table:style-name="ce24" table:number-columns-repeated="2"/>
          <table:table-cell table:style-name="ce74"/>
          <table:table-cell table:number-columns-repeated="242"/>
        </table:table-row>
        <table:table-row table:style-name="ro16">
          <table:table-cell office:value-type="float" office:value="171">
            <text:p>171</text:p>
          </table:table-cell>
          <table:table-cell table:style-name="ce26" office:value-type="string">
            <text:p>WordPress Project-Edit application – Quality- Performance_Database_Test</text:p>
          </table:table-cell>
          <table:table-cell table:style-name="ce24"/>
          <table:table-cell table:style-name="ce26" office:value-type="string">
            <text:p>TC_Quality_01</text:p>
          </table:table-cell>
          <table:table-cell table:style-name="ce26" office:value-type="string">
            <text:p>Check for the performance selecting the Server</text:p>
          </table:table-cell>
          <table:table-cell table:style-name="ce26" office:value-type="string">
            <text:p>1. Open a web browser </text:p>
            <text:p>2. Hit the URL:localhost:2468/phresco. </text:p>
            <text:p>3. User needs to provide Login credentials. </text:p>
            <text:p>4. Click on Login Button. </text:p>
            <text:p>5.Click on Projects. </text:p>
            <text:p>6.Choose created WordPress Project. </text:p>
            <text:p>7. Click on Quality tab</text:p>
            <text:p>8. Click on Performance</text:p>
            <text:p>9. User need to click Test </text:p>
            <text:p>10.Click on Database radio button </text:p>
            <text:p>11.Enter all the required fields </text:p>
            <text:p>12.Click on Test.</text:p>
          </table:table-cell>
          <table:table-cell table:style-name="ce26" office:value-type="string">
            <text:p>Framework</text:p>
          </table:table-cell>
          <table:table-cell table:style-name="ce26"/>
          <table:table-cell table:style-name="ce26" office:value-type="string">
            <text:p>User Should be able to see the Test Progress in the Console and Ending with the "Build Success" message.</text:p>
          </table:table-cell>
          <table:table-cell table:number-columns-repeated="2"/>
          <table:table-cell table:style-name="ce24" table:number-columns-repeated="2"/>
          <table:table-cell table:style-name="ce74"/>
          <table:table-cell table:number-columns-repeated="242"/>
        </table:table-row>
        <table:table-row table:style-name="ro57">
          <table:table-cell office:value-type="float" office:value="172">
            <text:p>172</text:p>
          </table:table-cell>
          <table:table-cell table:style-name="ce24" office:value-type="string">
            <text:p>WordPress Project-Edit application – Quality- Performance_Database_Test_Type_POST[Config update verification]</text:p>
          </table:table-cell>
          <table:table-cell table:style-name="ce24"/>
          <table:table-cell table:style-name="ce24" office:value-type="string">
            <text:p>TC_Quality_01</text:p>
          </table:table-cell>
          <table:table-cell table:style-name="ce24" office:value-type="string">
            <text:p>Check for the config updation in the config file</text:p>
          </table:table-cell>
          <table:table-cell office:value-type="string">
            <text:p>1.Open the &lt;Drive&gt;:/ Phresco framework/Workspace/projects/&lt;WordPress_project&gt;/test/performance/Database/tests/PhrescoFrameWork_TestPlan.jmx</text:p>
          </table:table-cell>
          <table:table-cell table:style-name="ce24" table:number-columns-repeated="2"/>
          <table:table-cell table:style-name="ce24" office:value-type="string">
            <text:p>User should be able to view the database URL updated in the PhrescoFrameWork_TestPlan.jmx file</text:p>
          </table:table-cell>
          <table:table-cell table:number-columns-repeated="2"/>
          <table:table-cell table:style-name="ce24" table:number-columns-repeated="2"/>
          <table:table-cell table:style-name="ce74"/>
          <table:table-cell table:number-columns-repeated="242"/>
        </table:table-row>
        <table:table-row table:style-name="ro21">
          <table:table-cell office:value-type="float" office:value="173">
            <text:p>173</text:p>
          </table:table-cell>
          <table:table-cell table:style-name="ce26" office:value-type="string">
            <text:p>WordPress Project-Edit application – Quality- Performance_Database_Test_Close</text:p>
          </table:table-cell>
          <table:table-cell table:style-name="ce24"/>
          <table:table-cell table:style-name="ce26" office:value-type="string">
            <text:p>TC_Quality_01</text:p>
          </table:table-cell>
          <table:table-cell table:style-name="ce26" office:value-type="string">
            <text:p>Check for the performance selecting the database,Test and close</text:p>
          </table:table-cell>
          <table:table-cell table:style-name="ce26" office:value-type="string">
            <text:p>1. Open a web browser </text:p>
            <text:p>2. Hit the URL:localhost:2468/phresco. </text:p>
            <text:p>3. User needs to provide Login credentials. </text:p>
            <text:p>4. Click on Login Button. </text:p>
            <text:p>5.Click on Projects. </text:p>
            <text:p>6.Choose created WordPress Project. </text:p>
            <text:p>7. Click on Quality tab</text:p>
            <text:p>8. Click on Performance</text:p>
            <text:p>9. User need to click Test </text:p>
            <text:p>10.Click on Database radio button </text:p>
            <text:p>10.Click on Database radio button </text:p>
            <text:p>11.Enter all the required fields </text:p>
            <text:p>12.Click on Test.</text:p>
            <text:p>13.Click on Close button</text:p>
          </table:table-cell>
          <table:table-cell table:style-name="ce26" office:value-type="string">
            <text:p>Framework</text:p>
          </table:table-cell>
          <table:table-cell table:style-name="ce26"/>
          <table:table-cell table:style-name="ce26" office:value-type="string">
            <text:p>User Should be able to see the Performance Results displayed as rows as follows : Labels, #Samples, Average, Min, Max, Std.Dev, Error%, Throughput/sec, KB/sec, Avg.bytes in Tabular View and graphical view of the same for Different Test Results.</text:p>
          </table:table-cell>
          <table:table-cell table:number-columns-repeated="2"/>
          <table:table-cell table:style-name="ce24" table:number-columns-repeated="2"/>
          <table:table-cell table:style-name="ce74"/>
          <table:table-cell table:style-name="ce114" table:number-columns-repeated="6"/>
          <table:table-cell table:number-columns-repeated="236"/>
        </table:table-row>
        <table:table-row table:style-name="ro58">
          <table:table-cell office:value-type="float" office:value="174">
            <text:p>174</text:p>
          </table:table-cell>
          <table:table-cell table:style-name="ce26" office:value-type="string">
            <text:p>WordPress Project-Edit application – Quality- Performance_Max No. of Users &amp; Max loop count</text:p>
          </table:table-cell>
          <table:table-cell table:style-name="ce24"/>
          <table:table-cell table:style-name="ce26" office:value-type="string">
            <text:p>TC_Quality_01</text:p>
          </table:table-cell>
          <table:table-cell table:style-name="ce26" office:value-type="string">
            <text:p>Check for the performance selecting max no. of users &amp; Max loop count</text:p>
          </table:table-cell>
          <table:table-cell table:style-name="ce26" office:value-type="string">
            <text:p>1. Open a web browser </text:p>
            <text:p>2. Hit the URL:localhost:2468/phresco. </text:p>
            <text:p>3. User needs to provide Login credentials. </text:p>
            <text:p>4. Click on Login Button. </text:p>
            <text:p>5.Click on Projects. </text:p>
            <text:p>6.Choose created WordPress Project. </text:p>
            <text:p>7. Click on Quality tab</text:p>
            <text:p>8. Click on Performance</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6" office:value-type="string">
            <text:p>Framework</text:p>
          </table:table-cell>
          <table:table-cell table:style-name="ce26"/>
          <table:table-cell table:style-name="ce26" office:value-type="string">
            <text:p>User should be able to see the performance report on successful completion of the test </text:p>
          </table:table-cell>
          <table:table-cell table:number-columns-repeated="2"/>
          <table:table-cell table:style-name="ce104" table:number-columns-repeated="2"/>
          <table:table-cell table:style-name="ce97"/>
          <table:table-cell table:style-name="ce110" table:number-columns-repeated="2"/>
          <table:table-cell table:style-name="ce113" table:number-columns-repeated="3"/>
          <table:table-cell table:style-name="ce76"/>
          <table:table-cell table:number-columns-repeated="236"/>
        </table:table-row>
        <table:table-row table:style-name="ro25">
          <table:table-cell office:value-type="float" office:value="175">
            <text:p>175</text:p>
          </table:table-cell>
          <table:table-cell office:value-type="string">
            <text:p>Folder structure (Test Results)</text:p>
            <text:p>-Performance</text:p>
          </table:table-cell>
          <table:table-cell table:style-name="ce39"/>
          <table:table-cell office:value-type="string">
            <text:p>TC_Special Scenarios_01</text:p>
          </table:table-cell>
          <table:table-cell table:style-name="ce9" office:value-type="string">
            <text:p>Verify folder structure after running Performance tests</text:p>
          </table:table-cell>
          <table:table-cell office:value-type="string">
            <text:p>1.Open the i) &lt;Drive&gt;:\Phresco-framework\workspace\projects\Project_name\test\Performance\server\results</text:p>
            <text:p>ii) &lt;Drive&gt;:\Phresco-framework\workspace\projects\Project_name\test\Performance\database\results</text:p>
            <text:p/>
          </table:table-cell>
          <table:table-cell table:style-name="ce72"/>
          <table:table-cell table:style-name="ce81"/>
          <table:table-cell office:value-type="string">
            <text:p>The user should be able to view the test results of the Performance test executed</text:p>
          </table:table-cell>
          <table:table-cell table:number-columns-repeated="2"/>
          <table:table-cell table:style-name="ce98"/>
          <table:table-cell table:style-name="ce111" table:number-columns-repeated="2"/>
          <table:table-cell table:number-columns-repeated="242"/>
        </table:table-row>
        <table:table-row table:style-name="ro59">
          <table:table-cell office:value-type="float" office:value="176">
            <text:p>176</text:p>
          </table:table-cell>
          <table:table-cell table:style-name="ce20" office:value-type="string">
            <text:p>WordPress_Project - Performance Test - Report Test - Report - Generate Report Popup - UI Validation</text:p>
          </table:table-cell>
          <table:table-cell table:style-name="ce21"/>
          <table:table-cell table:style-name="ce21" office:value-type="string">
            <text:p>TC_ Code Page_23</text:p>
          </table:table-cell>
          <table:table-cell table:style-name="ce20" office:value-type="string">
            <text:p>Check for the Report Popup UI Valida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 WordPress.</text:p>
            <text:p>7.Click on the Quality Tab</text:p>
            <text:p>8.Click on the Performance Tab</text:p>
            <text:p>9.Click on the Report Icon</text:p>
            <text:p/>
          </table:table-cell>
          <table:table-cell table:style-name="ce21" office:value-type="string">
            <text:p>Framework </text:p>
          </table:table-cell>
          <table:table-cell/>
          <table:table-cell table:style-name="ce20" office:value-type="string">
            <text:p>User should be able to view the Report Popup with the Overall report and Detailed Report Radio Buttons, Generate(Disabled) and Cancel Buttons.</text:p>
          </table:table-cell>
          <table:table-cell table:number-columns-repeated="2"/>
          <table:table-cell table:style-name="ce80" table:number-columns-repeated="2"/>
          <table:table-cell table:style-name="ce103"/>
          <table:table-cell table:style-name="ce112" table:number-columns-repeated="2"/>
          <table:table-cell table:style-name="ce114" table:number-columns-repeated="3"/>
          <table:table-cell table:style-name="ce78"/>
          <table:table-cell table:number-columns-repeated="236"/>
        </table:table-row>
        <table:table-row table:style-name="ro12">
          <table:table-cell office:value-type="float" office:value="177">
            <text:p>177</text:p>
          </table:table-cell>
          <table:table-cell table:style-name="ce20" office:value-type="string">
            <text:p>WordPress_Projects Page - Performance Test - Report - Generate Report Popup - Cancel, Close Icon and Esc</text:p>
          </table:table-cell>
          <table:table-cell table:style-name="ce21"/>
          <table:table-cell table:style-name="ce21" office:value-type="string">
            <text:p>TC_ Projects Page_24</text:p>
          </table:table-cell>
          <table:table-cell table:style-name="ce20" office:value-type="string">
            <text:p>Check for the Report Popup Cancel, Close Icon and Esc</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WordPress project.</text:p>
            <text:p>7.Click on the Quality Tab</text:p>
            <text:p>8.Click on Performance Tab and Click on the Report Icon.</text:p>
            <text:p>9.Click on the Cancel, Close Icon and Esc Key.</text:p>
            <text:p/>
          </table:table-cell>
          <table:table-cell table:style-name="ce21" office:value-type="string">
            <text:p>Framework </text:p>
          </table:table-cell>
          <table:table-cell/>
          <table:table-cell table:style-name="ce20" office:value-type="string">
            <text:p>User should be able to view the Performance Test Page.</text:p>
          </table:table-cell>
          <table:table-cell table:number-columns-repeated="2"/>
          <table:table-cell table:style-name="ce69"/>
          <table:table-cell table:style-name="ce113" table:number-columns-repeated="8"/>
          <table:table-cell table:number-columns-repeated="236"/>
        </table:table-row>
        <table:table-row table:style-name="ro12">
          <table:table-cell office:value-type="float" office:value="178">
            <text:p>178</text:p>
          </table:table-cell>
          <table:table-cell table:style-name="ce20" office:value-type="string">
            <text:p>WordPress_ Project - Performance Test - Report - Overall Report </text:p>
          </table:table-cell>
          <table:table-cell table:style-name="ce21"/>
          <table:table-cell table:style-name="ce21" office:value-type="string">
            <text:p>TC_ Projects Page_28</text:p>
          </table:table-cell>
          <table:table-cell table:style-name="ce20" office:value-type="string">
            <text:p>Check for the Overall Report radio button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text:p>
            <text:p>7.Click on the Quality Tab</text:p>
            <text:p>8.Click on Performance Tab and Click on the Report Icon.</text:p>
            <text:p>9.Select the Overall Report Radio Button.</text:p>
            <text:p/>
          </table:table-cell>
          <table:table-cell table:style-name="ce21" office:value-type="string">
            <text:p>Framework </text:p>
          </table:table-cell>
          <table:table-cell/>
          <table:table-cell table:style-name="ce20" office:value-type="string">
            <text:p>User should be able to view the Generate Button Enabled.</text:p>
          </table:table-cell>
          <table:table-cell table:number-columns-repeated="247"/>
        </table:table-row>
        <table:table-row table:style-name="ro60">
          <table:table-cell office:value-type="float" office:value="179">
            <text:p>179</text:p>
          </table:table-cell>
          <table:table-cell table:style-name="ce20" office:value-type="string">
            <text:p>WordPress_ Project - Performance Test - Report - Overall Report - Generate</text:p>
          </table:table-cell>
          <table:table-cell table:style-name="ce21"/>
          <table:table-cell table:style-name="ce21" office:value-type="string">
            <text:p>TC_ Projects Page_29</text:p>
          </table:table-cell>
          <table:table-cell table:style-name="ce20" office:value-type="string">
            <text:p>Check for the Overall Report Generate butt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text:p>
            <text:p>7.Click on the Quality Tab</text:p>
            <text:p>8.Click on Performance Tab and Click on the Report Icon.</text:p>
            <text:p>9.Select the Overall Report.</text:p>
            <text:p>10.Click Generate Button.</text:p>
            <text:p/>
          </table:table-cell>
          <table:table-cell table:style-name="ce21" office:value-type="string">
            <text:p>Framework </text:p>
          </table:table-cell>
          <table:table-cell/>
          <table:table-cell table:style-name="ce20" office:value-type="string">
            <text:p>User should be able to view the Overall PDF Report available in the Generate Popup.</text:p>
          </table:table-cell>
          <table:table-cell table:number-columns-repeated="247"/>
        </table:table-row>
        <table:table-row table:style-name="ro29">
          <table:table-cell office:value-type="float" office:value="180">
            <text:p>180</text:p>
          </table:table-cell>
          <table:table-cell table:style-name="ce20" office:value-type="string">
            <text:p>WordPress_ Project - Performance Test - Report - Overall Report - Availability</text:p>
          </table:table-cell>
          <table:table-cell table:style-name="ce21"/>
          <table:table-cell table:style-name="ce21" office:value-type="string">
            <text:p>TC_ Projects Page_30</text:p>
          </table:table-cell>
          <table:table-cell table:style-name="ce20" office:value-type="string">
            <text:p>Check for the Overall Report Availability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text:p>
            <text:p>7.Click on the Quality Tab</text:p>
            <text:p>8.Click on Performance Tab and Click on the Report Icon.</text:p>
            <text:p>9.Select the Overall Report.</text:p>
            <text:p>10.Click Generate Button.</text:p>
            <text:p>11.Click on the Overall PDF report available in the Generate Popup.</text:p>
            <text:p/>
          </table:table-cell>
          <table:table-cell table:style-name="ce21" office:value-type="string">
            <text:p>Framework </text:p>
          </table:table-cell>
          <table:table-cell/>
          <table:table-cell table:style-name="ce20" office:value-type="string">
            <text:p>User should be able to view a Popup where user is provided with options to open or download the PDF Report.</text:p>
          </table:table-cell>
          <table:table-cell table:number-columns-repeated="247"/>
        </table:table-row>
        <table:table-row table:style-name="ro28">
          <table:table-cell office:value-type="float" office:value="181">
            <text:p>181</text:p>
          </table:table-cell>
          <table:table-cell table:style-name="ce20" office:value-type="string">
            <text:p>WordPress_ Project - Performance Test - Report - Overall Report - Generated PDF - Open With</text:p>
          </table:table-cell>
          <table:table-cell table:style-name="ce21"/>
          <table:table-cell table:style-name="ce21" office:value-type="string">
            <text:p>TC_ Projects Page_31</text:p>
          </table:table-cell>
          <table:table-cell table:style-name="ce20" office:value-type="string">
            <text:p>Check for the Overall Report Generated PDF by choosing Open With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text:p>
            <text:p>7.Click on the Quality Tab</text:p>
            <text:p>8.Click on Performance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table:style-name="ce21" office:value-type="string">
            <text:p>Framework </text:p>
          </table:table-cell>
          <table:table-cell/>
          <table:table-cell table:style-name="ce20" office:value-type="string">
            <text:p>User should be able to view the Overall PDF Report</text:p>
          </table:table-cell>
          <table:table-cell table:number-columns-repeated="247"/>
        </table:table-row>
        <table:table-row table:style-name="ro34">
          <table:table-cell office:value-type="float" office:value="182">
            <text:p>182</text:p>
          </table:table-cell>
          <table:table-cell table:style-name="ce20" office:value-type="string">
            <text:p>WordPress_ Project - Performance Test - Report - Overall Report - Open With - Generate Report Popup - Cancel, Close Icon and Esc key - Verify Report</text:p>
          </table:table-cell>
          <table:table-cell table:style-name="ce21"/>
          <table:table-cell table:style-name="ce21" office:value-type="string">
            <text:p>TC_ Projects Page_32</text:p>
          </table:table-cell>
          <table:table-cell table:style-name="ce20" office:value-type="string">
            <text:p>Check for Report Popup cancel and Report Verify</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text:p>
            <text:p>7.Click on the Quality Tab</text:p>
            <text:p>8.Click on Performance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able:table-cell>
          <table:table-cell table:style-name="ce21" office:value-type="string">
            <text:p>Framework </text:p>
          </table:table-cell>
          <table:table-cell/>
          <table:table-cell table:style-name="ce20" office:value-type="string">
            <text:p>User should be able to view the Generate Popup with the Overall PDF Report in it on doing all the mentioned Steps.</text:p>
          </table:table-cell>
          <table:table-cell table:number-columns-repeated="247"/>
        </table:table-row>
        <table:table-row table:style-name="ro29">
          <table:table-cell office:value-type="float" office:value="183">
            <text:p>183</text:p>
          </table:table-cell>
          <table:table-cell table:style-name="ce20" office:value-type="string">
            <text:p>WordPress_ Project - Performance Test - Report - Overall Report - Generated PDF - Save File</text:p>
          </table:table-cell>
          <table:table-cell table:style-name="ce21"/>
          <table:table-cell table:style-name="ce21" office:value-type="string">
            <text:p>TC_ Projects Page_38</text:p>
          </table:table-cell>
          <table:table-cell table:style-name="ce20" office:value-type="string">
            <text:p>Check for the Overall Report Generated PDF by using save file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text:p>
            <text:p>7.Click on the Quality Tab</text:p>
            <text:p>8.Click on Performance Tab and Click on the Report Icon.</text:p>
            <text:p>9.Select the Overall Report.</text:p>
            <text:p>10.Click Generate Button.</text:p>
            <text:p>11.Click Ok Button(After Selecting the save file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number-columns-repeated="247"/>
        </table:table-row>
        <table:table-row table:style-name="ro31">
          <table:table-cell office:value-type="float" office:value="184">
            <text:p>184</text:p>
          </table:table-cell>
          <table:table-cell table:style-name="ce20" office:value-type="string">
            <text:p>WordPress_ Project - Performance Test - Report - Overall Report - Save File - Generate Report Popup - Cancel</text:p>
          </table:table-cell>
          <table:table-cell table:style-name="ce21"/>
          <table:table-cell table:style-name="ce21" office:value-type="string">
            <text:p>TC_ Projects Page_39</text:p>
          </table:table-cell>
          <table:table-cell table:style-name="ce20" office:value-type="string">
            <text:p>Check for Report Popup Cancel</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text:p>
            <text:p>7.Click on the Quality Tab</text:p>
            <text:p>8.Click on Performance Tab and Click on the Report Icon.</text:p>
            <text:p>9.Select the Overall Report.</text:p>
            <text:p>10.Click Generate Button.</text:p>
            <text:p>11.Click Ok Button(After Selecting the Save File option).</text:p>
            <text:p>12.Click on the Cancel Button.</text:p>
            <text:p/>
          </table:table-cell>
          <table:table-cell table:style-name="ce21" office:value-type="string">
            <text:p>Framework </text:p>
          </table:table-cell>
          <table:table-cell/>
          <table:table-cell table:style-name="ce20" office:value-type="string">
            <text:p>User should be able to view the application .</text:p>
          </table:table-cell>
          <table:table-cell table:number-columns-repeated="247"/>
        </table:table-row>
        <table:table-row table:style-name="ro60">
          <table:table-cell office:value-type="float" office:value="185">
            <text:p>185</text:p>
          </table:table-cell>
          <table:table-cell table:style-name="ce20" office:value-type="string">
            <text:p>WordPress_ Project - Performance Test - Report Test - Report - Detailed Report - Generate </text:p>
          </table:table-cell>
          <table:table-cell table:style-name="ce21"/>
          <table:table-cell table:style-name="ce21" office:value-type="string">
            <text:p>TC_ Projects Page_44</text:p>
          </table:table-cell>
          <table:table-cell table:style-name="ce20" office:value-type="string">
            <text:p>Check for the Detailed Report Generate button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text:p>
            <text:p>7.Click on the Quality Tab</text:p>
            <text:p>8.Click on Performance Tab and Click on the Report Icon.</text:p>
            <text:p>9.Select the Detailed Report.</text:p>
            <text:p>10.Click Generate Butt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number-columns-repeated="247"/>
        </table:table-row>
        <table:table-row table:style-name="ro29">
          <table:table-cell office:value-type="float" office:value="186">
            <text:p>186</text:p>
          </table:table-cell>
          <table:table-cell table:style-name="ce20" office:value-type="string">
            <text:p>WordPress_ Project - Performance Test - Report Test - Report - Detailed Report - Availability </text:p>
          </table:table-cell>
          <table:table-cell table:style-name="ce21"/>
          <table:table-cell table:style-name="ce21" office:value-type="string">
            <text:p>TC_ Projects Page_45</text:p>
          </table:table-cell>
          <table:table-cell table:style-name="ce20" office:value-type="string">
            <text:p>Check for the Overall Report Availability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text:p>
            <text:p>7.Click on the Quality Tab</text:p>
            <text:p>8.Click on Performance Tab and Click on the Report Icon.</text:p>
            <text:p>9.Select the Detailed Report.</text:p>
            <text:p>10.Click Generate Button.</text:p>
            <text:p>11.Click on the Detailed PDF report available in the Generate Popup.</text:p>
            <text:p/>
          </table:table-cell>
          <table:table-cell table:style-name="ce21" office:value-type="string">
            <text:p>Framework </text:p>
          </table:table-cell>
          <table:table-cell/>
          <table:table-cell table:style-name="ce20" office:value-type="string">
            <text:p>User should be able to view a Popup where user is provided with options to open or download the PDF Report.</text:p>
          </table:table-cell>
          <table:table-cell table:number-columns-repeated="247"/>
        </table:table-row>
        <table:table-row table:style-name="ro28">
          <table:table-cell office:value-type="float" office:value="187">
            <text:p>187</text:p>
          </table:table-cell>
          <table:table-cell table:style-name="ce20" office:value-type="string">
            <text:p>WordPress_ Project - Performance Test - Report - Detailed Report - Generated PDF - Open With</text:p>
          </table:table-cell>
          <table:table-cell table:style-name="ce21"/>
          <table:table-cell table:style-name="ce21" office:value-type="string">
            <text:p>TC_ Projects Page_46</text:p>
          </table:table-cell>
          <table:table-cell table:style-name="ce20" office:value-type="string">
            <text:p>Check for the Overall Report Generated PDF by choosing Open With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text:p>
            <text:p>7.Click on the Quality Tab</text:p>
            <text:p>8.Click on Performance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number-columns-repeated="247"/>
        </table:table-row>
        <table:table-row table:style-name="ro33">
          <table:table-cell office:value-type="float" office:value="188">
            <text:p>188</text:p>
          </table:table-cell>
          <table:table-cell table:style-name="ce20" office:value-type="string">
            <text:p>WordPress_ Project - Performance Test - Report - Detailed Report - Open With - Generate Report Popup - Cancel -Report Verify</text:p>
          </table:table-cell>
          <table:table-cell table:style-name="ce21"/>
          <table:table-cell table:style-name="ce21" office:value-type="string">
            <text:p>TC_ Projects Page_48</text:p>
          </table:table-cell>
          <table:table-cell table:style-name="ce20" office:value-type="string">
            <text:p>Check for Report availability after Popup Cancel and Verify Report</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text:p>
            <text:p>7.Click on the Quality Tab</text:p>
            <text:p>6.Click on Performance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Performance Tab and Click on the Report Ic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number-columns-repeated="247"/>
        </table:table-row>
        <table:table-row table:style-name="ro29">
          <table:table-cell office:value-type="float" office:value="189">
            <text:p>189</text:p>
          </table:table-cell>
          <table:table-cell table:style-name="ce20" office:value-type="string">
            <text:p>WordPress_ Project - Performance Test - Report - Detailed Report - Generated PDF - Save File</text:p>
          </table:table-cell>
          <table:table-cell table:style-name="ce21"/>
          <table:table-cell table:style-name="ce21" office:value-type="string">
            <text:p>TC_ Projects Page_52</text:p>
          </table:table-cell>
          <table:table-cell table:style-name="ce20" office:value-type="string">
            <text:p>Check for the Overall Report Generated PDF by using save file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text:p>
            <text:p>7.Click on the Quality Tab</text:p>
            <text:p>8.Click on Performance Tab and Click on the Report Icon.</text:p>
            <text:p>9.Select the Detailed Report.</text:p>
            <text:p>10.Click Generate Button.</text:p>
            <text:p>11.Click Ok Button(After Selecting the save file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number-columns-repeated="247"/>
        </table:table-row>
        <table:table-row table:style-name="ro38">
          <table:table-cell office:value-type="float" office:value="190">
            <text:p>190</text:p>
          </table:table-cell>
          <table:table-cell table:style-name="ce20" office:value-type="string">
            <text:p>WordPress_ Project - Performance Test - Report - Detailed Report - Open With - Generate Report Popup - Cancel - Report Verify</text:p>
          </table:table-cell>
          <table:table-cell table:style-name="ce21"/>
          <table:table-cell table:style-name="ce21" office:value-type="string">
            <text:p>TC_ Projects Page_54</text:p>
          </table:table-cell>
          <table:table-cell table:style-name="ce20" office:value-type="string">
            <text:p>Check for Report availability after Popup Cancel and verify report.</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text:p>
            <text:p>7.Click on the Quality Tab</text:p>
            <text:p>8.Click on Performance Tab and Click on the Report Icon.</text:p>
            <text:p>9.Select the Detailed Report.</text:p>
            <text:p>10.Click Generate Button.</text:p>
            <text:p>11.Click Ok Button(After Selecting the save file option).</text:p>
            <text:p>12.Click on Cancel butt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number-columns-repeated="2"/>
          <table:table-cell table:style-name="ce71"/>
          <table:table-cell table:style-name="ce114" table:number-columns-repeated="2"/>
          <table:table-cell table:number-columns-repeated="242"/>
        </table:table-row>
        <table:table-row table:style-name="ro11">
          <table:table-cell office:value-type="float" office:value="191">
            <text:p>191</text:p>
          </table:table-cell>
          <table:table-cell table:style-name="ce15" office:value-type="string">
            <text:p>Load</text:p>
          </table:table-cell>
          <table:table-cell table:style-name="ce8"/>
          <table:table-cell table:style-name="ce38" table:number-columns-repeated="3"/>
          <table:table-cell table:style-name="ce8"/>
          <table:table-cell table:style-name="ce38" table:number-columns-repeated="2"/>
          <table:table-cell table:number-columns-repeated="2"/>
          <table:table-cell table:style-name="ce29" table:number-columns-repeated="2"/>
          <table:table-cell table:style-name="ce124"/>
          <table:table-cell table:number-columns-repeated="242"/>
        </table:table-row>
        <table:table-row table:style-name="ro45">
          <table:table-cell office:value-type="float" office:value="192">
            <text:p>192</text:p>
          </table:table-cell>
          <table:table-cell table:style-name="ce25" office:value-type="string">
            <text:p>WordPress Project-Edit application – Quality - Load</text:p>
          </table:table-cell>
          <table:table-cell table:style-name="ce19"/>
          <table:table-cell table:style-name="ce25" office:value-type="string">
            <text:p>TC_Quality_01</text:p>
          </table:table-cell>
          <table:table-cell table:style-name="ce19" office:value-type="string">
            <text:p>Check for the default message</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WordPress Project.</text:p>
            <text:p>7. Click on Quality </text:p>
            <text:p>8. By default Unit will selected.</text:p>
            <text:p>10. User need to click Load.</text:p>
          </table:table-cell>
          <table:table-cell table:style-name="ce25" office:value-type="string">
            <text:p>Framework</text:p>
          </table:table-cell>
          <table:table-cell table:style-name="ce19"/>
          <table:table-cell table:style-name="ce25" office:value-type="string">
            <text:p>User Should be able to see the test tab and the default message " Load test not yet executed" Test button, open Folder icon and Copy Path icon.</text:p>
          </table:table-cell>
          <table:table-cell table:number-columns-repeated="2"/>
          <table:table-cell table:style-name="ce19" table:number-columns-repeated="2"/>
          <table:table-cell table:style-name="ce120"/>
          <table:table-cell table:number-columns-repeated="242"/>
        </table:table-row>
        <table:table-row table:style-name="ro44">
          <table:table-cell office:value-type="float" office:value="193">
            <text:p>193</text:p>
          </table:table-cell>
          <table:table-cell table:style-name="ce25" office:value-type="string">
            <text:p>WordPress Project-Edit application – Quality - Load_Open Folder &amp; Copy Path _verification</text:p>
          </table:table-cell>
          <table:table-cell table:style-name="ce19"/>
          <table:table-cell table:style-name="ce25" office:value-type="string">
            <text:p>TC_Quality_01</text:p>
          </table:table-cell>
          <table:table-cell table:style-name="ce19" office:value-type="string">
            <text:p>Check for the Open Folder &amp; Copy Path _verification</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WordPress Project.</text:p>
            <text:p>7. Click on Quality </text:p>
            <text:p>8.Click on the Load tab</text:p>
            <text:p>9.Click on the open Folder &amp; Copy path</text:p>
          </table:table-cell>
          <table:table-cell table:style-name="ce25" office:value-type="string">
            <text:p>Framework</text:p>
          </table:table-cell>
          <table:table-cell table:style-name="ce19"/>
          <table:table-cell table:style-name="ce25" office:value-type="string">
            <text:p>User Should be able to open the Load Folder on clicking the open Folder icon and Copy the current Path on Clicking the Copy Path icon </text:p>
          </table:table-cell>
          <table:table-cell table:number-columns-repeated="2"/>
          <table:table-cell table:style-name="ce19" table:number-columns-repeated="2"/>
          <table:table-cell table:style-name="ce120"/>
          <table:table-cell table:number-columns-repeated="242"/>
        </table:table-row>
        <table:table-row table:style-name="ro45">
          <table:table-cell office:value-type="float" office:value="194">
            <text:p>194</text:p>
          </table:table-cell>
          <table:table-cell table:style-name="ce25" office:value-type="string">
            <text:p>WordPress Project - WordPress Project - Edit application - Quality - Load - Test_Server</text:p>
          </table:table-cell>
          <table:table-cell table:style-name="ce25"/>
          <table:table-cell table:style-name="ce25" office:value-type="string">
            <text:p>TC_Quality_01</text:p>
          </table:table-cell>
          <table:table-cell table:style-name="ce19" office:value-type="string">
            <text:p>Check for the available options while selecting Test against Server </text:p>
          </table:table-cell>
          <table:table-cell table:style-name="ce19" office:value-type="string">
            <text:p>1. Open a web browser </text:p>
            <text:p>2. Hit the URL:localhost:2468/phresco. </text:p>
            <text:p>3. User needs to provide Login credentials. </text:p>
            <text:p>4. Click on Login Button. </text:p>
            <text:p>5.Click on Projects. </text:p>
            <text:p>6.Choose created WordPress Project. </text:p>
            <text:p>7. Click on Quality </text:p>
            <text:p>8. Click on Load</text:p>
            <text:p>9. User need to click Test</text:p>
            <text:p>10.Click on Server radio button.</text:p>
          </table:table-cell>
          <table:table-cell table:style-name="ce25" office:value-type="string">
            <text:p>Framework</text:p>
          </table:table-cell>
          <table:table-cell table:style-name="ce25"/>
          <table:table-cell table:style-name="ce25" office:value-type="string">
            <text:p>User should be able to see two Sections Test against,Thread group and Test and Cancel buttons.</text:p>
          </table:table-cell>
          <table:table-cell table:number-columns-repeated="2"/>
          <table:table-cell table:style-name="ce19" table:number-columns-repeated="2"/>
          <table:table-cell table:style-name="ce120"/>
          <table:table-cell table:style-name="ce114" table:number-columns-repeated="6"/>
          <table:table-cell table:number-columns-repeated="236"/>
        </table:table-row>
        <table:table-row table:style-name="ro45">
          <table:table-cell office:value-type="float" office:value="195">
            <text:p>195</text:p>
          </table:table-cell>
          <table:table-cell table:style-name="ce25" office:value-type="string">
            <text:p>WordPress Project-Edit application – Quality- Load_Server_Test Against_UI Validation</text:p>
          </table:table-cell>
          <table:table-cell table:style-name="ce25"/>
          <table:table-cell table:style-name="ce25" office:value-type="string">
            <text:p>TC_Quality_01</text:p>
          </table:table-cell>
          <table:table-cell table:style-name="ce19" office:value-type="string">
            <text:p>Check the Server_Test Against_UI Validation</text:p>
          </table:table-cell>
          <table:table-cell table:style-name="ce19" office:value-type="string">
            <text:p>1. Open a web browser </text:p>
            <text:p>2. Hit the URL:localhost:2468/phresco.</text:p>
            <text:p>3. User needs to provide Login credentials. </text:p>
            <text:p>4. Click on Login Button. </text:p>
            <text:p>5.Click on Projects.</text:p>
            <text:p>6.Choose created WordPress Project. </text:p>
            <text:p>7. Click on Quality </text:p>
            <text:p>8. Click on Load</text:p>
            <text:p>9. User need to click Test</text:p>
            <text:p>10.Select the Server radio button</text:p>
          </table:table-cell>
          <table:table-cell table:style-name="ce25" office:value-type="string">
            <text:p>Framework</text:p>
          </table:table-cell>
          <table:table-cell table:style-name="ce25"/>
          <table:table-cell table:style-name="ce25" office:value-type="string">
            <text:p>User should be able view the Load Popup with the Radio Buttons Server,Web service,Database, Show Settings Check box, Environment Dropdown(Mandatory), name text box, Test Result Name text box(Mandatory) and Add Header Button under the Test against Section</text:p>
          </table:table-cell>
          <table:table-cell table:number-columns-repeated="2"/>
          <table:table-cell table:style-name="ce79" table:number-columns-repeated="2"/>
          <table:table-cell table:style-name="ce101"/>
          <table:table-cell table:style-name="ce110" table:number-columns-repeated="2"/>
          <table:table-cell table:style-name="ce113" table:number-columns-repeated="3"/>
          <table:table-cell table:style-name="ce76"/>
          <table:table-cell table:number-columns-repeated="236"/>
        </table:table-row>
        <table:table-row table:style-name="ro52">
          <table:table-cell office:value-type="float" office:value="196">
            <text:p>196</text:p>
          </table:table-cell>
          <table:table-cell table:style-name="ce25" office:value-type="string">
            <text:p>WordPress Project-Edit application – Quality- Load_Server_Test Against_Tool Tip &amp; Field Validation</text:p>
          </table:table-cell>
          <table:table-cell table:style-name="ce25"/>
          <table:table-cell table:style-name="ce25" office:value-type="string">
            <text:p>TC_Quality_01</text:p>
          </table:table-cell>
          <table:table-cell table:style-name="ce19" office:value-type="string">
            <text:p>Check for the Server_Test Against_Tool Tip &amp; Field Validation</text:p>
          </table:table-cell>
          <table:table-cell table:style-name="ce19" office:value-type="string">
            <text:p>1. Open a web browser </text:p>
            <text:p>2. Hit the URL:localhost:2468/phresco. </text:p>
            <text:p>3. User needs to provide Login credentials. </text:p>
            <text:p>4. Click on Login Button. </text:p>
            <text:p>5.Click on Projects. </text:p>
            <text:p>6.Choose created WordPress Project. 7. Click on Quality </text:p>
            <text:p>7. Click on Load</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25" office:value-type="string">
            <text:p>Framework</text:p>
          </table:table-cell>
          <table:table-cell table:style-name="ce25"/>
          <table:table-cell table:style-name="ce25"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number-columns-repeated="2"/>
          <table:table-cell table:style-name="ce103"/>
          <table:table-cell table:style-name="ce118" table:number-columns-repeated="2"/>
          <table:table-cell table:style-name="ce112" table:number-columns-repeated="2"/>
          <table:table-cell table:style-name="ce114" table:number-columns-repeated="3"/>
          <table:table-cell table:style-name="ce78"/>
          <table:table-cell table:number-columns-repeated="236"/>
        </table:table-row>
        <table:table-row table:style-name="ro45">
          <table:table-cell office:value-type="float" office:value="197">
            <text:p>197</text:p>
          </table:table-cell>
          <table:table-cell table:style-name="ce25" office:value-type="string">
            <text:p>WordPress Project-Edit application – Quality- Load_Server_Thread Group_UI Validation</text:p>
          </table:table-cell>
          <table:table-cell table:style-name="ce25"/>
          <table:table-cell table:style-name="ce25" office:value-type="string">
            <text:p>TC_Quality_01</text:p>
          </table:table-cell>
          <table:table-cell table:style-name="ce19" office:value-type="string">
            <text:p>Check the Server_Context URL_UI Validation</text:p>
          </table:table-cell>
          <table:table-cell table:style-name="ce19" office:value-type="string">
            <text:p>1. Open a web browser </text:p>
            <text:p>2. Hit the URL:localhost:2468/phresco.</text:p>
            <text:p>3. User needs to provide Login credentials. </text:p>
            <text:p>4. Click on Login Button. </text:p>
            <text:p>5.Click on Projects.</text:p>
            <text:p>6.Choose created WordPress Project. </text:p>
            <text:p>7. Click on Quality </text:p>
            <text:p>8. Click on Load</text:p>
            <text:p>9. User need to click Test</text:p>
            <text:p>10.Select the Server radio button</text:p>
          </table:table-cell>
          <table:table-cell table:style-name="ce25" office:value-type="string">
            <text:p>Framework</text:p>
          </table:table-cell>
          <table:table-cell table:style-name="ce25"/>
          <table:table-cell table:style-name="ce25" office:value-type="string">
            <text:p>User Should be able to see No of Users text box, Ramp-Up Period text box,Loop count text box as mandatory fields under the Thread Group Section.</text:p>
          </table:table-cell>
          <table:table-cell table:number-columns-repeated="2"/>
          <table:table-cell table:style-name="ce19" table:number-columns-repeated="2"/>
          <table:table-cell table:style-name="ce120"/>
          <table:table-cell table:style-name="ce113" table:number-columns-repeated="6"/>
          <table:table-cell table:number-columns-repeated="236"/>
        </table:table-row>
        <table:table-row table:style-name="ro55">
          <table:table-cell office:value-type="float" office:value="198">
            <text:p>198</text:p>
          </table:table-cell>
          <table:table-cell table:style-name="ce25" office:value-type="string">
            <text:p>WordPress Project-Edit application – Quality- Load_Server_Thread Group_Tool Tip &amp; Field Validation</text:p>
          </table:table-cell>
          <table:table-cell table:style-name="ce25"/>
          <table:table-cell table:style-name="ce25" office:value-type="string">
            <text:p>TC_Quality_01</text:p>
          </table:table-cell>
          <table:table-cell table:style-name="ce19" office:value-type="string">
            <text:p>Check for the Options available inside Thread group.</text:p>
          </table:table-cell>
          <table:table-cell table:style-name="ce19" office:value-type="string">
            <text:p>1. Open a web browser </text:p>
            <text:p>2. Hit the URL:localhost:2468/phresco. </text:p>
            <text:p>3. User needs to provide Login credentials. </text:p>
            <text:p>4. Click on Login Button. </text:p>
            <text:p>5.Click on Projects. </text:p>
            <text:p>6.Choose created WordPress Project. </text:p>
            <text:p>7. Click on Quality tab</text:p>
            <text:p>8. Click on Load</text:p>
            <text:p>9. User need to click Test </text:p>
            <text:p>10.Click on Server radio button </text:p>
            <text:p>11.Mouse over the No of Users, Ramp-Up Period,Loop count Text boxes and enter values in it. </text:p>
          </table:table-cell>
          <table:table-cell table:style-name="ce25" office:value-type="string">
            <text:p>Framework</text:p>
          </table:table-cell>
          <table:table-cell table:style-name="ce25"/>
          <table:table-cell table:style-name="ce25" office:value-type="string">
            <text:p>User Should be able to see the Tool Tip for No of Users as "No of Users",Tool Tip for Ramp-Up Period as "Ramp-Up Period",Tool Tip for Loop count as Loop count and able to enter maximum values(No limit in numbers) in those fields</text:p>
          </table:table-cell>
          <table:table-cell table:number-columns-repeated="2"/>
          <table:table-cell table:style-name="ce25" table:number-columns-repeated="2"/>
          <table:table-cell table:style-name="ce123"/>
          <table:table-cell table:number-columns-repeated="242"/>
        </table:table-row>
        <table:table-row table:style-name="ro47">
          <table:table-cell office:value-type="float" office:value="199">
            <text:p>199</text:p>
          </table:table-cell>
          <table:table-cell table:style-name="ce24" office:value-type="string">
            <text:p>WordPress Project-Edit application – Quality- Load_Server_Test</text:p>
          </table:table-cell>
          <table:table-cell table:style-name="ce24"/>
          <table:table-cell table:style-name="ce24" office:value-type="string">
            <text:p>TC_Quality_01</text:p>
          </table:table-cell>
          <table:table-cell table:style-name="ce24" office:value-type="string">
            <text:p>Check for the Load selecting the Server</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WordPress Project. </text:p>
            <text:p>7. Click on Quality tab</text:p>
            <text:p>8. Click on Load</text:p>
            <text:p>9. User need to click Test </text:p>
            <text:p>10.Click on Server radio button </text:p>
            <text:p>11.Enter all the required fields,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number-columns-repeated="2"/>
          <table:table-cell table:style-name="ce24" table:number-columns-repeated="2"/>
          <table:table-cell table:style-name="ce74"/>
          <table:table-cell table:number-columns-repeated="242"/>
        </table:table-row>
        <table:table-row table:style-name="ro61">
          <table:table-cell office:value-type="float" office:value="200">
            <text:p>200</text:p>
          </table:table-cell>
          <table:table-cell table:style-name="ce24" office:value-type="string">
            <text:p>WordPress Project-Edit application – Quality- Load_Server_Test[Config update verification]</text:p>
          </table:table-cell>
          <table:table-cell table:style-name="ce24"/>
          <table:table-cell table:style-name="ce24" office:value-type="string">
            <text:p>TC_Quality_01</text:p>
          </table:table-cell>
          <table:table-cell table:style-name="ce24" office:value-type="string">
            <text:p>Check for the config updation in the config file</text:p>
          </table:table-cell>
          <table:table-cell office:value-type="string">
            <text:p>1.Open the &lt;Drive&gt;:/ Phresco framework/Workspace/projects/&lt;WordPress_project&gt;/test/load/server/tests/phresco-env-config.csv</text:p>
          </table:table-cell>
          <table:table-cell table:style-name="ce24" table:number-columns-repeated="2"/>
          <table:table-cell table:style-name="ce24" office:value-type="string">
            <text:p>User should be able to view the server URL updated in the phresco-env-config.csv file</text:p>
          </table:table-cell>
          <table:table-cell table:number-columns-repeated="2"/>
          <table:table-cell table:style-name="ce24" table:number-columns-repeated="2"/>
          <table:table-cell table:style-name="ce74"/>
          <table:table-cell table:number-columns-repeated="242"/>
        </table:table-row>
        <table:table-row table:style-name="ro55">
          <table:table-cell office:value-type="float" office:value="201">
            <text:p>201</text:p>
          </table:table-cell>
          <table:table-cell table:style-name="ce24" office:value-type="string">
            <text:p>WordPress Project-Edit application – Quality- Load_Server_Test_Close</text:p>
          </table:table-cell>
          <table:table-cell table:style-name="ce24"/>
          <table:table-cell table:style-name="ce24" office:value-type="string">
            <text:p>TC_Quality_01</text:p>
          </table:table-cell>
          <table:table-cell table:style-name="ce24" office:value-type="string">
            <text:p>Check for the Load selecting the Server and close</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WordPress Project. </text:p>
            <text:p>7. Click on Quality tab</text:p>
            <text:p>8. Click on Load</text:p>
            <text:p>9. User need to click Test </text:p>
            <text:p>10.Click on Server radio button </text:p>
            <text:p>11.Enter all the required fields,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Load Results displayed as rows as follows : Thread name, Date, Elapsed Time and status in Tabular View and graphical view of the same for Different Test Results.</text:p>
          </table:table-cell>
          <table:table-cell table:number-columns-repeated="2"/>
          <table:table-cell table:style-name="ce24" table:number-columns-repeated="2"/>
          <table:table-cell table:style-name="ce74"/>
          <table:table-cell table:number-columns-repeated="242"/>
        </table:table-row>
        <table:table-row table:style-name="ro62">
          <table:table-cell office:value-type="float" office:value="202">
            <text:p>202</text:p>
          </table:table-cell>
          <table:table-cell table:style-name="ce19" office:value-type="string">
            <text:p>WordPress_Code validation_Report icon</text:p>
          </table:table-cell>
          <table:table-cell table:style-name="ce19"/>
          <table:table-cell table:style-name="ce25" office:value-type="string">
            <text:p>TC_Code_page_21</text:p>
          </table:table-cell>
          <table:table-cell table:style-name="ce19" office:value-type="string">
            <text:p>Check whether the Report icon after executing </text:p>
          </table:table-cell>
          <table:table-cell table:style-name="ce19" office:value-type="string">
            <text:p>1. Click on the Projects page . </text:p>
            <text:p>2. Click on the created WordPress project.</text:p>
          </table:table-cell>
          <table:table-cell table:style-name="ce21" office:value-type="string">
            <text:p>Framework</text:p>
          </table:table-cell>
          <table:table-cell table:style-name="ce19"/>
          <table:table-cell table:style-name="ce19" office:value-type="string">
            <text:p>User should be able to view report icon after executing code validation In the Project page against the application </text:p>
          </table:table-cell>
          <table:table-cell table:number-columns-repeated="2"/>
          <table:table-cell table:style-name="ce69"/>
          <table:table-cell table:style-name="ce113" table:number-columns-repeated="2"/>
          <table:table-cell table:number-columns-repeated="242"/>
        </table:table-row>
        <table:table-row table:style-name="ro49">
          <table:table-cell office:value-type="float" office:value="203">
            <text:p>203</text:p>
          </table:table-cell>
          <table:table-cell table:style-name="ce20" office:value-type="string">
            <text:p>WordPress_Project - Load Test - Report Test - Report - Generate Report Popup - UI Validation</text:p>
          </table:table-cell>
          <table:table-cell table:style-name="ce21"/>
          <table:table-cell table:style-name="ce21" office:value-type="string">
            <text:p>TC_ Code Page_23</text:p>
          </table:table-cell>
          <table:table-cell table:style-name="ce20" office:value-type="string">
            <text:p>Check for the Report Popup UI Valida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 WordPress Project.</text:p>
            <text:p>7.Click on the Quality Tab</text:p>
            <text:p>8.Click on the Load Tab.</text:p>
            <text:p>9.Click on the Report Icon</text:p>
            <text:p/>
          </table:table-cell>
          <table:table-cell table:style-name="ce21" office:value-type="string">
            <text:p>Framework </text:p>
          </table:table-cell>
          <table:table-cell/>
          <table:table-cell table:style-name="ce20" office:value-type="string">
            <text:p>User should be able to view the Report Popup with the Overall report and Detailed Report Radio Buttons, Generate(Disabled) and Cancel Buttons.</text:p>
          </table:table-cell>
          <table:table-cell table:number-columns-repeated="247"/>
        </table:table-row>
        <table:table-row table:style-name="ro59">
          <table:table-cell office:value-type="float" office:value="204">
            <text:p>204</text:p>
          </table:table-cell>
          <table:table-cell table:style-name="ce20" office:value-type="string">
            <text:p>WordPress_Projects Page - Load Test - Report - Generate Report Popup - Cancel, Close Icon and Esc</text:p>
          </table:table-cell>
          <table:table-cell table:style-name="ce21"/>
          <table:table-cell table:style-name="ce21" office:value-type="string">
            <text:p>TC_ Projects Page_24</text:p>
          </table:table-cell>
          <table:table-cell table:style-name="ce20" office:value-type="string">
            <text:p>Check for the Report Popup Cancel, Close Icon and Esc</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WordPress Project.</text:p>
            <text:p>7. Click on the Report Icon.</text:p>
            <text:p>8.Click on the Cancel, Close Icon and Esc Key.</text:p>
            <text:p/>
          </table:table-cell>
          <table:table-cell table:style-name="ce21" office:value-type="string">
            <text:p>Framework </text:p>
          </table:table-cell>
          <table:table-cell/>
          <table:table-cell table:style-name="ce20" office:value-type="string">
            <text:p>User should be able to view the Load Test Page.</text:p>
          </table:table-cell>
          <table:table-cell table:number-columns-repeated="247"/>
        </table:table-row>
        <table:table-row table:style-name="ro59">
          <table:table-cell office:value-type="float" office:value="205">
            <text:p>205</text:p>
          </table:table-cell>
          <table:table-cell table:style-name="ce20" office:value-type="string">
            <text:p>WordPress_ Project - Load Test - Report - Overall Report </text:p>
          </table:table-cell>
          <table:table-cell table:style-name="ce21"/>
          <table:table-cell table:style-name="ce21" office:value-type="string">
            <text:p>TC_ Projects Page_28</text:p>
          </table:table-cell>
          <table:table-cell table:style-name="ce20" office:value-type="string">
            <text:p>Check for the Overall Report radio button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 Click on the Report Icon.</text:p>
            <text:p>8.Select the Overall Report Radio Button.</text:p>
            <text:p/>
          </table:table-cell>
          <table:table-cell table:style-name="ce21" office:value-type="string">
            <text:p>Framework </text:p>
          </table:table-cell>
          <table:table-cell/>
          <table:table-cell table:style-name="ce20" office:value-type="string">
            <text:p>User should be able to view the Generate Button Enabled.</text:p>
          </table:table-cell>
          <table:table-cell table:number-columns-repeated="247"/>
        </table:table-row>
        <table:table-row table:style-name="ro48">
          <table:table-cell office:value-type="float" office:value="206">
            <text:p>206</text:p>
          </table:table-cell>
          <table:table-cell table:style-name="ce20" office:value-type="string">
            <text:p>WordPress_ Project - Load Test - Report - Overall Report - Generate</text:p>
          </table:table-cell>
          <table:table-cell table:style-name="ce21"/>
          <table:table-cell table:style-name="ce21" office:value-type="string">
            <text:p>TC_ Projects Page_29</text:p>
          </table:table-cell>
          <table:table-cell table:style-name="ce20" office:value-type="string">
            <text:p>Check for the Overall Report Generate butt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 Click on the Report Icon.</text:p>
            <text:p>8.Select the Overall Report.</text:p>
            <text:p>9.Click Generate Button.</text:p>
            <text:p/>
          </table:table-cell>
          <table:table-cell table:style-name="ce21" office:value-type="string">
            <text:p>Framework </text:p>
          </table:table-cell>
          <table:table-cell/>
          <table:table-cell table:style-name="ce20" office:value-type="string">
            <text:p>User should be able to view the Overall PDF Report available in the Generate Popup.</text:p>
          </table:table-cell>
          <table:table-cell table:number-columns-repeated="247"/>
        </table:table-row>
        <table:table-row table:style-name="ro27">
          <table:table-cell office:value-type="float" office:value="207">
            <text:p>207</text:p>
          </table:table-cell>
          <table:table-cell table:style-name="ce20" office:value-type="string">
            <text:p>WordPress_ Project - Load Test - Report - Overall Report - Availability</text:p>
          </table:table-cell>
          <table:table-cell table:style-name="ce21"/>
          <table:table-cell table:style-name="ce21" office:value-type="string">
            <text:p>TC_ Projects Page_30</text:p>
          </table:table-cell>
          <table:table-cell table:style-name="ce20" office:value-type="string">
            <text:p>Check for the Overall Report Availability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 Click on the Report Icon.</text:p>
            <text:p>8.Select the Overall Report.</text:p>
            <text:p>9.Click Generate Button.</text:p>
            <text:p>10.Click on the Overall PDF report available in the Generate Popup.</text:p>
            <text:p/>
          </table:table-cell>
          <table:table-cell table:style-name="ce21" office:value-type="string">
            <text:p>Framework </text:p>
          </table:table-cell>
          <table:table-cell/>
          <table:table-cell table:style-name="ce20" office:value-type="string">
            <text:p>User should be able to view a Popup where user is provided with options to open or download the PDF Report.</text:p>
          </table:table-cell>
          <table:table-cell table:number-columns-repeated="247"/>
        </table:table-row>
        <table:table-row table:style-name="ro38">
          <table:table-cell office:value-type="float" office:value="208">
            <text:p>208</text:p>
          </table:table-cell>
          <table:table-cell table:style-name="ce20" office:value-type="string">
            <text:p>WordPress_ Project - Load Test - Report - Overall Report - Generated PDF - Open With</text:p>
          </table:table-cell>
          <table:table-cell table:style-name="ce21"/>
          <table:table-cell table:style-name="ce21" office:value-type="string">
            <text:p>TC_ Projects Page_31</text:p>
          </table:table-cell>
          <table:table-cell table:style-name="ce20" office:value-type="string">
            <text:p>Check for the Overall Report Generated PDF by choosing Open With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 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21" office:value-type="string">
            <text:p>Framework </text:p>
          </table:table-cell>
          <table:table-cell/>
          <table:table-cell table:style-name="ce20" office:value-type="string">
            <text:p>User should be able to view the Overall PDF Report</text:p>
          </table:table-cell>
          <table:table-cell table:number-columns-repeated="247"/>
        </table:table-row>
        <table:table-row table:style-name="ro30">
          <table:table-cell office:value-type="float" office:value="209">
            <text:p>209</text:p>
          </table:table-cell>
          <table:table-cell table:style-name="ce20" office:value-type="string">
            <text:p>WordPress_ Project - Load Test - Report - Overall Report - Open With - Generate Report Popup - Cancel, Close Icon and Esc key - Verify Report</text:p>
          </table:table-cell>
          <table:table-cell table:style-name="ce21"/>
          <table:table-cell table:style-name="ce21" office:value-type="string">
            <text:p>TC_ Projects Page_32</text:p>
          </table:table-cell>
          <table:table-cell table:style-name="ce20" office:value-type="string">
            <text:p>Check for Report Popup cancel and Report Verify</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table:style-name="ce21" office:value-type="string">
            <text:p>Framework </text:p>
          </table:table-cell>
          <table:table-cell/>
          <table:table-cell table:style-name="ce20" office:value-type="string">
            <text:p>User should be able to view the Generate Popup with the Overall PDF Report in it on doing all the mentioned Steps.</text:p>
          </table:table-cell>
          <table:table-cell table:number-columns-repeated="247"/>
        </table:table-row>
        <table:table-row table:style-name="ro27">
          <table:table-cell office:value-type="float" office:value="210">
            <text:p>210</text:p>
          </table:table-cell>
          <table:table-cell table:style-name="ce20" office:value-type="string">
            <text:p>WordPress_ Project - Load Test - Report - Overall Report - Generated PDF - Save File</text:p>
          </table:table-cell>
          <table:table-cell table:style-name="ce21"/>
          <table:table-cell table:style-name="ce21" office:value-type="string">
            <text:p>TC_ Projects Page_38</text:p>
          </table:table-cell>
          <table:table-cell table:style-name="ce20" office:value-type="string">
            <text:p>Check for the Overall Report Generated PDF by using save file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 Click on the Report Icon.</text:p>
            <text:p>8.Select the Overall Report.</text:p>
            <text:p>9.Click Generate Button.</text:p>
            <text:p>10.Click Ok Button(After Selecting the save file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number-columns-repeated="247"/>
        </table:table-row>
        <table:table-row table:style-name="ro29">
          <table:table-cell office:value-type="float" office:value="211">
            <text:p>211</text:p>
          </table:table-cell>
          <table:table-cell table:style-name="ce20" office:value-type="string">
            <text:p>WordPress_ Project - Load Test - Report - Overall Report - Save File - Generate Report Popup - Cancel</text:p>
          </table:table-cell>
          <table:table-cell table:style-name="ce21"/>
          <table:table-cell table:style-name="ce21" office:value-type="string">
            <text:p>TC_ Projects Page_39</text:p>
          </table:table-cell>
          <table:table-cell table:style-name="ce20" office:value-type="string">
            <text:p>Check for Report Popup Cancel</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 Click on the Report Icon.</text:p>
            <text:p>8.Select the Overall Report.</text:p>
            <text:p>9.Click Generate Button.</text:p>
            <text:p>10.Click Ok Button(After Selecting the Save File option).</text:p>
            <text:p>11.Click on the Cancel Button.</text:p>
            <text:p/>
          </table:table-cell>
          <table:table-cell table:style-name="ce21" office:value-type="string">
            <text:p>Framework </text:p>
          </table:table-cell>
          <table:table-cell/>
          <table:table-cell table:style-name="ce20" office:value-type="string">
            <text:p>User should be able to view the application .</text:p>
          </table:table-cell>
          <table:table-cell table:number-columns-repeated="247"/>
        </table:table-row>
        <table:table-row table:style-name="ro48">
          <table:table-cell office:value-type="float" office:value="212">
            <text:p>212</text:p>
          </table:table-cell>
          <table:table-cell table:style-name="ce20" office:value-type="string">
            <text:p>WordPress_ Project - Load Test - Report Test - Report - Detailed Report - Generate </text:p>
          </table:table-cell>
          <table:table-cell table:style-name="ce21"/>
          <table:table-cell table:style-name="ce21" office:value-type="string">
            <text:p>TC_ Projects Page_44</text:p>
          </table:table-cell>
          <table:table-cell table:style-name="ce20" office:value-type="string">
            <text:p>Check for the Detailed Report Generate button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 Click on the Report Icon.</text:p>
            <text:p>9.Select the Detailed Report.</text:p>
            <text:p>10.Click Generate Butt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number-columns-repeated="247"/>
        </table:table-row>
        <table:table-row table:style-name="ro37">
          <table:table-cell office:value-type="float" office:value="213">
            <text:p>213</text:p>
          </table:table-cell>
          <table:table-cell table:style-name="ce20" office:value-type="string">
            <text:p>WordPress_ Project - Load Test - Report Test - Report - Detailed Report - Availability </text:p>
          </table:table-cell>
          <table:table-cell table:style-name="ce21"/>
          <table:table-cell table:style-name="ce21" office:value-type="string">
            <text:p>TC_ Projects Page_45</text:p>
          </table:table-cell>
          <table:table-cell table:style-name="ce20" office:value-type="string">
            <text:p>Check for the Overall Report Availability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Quality Tab</text:p>
            <text:p>7. Click on the Report Icon.</text:p>
            <text:p>9.Select the Detailed Report.</text:p>
            <text:p>10.Click Generate Button.</text:p>
            <text:p>11.Click on the Detailed PDF report available in the Generate Popup.</text:p>
            <text:p/>
          </table:table-cell>
          <table:table-cell table:style-name="ce21" office:value-type="string">
            <text:p>Framework </text:p>
          </table:table-cell>
          <table:table-cell/>
          <table:table-cell table:style-name="ce20" office:value-type="string">
            <text:p>User should be able to view a Popup where user is provided with options to open or download the PDF Report.</text:p>
          </table:table-cell>
          <table:table-cell table:number-columns-repeated="247"/>
        </table:table-row>
        <table:table-row table:style-name="ro31">
          <table:table-cell office:value-type="float" office:value="214">
            <text:p>214</text:p>
          </table:table-cell>
          <table:table-cell table:style-name="ce20" office:value-type="string">
            <text:p>WordPress_ Project - Load Test - Report - Detailed Report - Generated PDF - Open With</text:p>
          </table:table-cell>
          <table:table-cell table:style-name="ce21"/>
          <table:table-cell table:style-name="ce21" office:value-type="string">
            <text:p>TC_ Projects Page_46</text:p>
          </table:table-cell>
          <table:table-cell table:style-name="ce20" office:value-type="string">
            <text:p>Check for the Overall Report Generated PDF by choosing Open With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number-columns-repeated="247"/>
        </table:table-row>
        <table:table-row table:style-name="ro34">
          <table:table-cell office:value-type="float" office:value="215">
            <text:p>215</text:p>
          </table:table-cell>
          <table:table-cell table:style-name="ce20" office:value-type="string">
            <text:p>WordPress_ Project - Load Test - Report - Detailed Report - Open With - Generate Report Popup - Cancel -Report Verify</text:p>
          </table:table-cell>
          <table:table-cell table:style-name="ce21"/>
          <table:table-cell table:style-name="ce21" office:value-type="string">
            <text:p>TC_ Projects Page_48</text:p>
          </table:table-cell>
          <table:table-cell table:style-name="ce20" office:value-type="string">
            <text:p>Check for Report availability after Popup Cancel and Verify Report</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Load Tab and Click on the Report Ic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number-columns-repeated="247"/>
        </table:table-row>
        <table:table-row table:style-name="ro37">
          <table:table-cell office:value-type="float" office:value="216">
            <text:p>216</text:p>
          </table:table-cell>
          <table:table-cell table:style-name="ce20" office:value-type="string">
            <text:p>WordPress_ Project - Load Test - Report - Detailed Report - Generated PDF - Save File</text:p>
          </table:table-cell>
          <table:table-cell table:style-name="ce21"/>
          <table:table-cell table:style-name="ce21" office:value-type="string">
            <text:p>TC_ Projects Page_52</text:p>
          </table:table-cell>
          <table:table-cell table:style-name="ce20" office:value-type="string">
            <text:p>Check for the Overall Report Generated PDF by using save file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Quality Tab</text:p>
            <text:p>7. Click on the Report Icon.</text:p>
            <text:p>9.Select the Detailed Report.</text:p>
            <text:p>10.Click Generate Button.</text:p>
            <text:p>11.Click Ok Button(After Selecting the save file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number-columns-repeated="247"/>
        </table:table-row>
        <table:table-row table:style-name="ro38">
          <table:table-cell office:value-type="float" office:value="217">
            <text:p>217</text:p>
          </table:table-cell>
          <table:table-cell table:style-name="ce20" office:value-type="string">
            <text:p>WordPress_ Project - Load Test - Report - Detailed Report - Open With - Generate Report Popup - Cancel - Report Verify</text:p>
          </table:table-cell>
          <table:table-cell table:style-name="ce21"/>
          <table:table-cell table:style-name="ce21" office:value-type="string">
            <text:p>TC_ Projects Page_54</text:p>
          </table:table-cell>
          <table:table-cell table:style-name="ce20" office:value-type="string">
            <text:p>Check for Report availability after Popup Cancel and verify report.</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Quality Tab</text:p>
            <text:p>8.Click on Performance Tab and Click on the Report Icon.</text:p>
            <text:p>9.Select the Detailed Report.</text:p>
            <text:p>10.Click Generate Button.</text:p>
            <text:p>11.Click Ok Button(After Selecting the save file option).</text:p>
            <text:p>12.Click on Cancel butt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number-columns-repeated="2"/>
          <table:table-cell table:style-name="ce71"/>
          <table:table-cell table:style-name="ce114" table:number-columns-repeated="8"/>
          <table:table-cell table:number-columns-repeated="236"/>
        </table:table-row>
        <table:table-row table:style-name="ro11">
          <table:table-cell office:value-type="float" office:value="218">
            <text:p>218</text:p>
          </table:table-cell>
          <table:table-cell table:style-name="ce27" office:value-type="string">
            <text:p>PDF Report</text:p>
          </table:table-cell>
          <table:table-cell table:style-name="ce43" table:number-columns-repeated="2"/>
          <table:table-cell table:style-name="ce27" table:number-columns-repeated="2"/>
          <table:table-cell table:style-name="ce43"/>
          <table:table-cell table:style-name="ce27" table:number-columns-repeated="2"/>
          <table:table-cell table:number-columns-repeated="2"/>
          <table:table-cell table:style-name="ce105" table:number-columns-repeated="2"/>
          <table:table-cell table:style-name="ce125"/>
          <table:table-cell table:style-name="ce127" table:number-columns-repeated="2"/>
          <table:table-cell table:style-name="ce117" table:number-columns-repeated="3"/>
          <table:table-cell table:style-name="ce81"/>
          <table:table-cell table:number-columns-repeated="236"/>
        </table:table-row>
        <table:table-row table:style-name="ro63">
          <table:table-cell office:value-type="float" office:value="219">
            <text:p>219</text:p>
          </table:table-cell>
          <table:table-cell table:style-name="ce20" office:value-type="string">
            <text:p>WordPress_Project -- Report Test - Report - Generate Report Popup - UI Validation</text:p>
          </table:table-cell>
          <table:table-cell table:style-name="ce21"/>
          <table:table-cell table:style-name="ce21" office:value-type="string">
            <text:p>TC_ Code Page_23</text:p>
          </table:table-cell>
          <table:table-cell table:style-name="ce20" office:value-type="string">
            <text:p>Check for the Report Popup UI Valida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 WordPress Project.</text:p>
            <text:p>7.Click on the Report Icon</text:p>
            <text:p/>
          </table:table-cell>
          <table:table-cell table:style-name="ce21" office:value-type="string">
            <text:p>Framework </text:p>
          </table:table-cell>
          <table:table-cell/>
          <table:table-cell table:style-name="ce20" office:value-type="string">
            <text:p>User should be able to view the Report Popup with the Overall report and Detailed Report Radio Buttons, Generate(Disabled) and Cancel Buttons.</text:p>
          </table:table-cell>
          <table:table-cell table:number-columns-repeated="2"/>
          <table:table-cell table:style-name="ce69"/>
          <table:table-cell table:style-name="ce113" table:number-columns-repeated="8"/>
          <table:table-cell table:number-columns-repeated="236"/>
        </table:table-row>
        <table:table-row table:style-name="ro59">
          <table:table-cell office:value-type="float" office:value="220">
            <text:p>220</text:p>
          </table:table-cell>
          <table:table-cell table:style-name="ce20" office:value-type="string">
            <text:p>WordPress_Projects Page- Report - Generate Report Popup - Cancel, Close Icon and Esc</text:p>
          </table:table-cell>
          <table:table-cell table:style-name="ce21"/>
          <table:table-cell table:style-name="ce21" office:value-type="string">
            <text:p>TC_ Projects Page_24</text:p>
          </table:table-cell>
          <table:table-cell table:style-name="ce20" office:value-type="string">
            <text:p>Check for the Report Popup Cancel, Close Icon and Esc</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WordPress Project.</text:p>
            <text:p>7. Click on the Report Icon.</text:p>
            <text:p>8.Click on the Cancel, Close Icon and Esc Key.</text:p>
            <text:p/>
          </table:table-cell>
          <table:table-cell table:style-name="ce21" office:value-type="string">
            <text:p>Framework </text:p>
          </table:table-cell>
          <table:table-cell/>
          <table:table-cell table:style-name="ce20" office:value-type="string">
            <text:p>User should be able to view the Projects Page.</text:p>
          </table:table-cell>
          <table:table-cell table:number-columns-repeated="247"/>
        </table:table-row>
        <table:table-row table:style-name="ro49">
          <table:table-cell office:value-type="float" office:value="221">
            <text:p>221</text:p>
          </table:table-cell>
          <table:table-cell table:style-name="ce20" office:value-type="string">
            <text:p>WordPress_ Project - Report - Overall Report </text:p>
          </table:table-cell>
          <table:table-cell table:style-name="ce21"/>
          <table:table-cell table:style-name="ce21" office:value-type="string">
            <text:p>TC_ Projects Page_28</text:p>
          </table:table-cell>
          <table:table-cell table:style-name="ce20" office:value-type="string">
            <text:p>Check for the Overall Report radio button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Overall Report Radio Button.</text:p>
            <text:p/>
          </table:table-cell>
          <table:table-cell table:style-name="ce21" office:value-type="string">
            <text:p>Framework </text:p>
          </table:table-cell>
          <table:table-cell/>
          <table:table-cell table:style-name="ce20" office:value-type="string">
            <text:p>User should be able to view the Generate Button Enabled.</text:p>
          </table:table-cell>
          <table:table-cell table:number-columns-repeated="247"/>
        </table:table-row>
        <table:table-row table:style-name="ro59">
          <table:table-cell office:value-type="float" office:value="222">
            <text:p>222</text:p>
          </table:table-cell>
          <table:table-cell table:style-name="ce20" office:value-type="string">
            <text:p>WordPress_ Project - Report - Overall Report - Generate</text:p>
          </table:table-cell>
          <table:table-cell table:style-name="ce21"/>
          <table:table-cell table:style-name="ce21" office:value-type="string">
            <text:p>TC_ Projects Page_29</text:p>
          </table:table-cell>
          <table:table-cell table:style-name="ce20" office:value-type="string">
            <text:p>Check for the Overall Report Generate butt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Overall Report.</text:p>
            <text:p>9.Click Generate Button.</text:p>
            <text:p/>
          </table:table-cell>
          <table:table-cell table:style-name="ce21" office:value-type="string">
            <text:p>Framework </text:p>
          </table:table-cell>
          <table:table-cell/>
          <table:table-cell table:style-name="ce20" office:value-type="string">
            <text:p>User should be able to view the Overall PDF Report available in the Generate Popup.</text:p>
          </table:table-cell>
          <table:table-cell table:number-columns-repeated="247"/>
        </table:table-row>
        <table:table-row table:style-name="ro60">
          <table:table-cell office:value-type="float" office:value="223">
            <text:p>223</text:p>
          </table:table-cell>
          <table:table-cell table:style-name="ce20" office:value-type="string">
            <text:p>WordPress_ Project - Report - Overall Report - Availability</text:p>
          </table:table-cell>
          <table:table-cell table:style-name="ce21"/>
          <table:table-cell table:style-name="ce21" office:value-type="string">
            <text:p>TC_ Projects Page_30</text:p>
          </table:table-cell>
          <table:table-cell table:style-name="ce20" office:value-type="string">
            <text:p>Check for the Overall Report Availability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Overall Report.</text:p>
            <text:p>9.Click Generate Button.</text:p>
            <text:p>10.Click on the Overall PDF report available in the Generate Popup.</text:p>
            <text:p/>
          </table:table-cell>
          <table:table-cell table:style-name="ce21" office:value-type="string">
            <text:p>Framework </text:p>
          </table:table-cell>
          <table:table-cell/>
          <table:table-cell table:style-name="ce20" office:value-type="string">
            <text:p>User should be able to view a Popup where user is provided with options to open or download the PDF Report.</text:p>
          </table:table-cell>
          <table:table-cell table:number-columns-repeated="247"/>
        </table:table-row>
        <table:table-row table:style-name="ro29">
          <table:table-cell office:value-type="float" office:value="224">
            <text:p>224</text:p>
          </table:table-cell>
          <table:table-cell table:style-name="ce20" office:value-type="string">
            <text:p>WordPress_ Project- Report - Overall Report - Generated PDF - Open With</text:p>
          </table:table-cell>
          <table:table-cell table:style-name="ce21"/>
          <table:table-cell table:style-name="ce21" office:value-type="string">
            <text:p>TC_ Projects Page_31</text:p>
          </table:table-cell>
          <table:table-cell table:style-name="ce20" office:value-type="string">
            <text:p>Check for the Overall Report Generated PDF by choosing Open With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21" office:value-type="string">
            <text:p>Framework </text:p>
          </table:table-cell>
          <table:table-cell/>
          <table:table-cell table:style-name="ce20" office:value-type="string">
            <text:p>User should be able to view the Overall PDF Report</text:p>
          </table:table-cell>
          <table:table-cell table:number-columns-repeated="247"/>
        </table:table-row>
        <table:table-row table:style-name="ro32">
          <table:table-cell office:value-type="float" office:value="225">
            <text:p>225</text:p>
          </table:table-cell>
          <table:table-cell table:style-name="ce20" office:value-type="string">
            <text:p>WordPress_ Project - Report - Overall Report - Open With - Generate Report Popup - Cancel, Close Icon and Esc key - Verify Report</text:p>
          </table:table-cell>
          <table:table-cell table:style-name="ce21"/>
          <table:table-cell table:style-name="ce21" office:value-type="string">
            <text:p>TC_ Projects Page_32</text:p>
          </table:table-cell>
          <table:table-cell table:style-name="ce20" office:value-type="string">
            <text:p>Check for Report Popup cancel and Report Verify</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table:style-name="ce21" office:value-type="string">
            <text:p>Framework </text:p>
          </table:table-cell>
          <table:table-cell/>
          <table:table-cell table:style-name="ce20" office:value-type="string">
            <text:p>User should be able to view the Generate Popup with the Overall PDF Report in it on doing all the mentioned Steps.</text:p>
          </table:table-cell>
          <table:table-cell table:number-columns-repeated="247"/>
        </table:table-row>
        <table:table-row table:style-name="ro60">
          <table:table-cell office:value-type="float" office:value="226">
            <text:p>226</text:p>
          </table:table-cell>
          <table:table-cell table:style-name="ce20" office:value-type="string">
            <text:p>WordPress_ Project - Report - Overall Report - Generated PDF - Save File</text:p>
          </table:table-cell>
          <table:table-cell table:style-name="ce21"/>
          <table:table-cell table:style-name="ce21" office:value-type="string">
            <text:p>TC_ Projects Page_38</text:p>
          </table:table-cell>
          <table:table-cell table:style-name="ce20" office:value-type="string">
            <text:p>Check for the Overall Report Generated PDF by using save file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Overall Report.</text:p>
            <text:p>9.Click Generate Button.</text:p>
            <text:p>10.Click Ok Button(After Selecting the save file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number-columns-repeated="247"/>
        </table:table-row>
        <table:table-row table:style-name="ro37">
          <table:table-cell office:value-type="float" office:value="227">
            <text:p>227</text:p>
          </table:table-cell>
          <table:table-cell table:style-name="ce20" office:value-type="string">
            <text:p>WordPress_ Project - Report - Overall Report - Save File - Generate Report Popup - Cancel</text:p>
          </table:table-cell>
          <table:table-cell table:style-name="ce21"/>
          <table:table-cell table:style-name="ce21" office:value-type="string">
            <text:p>TC_ Projects Page_39</text:p>
          </table:table-cell>
          <table:table-cell table:style-name="ce20" office:value-type="string">
            <text:p>Check for Report Popup Cancel</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Overall Report.</text:p>
            <text:p>9.Click Generate Button.</text:p>
            <text:p>10.Click Ok Button(After Selecting the Save File option).</text:p>
            <text:p>11.Click on the Cancel Button.</text:p>
            <text:p/>
          </table:table-cell>
          <table:table-cell table:style-name="ce21" office:value-type="string">
            <text:p>Framework </text:p>
          </table:table-cell>
          <table:table-cell/>
          <table:table-cell table:style-name="ce20" office:value-type="string">
            <text:p>User should be able to view the application .</text:p>
          </table:table-cell>
          <table:table-cell table:number-columns-repeated="247"/>
        </table:table-row>
        <table:table-row table:style-name="ro59">
          <table:table-cell office:value-type="float" office:value="228">
            <text:p>228</text:p>
          </table:table-cell>
          <table:table-cell table:style-name="ce20" office:value-type="string">
            <text:p>WordPress_ Project - Report Test - Report - Detailed Report - Generate </text:p>
          </table:table-cell>
          <table:table-cell table:style-name="ce21"/>
          <table:table-cell table:style-name="ce21" office:value-type="string">
            <text:p>TC_ Projects Page_44</text:p>
          </table:table-cell>
          <table:table-cell table:style-name="ce20" office:value-type="string">
            <text:p>Check for the Detailed Report Generate button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Detailed Report.</text:p>
            <text:p>9.Click Generate Butt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number-columns-repeated="247"/>
        </table:table-row>
        <table:table-row table:style-name="ro60">
          <table:table-cell office:value-type="float" office:value="229">
            <text:p>229</text:p>
          </table:table-cell>
          <table:table-cell table:style-name="ce20" office:value-type="string">
            <text:p>WordPress_ Project - Report Test - Report - Detailed Report - Availability </text:p>
          </table:table-cell>
          <table:table-cell table:style-name="ce21"/>
          <table:table-cell table:style-name="ce21" office:value-type="string">
            <text:p>TC_ Projects Page_45</text:p>
          </table:table-cell>
          <table:table-cell table:style-name="ce20" office:value-type="string">
            <text:p>Check for the Overall Report Availability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Detailed Report.</text:p>
            <text:p>9.Click Generate Button.</text:p>
            <text:p>10.Click on the Detailed PDF report available in the Generate Popup.</text:p>
            <text:p/>
          </table:table-cell>
          <table:table-cell table:style-name="ce21" office:value-type="string">
            <text:p>Framework </text:p>
          </table:table-cell>
          <table:table-cell/>
          <table:table-cell table:style-name="ce20" office:value-type="string">
            <text:p>User should be able to view a Popup where user is provided with options to open or download the PDF Report.</text:p>
          </table:table-cell>
          <table:table-cell table:number-columns-repeated="247"/>
        </table:table-row>
        <table:table-row table:style-name="ro29">
          <table:table-cell office:value-type="float" office:value="230">
            <text:p>230</text:p>
          </table:table-cell>
          <table:table-cell table:style-name="ce20" office:value-type="string">
            <text:p>WordPress_ Project - Report - Detailed Report - Generated PDF - Open With</text:p>
          </table:table-cell>
          <table:table-cell table:style-name="ce21"/>
          <table:table-cell table:style-name="ce21" office:value-type="string">
            <text:p>TC_ Projects Page_46</text:p>
          </table:table-cell>
          <table:table-cell table:style-name="ce20" office:value-type="string">
            <text:p>Check for the Overall Report Generated PDF by choosing Open With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number-columns-repeated="247"/>
        </table:table-row>
        <table:table-row table:style-name="ro28">
          <table:table-cell office:value-type="float" office:value="231">
            <text:p>231</text:p>
          </table:table-cell>
          <table:table-cell table:style-name="ce20" office:value-type="string">
            <text:p>WordPress_ Project - Report - Detailed Report - Open With - Generate Report Popup - Cancel -Report Verify</text:p>
          </table:table-cell>
          <table:table-cell table:style-name="ce21"/>
          <table:table-cell table:style-name="ce21" office:value-type="string">
            <text:p>TC_ Projects Page_48</text:p>
          </table:table-cell>
          <table:table-cell table:style-name="ce20" office:value-type="string">
            <text:p>Check for Report availability after Popup Cancel and Verify Report</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number-columns-repeated="247"/>
        </table:table-row>
        <table:table-row table:style-name="ro60">
          <table:table-cell office:value-type="float" office:value="232">
            <text:p>232</text:p>
          </table:table-cell>
          <table:table-cell table:style-name="ce20" office:value-type="string">
            <text:p>WordPress_ Project - Report - Detailed Report - Generated PDF - Save File</text:p>
          </table:table-cell>
          <table:table-cell table:style-name="ce21"/>
          <table:table-cell table:style-name="ce21" office:value-type="string">
            <text:p>TC_ Projects Page_52</text:p>
          </table:table-cell>
          <table:table-cell table:style-name="ce20" office:value-type="string">
            <text:p>Check for the Overall Report Generated PDF by using save file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Detailed Report.</text:p>
            <text:p>9.Click Generate Button.</text:p>
            <text:p>10.Click Ok Button(After Selecting the save file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number-columns-repeated="247"/>
        </table:table-row>
        <table:table-row table:style-name="ro27">
          <table:table-cell office:value-type="float" office:value="233">
            <text:p>233</text:p>
          </table:table-cell>
          <table:table-cell table:style-name="ce20" office:value-type="string">
            <text:p>WordPress_ Project - Report - Detailed Report - Open With - Generate Report Popup - Cancel - Report Verify</text:p>
          </table:table-cell>
          <table:table-cell table:style-name="ce21"/>
          <table:table-cell table:style-name="ce21" office:value-type="string">
            <text:p>TC_ Projects Page_54</text:p>
          </table:table-cell>
          <table:table-cell table:style-name="ce20" office:value-type="string">
            <text:p>Check for Report availability after Popup Cancel and verify report.</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WordPress Project.</text:p>
            <text:p>7.Click on the Report Icon.</text:p>
            <text:p>8.Select the Detailed Report.</text:p>
            <text:p>9.Click Generate Button.</text:p>
            <text:p>10.Click Ok Button(After Selecting the save file option).</text:p>
            <text:p>11.Click on cancel butt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number-columns-repeated="2"/>
          <table:table-cell table:style-name="ce71"/>
          <table:table-cell table:style-name="ce114" table:number-columns-repeated="2"/>
          <table:table-cell table:number-columns-repeated="242"/>
        </table:table-row>
        <table:table-row table:style-name="ro64">
          <table:table-cell office:value-type="float" office:value="234">
            <text:p>234</text:p>
          </table:table-cell>
          <table:table-cell table:style-name="ce15" office:value-type="string">
            <text:p>Continuous Integration</text:p>
          </table:table-cell>
          <table:table-cell table:style-name="ce8" table:number-columns-repeated="3"/>
          <table:table-cell table:style-name="ce38"/>
          <table:table-cell table:style-name="ce8"/>
          <table:table-cell table:style-name="ce38"/>
          <table:table-cell table:style-name="ce8"/>
          <table:table-cell table:number-columns-repeated="2"/>
          <table:table-cell table:style-name="ce29" table:number-columns-repeated="2"/>
          <table:table-cell table:style-name="ce124"/>
          <table:table-cell table:number-columns-repeated="242"/>
        </table:table-row>
        <table:table-row table:style-name="ro16">
          <table:table-cell office:value-type="float" office:value="235">
            <text:p>235</text:p>
          </table:table-cell>
          <table:table-cell table:style-name="ce16" office:value-type="string">
            <text:p>WordPress Continuous Integration Page</text:p>
          </table:table-cell>
          <table:table-cell table:style-name="ce35"/>
          <table:table-cell table:style-name="ce16" office:value-type="string">
            <text:p>TC_Continuous_Integration_Page_</text:p>
          </table:table-cell>
          <table:table-cell office:value-type="string">
            <text:p>Check for WordPress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able:table-cell>
          <table:table-cell table:style-name="ce72"/>
          <table:table-cell table:style-name="ce76"/>
          <table:table-cell office:value-type="string">
            <text:p>The user should be able to land on WordPress Continuous Integration Page</text:p>
          </table:table-cell>
          <table:table-cell table:number-columns-repeated="2"/>
          <table:table-cell table:style-name="ce19" table:number-columns-repeated="2"/>
          <table:table-cell table:style-name="ce120"/>
          <table:table-cell table:style-name="ce114" table:number-columns-repeated="6"/>
          <table:table-cell table:number-columns-repeated="236"/>
        </table:table-row>
        <table:table-row table:style-name="ro16">
          <table:table-cell office:value-type="float" office:value="236">
            <text:p>236</text:p>
          </table:table-cell>
          <table:table-cell table:style-name="ce16" office:value-type="string">
            <text:p>WordPress Continuous Integration Page-UI Validation</text:p>
          </table:table-cell>
          <table:table-cell/>
          <table:table-cell table:style-name="ce16" office:value-type="string">
            <text:p>TC_Continuous_Integration_Page_</text:p>
          </table:table-cell>
          <table:table-cell office:value-type="string">
            <text:p>Check for WordPress Continuous Integration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able:table-cell>
          <table:table-cell table:style-name="ce16"/>
          <table:table-cell table:style-name="ce37"/>
          <table:table-cell table:style-name="ce19" office:value-type="string">
            <text:p>The user should be able to view the Configuration Page with Edit application -"Project name" text,"Setup" and "Start" buttons enabled and "Stop","Configure","Build","Delete Build","Delete Job" buttons disabled and view the message "No Job(s) available" in the page </text:p>
          </table:table-cell>
          <table:table-cell table:number-columns-repeated="2"/>
          <table:table-cell table:style-name="ce19" table:number-columns-repeated="2"/>
          <table:table-cell table:style-name="ce120"/>
          <table:table-cell table:style-name="ce108" table:number-columns-repeated="2"/>
          <table:table-cell table:style-name="ce117" table:number-columns-repeated="3"/>
          <table:table-cell table:style-name="ce81"/>
          <table:table-cell table:number-columns-repeated="236"/>
        </table:table-row>
        <table:table-row table:style-name="ro65">
          <table:table-cell office:value-type="float" office:value="237">
            <text:p>237</text:p>
          </table:table-cell>
          <table:table-cell table:style-name="ce16" office:value-type="string">
            <text:p>WordPress Continuous Integration Page-Scope of each component</text:p>
          </table:table-cell>
          <table:table-cell table:style-name="ce36"/>
          <table:table-cell table:style-name="ce16" office:value-type="string">
            <text:p>TC_Continuous_Integration_Page_</text:p>
          </table:table-cell>
          <table:table-cell office:value-type="string">
            <text:p>Checking the scope of each component in the WordPress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Click on every component[Fields, Buttons &amp; Links] in the WordPress Continuous Integration Page</text:p>
          </table:table-cell>
          <table:table-cell table:style-name="ce72"/>
          <table:table-cell table:style-name="ce78"/>
          <table:table-cell office:value-type="string">
            <text:p>Every component in the WordPress Continuous Integration Page should show its functionality only within its scope</text:p>
          </table:table-cell>
          <table:table-cell table:number-columns-repeated="2"/>
          <table:table-cell table:style-name="ce19" table:number-columns-repeated="2"/>
          <table:table-cell table:style-name="ce120"/>
          <table:table-cell table:style-name="ce113" table:number-columns-repeated="6"/>
          <table:table-cell table:number-columns-repeated="236"/>
        </table:table-row>
        <table:table-row table:style-name="ro17">
          <table:table-cell office:value-type="float" office:value="238">
            <text:p>238</text:p>
          </table:table-cell>
          <table:table-cell table:style-name="ce16" office:value-type="string">
            <text:p>WordPress Continuous Integration Page-Setup-Progress popup</text:p>
          </table:table-cell>
          <table:table-cell table:style-name="ce19"/>
          <table:table-cell table:style-name="ce16" office:value-type="string">
            <text:p>TC_Continuous_Integration_Page_</text:p>
          </table:table-cell>
          <table:table-cell office:value-type="string">
            <text:p>Check for the Progress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Click on "Setup"</text:p>
          </table:table-cell>
          <table:table-cell table:style-name="ce19" table:number-columns-repeated="2"/>
          <table:table-cell table:style-name="ce19" office:value-type="string">
            <text:p>The user should be able to view the Progress window with "Progress" text,"Close" button and "Close" icon and the Set progress in the console ending with the "Build Success" message.</text:p>
          </table:table-cell>
          <table:table-cell table:number-columns-repeated="2"/>
          <table:table-cell table:style-name="ce69"/>
          <table:table-cell table:style-name="ce113" table:number-columns-repeated="2"/>
          <table:table-cell table:number-columns-repeated="242"/>
        </table:table-row>
        <table:table-row table:style-name="ro17">
          <table:table-cell office:value-type="float" office:value="239">
            <text:p>239</text:p>
          </table:table-cell>
          <table:table-cell table:style-name="ce16" office:value-type="string">
            <text:p>WordPress Continuous Integration Page-Start-Progress popup</text:p>
          </table:table-cell>
          <table:table-cell table:style-name="ce19"/>
          <table:table-cell table:style-name="ce16" office:value-type="string">
            <text:p>TC_Continuous_Integration_Page_</text:p>
          </table:table-cell>
          <table:table-cell office:value-type="string">
            <text:p>Check for the Progress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Click on "Start"</text:p>
          </table:table-cell>
          <table:table-cell table:style-name="ce19" table:number-columns-repeated="2"/>
          <table:table-cell table:style-name="ce19" office:value-type="string">
            <text:p>The user should be able to view the Progress window with "Progress" text,"Close" button and "Close" icon and the Set progress in the console ending with the "Build Success" message.</text:p>
          </table:table-cell>
          <table:table-cell table:number-columns-repeated="2"/>
          <table:table-cell table:style-name="ce71"/>
          <table:table-cell table:style-name="ce114" table:number-columns-repeated="2"/>
          <table:table-cell table:number-columns-repeated="242"/>
        </table:table-row>
        <table:table-row table:style-name="ro23">
          <table:table-cell office:value-type="float" office:value="240">
            <text:p>240</text:p>
          </table:table-cell>
          <table:table-cell table:style-name="ce16" office:value-type="string">
            <text:p>WordPress Continuous Integration Page-UI Validation</text:p>
          </table:table-cell>
          <table:table-cell table:style-name="ce35"/>
          <table:table-cell table:style-name="ce16" office:value-type="string">
            <text:p>TC_Continuous_Integration_Page_</text:p>
          </table:table-cell>
          <table:table-cell office:value-type="string">
            <text:p>Check for WordPress Continuous Integration Page UI Validation after start up the jenkin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Click on "Setup"</text:p>
            <text:p>11.Click on "Start"</text:p>
          </table:table-cell>
          <table:table-cell table:style-name="ce69"/>
          <table:table-cell table:style-name="ce76"/>
          <table:table-cell office:value-type="string">
            <text:p>The user should be able to view the Configuration Page with Edit application -"Project name" text,"Setup" and "Start" buttons disabled and "Stop","Configure" buttons enabled,"Build","Delete Build","Delete Job" buttons disabled and view the message "No Job(s) available" in the page </text:p>
          </table:table-cell>
          <table:table-cell table:number-columns-repeated="2"/>
          <table:table-cell table:style-name="ce19" table:number-columns-repeated="2"/>
          <table:table-cell table:style-name="ce120"/>
          <table:table-cell table:number-columns-repeated="242"/>
        </table:table-row>
        <table:table-row table:style-name="ro17">
          <table:table-cell office:value-type="float" office:value="241">
            <text:p>241</text:p>
          </table:table-cell>
          <table:table-cell table:style-name="ce16" office:value-type="string">
            <text:p>WordPress Continuous Integration Page - Configure - UI Validation</text:p>
          </table:table-cell>
          <table:table-cell/>
          <table:table-cell table:style-name="ce16" office:value-type="string">
            <text:p>TC_Continuous_Integration_Page_</text:p>
          </table:table-cell>
          <table:table-cell office:value-type="string">
            <text:p>Check for Configure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Click on "Configure" </text:p>
          </table:table-cell>
          <table:table-cell/>
          <table:table-cell table:style-name="ce77"/>
          <table:table-cell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number-columns-repeated="2"/>
          <table:table-cell table:style-name="ce19" table:number-columns-repeated="2"/>
          <table:table-cell table:style-name="ce120"/>
          <table:table-cell table:number-columns-repeated="242"/>
        </table:table-row>
        <table:table-row table:style-name="ro24">
          <table:table-cell office:value-type="float" office:value="242">
            <text:p>242</text:p>
          </table:table-cell>
          <table:table-cell table:style-name="ce16" office:value-type="string">
            <text:p>WordPress Continuous Integration Page-Configure-Empty fields-Cancel</text:p>
          </table:table-cell>
          <table:table-cell/>
          <table:table-cell table:style-name="ce16" office:value-type="string">
            <text:p>TC_Continuous_Integration_Page_</text:p>
          </table:table-cell>
          <table:table-cell office:value-type="string">
            <text:p>Check for Empty fields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Click on "Configure"</text:p>
            <text:p>11.Leave all fields empty</text:p>
            <text:p>12.Click on Cancel button</text:p>
          </table:table-cell>
          <table:table-cell/>
          <table:table-cell table:style-name="ce77"/>
          <table:table-cell office:value-type="string">
            <text:p>The user should be able to cancel the Configure tab with all fields empty and view the Continuous Integration page</text:p>
          </table:table-cell>
          <table:table-cell table:number-columns-repeated="2"/>
          <table:table-cell table:style-name="ce19" table:number-columns-repeated="2"/>
          <table:table-cell table:style-name="ce120"/>
          <table:table-cell table:number-columns-repeated="242"/>
        </table:table-row>
        <table:table-row table:style-name="ro21">
          <table:table-cell office:value-type="float" office:value="243">
            <text:p>243</text:p>
          </table:table-cell>
          <table:table-cell table:style-name="ce16" office:value-type="string">
            <text:p>WordPress Continuous Integration Page-Configure-Empty fields-Next</text:p>
          </table:table-cell>
          <table:table-cell/>
          <table:table-cell table:style-name="ce16" office:value-type="string">
            <text:p>TC_Continuous_Integration_Page_</text:p>
          </table:table-cell>
          <table:table-cell office:value-type="string">
            <text:p>Check for Empty fields in Configure page and click Next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Click on "Configure"</text:p>
            <text:p>11.Leave all fields empty</text:p>
            <text:p>12.Click on Next button</text:p>
          </table:table-cell>
          <table:table-cell/>
          <table:table-cell table:style-name="ce77"/>
          <table:table-cell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number-columns-repeated="2"/>
          <table:table-cell table:style-name="ce19" table:number-columns-repeated="2"/>
          <table:table-cell table:style-name="ce120"/>
          <table:table-cell table:number-columns-repeated="242"/>
        </table:table-row>
        <table:table-row table:style-name="ro66">
          <table:table-cell office:value-type="float" office:value="244">
            <text:p>244</text:p>
          </table:table-cell>
          <table:table-cell table:style-name="ce16" office:value-type="string">
            <text:p>WordPress Continuous Integration page-Configure-Build Configuration-Type SVN-Build configuration -collabnet</text:p>
          </table:table-cell>
          <table:table-cell/>
          <table:table-cell table:style-name="ce16" office:value-type="string">
            <text:p>TC_Continuous_Integration_Page_</text:p>
          </table:table-cell>
          <table:table-cell office:value-type="string">
            <text:p>Check for the Build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table-cell table:style-name="ce77"/>
          <table:table-cell office:value-type="string">
            <text:p>The user should be able to view build configuration in the continuous integration page.</text:p>
          </table:table-cell>
          <table:table-cell table:number-columns-repeated="2"/>
          <table:table-cell table:style-name="ce19" table:number-columns-repeated="2"/>
          <table:table-cell table:style-name="ce120"/>
          <table:table-cell table:number-columns-repeated="242"/>
        </table:table-row>
        <table:table-row table:style-name="ro67">
          <table:table-cell office:value-type="float" office:value="245">
            <text:p>245</text:p>
          </table:table-cell>
          <table:table-cell table:style-name="ce16" office:value-type="string">
            <text:p>WordPress Continuous Integration page-Configure-Build Configuration-Cloned workspace-deploy configuration -collabnet</text:p>
          </table:table-cell>
          <table:table-cell/>
          <table:table-cell table:style-name="ce16" office:value-type="string">
            <text:p>TC_Continuous_Integration_Page_</text:p>
          </table:table-cell>
          <table:table-cell office:value-type="string">
            <text:p>Check for the deploy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table-cell table:style-name="ce77"/>
          <table:table-cell office:value-type="string">
            <text:p>The user should be able to view deploy configuration in the continuous integration page.</text:p>
          </table:table-cell>
          <table:table-cell table:number-columns-repeated="2"/>
          <table:table-cell table:style-name="ce19" table:number-columns-repeated="2"/>
          <table:table-cell table:style-name="ce120"/>
          <table:table-cell table:number-columns-repeated="242"/>
        </table:table-row>
        <table:table-row table:style-name="ro68">
          <table:table-cell office:value-type="float" office:value="246">
            <text:p>246</text:p>
          </table:table-cell>
          <table:table-cell table:style-name="ce16" office:value-type="string">
            <text:p>WordPress Continuous Integration page-Configure-Build Configuration-Cloned workspace-Functional configuration -collabnet</text:p>
          </table:table-cell>
          <table:table-cell/>
          <table:table-cell table:style-name="ce16" office:value-type="string">
            <text:p>TC_Continuous_Integration_Page_</text:p>
          </table:table-cell>
          <table:table-cell office:value-type="string">
            <text:p>Check for the Functional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table-cell table:style-name="ce77"/>
          <table:table-cell office:value-type="string">
            <text:p>The user should be able to view Functional configuration in the continuous integration page.</text:p>
          </table:table-cell>
          <table:table-cell table:number-columns-repeated="2"/>
          <table:table-cell table:style-name="ce19" table:number-columns-repeated="2"/>
          <table:table-cell table:style-name="ce120"/>
          <table:table-cell table:number-columns-repeated="242"/>
        </table:table-row>
        <table:table-row table:style-name="ro69">
          <table:table-cell office:value-type="float" office:value="247">
            <text:p>247</text:p>
          </table:table-cell>
          <table:table-cell table:style-name="ce16" office:value-type="string">
            <text:p>WordPress Continuous Integration page-Build Configuration-Deploy from downstream project.</text:p>
          </table:table-cell>
          <table:table-cell/>
          <table:table-cell table:style-name="ce16" office:value-type="string">
            <text:p>TC_Continuous_Integration_Page_</text:p>
          </table:table-cell>
          <table:table-cell office:value-type="string">
            <text:p>Check for selecting the deploy from the downstream project field in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table-cell table:style-name="ce77"/>
          <table:table-cell office:value-type="string">
            <text:p>The user can select the deploy from the downstream project field.</text:p>
          </table:table-cell>
          <table:table-cell table:number-columns-repeated="2"/>
          <table:table-cell table:style-name="ce19" table:number-columns-repeated="2"/>
          <table:table-cell table:style-name="ce120"/>
          <table:table-cell table:number-columns-repeated="242"/>
        </table:table-row>
        <table:table-row table:style-name="ro69">
          <table:table-cell office:value-type="float" office:value="248">
            <text:p>248</text:p>
          </table:table-cell>
          <table:table-cell table:style-name="ce16" office:value-type="string">
            <text:p>WordPress Continuous Integration page-deploy Configuration-functional from downstream project.</text:p>
          </table:table-cell>
          <table:table-cell/>
          <table:table-cell table:style-name="ce16" office:value-type="string">
            <text:p>TC_Continuous_Integration_Page_</text:p>
          </table:table-cell>
          <table:table-cell office:value-type="string">
            <text:p>Check for selecting the deploy from the downstream project field in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table-cell table:style-name="ce77"/>
          <table:table-cell office:value-type="string">
            <text:p>The user can select the functional from the downstream project field.</text:p>
          </table:table-cell>
          <table:table-cell table:number-columns-repeated="2"/>
          <table:table-cell table:style-name="ce19" table:number-columns-repeated="2"/>
          <table:table-cell table:style-name="ce120"/>
          <table:table-cell table:number-columns-repeated="242"/>
        </table:table-row>
        <table:table-row table:style-name="ro58">
          <table:table-cell office:value-type="float" office:value="249">
            <text:p>249</text:p>
          </table:table-cell>
          <table:table-cell table:style-name="ce16" office:value-type="string">
            <text:p>WordPress Continuous Integration page-Build Configuration-Build button.</text:p>
          </table:table-cell>
          <table:table-cell/>
          <table:table-cell table:style-name="ce16" office:value-type="string">
            <text:p>TC_Continuous_Integration_Page_</text:p>
          </table:table-cell>
          <table:table-cell office:value-type="string">
            <text:p>Check for the build, delete build and delete job buttons enabled after selecting the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text:p>
            <text:p>12.Select the check box for build configuration.</text:p>
          </table:table-cell>
          <table:table-cell/>
          <table:table-cell table:style-name="ce77"/>
          <table:table-cell office:value-type="string">
            <text:p>The user can view the build, delete build and delete job button gets enabled after selecting the configuration.</text:p>
          </table:table-cell>
          <table:table-cell table:number-columns-repeated="2"/>
          <table:table-cell table:style-name="ce19" table:number-columns-repeated="2"/>
          <table:table-cell table:style-name="ce120"/>
          <table:table-cell table:number-columns-repeated="242"/>
        </table:table-row>
        <table:table-row table:style-name="ro70">
          <table:table-cell office:value-type="float" office:value="250">
            <text:p>250</text:p>
          </table:table-cell>
          <table:table-cell table:style-name="ce16" office:value-type="string">
            <text:p>WordPress Continuous Integration page-Build Configuration-Build button.</text:p>
          </table:table-cell>
          <table:table-cell/>
          <table:table-cell table:style-name="ce16" office:value-type="string">
            <text:p>TC_Continuous_Integration_Page_</text:p>
          </table:table-cell>
          <table:table-cell office:value-type="string">
            <text:p>Check for the build progress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table-cell table:style-name="ce77"/>
          <table:table-cell office:value-type="string">
            <text:p>The user can view the build in progress.</text:p>
          </table:table-cell>
          <table:table-cell table:number-columns-repeated="2"/>
          <table:table-cell table:style-name="ce19" table:number-columns-repeated="2"/>
          <table:table-cell table:style-name="ce120"/>
          <table:table-cell table:number-columns-repeated="242"/>
        </table:table-row>
        <table:table-row table:style-name="ro71">
          <table:table-cell office:value-type="float" office:value="251">
            <text:p>251</text:p>
          </table:table-cell>
          <table:table-cell table:style-name="ce16" office:value-type="string">
            <text:p>WordPress Continuous Integration page-Build Configuration-Build button.</text:p>
          </table:table-cell>
          <table:table-cell/>
          <table:table-cell table:style-name="ce16" office:value-type="string">
            <text:p>TC_Continuous_Integration_Page_</text:p>
          </table:table-cell>
          <table:table-cell office:value-type="string">
            <text:p>Check for the build progress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table-cell table:style-name="ce77"/>
          <table:table-cell office:value-type="string">
            <text:p>The user can view the build in progress in jenkins.</text:p>
          </table:table-cell>
          <table:table-cell table:number-columns-repeated="2"/>
          <table:table-cell table:style-name="ce19" table:number-columns-repeated="2"/>
          <table:table-cell table:style-name="ce120"/>
          <table:table-cell table:number-columns-repeated="242"/>
        </table:table-row>
        <table:table-row table:style-name="ro71">
          <table:table-cell office:value-type="float" office:value="252">
            <text:p>252</text:p>
          </table:table-cell>
          <table:table-cell table:style-name="ce16" office:value-type="string">
            <text:p>WordPress Continuous Integration page-Build Configuration-Build button- Email trigger.</text:p>
          </table:table-cell>
          <table:table-cell table:style-name="ce36"/>
          <table:table-cell table:style-name="ce16" office:value-type="string">
            <text:p>TC_Continuous_Integration_Page_</text:p>
          </table:table-cell>
          <table:table-cell office:value-type="string">
            <text:p>Check for the email is triggered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71"/>
          <table:table-cell table:style-name="ce78"/>
          <table:table-cell office:value-type="string">
            <text:p>The user can view the build in progress in jenkins and email triggering message.</text:p>
          </table:table-cell>
          <table:table-cell table:number-columns-repeated="2"/>
          <table:table-cell table:style-name="ce19" table:number-columns-repeated="2"/>
          <table:table-cell table:style-name="ce120"/>
          <table:table-cell table:number-columns-repeated="242"/>
        </table:table-row>
        <table:table-row table:style-name="ro69">
          <table:table-cell office:value-type="float" office:value="253">
            <text:p>253</text:p>
          </table:table-cell>
          <table:table-cell table:style-name="ce16" office:value-type="string">
            <text:p>WordPress Continuous Integration page-Build Configuration-Build button- deploy and functional process.</text:p>
          </table:table-cell>
          <table:table-cell table:style-name="ce19"/>
          <table:table-cell table:style-name="ce16" office:value-type="string">
            <text:p>TC_Continuous_Integration_Page_</text:p>
          </table:table-cell>
          <table:table-cell office:value-type="string">
            <text:p>Check for the deploy and functional progress in jenkins after clicking the build button for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19" table:number-columns-repeated="2"/>
          <table:table-cell office:value-type="string">
            <text:p>The user can view the deploy and functional in progress after build in jenkins and email triggering message for both.</text:p>
          </table:table-cell>
          <table:table-cell table:number-columns-repeated="2"/>
          <table:table-cell table:style-name="ce69"/>
          <table:table-cell table:style-name="ce113" table:number-columns-repeated="2"/>
          <table:table-cell table:number-columns-repeated="242"/>
        </table:table-row>
        <table:table-row table:style-name="ro72">
          <table:table-cell office:value-type="float" office:value="254">
            <text:p>254</text:p>
          </table:table-cell>
          <table:table-cell table:style-name="ce16" office:value-type="string">
            <text:p>WordPress Continuous Integration page-Build Configuration-Build button- Mail.</text:p>
          </table:table-cell>
          <table:table-cell table:style-name="ce19"/>
          <table:table-cell table:style-name="ce16" office:value-type="string">
            <text:p>TC_Continuous_Integration_Page_</text:p>
          </table:table-cell>
          <table:table-cell office:value-type="string">
            <text:p>Check for the configuration success or failure results in the mai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9" table:number-columns-repeated="2"/>
          <table:table-cell office:value-type="string">
            <text:p>The user can view the continuous integration configuration success or failure results in the mail .</text:p>
          </table:table-cell>
          <table:table-cell table:number-columns-repeated="2"/>
          <table:table-cell table:style-name="ce71"/>
          <table:table-cell table:style-name="ce114" table:number-columns-repeated="2"/>
          <table:table-cell table:number-columns-repeated="242"/>
        </table:table-row>
        <table:table-row table:style-name="ro72">
          <table:table-cell office:value-type="float" office:value="255">
            <text:p>255</text:p>
          </table:table-cell>
          <table:table-cell table:style-name="ce16" office:value-type="string">
            <text:p>WordPress Continuous Integration page-Configure-Build Configuration-Type GIT</text:p>
          </table:table-cell>
          <table:table-cell table:style-name="ce39"/>
          <table:table-cell table:style-name="ce16"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style-name="ce72"/>
          <table:table-cell table:style-name="ce81"/>
          <table:table-cell office:value-type="string">
            <text:p>The user can view the build Configuration for GIT.</text:p>
          </table:table-cell>
          <table:table-cell table:number-columns-repeated="2"/>
          <table:table-cell table:style-name="ce19" table:number-columns-repeated="2"/>
          <table:table-cell table:style-name="ce120"/>
          <table:table-cell table:number-columns-repeated="242"/>
        </table:table-row>
        <table:table-row table:style-name="ro73">
          <table:table-cell office:value-type="float" office:value="256">
            <text:p>256</text:p>
          </table:table-cell>
          <table:table-cell table:style-name="ce16" office:value-type="string">
            <text:p>WordPress Continuous Integration page-Configure-deploy Configuration-Type GIT</text:p>
          </table:table-cell>
          <table:table-cell table:style-name="ce24"/>
          <table:table-cell table:style-name="ce16" office:value-type="string">
            <text:p>TC_Continuous_Integration_Page_</text:p>
          </table:table-cell>
          <table:table-cell office:value-type="string">
            <text:p>Check for deploy configuration for githu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74"/>
          <table:table-cell table:style-name="ce84"/>
          <table:table-cell office:value-type="string">
            <text:p>The user can view the deploy Configuration for GIT.</text:p>
          </table:table-cell>
          <table:table-cell table:number-columns-repeated="2"/>
          <table:table-cell table:style-name="ce74"/>
          <table:table-cell table:style-name="ce108" table:number-columns-repeated="2"/>
          <table:table-cell table:number-columns-repeated="242"/>
        </table:table-row>
        <table:table-row table:style-name="ro67">
          <table:table-cell office:value-type="float" office:value="257">
            <text:p>257</text:p>
          </table:table-cell>
          <table:table-cell table:style-name="ce16" office:value-type="string">
            <text:p>WordPress Continuous Integration page-Configure-functional Configuration-Type GIT</text:p>
          </table:table-cell>
          <table:table-cell table:style-name="ce35"/>
          <table:table-cell table:style-name="ce16" office:value-type="string">
            <text:p>TC_Continuous_Integration_Page_</text:p>
          </table:table-cell>
          <table:table-cell office:value-type="string">
            <text:p>Check for functional configuration for githu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style-name="ce69"/>
          <table:table-cell table:style-name="ce76"/>
          <table:table-cell office:value-type="string">
            <text:p>The user can view the functional Configuration for GIT.</text:p>
          </table:table-cell>
          <table:table-cell table:number-columns-repeated="2"/>
          <table:table-cell table:style-name="ce72"/>
          <table:table-cell table:style-name="ce117" table:number-columns-repeated="2"/>
          <table:table-cell table:number-columns-repeated="242"/>
        </table:table-row>
        <table:table-row table:style-name="ro74">
          <table:table-cell office:value-type="float" office:value="258">
            <text:p>258</text:p>
          </table:table-cell>
          <table:table-cell table:style-name="ce16" office:value-type="string">
            <text:p>WordPress Continuous Integration page-Build Configuration Type GIT-Deploy from downstream project.</text:p>
          </table:table-cell>
          <table:table-cell/>
          <table:table-cell table:style-name="ce16" office:value-type="string">
            <text:p>TC_Continuous_Integration_Page_</text:p>
          </table:table-cell>
          <table:table-cell office:value-type="string">
            <text:p>Check for selecting the deploy from the downstream project field in build configuration for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table-cell table:style-name="ce77"/>
          <table:table-cell office:value-type="string">
            <text:p>The user can select the deploy from the downstream project field for git type.</text:p>
          </table:table-cell>
          <table:table-cell table:number-columns-repeated="2"/>
          <table:table-cell table:style-name="ce19" table:number-columns-repeated="2"/>
          <table:table-cell table:style-name="ce120"/>
          <table:table-cell table:number-columns-repeated="242"/>
        </table:table-row>
        <table:table-row table:style-name="ro69">
          <table:table-cell office:value-type="float" office:value="259">
            <text:p>259</text:p>
          </table:table-cell>
          <table:table-cell table:style-name="ce16" office:value-type="string">
            <text:p>WordPress Continuous Integration page-deploy Configuration Type GIT-functional from downstream project.</text:p>
          </table:table-cell>
          <table:table-cell/>
          <table:table-cell table:style-name="ce16" office:value-type="string">
            <text:p>TC_Continuous_Integration_Page_</text:p>
          </table:table-cell>
          <table:table-cell office:value-type="string">
            <text:p>Check for selecting the deploy from the downstream project field in build configuration for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table-cell table:style-name="ce77"/>
          <table:table-cell office:value-type="string">
            <text:p>The user can select the functional from the downstream project field for git.</text:p>
          </table:table-cell>
          <table:table-cell table:number-columns-repeated="2"/>
          <table:table-cell table:style-name="ce19" table:number-columns-repeated="2"/>
          <table:table-cell table:style-name="ce120"/>
          <table:table-cell table:number-columns-repeated="242"/>
        </table:table-row>
        <table:table-row table:style-name="ro22">
          <table:table-cell office:value-type="float" office:value="260">
            <text:p>260</text:p>
          </table:table-cell>
          <table:table-cell table:style-name="ce16" office:value-type="string">
            <text:p>WordPress Continuous Integration page-Build Configuration Type GIT-Build button.</text:p>
          </table:table-cell>
          <table:table-cell/>
          <table:table-cell table:style-name="ce16" office:value-type="string">
            <text:p>TC_Continuous_Integration_Page_</text:p>
          </table:table-cell>
          <table:table-cell office:value-type="string">
            <text:p>Check for the build progress in jenkins for github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table-cell table:style-name="ce77"/>
          <table:table-cell office:value-type="string">
            <text:p>The user can view the build in progress for git.</text:p>
          </table:table-cell>
          <table:table-cell table:number-columns-repeated="2"/>
          <table:table-cell table:style-name="ce19" table:number-columns-repeated="2"/>
          <table:table-cell table:style-name="ce120"/>
          <table:table-cell table:number-columns-repeated="242"/>
        </table:table-row>
        <table:table-row table:style-name="ro75">
          <table:table-cell office:value-type="float" office:value="261">
            <text:p>261</text:p>
          </table:table-cell>
          <table:table-cell table:style-name="ce16" office:value-type="string">
            <text:p>WordPress Continuous Integration page-Build Configuration Type GIT-Build button.</text:p>
          </table:table-cell>
          <table:table-cell/>
          <table:table-cell table:style-name="ce16" office:value-type="string">
            <text:p>TC_Continuous_Integration_Page_</text:p>
          </table:table-cell>
          <table:table-cell office:value-type="string">
            <text:p>Check for the build progress in jenkins for github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table-cell table:style-name="ce77"/>
          <table:table-cell office:value-type="string">
            <text:p>The user can view the build in progress in jenkins for git.</text:p>
          </table:table-cell>
          <table:table-cell table:number-columns-repeated="2"/>
          <table:table-cell table:style-name="ce19" table:number-columns-repeated="2"/>
          <table:table-cell table:style-name="ce120"/>
          <table:table-cell table:number-columns-repeated="242"/>
        </table:table-row>
        <table:table-row table:style-name="ro71">
          <table:table-cell office:value-type="float" office:value="262">
            <text:p>262</text:p>
          </table:table-cell>
          <table:table-cell table:style-name="ce16" office:value-type="string">
            <text:p>WordPress Continuous Integration page-Build Configuration Type GIT-Build button- Email trigger.</text:p>
          </table:table-cell>
          <table:table-cell table:style-name="ce36"/>
          <table:table-cell table:style-name="ce16" office:value-type="string">
            <text:p>TC_Continuous_Integration_Page_</text:p>
          </table:table-cell>
          <table:table-cell office:value-type="string">
            <text:p>Check for the email is triggered in jenkins for git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style-name="ce71"/>
          <table:table-cell table:style-name="ce78"/>
          <table:table-cell office:value-type="string">
            <text:p>The user can view the build in progress in jenkins and email for git triggering message.</text:p>
          </table:table-cell>
          <table:table-cell table:number-columns-repeated="2"/>
          <table:table-cell table:style-name="ce19" table:number-columns-repeated="2"/>
          <table:table-cell table:style-name="ce120"/>
          <table:table-cell table:number-columns-repeated="242"/>
        </table:table-row>
        <table:table-row table:style-name="ro74">
          <table:table-cell office:value-type="float" office:value="263">
            <text:p>263</text:p>
          </table:table-cell>
          <table:table-cell table:style-name="ce16" office:value-type="string">
            <text:p>WordPress Continuous Integration page-Build Configuration Type GIT-Build button- deploy and functional process Type GIT.</text:p>
          </table:table-cell>
          <table:table-cell table:style-name="ce19"/>
          <table:table-cell table:style-name="ce16" office:value-type="string">
            <text:p>TC_Continuous_Integration_Page_</text:p>
          </table:table-cell>
          <table:table-cell office:value-type="string">
            <text:p>Check for the deploy and functional progress in jenkins for git after clicking the build button for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19" table:number-columns-repeated="2"/>
          <table:table-cell office:value-type="string">
            <text:p>The user can view the deploy and functional in progress for git after build in jenkins and email triggering message for both.</text:p>
          </table:table-cell>
          <table:table-cell table:number-columns-repeated="2"/>
          <table:table-cell table:style-name="ce69"/>
          <table:table-cell table:style-name="ce113" table:number-columns-repeated="2"/>
          <table:table-cell table:number-columns-repeated="242"/>
        </table:table-row>
        <table:table-row table:style-name="ro13">
          <table:table-cell office:value-type="float" office:value="264">
            <text:p>264</text:p>
          </table:table-cell>
          <table:table-cell table:style-name="ce16" office:value-type="string">
            <text:p>WordPress Continuous Integration page-Build Configuration Type GIT-Build button- Mail.</text:p>
          </table:table-cell>
          <table:table-cell table:style-name="ce19"/>
          <table:table-cell table:style-name="ce16" office:value-type="string">
            <text:p>TC_Continuous_Integration_Page_</text:p>
          </table:table-cell>
          <table:table-cell office:value-type="string">
            <text:p>Check for the configuration success or failure results for git in the mai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9" table:number-columns-repeated="2"/>
          <table:table-cell office:value-type="string">
            <text:p>The user can view the continuous integration configuration success or failure results for git in the mail .</text:p>
          </table:table-cell>
          <table:table-cell table:number-columns-repeated="247"/>
        </table:table-row>
        <table:table-row table:style-name="ro74">
          <table:table-cell office:value-type="float" office:value="265">
            <text:p>265</text:p>
          </table:table-cell>
          <table:table-cell table:style-name="ce16" office:value-type="string">
            <text:p>WordPress Continuous Integration page-Build Configuration Type GIT-delete Build and delete job button.</text:p>
          </table:table-cell>
          <table:table-cell table:style-name="ce39"/>
          <table:table-cell table:style-name="ce16"/>
          <table:table-cell office:value-type="string">
            <text:p>Check for the delete build and delet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 for git.</text:p>
            <text:p>12.Select the created configuration.</text:p>
            <text:p>13.Click delete build button.</text:p>
            <text:p>15. Select the created configuration.</text:p>
            <text:p>16. Click delete job button.</text:p>
          </table:table-cell>
          <table:table-cell table:style-name="ce72"/>
          <table:table-cell table:style-name="ce81"/>
          <table:table-cell office:value-type="string">
            <text:p>The user can delete the build and job by selecting the configuration</text:p>
          </table:table-cell>
          <table:table-cell table:number-columns-repeated="2"/>
          <table:table-cell table:style-name="ce71"/>
          <table:table-cell table:style-name="ce114" table:number-columns-repeated="2"/>
          <table:table-cell table:number-columns-repeated="242"/>
        </table:table-row>
        <table:table-row table:style-name="ro11">
          <table:table-cell office:value-type="float" office:value="266">
            <text:p>266</text:p>
          </table:table-cell>
          <table:table-cell table:style-name="ce28" office:value-type="string">
            <text:p>Report</text:p>
          </table:table-cell>
          <table:table-cell table:style-name="ce38" table:number-columns-repeated="4"/>
          <table:table-cell table:style-name="ce8"/>
          <table:table-cell table:style-name="ce38" table:number-columns-repeated="2"/>
          <table:table-cell table:number-columns-repeated="2"/>
          <table:table-cell table:style-name="ce29" table:number-columns-repeated="2"/>
          <table:table-cell table:style-name="ce124"/>
          <table:table-cell table:style-name="ce114" table:number-columns-repeated="6"/>
          <table:table-cell table:number-columns-repeated="236"/>
        </table:table-row>
        <table:table-row table:style-name="ro17">
          <table:table-cell office:value-type="float" office:value="267">
            <text:p>267</text:p>
          </table:table-cell>
          <table:table-cell office:value-type="string">
            <text:p>Projects -Edit application page - Report Tab</text:p>
          </table:table-cell>
          <table:table-cell table:style-name="ce9"/>
          <table:table-cell office:value-type="string">
            <text:p>TC_Report _01</text:p>
          </table:table-cell>
          <table:table-cell table:style-name="ce9" office:value-type="string">
            <text:p>Check for the Report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s to be Edited.</text:p>
          </table:table-cell>
          <table:table-cell table:style-name="ce9"/>
          <table:table-cell/>
          <table:table-cell office:value-type="string">
            <text:p>User should able to view the Report Tab.</text:p>
          </table:table-cell>
          <table:table-cell table:number-columns-repeated="2"/>
          <table:table-cell table:style-name="ce79" table:number-columns-repeated="2"/>
          <table:table-cell table:style-name="ce101"/>
          <table:table-cell table:style-name="ce110" table:number-columns-repeated="2"/>
          <table:table-cell table:style-name="ce113" table:number-columns-repeated="3"/>
          <table:table-cell table:style-name="ce76"/>
          <table:table-cell table:number-columns-repeated="236"/>
        </table:table-row>
        <table:table-row table:style-name="ro65">
          <table:table-cell office:value-type="float" office:value="268">
            <text:p>268</text:p>
          </table:table-cell>
          <table:table-cell office:value-type="string">
            <text:p>Projects -Edit application page - Report Tab -Scope of each component</text:p>
          </table:table-cell>
          <table:table-cell table:style-name="ce9"/>
          <table:table-cell office:value-type="string">
            <text:p>TC_Report_Page_01</text:p>
          </table:table-cell>
          <table:table-cell table:style-name="ce9" office:value-type="string">
            <text:p>Checking the scope of each component in the Report Page</text:p>
          </table:table-cell>
          <table:table-cell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s to be Edited.</text:p>
            <text:p>10.Click on Report Tab.</text:p>
            <text:p>11.Click on every component[Fields, Buttons &amp; Links][If Any]</text:p>
          </table:table-cell>
          <table:table-cell table:style-name="ce9"/>
          <table:table-cell/>
          <table:table-cell office:value-type="string">
            <text:p>Every component in the Report page should show its functionality only within its scope</text:p>
          </table:table-cell>
          <table:table-cell table:number-columns-repeated="2"/>
          <table:table-cell table:style-name="ce98"/>
          <table:table-cell table:style-name="ce111" table:number-columns-repeated="2"/>
          <table:table-cell/>
          <table:table-cell table:style-name="ce129"/>
          <table:table-cell table:number-columns-repeated="3"/>
          <table:table-cell table:style-name="ce77"/>
          <table:table-cell table:number-columns-repeated="236"/>
        </table:table-row>
        <table:table-row table:style-name="ro23">
          <table:table-cell office:value-type="float" office:value="269">
            <text:p>269</text:p>
          </table:table-cell>
          <table:table-cell office:value-type="string">
            <text:p>Projects -Edit application page - Report Tab - UI Validation</text:p>
          </table:table-cell>
          <table:table-cell table:style-name="ce9"/>
          <table:table-cell office:value-type="string">
            <text:p>TC_Report _01</text:p>
          </table:table-cell>
          <table:table-cell table:style-name="ce9" office:value-type="string">
            <text:p>Check for the Report 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s to be Edited.</text:p>
            <text:p>10.Click on Report Tab.</text:p>
          </table:table-cell>
          <table:table-cell table:style-name="ce9"/>
          <table:table-cell/>
          <table:table-cell office:value-type="string">
            <text:p>User should able to view the text "Report not available",Buttons Generate(Disabled) and Configure(Enabled)</text:p>
            <text:p/>
          </table:table-cell>
          <table:table-cell table:number-columns-repeated="2"/>
          <table:table-cell table:style-name="ce80" table:number-columns-repeated="2"/>
          <table:table-cell table:style-name="ce103"/>
          <table:table-cell table:style-name="ce112" table:number-columns-repeated="2"/>
          <table:table-cell table:style-name="ce114" table:number-columns-repeated="3"/>
          <table:table-cell table:style-name="ce78"/>
          <table:table-cell table:number-columns-repeated="236"/>
        </table:table-row>
        <table:table-row table:style-name="ro24">
          <table:table-cell office:value-type="float" office:value="270">
            <text:p>270</text:p>
          </table:table-cell>
          <table:table-cell office:value-type="string">
            <text:p>Projects -Edit application page - Report Tab - Configure Report Popup</text:p>
          </table:table-cell>
          <table:table-cell table:style-name="ce9"/>
          <table:table-cell office:value-type="string">
            <text:p>TC_Report _01</text:p>
          </table:table-cell>
          <table:table-cell table:style-name="ce9" office:value-type="string">
            <text:p>Check for the Report Tab Configure Report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s to be Edited.</text:p>
            <text:p>10.Click on Report Tab.</text:p>
            <text:p>11.Click on Configure Button.</text:p>
          </table:table-cell>
          <table:table-cell table:style-name="ce9"/>
          <table:table-cell/>
          <table:table-cell office:value-type="string">
            <text:p>User should able to view the Configure Report Popup</text:p>
            <text:p/>
          </table:table-cell>
          <table:table-cell table:number-columns-repeated="2"/>
          <table:table-cell table:style-name="ce19" table:number-columns-repeated="2"/>
          <table:table-cell table:style-name="ce120"/>
          <table:table-cell table:style-name="ce113" table:number-columns-repeated="6"/>
          <table:table-cell table:number-columns-repeated="236"/>
        </table:table-row>
        <table:table-row table:style-name="ro24">
          <table:table-cell office:value-type="float" office:value="271">
            <text:p>271</text:p>
          </table:table-cell>
          <table:table-cell office:value-type="string">
            <text:p>Projects -Edit application page - Report Tab - Configure Report Popup - UI Validation</text:p>
          </table:table-cell>
          <table:table-cell table:style-name="ce9"/>
          <table:table-cell office:value-type="string">
            <text:p>TC_Report _01</text:p>
          </table:table-cell>
          <table:table-cell table:style-name="ce9" office:value-type="string">
            <text:p>Check for the Report Tab Configure Report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s to be Edited.</text:p>
            <text:p>10.Click on Report Tab.</text:p>
            <text:p>11.Click on Configure Button.</text:p>
          </table:table-cell>
          <table:table-cell table:style-name="ce9"/>
          <table:table-cell/>
          <table:table-cell office:value-type="string">
            <text:p>User should able to view the Configure Report Popup with text "Available Reports" and Reports, Project-Info-Report, Surefire Report Check boxes, Ok and Cancel buttons and modules, dependencies, cim, Scm, Summary and license check boxes under the Project-Info-Report Check Box.</text:p>
            <text:p/>
            <text:p/>
          </table:table-cell>
          <table:table-cell table:number-columns-repeated="2"/>
          <table:table-cell table:style-name="ce19" table:number-columns-repeated="2"/>
          <table:table-cell table:style-name="ce120"/>
          <table:table-cell table:number-columns-repeated="242"/>
        </table:table-row>
        <table:table-row table:style-name="ro58">
          <table:table-cell office:value-type="float" office:value="272">
            <text:p>272</text:p>
          </table:table-cell>
          <table:table-cell office:value-type="string">
            <text:p>Projects -Edit application page - Report Tab - Configure Report Popup -Cancel </text:p>
          </table:table-cell>
          <table:table-cell table:style-name="ce9"/>
          <table:table-cell office:value-type="string">
            <text:p>TC_Report _01</text:p>
          </table:table-cell>
          <table:table-cell table:style-name="ce9" office:value-type="string">
            <text:p>Check for the Report Tab 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hat needs to be Edited.</text:p>
            <text:p>10.Click on Report Tab.</text:p>
            <text:p>11.Click on Configure Button.</text:p>
            <text:p>12.Click on Cancel Button.</text:p>
          </table:table-cell>
          <table:table-cell table:style-name="ce9"/>
          <table:table-cell/>
          <table:table-cell office:value-type="string">
            <text:p>User should able to view the Report Page.</text:p>
          </table:table-cell>
          <table:table-cell table:number-columns-repeated="2"/>
          <table:table-cell table:style-name="ce19" table:number-columns-repeated="2"/>
          <table:table-cell table:style-name="ce120"/>
          <table:table-cell table:number-columns-repeated="242"/>
        </table:table-row>
        <table:table-row table:style-name="ro22">
          <table:table-cell office:value-type="float" office:value="273">
            <text:p>273</text:p>
          </table:table-cell>
          <table:table-cell office:value-type="string">
            <text:p>Report Page - Configurations -Configure Report PopUp - Without Configurations - Cancel .</text:p>
          </table:table-cell>
          <table:table-cell table:style-name="ce9"/>
          <table:table-cell table:style-name="ce16" office:value-type="string">
            <text:p>TC_ Report Page_16</text:p>
          </table:table-cell>
          <table:table-cell office:value-type="string">
            <text:p>Check for the User is able to view Configure Report PopUp and Cancel Without Configurations.</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WordPress Project listed as a sub node.</text:p>
            <text:p>9. Click on the application that needs to be Edited.</text:p>
            <text:p>10.Click on Report Tab.</text:p>
            <text:p>11.Click on Configure Button.</text:p>
            <text:p>12.Click on Cancel Button.</text:p>
            <text:p/>
            <text:p/>
          </table:table-cell>
          <table:table-cell table:style-name="ce9" office:value-type="string">
            <text:p>Framework </text:p>
          </table:table-cell>
          <table:table-cell/>
          <table:table-cell office:value-type="string">
            <text:p>User should be able to view the Report Page.</text:p>
          </table:table-cell>
          <table:table-cell table:number-columns-repeated="2"/>
          <table:table-cell table:style-name="ce24" table:number-columns-repeated="2"/>
          <table:table-cell table:style-name="ce74"/>
          <table:table-cell table:number-columns-repeated="242"/>
        </table:table-row>
        <table:table-row table:style-name="ro70">
          <table:table-cell office:value-type="float" office:value="274">
            <text:p>274</text:p>
          </table:table-cell>
          <table:table-cell office:value-type="string">
            <text:p>Report Page - Configurations -Configure Report PopUp - Without Configurations - Ok .</text:p>
          </table:table-cell>
          <table:table-cell table:style-name="ce9"/>
          <table:table-cell table:style-name="ce16" office:value-type="string">
            <text:p>TC_ Report Page_16</text:p>
          </table:table-cell>
          <table:table-cell office:value-type="string">
            <text:p>Check for the User is able to view Configure Report 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WordPress Project listed as a sub node.</text:p>
            <text:p>9. Click on the application that needs to be Edited.</text:p>
            <text:p>10.Click on Report Tab.</text:p>
            <text:p>11.Click on Configure Button.</text:p>
            <text:p>12.Click on Ok Button.</text:p>
            <text:p/>
            <text:p/>
          </table:table-cell>
          <table:table-cell table:style-name="ce9" office:value-type="string">
            <text:p>Framework </text:p>
          </table:table-cell>
          <table:table-cell/>
          <table:table-cell office:value-type="string">
            <text:p>User should be able to view that still Generate Button is Disabled</text:p>
          </table:table-cell>
          <table:table-cell table:number-columns-repeated="2"/>
          <table:table-cell table:style-name="ce24" table:number-columns-repeated="2"/>
          <table:table-cell table:style-name="ce74"/>
          <table:table-cell table:number-columns-repeated="242"/>
        </table:table-row>
        <table:table-row table:style-name="ro71">
          <table:table-cell office:value-type="float" office:value="275">
            <text:p>275</text:p>
          </table:table-cell>
          <table:table-cell office:value-type="string">
            <text:p>Report Page - Configurations -Configure Report PopUp - Project-Info-Report - Ok.</text:p>
          </table:table-cell>
          <table:table-cell table:style-name="ce9"/>
          <table:table-cell table:style-name="ce16" office:value-type="string">
            <text:p>TC_ Report Page_16</text:p>
          </table:table-cell>
          <table:table-cell office:value-type="string">
            <text:p>Check for the User is able to view Configure Report 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WordPress Project listed as a sub node.</text:p>
            <text:p>9. Click on the application that needs to be Edited.</text:p>
            <text:p>10.Click on Report Tab.</text:p>
            <text:p>11.Click on Configure Button.</text:p>
            <text:p>12.Check the Project-Info-Report Check box.</text:p>
            <text:p>13.Click on Ok Button.</text:p>
            <text:p/>
            <text:p/>
          </table:table-cell>
          <table:table-cell table:style-name="ce9" office:value-type="string">
            <text:p>Framework </text:p>
          </table:table-cell>
          <table:table-cell/>
          <table:table-cell office:value-type="string">
            <text:p>User should be able to view the "Site Report Configured Successfully" Message and Generate Button Enabled.</text:p>
          </table:table-cell>
          <table:table-cell table:number-columns-repeated="2"/>
          <table:table-cell table:style-name="ce24" table:number-columns-repeated="2"/>
          <table:table-cell table:style-name="ce74"/>
          <table:table-cell table:number-columns-repeated="242"/>
        </table:table-row>
        <table:table-row table:style-name="ro76">
          <table:table-cell office:value-type="float" office:value="276">
            <text:p>276</text:p>
          </table:table-cell>
          <table:table-cell office:value-type="string">
            <text:p>Report Page - Configurations -Configure Report PopUp - Project-Info-Report - Generate.</text:p>
          </table:table-cell>
          <table:table-cell table:style-name="ce9"/>
          <table:table-cell table:style-name="ce16" office:value-type="string">
            <text:p>TC_ Report Page_16</text:p>
          </table:table-cell>
          <table:table-cell office:value-type="string">
            <text:p>Check for the User is able to view Configure Report 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WordPress Project listed as a sub node.</text:p>
            <text:p>9. Click on the application that needs to be Edited.</text:p>
            <text:p>10.Click on Report Tab.</text:p>
            <text:p>11.Click on Configure Button.</text:p>
            <text:p>12.Check the Project-Info-Report Check box.</text:p>
            <text:p>13.Click on Ok Button.</text:p>
            <text:p>14.Click on Generate Button.</text:p>
            <text:p/>
            <text:p/>
          </table:table-cell>
          <table:table-cell table:style-name="ce9" office:value-type="string">
            <text:p>Framework </text:p>
          </table:table-cell>
          <table:table-cell/>
          <table:table-cell office:value-type="string">
            <text:p>User should be able to view the Report according to the Configurations Chosen.</text:p>
          </table:table-cell>
          <table:table-cell table:number-columns-repeated="2"/>
          <table:table-cell table:style-name="ce24" table:number-columns-repeated="2"/>
          <table:table-cell table:style-name="ce74"/>
          <table:table-cell table:number-columns-repeated="242"/>
        </table:table-row>
        <table:table-row table:style-name="ro71">
          <table:table-cell office:value-type="float" office:value="277">
            <text:p>277</text:p>
          </table:table-cell>
          <table:table-cell office:value-type="string">
            <text:p>Report Page - Configurations -Configure Report PopUp - Surefire Report - Ok.</text:p>
          </table:table-cell>
          <table:table-cell table:style-name="ce9"/>
          <table:table-cell table:style-name="ce16" office:value-type="string">
            <text:p>TC_ Report Page_16</text:p>
          </table:table-cell>
          <table:table-cell office:value-type="string">
            <text:p>Check for the User is able to view Configure Report 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WordPress Project listed as a sub node.</text:p>
            <text:p>9. Click on the application that needs to be Edited.</text:p>
            <text:p>10.Click on Report Tab.</text:p>
            <text:p>11.Click on Configure Button.</text:p>
            <text:p>12.Check the Surefire Report Check box.</text:p>
            <text:p>13.Click on Ok Button.</text:p>
            <text:p/>
            <text:p/>
          </table:table-cell>
          <table:table-cell table:style-name="ce9" office:value-type="string">
            <text:p>Framework </text:p>
          </table:table-cell>
          <table:table-cell/>
          <table:table-cell office:value-type="string">
            <text:p>User should be able to view the Report according to the Configurations Chosen.</text:p>
          </table:table-cell>
          <table:table-cell table:number-columns-repeated="2"/>
          <table:table-cell table:style-name="ce24" table:number-columns-repeated="2"/>
          <table:table-cell table:style-name="ce74"/>
          <table:table-cell table:number-columns-repeated="242"/>
        </table:table-row>
        <table:table-row table:style-name="ro69">
          <table:table-cell office:value-type="float" office:value="278">
            <text:p>278</text:p>
          </table:table-cell>
          <table:table-cell office:value-type="string">
            <text:p>Report Page - Configurations -Configure Report PopUp - Random Select -Project-Info-Report</text:p>
            <text:p>and Surefire Report - Ok.</text:p>
          </table:table-cell>
          <table:table-cell table:style-name="ce9"/>
          <table:table-cell table:style-name="ce16" office:value-type="string">
            <text:p>TC_ Report Page_16</text:p>
          </table:table-cell>
          <table:table-cell office:value-type="string">
            <text:p>Check for the User is able to view Configure Report PopUp and Click on Ok With Random Selection of 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WordPress Project listed as a sub node.</text:p>
            <text:p>9. Click on the application that needs to be Edited.</text:p>
            <text:p>10.Click on Report Tab.</text:p>
            <text:p>11.Click on Configure Button.</text:p>
            <text:p>12.Check the Surefire Report Check box.</text:p>
            <text:p>13.Select Random Check Boxes under Project-Info-Report </text:p>
            <text:p>14.Click on Ok Button.</text:p>
            <text:p/>
            <text:p/>
          </table:table-cell>
          <table:table-cell table:style-name="ce9" office:value-type="string">
            <text:p>Framework </text:p>
          </table:table-cell>
          <table:table-cell/>
          <table:table-cell office:value-type="string">
            <text:p>User should be able to view the Report according to the Configurations Chosen.</text:p>
          </table:table-cell>
          <table:table-cell table:number-columns-repeated="2"/>
          <table:table-cell table:style-name="ce24" table:number-columns-repeated="2"/>
          <table:table-cell table:style-name="ce74"/>
          <table:table-cell table:number-columns-repeated="242"/>
        </table:table-row>
        <table:table-row table:style-name="ro71">
          <table:table-cell office:value-type="float" office:value="279">
            <text:p>279</text:p>
          </table:table-cell>
          <table:table-cell office:value-type="string">
            <text:p>Report Page - Configurations -Configure Report PopUp - Select All - Ok.</text:p>
          </table:table-cell>
          <table:table-cell table:style-name="ce9"/>
          <table:table-cell table:style-name="ce16" office:value-type="string">
            <text:p>TC_ Report Page_16</text:p>
          </table:table-cell>
          <table:table-cell office:value-type="string">
            <text:p>Check for the User is able to view Configure Report 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WordPress Project listed as a sub node.</text:p>
            <text:p>9. Click on the application that needs to be Edited.</text:p>
            <text:p>10.Click on Report Tab.</text:p>
            <text:p>11.Click on Configure Button.</text:p>
            <text:p>12.Check the Select All Check box.</text:p>
            <text:p>13.Click on Ok Button.</text:p>
            <text:p/>
            <text:p/>
          </table:table-cell>
          <table:table-cell table:style-name="ce9" office:value-type="string">
            <text:p>Framework </text:p>
          </table:table-cell>
          <table:table-cell/>
          <table:table-cell office:value-type="string">
            <text:p>User should be able to view the Report according to the Configurations Chosen.</text:p>
          </table:table-cell>
          <table:table-cell table:number-columns-repeated="2"/>
          <table:table-cell table:style-name="ce24" table:number-columns-repeated="2"/>
          <table:table-cell table:style-name="ce74"/>
          <table:table-cell table:number-columns-repeated="242"/>
        </table:table-row>
        <table:table-row table:style-name="ro11">
          <table:table-cell office:value-type="float" office:value="280">
            <text:p>280</text:p>
          </table:table-cell>
          <table:table-cell table:style-name="ce28" office:value-type="string">
            <text:p>Downloads</text:p>
          </table:table-cell>
          <table:table-cell table:style-name="ce38" table:number-columns-repeated="4"/>
          <table:table-cell table:style-name="ce8"/>
          <table:table-cell table:style-name="ce38" table:number-columns-repeated="2"/>
          <table:table-cell table:number-columns-repeated="2"/>
          <table:table-cell table:style-name="ce29" table:number-columns-repeated="2"/>
          <table:table-cell table:style-name="ce124"/>
          <table:table-cell table:number-columns-repeated="242"/>
        </table:table-row>
        <table:table-row table:style-name="ro12">
          <table:table-cell office:value-type="float" office:value="281">
            <text:p>281</text:p>
          </table:table-cell>
          <table:table-cell table:style-name="ce16" office:value-type="string">
            <text:p>WordPress Download Page</text:p>
          </table:table-cell>
          <table:table-cell table:style-name="ce35"/>
          <table:table-cell table:style-name="ce16" office:value-type="string">
            <text:p>TC_Download_Page_01</text:p>
          </table:table-cell>
          <table:table-cell office:value-type="string">
            <text:p>Check for WordPres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Download tab</text:p>
          </table:table-cell>
          <table:table-cell table:style-name="ce69"/>
          <table:table-cell table:style-name="ce76"/>
          <table:table-cell office:value-type="string">
            <text:p>The user should be able to land on WordPress Download Page</text:p>
          </table:table-cell>
          <table:table-cell table:number-columns-repeated="2"/>
          <table:table-cell table:style-name="ce69"/>
          <table:table-cell table:style-name="ce113" table:number-columns-repeated="2"/>
          <table:table-cell table:number-columns-repeated="242"/>
        </table:table-row>
        <table:table-row table:style-name="ro16">
          <table:table-cell office:value-type="float" office:value="282">
            <text:p>282</text:p>
          </table:table-cell>
          <table:table-cell table:style-name="ce16" office:value-type="string">
            <text:p>WordPress Download Page-UI Validation</text:p>
          </table:table-cell>
          <table:table-cell/>
          <table:table-cell table:style-name="ce16" office:value-type="string">
            <text:p>TC_Download_Page_02</text:p>
          </table:table-cell>
          <table:table-cell office:value-type="string">
            <text:p>Check for WordPress Download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Download tab</text:p>
          </table:table-cell>
          <table:table-cell/>
          <table:table-cell table:style-name="ce77"/>
          <table:table-cell office:value-type="string">
            <text:p>The user should be able to view the Download Page with Edit application -"Project name" text,"Server","Database","Editor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number-columns-repeated="247"/>
        </table:table-row>
        <table:table-row table:style-name="ro24">
          <table:table-cell office:value-type="float" office:value="283">
            <text:p>283</text:p>
          </table:table-cell>
          <table:table-cell table:style-name="ce16" office:value-type="string">
            <text:p>WordPress Download Page-Scope of each component</text:p>
          </table:table-cell>
          <table:table-cell/>
          <table:table-cell table:style-name="ce16" office:value-type="string">
            <text:p>TC_Download _Page_04</text:p>
          </table:table-cell>
          <table:table-cell office:value-type="string">
            <text:p>Checking the scope of each component in the WordPres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Download tab</text:p>
            <text:p>10.Click on every component[Accordion controls] in the WordPress Download Page</text:p>
          </table:table-cell>
          <table:table-cell/>
          <table:table-cell table:style-name="ce77"/>
          <table:table-cell office:value-type="string">
            <text:p>Every component in the WordPress Download Page should show its functionality only within its scope</text:p>
          </table:table-cell>
          <table:table-cell table:number-columns-repeated="247"/>
        </table:table-row>
        <table:table-row table:style-name="ro23">
          <table:table-cell office:value-type="float" office:value="284">
            <text:p>284</text:p>
          </table:table-cell>
          <table:table-cell table:style-name="ce16" office:value-type="string">
            <text:p>WordPress Download Page-Database</text:p>
          </table:table-cell>
          <table:table-cell/>
          <table:table-cell table:style-name="ce16" office:value-type="string">
            <text:p>TC_Download_Page_06</text:p>
          </table:table-cell>
          <table:table-cell office:value-type="string">
            <text:p>Check for the Databases present under Database accordion are the databases used for WordPress technology in WordPres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Download tab</text:p>
            <text:p>10.Click on the Database accordion control</text:p>
          </table:table-cell>
          <table:table-cell/>
          <table:table-cell table:style-name="ce77"/>
          <table:table-cell office:value-type="string">
            <text:p>The user must be able to view the list of Databases that are used for the WordPress technology under Database accordion</text:p>
          </table:table-cell>
          <table:table-cell table:number-columns-repeated="247"/>
        </table:table-row>
        <table:table-row table:style-name="ro17">
          <table:table-cell office:value-type="float" office:value="285">
            <text:p>285</text:p>
          </table:table-cell>
          <table:table-cell table:style-name="ce16" office:value-type="string">
            <text:p>WordPress Download Page-Servers</text:p>
          </table:table-cell>
          <table:table-cell/>
          <table:table-cell table:style-name="ce16" office:value-type="string">
            <text:p>TC_Download_Page_05</text:p>
          </table:table-cell>
          <table:table-cell office:value-type="string">
            <text:p>Check for the servers present under Servers accordion are the servers used for WordPress technology in WordPres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Download tab</text:p>
            <text:p>10.Click on the Servers accordion control</text:p>
          </table:table-cell>
          <table:table-cell/>
          <table:table-cell table:style-name="ce77"/>
          <table:table-cell office:value-type="string">
            <text:p>The user must be able to view the list of servers that are used for the WordPress technology under Servers accordion</text:p>
          </table:table-cell>
          <table:table-cell table:number-columns-repeated="247"/>
        </table:table-row>
        <table:table-row table:style-name="ro17">
          <table:table-cell office:value-type="float" office:value="286">
            <text:p>286</text:p>
          </table:table-cell>
          <table:table-cell table:style-name="ce16" office:value-type="string">
            <text:p>WordPress Download Page-Editors</text:p>
          </table:table-cell>
          <table:table-cell table:style-name="ce36"/>
          <table:table-cell table:style-name="ce16" office:value-type="string">
            <text:p>TC_Download_Page_07</text:p>
          </table:table-cell>
          <table:table-cell office:value-type="string">
            <text:p>Check for the Editors present under Editors accordion are the Editors used for WordPress technology in WordPres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Download tab</text:p>
            <text:p>10.Click on the Editors accordion control</text:p>
          </table:table-cell>
          <table:table-cell table:style-name="ce71"/>
          <table:table-cell table:style-name="ce78"/>
          <table:table-cell office:value-type="string">
            <text:p>The user must be able to view the list of Editors that are used for the WordPress technology under Editors accordion</text:p>
          </table:table-cell>
          <table:table-cell table:number-columns-repeated="247"/>
        </table:table-row>
        <table:table-row table:style-name="ro17">
          <table:table-cell office:value-type="float" office:value="287">
            <text:p>287</text:p>
          </table:table-cell>
          <table:table-cell table:style-name="ce16" office:value-type="string">
            <text:p>WordPress Download Page-Others</text:p>
          </table:table-cell>
          <table:table-cell table:style-name="ce35"/>
          <table:table-cell table:style-name="ce16" office:value-type="string">
            <text:p>TC_Download_Page_08</text:p>
          </table:table-cell>
          <table:table-cell office:value-type="string">
            <text:p>Check for the setups and others present under Others accordion are the WordPress technology related options in WordPres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Download tab</text:p>
            <text:p>10.Click on the Others accordion control</text:p>
          </table:table-cell>
          <table:table-cell table:style-name="ce69"/>
          <table:table-cell table:style-name="ce76"/>
          <table:table-cell office:value-type="string">
            <text:p>The user must be able to view the list of setups and other options that are related to WordPress technology under Others accordion</text:p>
          </table:table-cell>
          <table:table-cell table:number-columns-repeated="247"/>
        </table:table-row>
        <table:table-row table:style-name="ro58">
          <table:table-cell office:value-type="float" office:value="288">
            <text:p>288</text:p>
          </table:table-cell>
          <table:table-cell table:style-name="ce16" office:value-type="string">
            <text:p>WordPress Download Page-Servers-Download</text:p>
          </table:table-cell>
          <table:table-cell/>
          <table:table-cell table:style-name="ce16" office:value-type="string">
            <text:p>TC_Download_Page_09</text:p>
          </table:table-cell>
          <table:table-cell office:value-type="string">
            <text:p>Check for the download of servers present under Servers accordion in WordPres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Download tab</text:p>
            <text:p>10.Click on the Servers accordion control</text:p>
            <text:p>11.Click on Download button of the Servers found in the list that needs to be downloaded.</text:p>
          </table:table-cell>
          <table:table-cell/>
          <table:table-cell table:style-name="ce77"/>
          <table:table-cell office:value-type="string">
            <text:p>The user must be able to download the servers that are found under Servers accordion</text:p>
          </table:table-cell>
          <table:table-cell table:number-columns-repeated="247"/>
        </table:table-row>
        <table:table-row table:style-name="ro70">
          <table:table-cell office:value-type="float" office:value="289">
            <text:p>289</text:p>
          </table:table-cell>
          <table:table-cell table:style-name="ce16" office:value-type="string">
            <text:p>WordPress Download Page-Database-Download</text:p>
          </table:table-cell>
          <table:table-cell/>
          <table:table-cell table:style-name="ce16" office:value-type="string">
            <text:p>TC_Download_Page_10</text:p>
          </table:table-cell>
          <table:table-cell office:value-type="string">
            <text:p>Check for the download of Databases present under Databases accordion in WordPres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Download tab</text:p>
            <text:p>10.Click on the Database accordion control</text:p>
            <text:p>11.Click on Download button of the Databases found in the list that needs to be downloaded.</text:p>
          </table:table-cell>
          <table:table-cell/>
          <table:table-cell table:style-name="ce77"/>
          <table:table-cell office:value-type="string">
            <text:p>The user must be able to download the Database that are found under Database accordion</text:p>
          </table:table-cell>
          <table:table-cell table:number-columns-repeated="247"/>
        </table:table-row>
        <table:table-row table:style-name="ro58">
          <table:table-cell office:value-type="float" office:value="290">
            <text:p>290</text:p>
          </table:table-cell>
          <table:table-cell table:style-name="ce16" office:value-type="string">
            <text:p>WordPress Download Page-Editors-Download</text:p>
          </table:table-cell>
          <table:table-cell/>
          <table:table-cell table:style-name="ce16" office:value-type="string">
            <text:p>TC_Download_Page_11</text:p>
          </table:table-cell>
          <table:table-cell office:value-type="string">
            <text:p>Check for the download of Editors present under Editors accordion in WordPres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Download tab</text:p>
            <text:p>10.Click on the Editors accordion control</text:p>
            <text:p>11.Click on Download button of the Editors found in the list that needs to be downloaded.</text:p>
          </table:table-cell>
          <table:table-cell/>
          <table:table-cell table:style-name="ce77"/>
          <table:table-cell office:value-type="string">
            <text:p>The user must be able to download the Editors that are found under Editors accordion</text:p>
          </table:table-cell>
          <table:table-cell table:number-columns-repeated="247"/>
        </table:table-row>
        <table:table-row table:style-name="ro58">
          <table:table-cell office:value-type="float" office:value="291">
            <text:p>291</text:p>
          </table:table-cell>
          <table:table-cell table:style-name="ce16" office:value-type="string">
            <text:p>WordPress Download Page-Others</text:p>
          </table:table-cell>
          <table:table-cell table:style-name="ce36"/>
          <table:table-cell table:style-name="ce16" office:value-type="string">
            <text:p>TC_Download_Page_12</text:p>
          </table:table-cell>
          <table:table-cell office:value-type="string">
            <text:p>Check for the download of setups and others present under Others accordion in WordPres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Download tab</text:p>
            <text:p>10.Click on the Others accordion control</text:p>
            <text:p>11.Click on Download button of the setups and other options found in the list that needs to be downloaded.</text:p>
          </table:table-cell>
          <table:table-cell table:style-name="ce71"/>
          <table:table-cell table:style-name="ce78"/>
          <table:table-cell office:value-type="string">
            <text:p>The user must be able to download the list of setups and other options under Others accordion</text:p>
          </table:table-cell>
          <table:table-cell table:number-columns-repeated="2"/>
          <table:table-cell table:style-name="ce71"/>
          <table:table-cell table:style-name="ce114" table:number-columns-repeated="8"/>
          <table:table-cell table:number-columns-repeated="236"/>
        </table:table-row>
        <table:table-row table:style-name="ro11">
          <table:table-cell office:value-type="float" office:value="292">
            <text:p>292</text:p>
          </table:table-cell>
          <table:table-cell table:style-name="ce29" office:value-type="string">
            <text:p>Clean Up</text:p>
          </table:table-cell>
          <table:table-cell table:style-name="ce29"/>
          <table:table-cell table:style-name="ce56"/>
          <table:table-cell table:style-name="ce29" table:number-columns-repeated="2"/>
          <table:table-cell table:style-name="ce56"/>
          <table:table-cell table:style-name="ce29" table:number-columns-repeated="2"/>
          <table:table-cell table:number-columns-repeated="2"/>
          <table:table-cell table:style-name="ce29" table:number-columns-repeated="2"/>
          <table:table-cell table:style-name="ce124"/>
          <table:table-cell table:style-name="ce128" table:number-columns-repeated="2"/>
          <table:table-cell table:style-name="ce117" table:number-columns-repeated="3"/>
          <table:table-cell table:style-name="ce81"/>
          <table:table-cell table:number-columns-repeated="236"/>
        </table:table-row>
        <table:table-row table:style-name="ro12">
          <table:table-cell office:value-type="float" office:value="293">
            <text:p>293</text:p>
          </table:table-cell>
          <table:table-cell table:style-name="ce21" office:value-type="string">
            <text:p>Configurations Page - Configuration Check box</text:p>
          </table:table-cell>
          <table:table-cell table:style-name="ce21"/>
          <table:table-cell table:style-name="ce21" office:value-type="string">
            <text:p>TC_ Projects Page_16</text:p>
          </table:table-cell>
          <table:table-cell table:style-name="ce20" office:value-type="string">
            <text:p>Check for the User is able to Check the Check box.</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lick on the WordPress.</text:p>
            <text:p>7.Click on the Configuration Tab.</text:p>
            <text:p>8.Choose the Desired Configuration(s) to be deleted by checking the Check box against it.</text:p>
            <text:p/>
            <text:p/>
          </table:table-cell>
          <table:table-cell table:style-name="ce21" office:value-type="string">
            <text:p>Framework </text:p>
          </table:table-cell>
          <table:table-cell/>
          <table:table-cell table:style-name="ce20" office:value-type="string">
            <text:p>User should be able to view the delete button enabled on checking the Check box.</text:p>
          </table:table-cell>
          <table:table-cell table:number-columns-repeated="2"/>
          <table:table-cell table:style-name="ce24" table:number-columns-repeated="2"/>
          <table:table-cell table:style-name="ce74"/>
          <table:table-cell table:style-name="ce113" table:number-columns-repeated="6"/>
          <table:table-cell table:number-columns-repeated="236"/>
        </table:table-row>
        <table:table-row table:style-name="ro60">
          <table:table-cell office:value-type="float" office:value="294">
            <text:p>294</text:p>
          </table:table-cell>
          <table:table-cell table:style-name="ce21" office:value-type="string">
            <text:p>Configurations Page - Configuration - Delete</text:p>
          </table:table-cell>
          <table:table-cell table:style-name="ce21"/>
          <table:table-cell table:style-name="ce21" office:value-type="string">
            <text:p>TC_ Projects Page_16</text:p>
          </table:table-cell>
          <table:table-cell table:style-name="ce20" office:value-type="string">
            <text:p>Check for the User is able to check Configurations Page - Configuration - Delete</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lick on the WordPress.</text:p>
            <text:p>7.Click on the Configuration Tab.</text:p>
            <text:p>8.Choose the Desired Configuration(s) to be deleted by checking the Check box against it.</text:p>
            <text:p>9.Click on Delete button</text:p>
            <text:p/>
            <text:p/>
          </table:table-cell>
          <table:table-cell table:style-name="ce21" office:value-type="string">
            <text:p>Framework </text:p>
          </table:table-cell>
          <table:table-cell/>
          <table:table-cell table:style-name="ce20" office:value-type="string">
            <text:p>User should be able to view the Delete Confirmation Popup.</text:p>
          </table:table-cell>
          <table:table-cell table:number-columns-repeated="2"/>
          <table:table-cell table:style-name="ce24" table:number-columns-repeated="2"/>
          <table:table-cell table:style-name="ce74"/>
          <table:table-cell table:number-columns-repeated="242"/>
        </table:table-row>
        <table:table-row table:style-name="ro60">
          <table:table-cell office:value-type="float" office:value="295">
            <text:p>295</text:p>
          </table:table-cell>
          <table:table-cell table:style-name="ce21" office:value-type="string">
            <text:p>Configurations Page - Delete Confirmation PopUp - UI Validation.</text:p>
          </table:table-cell>
          <table:table-cell table:style-name="ce21"/>
          <table:table-cell table:style-name="ce21" office:value-type="string">
            <text:p>TC_ Projects Page_16</text:p>
          </table:table-cell>
          <table:table-cell table:style-name="ce20" office:value-type="string">
            <text:p>Check for the User is able to view Delete Confirmation PopUp and Validate its UI.</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lick on the WordPress.</text:p>
            <text:p>7.Click on the Configuration Tab.</text:p>
            <text:p>8.Choose the Desired Configuration(s) to be deleted by checking the Check box against it.</text:p>
            <text:p>9.Click on Delete button</text:p>
            <text:p/>
            <text:p/>
          </table:table-cell>
          <table:table-cell table:style-name="ce21" office:value-type="string">
            <text:p>Framework </text:p>
          </table:table-cell>
          <table:table-cell/>
          <table:table-cell table:style-name="ce20" office:value-type="string">
            <text:p>User should be able to view the Delete Confirmation Popup with The selected Configuration(s) will be deleted. Continue ? text , Ok and Cancel button.</text:p>
          </table:table-cell>
          <table:table-cell table:number-columns-repeated="2"/>
          <table:table-cell table:style-name="ce24" table:number-columns-repeated="2"/>
          <table:table-cell table:style-name="ce74"/>
          <table:table-cell table:number-columns-repeated="242"/>
        </table:table-row>
        <table:table-row table:style-name="ro27">
          <table:table-cell office:value-type="float" office:value="296">
            <text:p>296</text:p>
          </table:table-cell>
          <table:table-cell table:style-name="ce21" office:value-type="string">
            <text:p>Configurations Page - Delete Confirmation PopUp - Ok.</text:p>
          </table:table-cell>
          <table:table-cell table:style-name="ce21"/>
          <table:table-cell table:style-name="ce21" office:value-type="string">
            <text:p>TC_ Projects Page_16</text:p>
          </table:table-cell>
          <table:table-cell table:style-name="ce20" office:value-type="string">
            <text:p>Check for the User is able to view Delete Confirmation PopUp and Delete it.</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lick on the WordPress.</text:p>
            <text:p>7.Click on the Configuration Tab.</text:p>
            <text:p>8.Choose the Desired Configuration(s) to be deleted by checking the Check box against it.</text:p>
            <text:p>9.Click on Delete button.</text:p>
            <text:p>10.Click on Ok Button.</text:p>
            <text:p/>
            <text:p/>
          </table:table-cell>
          <table:table-cell table:style-name="ce21" office:value-type="string">
            <text:p>Framework </text:p>
          </table:table-cell>
          <table:table-cell/>
          <table:table-cell table:style-name="ce20" office:value-type="string">
            <text:p>User should be able to view the "Configuration(s) deleted successfully" message.</text:p>
          </table:table-cell>
          <table:table-cell table:number-columns-repeated="2"/>
          <table:table-cell table:style-name="ce24" table:number-columns-repeated="2"/>
          <table:table-cell table:style-name="ce74"/>
          <table:table-cell table:number-columns-repeated="242"/>
        </table:table-row>
        <table:table-row table:style-name="ro49">
          <table:table-cell office:value-type="float" office:value="297">
            <text:p>297</text:p>
          </table:table-cell>
          <table:table-cell table:style-name="ce21" office:value-type="string">
            <text:p>Configurations Page - Select All Check box - Delete</text:p>
          </table:table-cell>
          <table:table-cell table:style-name="ce21"/>
          <table:table-cell table:style-name="ce21" office:value-type="string">
            <text:p>TC_ Projects Page_16</text:p>
          </table:table-cell>
          <table:table-cell table:style-name="ce20" office:value-type="string">
            <text:p>Check for the User is able to Check Configurations Page - Select All Check box - Delete</text:p>
          </table:table-cell>
          <table:table-cell table:style-name="ce20" office:value-type="string">
            <text:p>1.Open a web browser </text:p>
            <text:p>2.Hit the URL:localhost:&lt;Server_Port&gt;/context.</text:p>
            <text:p>3.User needs to provide Login credentials.</text:p>
            <text:p>4.Click on Login Button.</text:p>
            <text:p>5.Click on Projects. </text:p>
            <text:p>6.Click on the WordPress </text:p>
            <text:p>6.Click on Configurations Tab and Check the Select All Check box.</text:p>
            <text:p>7.Click on Delete button.</text:p>
            <text:p>8.Click on Ok Button. </text:p>
          </table:table-cell>
          <table:table-cell table:style-name="ce21" office:value-type="string">
            <text:p>Framework </text:p>
          </table:table-cell>
          <table:table-cell/>
          <table:table-cell table:style-name="ce20" office:value-type="string">
            <text:p>User should be able to view the Delete button enabled on selecting the check box and "Configuration(s) deleted successfully" message after clicking on Ok button.</text:p>
          </table:table-cell>
          <table:table-cell table:number-columns-repeated="2"/>
          <table:table-cell table:style-name="ce24" table:number-columns-repeated="2"/>
          <table:table-cell table:style-name="ce74"/>
          <table:table-cell table:number-columns-repeated="242"/>
        </table:table-row>
        <table:table-row table:style-name="ro60">
          <table:table-cell office:value-type="float" office:value="298">
            <text:p>298</text:p>
          </table:table-cell>
          <table:table-cell table:style-name="ce21" office:value-type="string">
            <text:p>Build Page - Build - Delete </text:p>
          </table:table-cell>
          <table:table-cell table:style-name="ce21"/>
          <table:table-cell table:style-name="ce21" office:value-type="string">
            <text:p>TC_ Projects Page_16</text:p>
          </table:table-cell>
          <table:table-cell table:style-name="ce20" office:value-type="string">
            <text:p>Check for the User is able to check for Build Page - Build - Delete </text:p>
          </table:table-cell>
          <table:table-cell table:style-name="ce20" office:value-type="string">
            <text:p>1. Open a web browser </text:p>
            <text:p>2. Hit the URL:localhost:&lt;Server_Port&gt;/context.</text:p>
            <text:p>3. User needs to provide Login credentials.</text:p>
            <text:p>4. Click on Login Button.</text:p>
            <text:p>5. Click on Projects. </text:p>
            <text:p>6. Click on the WordPress.</text:p>
            <text:p>7. Click on the Build Tab.</text:p>
            <text:p>8. Choose the Desired Build(s) to be deleted by checking the Check box against it.</text:p>
            <text:p>9. Click on Delete button.</text:p>
            <text:p>10. Click on Ok Button.</text:p>
            <text:p/>
            <text:p/>
          </table:table-cell>
          <table:table-cell table:style-name="ce21" office:value-type="string">
            <text:p>Framework </text:p>
          </table:table-cell>
          <table:table-cell/>
          <table:table-cell table:style-name="ce20" office:value-type="string">
            <text:p>User should be able to view the "Build(s) deleted successfully" message.</text:p>
          </table:table-cell>
          <table:table-cell table:number-columns-repeated="2"/>
          <table:table-cell table:style-name="ce24" table:number-columns-repeated="2"/>
          <table:table-cell table:style-name="ce74"/>
          <table:table-cell table:number-columns-repeated="242"/>
        </table:table-row>
        <table:table-row table:style-name="ro49">
          <table:table-cell office:value-type="float" office:value="299">
            <text:p>299</text:p>
          </table:table-cell>
          <table:table-cell table:style-name="ce21" office:value-type="string">
            <text:p>Build Page - Select All Check box - Delete</text:p>
          </table:table-cell>
          <table:table-cell table:style-name="ce21"/>
          <table:table-cell table:style-name="ce21" office:value-type="string">
            <text:p>TC_ Projects Page_16</text:p>
          </table:table-cell>
          <table:table-cell table:style-name="ce20" office:value-type="string">
            <text:p>Check for the User is able to Check Build Page - Select All Check box - Delete</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lick on the WordPress </text:p>
            <text:p>6.Click on Build Tab and Check the Select All Check box.</text:p>
            <text:p>7.Click on Delete button.</text:p>
            <text:p>8.Click on Ok Button. </text:p>
          </table:table-cell>
          <table:table-cell table:style-name="ce21" office:value-type="string">
            <text:p>Framework </text:p>
          </table:table-cell>
          <table:table-cell/>
          <table:table-cell table:style-name="ce20" office:value-type="string">
            <text:p>User should be able to view the Delete button enabled on selecting the check box and "Build(s) deleted successfully" message after clicking on Ok button.</text:p>
          </table:table-cell>
          <table:table-cell table:number-columns-repeated="2"/>
          <table:table-cell table:style-name="ce24" table:number-columns-repeated="2"/>
          <table:table-cell table:style-name="ce74"/>
          <table:table-cell table:number-columns-repeated="242"/>
        </table:table-row>
        <table:table-row table:style-name="ro29">
          <table:table-cell office:value-type="float" office:value="300">
            <text:p>300</text:p>
          </table:table-cell>
          <table:table-cell table:style-name="ce21" office:value-type="string">
            <text:p>Continuous Integration Page - Build - Delete </text:p>
          </table:table-cell>
          <table:table-cell table:style-name="ce21"/>
          <table:table-cell table:style-name="ce21" office:value-type="string">
            <text:p>TC_ Projects Page_16</text:p>
          </table:table-cell>
          <table:table-cell table:style-name="ce20" office:value-type="string">
            <text:p>Check for the User is able to check for Continuous Integration Page - Build - Delete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lick on the WordPress.</text:p>
            <text:p>7.Click on the Continuous Integration Tab.</text:p>
            <text:p>8.Choose the Desired Jobs(s)[Build or Deploy or Functional] to be deleted by checking the Check box against it.</text:p>
            <text:p>9.Click on Delete Build button.</text:p>
            <text:p>10.Click on Ok Button.</text:p>
            <text:p/>
            <text:p/>
          </table:table-cell>
          <table:table-cell table:style-name="ce21" office:value-type="string">
            <text:p>Framework </text:p>
          </table:table-cell>
          <table:table-cell/>
          <table:table-cell table:style-name="ce20" office:value-type="string">
            <text:p>User should be able to view the "Build(s) deleted successfully" message and can see the Builds of the respective Jobs has been deleted leaving the Jobs empty without any builds in it.</text:p>
          </table:table-cell>
          <table:table-cell table:number-columns-repeated="2"/>
          <table:table-cell table:style-name="ce24" table:number-columns-repeated="2"/>
          <table:table-cell table:style-name="ce74"/>
          <table:table-cell table:number-columns-repeated="242"/>
        </table:table-row>
        <table:table-row table:style-name="ro29">
          <table:table-cell office:value-type="float" office:value="301">
            <text:p>301</text:p>
          </table:table-cell>
          <table:table-cell table:style-name="ce21" office:value-type="string">
            <text:p>Continuous Integration Page - Job - Delete </text:p>
          </table:table-cell>
          <table:table-cell table:style-name="ce21"/>
          <table:table-cell table:style-name="ce21" office:value-type="string">
            <text:p>TC_ Projects Page_16</text:p>
          </table:table-cell>
          <table:table-cell table:style-name="ce20" office:value-type="string">
            <text:p>Check for the User is able to check for Continuous Integration Page - Job - Delete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lick on the WordPress.</text:p>
            <text:p>7.Click on the Continuous Integration Tab.</text:p>
            <text:p>8.Choose the Desired Jobs(s)[Build or Deploy or Functional] to be deleted by checking the Check box against it.</text:p>
            <text:p>9.Click on Delete Job button.</text:p>
            <text:p>10.Click on Ok Button.</text:p>
            <text:p/>
            <text:p/>
          </table:table-cell>
          <table:table-cell table:style-name="ce21" office:value-type="string">
            <text:p>Framework </text:p>
          </table:table-cell>
          <table:table-cell/>
          <table:table-cell table:style-name="ce20" office:value-type="string">
            <text:p>User should be able to view the "Job(s) deleted successfully" message and the all the jobs got deleted in the Continuous Integration Page.</text:p>
          </table:table-cell>
          <table:table-cell table:number-columns-repeated="2"/>
          <table:table-cell table:style-name="ce24" table:number-columns-repeated="2"/>
          <table:table-cell table:style-name="ce74"/>
          <table:table-cell table:number-columns-repeated="242"/>
        </table:table-row>
        <table:table-row table:style-name="ro49">
          <table:table-cell office:value-type="float" office:value="302">
            <text:p>302</text:p>
          </table:table-cell>
          <table:table-cell table:style-name="ce21" office:value-type="string">
            <text:p>Continuous Integration Page - Select All - Job- Delete </text:p>
          </table:table-cell>
          <table:table-cell table:style-name="ce21"/>
          <table:table-cell table:style-name="ce21" office:value-type="string">
            <text:p>TC_ Projects Page_16</text:p>
          </table:table-cell>
          <table:table-cell table:style-name="ce20" office:value-type="string">
            <text:p>Check for the User is able to Check Continuous Integration Page - Select All Job- Delete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lick on the WordPress </text:p>
            <text:p>6.Click on Continuous Integration Tab and Check the Select All Check box.</text:p>
            <text:p>7.Click on Delete button.</text:p>
            <text:p>8.Click on Ok Button. </text:p>
          </table:table-cell>
          <table:table-cell table:style-name="ce21" office:value-type="string">
            <text:p>Framework </text:p>
          </table:table-cell>
          <table:table-cell/>
          <table:table-cell table:style-name="ce20" office:value-type="string">
            <text:p>User should be able to view the Delete button enabled on selecting the check box and "Jobs(s) deleted successfully" message after clicking on Ok button.</text:p>
          </table:table-cell>
          <table:table-cell table:number-columns-repeated="2"/>
          <table:table-cell table:style-name="ce24" table:number-columns-repeated="2"/>
          <table:table-cell table:style-name="ce74"/>
          <table:table-cell table:number-columns-repeated="242"/>
        </table:table-row>
        <table:table-row table:style-name="ro48">
          <table:table-cell office:value-type="float" office:value="303">
            <text:p>303</text:p>
          </table:table-cell>
          <table:table-cell table:style-name="ce21" office:value-type="string">
            <text:p>Projects Page - Add Project - application - Delete </text:p>
          </table:table-cell>
          <table:table-cell table:style-name="ce21"/>
          <table:table-cell table:style-name="ce21" office:value-type="string">
            <text:p>TC_ Projects Page_16</text:p>
          </table:table-cell>
          <table:table-cell table:style-name="ce20" office:value-type="string">
            <text:p>Check for the User is able to view Delete Confirmation PopUp and Delete it.</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Ok Button.</text:p>
            <text:p/>
            <text:p/>
          </table:table-cell>
          <table:table-cell table:style-name="ce21" office:value-type="string">
            <text:p>Framework </text:p>
          </table:table-cell>
          <table:table-cell/>
          <table:table-cell table:style-name="ce20" office:value-type="string">
            <text:p>User should be able to view the "application (s) deleted successfully" message.</text:p>
          </table:table-cell>
          <table:table-cell table:number-columns-repeated="2"/>
          <table:table-cell table:style-name="ce24" table:number-columns-repeated="2"/>
          <table:table-cell table:style-name="ce74"/>
          <table:table-cell table:number-columns-repeated="242"/>
        </table:table-row>
        <table:table-row table:style-name="ro59">
          <table:table-cell office:value-type="float" office:value="304">
            <text:p>304</text:p>
          </table:table-cell>
          <table:table-cell table:style-name="ce21" office:value-type="string">
            <text:p>Projects Page - Add Project - Project - Delete</text:p>
          </table:table-cell>
          <table:table-cell table:style-name="ce21"/>
          <table:table-cell table:style-name="ce21" office:value-type="string">
            <text:p>TC_ Projects Page_16</text:p>
          </table:table-cell>
          <table:table-cell table:style-name="ce20" office:value-type="string">
            <text:p>Check for the User is able to Check the Check box.</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 </text:p>
            <text:p/>
          </table:table-cell>
          <table:table-cell table:style-name="ce21" office:value-type="string">
            <text:p>Framework </text:p>
          </table:table-cell>
          <table:table-cell/>
          <table:table-cell table:style-name="ce20" office:value-type="string">
            <text:p>User should be able to view the Check boxes against the application s created in that Project are also Checked and the Delete button enabled after clicking Delete button and User should be able to view the "Project(s) deleted successfully" message after clicking Ok button.</text:p>
          </table:table-cell>
          <table:table-cell table:number-columns-repeated="2"/>
          <table:table-cell table:style-name="ce24" table:number-columns-repeated="2"/>
          <table:table-cell table:style-name="ce74"/>
          <table:table-cell table:number-columns-repeated="242"/>
        </table:table-row>
        <table:table-row table:style-name="ro63">
          <table:table-cell office:value-type="float" office:value="305">
            <text:p>305</text:p>
          </table:table-cell>
          <table:table-cell table:style-name="ce21" office:value-type="string">
            <text:p>Projects Page - Add Project - Projects - Select All Check box - Delete</text:p>
          </table:table-cell>
          <table:table-cell table:style-name="ce21"/>
          <table:table-cell table:style-name="ce21" office:value-type="string">
            <text:p>TC_ Projects Page_16</text:p>
          </table:table-cell>
          <table:table-cell table:style-name="ce20" office:value-type="string">
            <text:p>Check for the User is able to Check the Select All Check box.</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p>
          </table:table-cell>
          <table:table-cell table:style-name="ce21" office:value-type="string">
            <text:p>Framework </text:p>
          </table:table-cell>
          <table:table-cell/>
          <table:table-cell table:style-name="ce20" office:value-type="string">
            <text:p>User should be able to view the Delete button enabled on selecting the check box and "Project(s) deleted successfully" message after clicking on Ok button.</text:p>
          </table:table-cell>
          <table:table-cell table:number-columns-repeated="2"/>
          <table:table-cell table:style-name="ce24" table:number-columns-repeated="2"/>
          <table:table-cell table:style-name="ce74"/>
          <table:table-cell table:style-name="ce114" table:number-columns-repeated="6"/>
          <table:table-cell table:number-columns-repeated="236"/>
        </table:table-row>
        <table:table-row table:style-name="ro11">
          <table:table-cell office:value-type="float" office:value="306">
            <text:p>306</text:p>
          </table:table-cell>
          <table:table-cell table:style-name="ce30" office:value-type="string">
            <text:p>SCENARIOS</text:p>
          </table:table-cell>
          <table:table-cell table:style-name="ce30"/>
          <table:table-cell table:style-name="ce57" table:number-columns-repeated="6"/>
          <table:table-cell table:number-columns-repeated="2"/>
          <table:table-cell table:style-name="ce106" table:number-columns-repeated="2"/>
          <table:table-cell table:style-name="ce126"/>
          <table:table-cell table:style-name="ce110" table:number-columns-repeated="2"/>
          <table:table-cell table:style-name="ce113" table:number-columns-repeated="3"/>
          <table:table-cell table:style-name="ce76"/>
          <table:table-cell table:number-columns-repeated="236"/>
        </table:table-row>
        <table:table-row table:style-name="ro64">
          <table:table-cell office:value-type="float" office:value="307">
            <text:p>307</text:p>
          </table:table-cell>
          <table:table-cell table:style-name="ce7" office:value-type="string">
            <text:p>AppInfo Special cases</text:p>
          </table:table-cell>
          <table:table-cell table:style-name="ce26" table:number-columns-repeated="7"/>
          <table:table-cell table:number-columns-repeated="2"/>
          <table:table-cell table:style-name="ce49" table:number-columns-repeated="2"/>
          <table:table-cell table:style-name="ce48"/>
          <table:table-cell/>
          <table:table-cell table:style-name="ce129"/>
          <table:table-cell table:number-columns-repeated="3"/>
          <table:table-cell table:style-name="ce77"/>
          <table:table-cell table:number-columns-repeated="236"/>
        </table:table-row>
        <table:table-row table:style-name="ro21">
          <table:table-cell office:value-type="float" office:value="308">
            <text:p>308</text:p>
          </table:table-cell>
          <table:table-cell table:style-name="ce7" office:value-type="string">
            <text:p>Projects -Edit application page - Select pilot project[HelloWorld]-Cancel</text:p>
          </table:table-cell>
          <table:table-cell table:style-name="ce26"/>
          <table:table-cell table:style-name="ce7" office:value-type="string">
            <text:p>TC_Projects_Page_01</text:p>
          </table:table-cell>
          <table:table-cell table:style-name="ce7" office:value-type="string">
            <text:p>Check for the Edit application page-Select Pilot project[HelloWorld]-Cancel</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s drop down</text:p>
            <text:p>10.Select HelloWorld</text:p>
            <text:p>11.Click on Cancel button</text:p>
          </table:table-cell>
          <table:table-cell table:style-name="ce26" table:number-columns-repeated="2"/>
          <table:table-cell table:style-name="ce26" office:value-type="string">
            <text:p>The user should be able to successfully cancel the operation and should be able to view the Projects page</text:p>
          </table:table-cell>
          <table:table-cell table:number-columns-repeated="247"/>
        </table:table-row>
        <table:table-row table:style-name="ro23">
          <table:table-cell office:value-type="float" office:value="309">
            <text:p>309</text:p>
          </table:table-cell>
          <table:table-cell table:style-name="ce7" office:value-type="string">
            <text:p>Projects -Edit application page - Select pilot project[HelloWorld]-Next</text:p>
          </table:table-cell>
          <table:table-cell table:style-name="ce26"/>
          <table:table-cell table:style-name="ce7" office:value-type="string">
            <text:p>TC_Projects_Page_01</text:p>
          </table:table-cell>
          <table:table-cell table:style-name="ce7" office:value-type="string">
            <text:p>Check for the Edit application page-Select pilot project[HelloWorld]-Next</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Click on Next button</text:p>
          </table:table-cell>
          <table:table-cell table:style-name="ce26" table:number-columns-repeated="2"/>
          <table:table-cell table:style-name="ce26" office:value-type="string">
            <text:p>The user should be able to view the Features page</text:p>
          </table:table-cell>
          <table:table-cell table:number-columns-repeated="247"/>
        </table:table-row>
        <table:table-row table:style-name="ro65">
          <table:table-cell office:value-type="float" office:value="310">
            <text:p>310</text:p>
          </table:table-cell>
          <table:table-cell table:style-name="ce7" office:value-type="string">
            <text:p>Projects -Edit application page - Select server(WAMP)-Next</text:p>
          </table:table-cell>
          <table:table-cell table:style-name="ce26"/>
          <table:table-cell table:style-name="ce7" office:value-type="string">
            <text:p>TC_Projects_Page_01</text:p>
          </table:table-cell>
          <table:table-cell table:style-name="ce7" office:value-type="string">
            <text:p>Check for the Edit application page-Select server(WAMP)-Next</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servers.</text:p>
            <text:p>10.Click on the servers drop down.</text:p>
            <text:p>11.Select Wamp from the list</text:p>
            <text:p>11.Click on Next button</text:p>
          </table:table-cell>
          <table:table-cell table:style-name="ce26" table:number-columns-repeated="2"/>
          <table:table-cell table:style-name="ce26" office:value-type="string">
            <text:p>The user should be able to view the Features page</text:p>
          </table:table-cell>
          <table:table-cell table:number-columns-repeated="247"/>
        </table:table-row>
        <table:table-row table:style-name="ro65">
          <table:table-cell office:value-type="float" office:value="311">
            <text:p>311</text:p>
          </table:table-cell>
          <table:table-cell table:style-name="ce7" office:value-type="string">
            <text:p>Projects -Edit application page - Select server(XAMP)-Next</text:p>
          </table:table-cell>
          <table:table-cell table:style-name="ce26"/>
          <table:table-cell table:style-name="ce7" office:value-type="string">
            <text:p>TC_Projects_Page_01</text:p>
          </table:table-cell>
          <table:table-cell table:style-name="ce7" office:value-type="string">
            <text:p>Check for the Edit application page-Select server(XAMP)-Next</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servers.</text:p>
            <text:p>10.Click on the servers drop down.</text:p>
            <text:p>11.Select Xamp from the list</text:p>
            <text:p>11.Click on Next button</text:p>
          </table:table-cell>
          <table:table-cell table:style-name="ce26" table:number-columns-repeated="2"/>
          <table:table-cell table:style-name="ce26" office:value-type="string">
            <text:p>The user should be able to view the Features page</text:p>
          </table:table-cell>
          <table:table-cell table:number-columns-repeated="247"/>
        </table:table-row>
        <table:table-row table:style-name="ro65">
          <table:table-cell office:value-type="float" office:value="312">
            <text:p>312</text:p>
          </table:table-cell>
          <table:table-cell table:style-name="ce7" office:value-type="string">
            <text:p>Projects -Edit application page - Select server(MicroApache)-Next</text:p>
          </table:table-cell>
          <table:table-cell table:style-name="ce26"/>
          <table:table-cell table:style-name="ce7" office:value-type="string">
            <text:p>TC_Projects_Page_01</text:p>
          </table:table-cell>
          <table:table-cell table:style-name="ce7" office:value-type="string">
            <text:p>Check for the Edit application page-Select server(MicroApache)-Next</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servers.</text:p>
            <text:p>10.Click on the servers drop down.</text:p>
            <text:p>11.Select MicroApache from the list</text:p>
            <text:p>11.Click on Next button</text:p>
          </table:table-cell>
          <table:table-cell table:style-name="ce26" table:number-columns-repeated="2"/>
          <table:table-cell table:style-name="ce26" office:value-type="string">
            <text:p>The user should be able to view the Features page</text:p>
          </table:table-cell>
          <table:table-cell table:number-columns-repeated="247"/>
        </table:table-row>
        <table:table-row table:style-name="ro65">
          <table:table-cell office:value-type="float" office:value="313">
            <text:p>313</text:p>
          </table:table-cell>
          <table:table-cell table:style-name="ce7" office:value-type="string">
            <text:p>Projects -Edit application page - Select server(MAMP)-Next</text:p>
          </table:table-cell>
          <table:table-cell table:style-name="ce26"/>
          <table:table-cell table:style-name="ce7" office:value-type="string">
            <text:p>TC_Projects_Page_01</text:p>
          </table:table-cell>
          <table:table-cell table:style-name="ce7" office:value-type="string">
            <text:p>Check for the Edit application page-Select server(MAMP)-Next</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servers.</text:p>
            <text:p>10.Click on the servers drop down.</text:p>
            <text:p>11.Select Mamp from the list</text:p>
            <text:p>11.Click on Next button</text:p>
          </table:table-cell>
          <table:table-cell table:style-name="ce26" table:number-columns-repeated="2"/>
          <table:table-cell table:style-name="ce26" office:value-type="string">
            <text:p>The user should be able to view the Features page</text:p>
          </table:table-cell>
          <table:table-cell table:number-columns-repeated="247"/>
        </table:table-row>
        <table:table-row table:style-name="ro65">
          <table:table-cell office:value-type="float" office:value="314">
            <text:p>314</text:p>
          </table:table-cell>
          <table:table-cell table:style-name="ce7" office:value-type="string">
            <text:p>Projects -Edit application page - Select server(LAMP)-Next</text:p>
          </table:table-cell>
          <table:table-cell table:style-name="ce26"/>
          <table:table-cell table:style-name="ce7" office:value-type="string">
            <text:p>TC_Projects_Page_01</text:p>
          </table:table-cell>
          <table:table-cell table:style-name="ce7" office:value-type="string">
            <text:p>Check for the Edit application page-Select server(LAMP)-Next</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servers.</text:p>
            <text:p>10.Click on the servers drop down.</text:p>
            <text:p>11.Select Lamp from the list</text:p>
            <text:p>11.Click on Next button</text:p>
          </table:table-cell>
          <table:table-cell table:style-name="ce26" table:number-columns-repeated="2"/>
          <table:table-cell table:style-name="ce26" office:value-type="string">
            <text:p>The user should be able to view the Features page</text:p>
          </table:table-cell>
          <table:table-cell table:number-columns-repeated="247"/>
        </table:table-row>
        <table:table-row table:style-name="ro65">
          <table:table-cell office:value-type="float" office:value="315">
            <text:p>315</text:p>
          </table:table-cell>
          <table:table-cell table:style-name="ce7" office:value-type="string">
            <text:p>Projects -Edit application page - Select Database(MYSQL)-Next</text:p>
          </table:table-cell>
          <table:table-cell table:style-name="ce26"/>
          <table:table-cell table:style-name="ce7" office:value-type="string">
            <text:p>TC_Projects_Page_01</text:p>
          </table:table-cell>
          <table:table-cell table:style-name="ce7" office:value-type="string">
            <text:p>Check for the Edit application page-Select Database(MYSQL)-Next</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Database.</text:p>
            <text:p>10.Click on the Database drop down.</text:p>
            <text:p>11.Select Mysql from the list</text:p>
            <text:p>11.Click on Next button</text:p>
          </table:table-cell>
          <table:table-cell table:style-name="ce26" table:number-columns-repeated="2"/>
          <table:table-cell table:style-name="ce26" office:value-type="string">
            <text:p>The user should be able to view the Features page</text:p>
          </table:table-cell>
          <table:table-cell table:number-columns-repeated="247"/>
        </table:table-row>
        <table:table-row table:style-name="ro65">
          <table:table-cell office:value-type="float" office:value="316">
            <text:p>316</text:p>
          </table:table-cell>
          <table:table-cell table:style-name="ce7" office:value-type="string">
            <text:p>Projects -Edit application page - Select Database(MYSQL-Linux)-Next</text:p>
          </table:table-cell>
          <table:table-cell table:style-name="ce26"/>
          <table:table-cell table:style-name="ce7" office:value-type="string">
            <text:p>TC_Projects_Page_01</text:p>
          </table:table-cell>
          <table:table-cell table:style-name="ce7" office:value-type="string">
            <text:p>Check for the Edit application page-Select Database(MYSQL-Linux)-Next</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Database.</text:p>
            <text:p>10.Click on the Database drop down.</text:p>
            <text:p>11.Select MySQL(Linux) from the list</text:p>
            <text:p>11.Click on Next button</text:p>
          </table:table-cell>
          <table:table-cell table:style-name="ce26" table:number-columns-repeated="2"/>
          <table:table-cell table:style-name="ce26" office:value-type="string">
            <text:p>The user should be able to view the Features page</text:p>
          </table:table-cell>
          <table:table-cell table:number-columns-repeated="247"/>
        </table:table-row>
        <table:table-row table:style-name="ro65">
          <table:table-cell office:value-type="float" office:value="317">
            <text:p>317</text:p>
          </table:table-cell>
          <table:table-cell table:style-name="ce7" office:value-type="string">
            <text:p>Projects -Edit application page - Select Database(MONGODB)-Next</text:p>
          </table:table-cell>
          <table:table-cell table:style-name="ce26"/>
          <table:table-cell table:style-name="ce7" office:value-type="string">
            <text:p>TC_Projects_Page_01</text:p>
          </table:table-cell>
          <table:table-cell table:style-name="ce7" office:value-type="string">
            <text:p>Check for the Edit application page-Select Database(MongoDB)-Next</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Database.</text:p>
            <text:p>10.Click on the Database drop down.</text:p>
            <text:p>11.Select MongoDB from the list</text:p>
            <text:p>11.Click on Next button</text:p>
          </table:table-cell>
          <table:table-cell table:style-name="ce26" table:number-columns-repeated="2"/>
          <table:table-cell table:style-name="ce26" office:value-type="string">
            <text:p>The user should be able to view the Features page</text:p>
          </table:table-cell>
          <table:table-cell table:number-columns-repeated="247"/>
        </table:table-row>
        <table:table-row table:style-name="ro65">
          <table:table-cell office:value-type="float" office:value="318">
            <text:p>318</text:p>
          </table:table-cell>
          <table:table-cell table:style-name="ce7" office:value-type="string">
            <text:p>Projects -Edit application page - Select Database(MSSQL)-Next</text:p>
          </table:table-cell>
          <table:table-cell table:style-name="ce26"/>
          <table:table-cell table:style-name="ce7" office:value-type="string">
            <text:p>TC_Projects_Page_01</text:p>
          </table:table-cell>
          <table:table-cell table:style-name="ce7" office:value-type="string">
            <text:p>Check for the Edit application page-Select Database(MSSQL)-Next</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Database.</text:p>
            <text:p>10.Click on the Database drop down.</text:p>
            <text:p>11.Select MSSQL from the list</text:p>
            <text:p>11.Click on Next button</text:p>
          </table:table-cell>
          <table:table-cell table:style-name="ce26" table:number-columns-repeated="2"/>
          <table:table-cell table:style-name="ce26" office:value-type="string">
            <text:p>The user should be able to view the Features page</text:p>
          </table:table-cell>
          <table:table-cell table:number-columns-repeated="247"/>
        </table:table-row>
        <table:table-row table:style-name="ro65">
          <table:table-cell office:value-type="float" office:value="319">
            <text:p>319</text:p>
          </table:table-cell>
          <table:table-cell table:style-name="ce7" office:value-type="string">
            <text:p>Projects -Edit application page - Select Database(DB2)-Next</text:p>
          </table:table-cell>
          <table:table-cell table:style-name="ce26"/>
          <table:table-cell table:style-name="ce7" office:value-type="string">
            <text:p>TC_Projects_Page_01</text:p>
          </table:table-cell>
          <table:table-cell table:style-name="ce7" office:value-type="string">
            <text:p>Check for the Edit application page-Select Database(DB2)-Next</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Database.</text:p>
            <text:p>10.Click on the Database drop down.</text:p>
            <text:p>11.Select DB2 from the list</text:p>
            <text:p>11.Click on Next button</text:p>
          </table:table-cell>
          <table:table-cell table:style-name="ce26" table:number-columns-repeated="2"/>
          <table:table-cell table:style-name="ce26" office:value-type="string">
            <text:p>The user should be able to view the Features page</text:p>
          </table:table-cell>
          <table:table-cell table:number-columns-repeated="247"/>
        </table:table-row>
        <table:table-row table:style-name="ro21">
          <table:table-cell office:value-type="float" office:value="320">
            <text:p>320</text:p>
          </table:table-cell>
          <table:table-cell table:style-name="ce7" office:value-type="string">
            <text:p>Projects -Edit application page - Select Webservice(REST/JSON)-Next</text:p>
          </table:table-cell>
          <table:table-cell table:style-name="ce26"/>
          <table:table-cell table:style-name="ce7" office:value-type="string">
            <text:p>TC_Projects_Page_01</text:p>
          </table:table-cell>
          <table:table-cell table:style-name="ce7" office:value-type="string">
            <text:p>Check for the Edit application page-Select Webservice(REST/JSON)-Next</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Webservice.</text:p>
            <text:p>10.Click the checkbox against REST/JSON.</text:p>
            <text:p>11.Click on Next button</text:p>
          </table:table-cell>
          <table:table-cell table:style-name="ce26" table:number-columns-repeated="2"/>
          <table:table-cell table:style-name="ce26" office:value-type="string">
            <text:p>The user should be able to view the Features page</text:p>
          </table:table-cell>
          <table:table-cell table:number-columns-repeated="247"/>
        </table:table-row>
        <table:table-row table:style-name="ro21">
          <table:table-cell office:value-type="float" office:value="321">
            <text:p>321</text:p>
          </table:table-cell>
          <table:table-cell table:style-name="ce7" office:value-type="string">
            <text:p>Projects -Edit application page - Select Webservice(REST/XML)-Next</text:p>
          </table:table-cell>
          <table:table-cell table:style-name="ce26"/>
          <table:table-cell table:style-name="ce7" office:value-type="string">
            <text:p>TC_Projects_Page_01</text:p>
          </table:table-cell>
          <table:table-cell table:style-name="ce7" office:value-type="string">
            <text:p>Check for the Edit application page-Select Webservice(REST/XML)-Next</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Webservice.</text:p>
            <text:p>10.Click the checkbox against REST/XML.</text:p>
            <text:p>11.Click on Next button</text:p>
          </table:table-cell>
          <table:table-cell table:style-name="ce26" table:number-columns-repeated="2"/>
          <table:table-cell table:style-name="ce26" office:value-type="string">
            <text:p>The user should be able to view the Features page</text:p>
          </table:table-cell>
          <table:table-cell table:number-columns-repeated="247"/>
        </table:table-row>
        <table:table-row table:style-name="ro21">
          <table:table-cell office:value-type="float" office:value="322">
            <text:p>322</text:p>
          </table:table-cell>
          <table:table-cell table:style-name="ce7" office:value-type="string">
            <text:p>Projects -Edit application page - Select Webservice(SOAP)-Next</text:p>
          </table:table-cell>
          <table:table-cell table:style-name="ce26"/>
          <table:table-cell table:style-name="ce7" office:value-type="string">
            <text:p>TC_Projects_Page_01</text:p>
          </table:table-cell>
          <table:table-cell table:style-name="ce7" office:value-type="string">
            <text:p>Check for the Edit application page-Select Webservice(SOAP)-Next</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Webservice.</text:p>
            <text:p>10.Click the checkbox against SOAP.</text:p>
            <text:p>11.Click on Next button</text:p>
          </table:table-cell>
          <table:table-cell table:style-name="ce26" table:number-columns-repeated="2"/>
          <table:table-cell table:style-name="ce26" office:value-type="string">
            <text:p>The user should be able to view the Features page</text:p>
          </table:table-cell>
          <table:table-cell table:number-columns-repeated="2"/>
          <table:table-cell table:style-name="ce100"/>
          <table:table-cell table:style-name="ce112" table:number-columns-repeated="4"/>
          <table:table-cell table:style-name="ce114" table:number-columns-repeated="4"/>
          <table:table-cell table:number-columns-repeated="236"/>
        </table:table-row>
        <table:table-row table:style-name="ro22">
          <table:table-cell office:value-type="float" office:value="323">
            <text:p>323</text:p>
          </table:table-cell>
          <table:table-cell office:value-type="string">
            <text:p>Projects -Edit application page - Select [HelloWorld&amp;WAMP]-Next</text:p>
          </table:table-cell>
          <table:table-cell table:style-name="ce35"/>
          <table:table-cell office:value-type="string">
            <text:p>TC_Projects_Page_01</text:p>
          </table:table-cell>
          <table:table-cell table:style-name="ce9" office:value-type="string">
            <text:p>Check for the Edit application page-Select[HelloWorld&amp;W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Wamp from the list</text:p>
            <text:p>14.Click on Next button</text:p>
          </table:table-cell>
          <table:table-cell table:style-name="ce69"/>
          <table:table-cell table:style-name="ce76"/>
          <table:table-cell office:value-type="string">
            <text:p>The user should be able to view the Features page</text:p>
          </table:table-cell>
          <table:table-cell table:number-columns-repeated="2"/>
          <table:table-cell table:style-name="ce101"/>
          <table:table-cell table:style-name="ce115" table:number-columns-repeated="2"/>
          <table:table-cell table:style-name="ce110" table:number-columns-repeated="2"/>
          <table:table-cell table:style-name="ce113" table:number-columns-repeated="4"/>
          <table:table-cell table:number-columns-repeated="236"/>
        </table:table-row>
        <table:table-row table:style-name="ro22">
          <table:table-cell office:value-type="float" office:value="324">
            <text:p>324</text:p>
          </table:table-cell>
          <table:table-cell office:value-type="string">
            <text:p>Projects -Edit application page - Select [HelloWorld&amp;XAMP]-Next</text:p>
          </table:table-cell>
          <table:table-cell/>
          <table:table-cell office:value-type="string">
            <text:p>TC_Projects_Page_01</text:p>
          </table:table-cell>
          <table:table-cell table:style-name="ce9" office:value-type="string">
            <text:p>Check for the Edit application page-Select[HelloWorld&amp;X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Xamp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22">
          <table:table-cell office:value-type="float" office:value="325">
            <text:p>325</text:p>
          </table:table-cell>
          <table:table-cell office:value-type="string">
            <text:p>Projects -Edit application page - Select [HelloWorld&amp;MicroApache]-Next</text:p>
          </table:table-cell>
          <table:table-cell/>
          <table:table-cell office:value-type="string">
            <text:p>TC_Projects_Page_01</text:p>
          </table:table-cell>
          <table:table-cell table:style-name="ce9" office:value-type="string">
            <text:p>Check for the Edit application page-Select[HelloWorld&amp;MicroApache]-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MicroApache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22">
          <table:table-cell office:value-type="float" office:value="326">
            <text:p>326</text:p>
          </table:table-cell>
          <table:table-cell office:value-type="string">
            <text:p>Projects -Edit application page - Select [HelloWorld&amp;LAMP]-Next</text:p>
          </table:table-cell>
          <table:table-cell/>
          <table:table-cell office:value-type="string">
            <text:p>TC_Projects_Page_01</text:p>
          </table:table-cell>
          <table:table-cell table:style-name="ce9" office:value-type="string">
            <text:p>Check for the Edit application page-Select[HelloWorld&amp;L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Lamp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22">
          <table:table-cell office:value-type="float" office:value="327">
            <text:p>327</text:p>
          </table:table-cell>
          <table:table-cell office:value-type="string">
            <text:p>Projects -Edit application page - Select [HelloWorld&amp;MYSQL]-Next</text:p>
          </table:table-cell>
          <table:table-cell/>
          <table:table-cell office:value-type="string">
            <text:p>TC_Projects_Page_01</text:p>
          </table:table-cell>
          <table:table-cell table:style-name="ce9" office:value-type="string">
            <text:p>Check for the Edit application page-Select[HelloWorld&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Database.</text:p>
            <text:p>12.Click on the Database drop down.</text:p>
            <text:p>13.Select MYSQL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71">
          <table:table-cell office:value-type="float" office:value="328">
            <text:p>328</text:p>
          </table:table-cell>
          <table:table-cell office:value-type="string">
            <text:p>Projects -Edit application page - Select [HelloWorld&amp;MYSQL(Linux)]-Next</text:p>
          </table:table-cell>
          <table:table-cell/>
          <table:table-cell office:value-type="string">
            <text:p>TC_Projects_Page_01</text:p>
          </table:table-cell>
          <table:table-cell table:style-name="ce9" office:value-type="string">
            <text:p>Check for the Edit application page-Select[HelloWorld&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Database.</text:p>
            <text:p>12.Click on the Database drop down.</text:p>
            <text:p>13.Select MYSQL(Linux)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22">
          <table:table-cell office:value-type="float" office:value="329">
            <text:p>329</text:p>
          </table:table-cell>
          <table:table-cell office:value-type="string">
            <text:p>Projects -Edit application page - Select [HelloWorld&amp;MongoDB]-Next</text:p>
          </table:table-cell>
          <table:table-cell/>
          <table:table-cell office:value-type="string">
            <text:p>TC_Projects_Page_01</text:p>
          </table:table-cell>
          <table:table-cell table:style-name="ce9" office:value-type="string">
            <text:p>Check for the Edit application page-Select[HelloWorld&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Database.</text:p>
            <text:p>12.Click on the Database drop down.</text:p>
            <text:p>13.Select MongoDB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22">
          <table:table-cell office:value-type="float" office:value="330">
            <text:p>330</text:p>
          </table:table-cell>
          <table:table-cell office:value-type="string">
            <text:p>Projects -Edit application page - Select [HelloWorld&amp;MSSQL]-Next</text:p>
          </table:table-cell>
          <table:table-cell/>
          <table:table-cell office:value-type="string">
            <text:p>TC_Projects_Page_01</text:p>
          </table:table-cell>
          <table:table-cell table:style-name="ce9" office:value-type="string">
            <text:p>Check for the Edit application page-Select[HelloWorld&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Database.</text:p>
            <text:p>12.Click on the Database drop down.</text:p>
            <text:p>13.Select MSSQL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22">
          <table:table-cell office:value-type="float" office:value="331">
            <text:p>331</text:p>
          </table:table-cell>
          <table:table-cell office:value-type="string">
            <text:p>Projects -Edit application page - Select [HelloWorld&amp;DB2]-Next</text:p>
          </table:table-cell>
          <table:table-cell/>
          <table:table-cell office:value-type="string">
            <text:p>TC_Projects_Page_01</text:p>
          </table:table-cell>
          <table:table-cell table:style-name="ce9" office:value-type="string">
            <text:p>Check for the Edit application page-Select[HelloWorld&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Database.</text:p>
            <text:p>12.Click on the Database drop down.</text:p>
            <text:p>13.Select DB2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58">
          <table:table-cell office:value-type="float" office:value="332">
            <text:p>332</text:p>
          </table:table-cell>
          <table:table-cell office:value-type="string">
            <text:p>Projects -Edit application page - Select [HelloWorld&amp;REST/JSON]-Next</text:p>
          </table:table-cell>
          <table:table-cell/>
          <table:table-cell office:value-type="string">
            <text:p>TC_Projects_Page_01</text:p>
          </table:table-cell>
          <table:table-cell table:style-name="ce9" office:value-type="string">
            <text:p>Check for the Edit application page-Select[HelloWorld&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9.Expand the accordion control for Webservice.</text:p>
            <text:p>10.Click the checkbox against REST/JSON.</text:p>
            <text:p>11.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58">
          <table:table-cell office:value-type="float" office:value="333">
            <text:p>333</text:p>
          </table:table-cell>
          <table:table-cell office:value-type="string">
            <text:p>Projects -Edit application page - Select [HelloWorld&amp;REST/XML]-Next</text:p>
          </table:table-cell>
          <table:table-cell/>
          <table:table-cell office:value-type="string">
            <text:p>TC_Projects_Page_01</text:p>
          </table:table-cell>
          <table:table-cell table:style-name="ce9" office:value-type="string">
            <text:p>Check for the Edit application page-Select[HelloWorld&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9.Expand the accordion control for Webservice.</text:p>
            <text:p>10.Click the checkbox against REST/XML.</text:p>
            <text:p>11.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58">
          <table:table-cell office:value-type="float" office:value="334">
            <text:p>334</text:p>
          </table:table-cell>
          <table:table-cell office:value-type="string">
            <text:p>Projects -Edit application page - Select [HelloWorld&amp;SOAP]-Next</text:p>
          </table:table-cell>
          <table:table-cell/>
          <table:table-cell office:value-type="string">
            <text:p>TC_Projects_Page_01</text:p>
          </table:table-cell>
          <table:table-cell table:style-name="ce9" office:value-type="string">
            <text:p>Check for the Edit application page-Select[HelloWorld&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9.Expand the accordion control for Webservice.</text:p>
            <text:p>10.Click the checkbox against SOAP.</text:p>
            <text:p>11.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72">
          <table:table-cell office:value-type="float" office:value="335">
            <text:p>335</text:p>
          </table:table-cell>
          <table:table-cell office:value-type="string">
            <text:p>Projects -Edit application page - Select [HelloWorld,WAMP&amp;MYSQL]-Next</text:p>
          </table:table-cell>
          <table:table-cell/>
          <table:table-cell office:value-type="string">
            <text:p>TC_Projects_Page_01</text:p>
          </table:table-cell>
          <table:table-cell table:style-name="ce9" office:value-type="string">
            <text:p>Check for the Edit application page-Select[HelloWorld,W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YSQL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72">
          <table:table-cell office:value-type="float" office:value="336">
            <text:p>336</text:p>
          </table:table-cell>
          <table:table-cell office:value-type="string">
            <text:p>Projects -Edit application page - Select [HelloWorld,WAMP&amp;MYSQL(Linux)]-Next</text:p>
          </table:table-cell>
          <table:table-cell/>
          <table:table-cell office:value-type="string">
            <text:p>TC_Projects_Page_01</text:p>
          </table:table-cell>
          <table:table-cell table:style-name="ce9" office:value-type="string">
            <text:p>Check for the Edit application page-Select[HelloWorld,W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YSQL(Linux)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72">
          <table:table-cell office:value-type="float" office:value="337">
            <text:p>337</text:p>
          </table:table-cell>
          <table:table-cell office:value-type="string">
            <text:p>Projects -Edit application page - Select [HelloWorld,WAMP&amp;MongoDB]-Next</text:p>
          </table:table-cell>
          <table:table-cell/>
          <table:table-cell office:value-type="string">
            <text:p>TC_Projects_Page_01</text:p>
          </table:table-cell>
          <table:table-cell table:style-name="ce9" office:value-type="string">
            <text:p>Check for the Edit application page-Select[HelloWorld,W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ongoDB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72">
          <table:table-cell office:value-type="float" office:value="338">
            <text:p>338</text:p>
          </table:table-cell>
          <table:table-cell office:value-type="string">
            <text:p>Projects -Edit application page - Select [HelloWorld,WAMP&amp;MSSQL]-Next</text:p>
          </table:table-cell>
          <table:table-cell/>
          <table:table-cell office:value-type="string">
            <text:p>TC_Projects_Page_01</text:p>
          </table:table-cell>
          <table:table-cell table:style-name="ce9" office:value-type="string">
            <text:p>Check for the Edit application page-Select[HelloWorld,W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SSQL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72">
          <table:table-cell office:value-type="float" office:value="339">
            <text:p>339</text:p>
          </table:table-cell>
          <table:table-cell office:value-type="string">
            <text:p>Projects -Edit application page - Select [HelloWorld,WAMP&amp;DB2]-Next</text:p>
          </table:table-cell>
          <table:table-cell/>
          <table:table-cell office:value-type="string">
            <text:p>TC_Projects_Page_01</text:p>
          </table:table-cell>
          <table:table-cell table:style-name="ce9" office:value-type="string">
            <text:p>Check for the Edit application page-Select[HelloWorld,W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DB2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72">
          <table:table-cell office:value-type="float" office:value="340">
            <text:p>340</text:p>
          </table:table-cell>
          <table:table-cell office:value-type="string">
            <text:p>Projects -Edit application page - Select [HelloWorld,XAMP&amp;MYSQL]-Next</text:p>
          </table:table-cell>
          <table:table-cell/>
          <table:table-cell office:value-type="string">
            <text:p>TC_Projects_Page_01</text:p>
          </table:table-cell>
          <table:table-cell table:style-name="ce9" office:value-type="string">
            <text:p>Check for the Edit application page-Select[HelloWorld,X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YSQL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72">
          <table:table-cell office:value-type="float" office:value="341">
            <text:p>341</text:p>
          </table:table-cell>
          <table:table-cell office:value-type="string">
            <text:p>Projects -Edit application page - Select [HelloWorld,XAMP&amp;MongoDB]-Next</text:p>
          </table:table-cell>
          <table:table-cell/>
          <table:table-cell office:value-type="string">
            <text:p>TC_Projects_Page_01</text:p>
          </table:table-cell>
          <table:table-cell table:style-name="ce9" office:value-type="string">
            <text:p>Check for the Edit application page-Select[HelloWorld,X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Blog</text:p>
            <text:p>11.Expand the accordion control for servers.</text:p>
            <text:p>12.Click on the servers drop down.</text:p>
            <text:p>13.Select Xamp from the list</text:p>
            <text:p>14.Expand the accordion control for Database.</text:p>
            <text:p>12.Click on the Database drop down.</text:p>
            <text:p>13.Select MongoDB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72">
          <table:table-cell office:value-type="float" office:value="342">
            <text:p>342</text:p>
          </table:table-cell>
          <table:table-cell office:value-type="string">
            <text:p>Projects -Edit application page - Select [HelloWorld,XAMP&amp;MYSQL(Linux)]-Next</text:p>
          </table:table-cell>
          <table:table-cell/>
          <table:table-cell office:value-type="string">
            <text:p>TC_Projects_Page_01</text:p>
          </table:table-cell>
          <table:table-cell table:style-name="ce9" office:value-type="string">
            <text:p>Check for the Edit application page-Select[HelloWorld,X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YSQL(Linux)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72">
          <table:table-cell office:value-type="float" office:value="343">
            <text:p>343</text:p>
          </table:table-cell>
          <table:table-cell office:value-type="string">
            <text:p>Projects -Edit application page - Select [HelloWorld,XAMP&amp;MSSQL]-Next</text:p>
          </table:table-cell>
          <table:table-cell/>
          <table:table-cell office:value-type="string">
            <text:p>TC_Projects_Page_01</text:p>
          </table:table-cell>
          <table:table-cell table:style-name="ce9" office:value-type="string">
            <text:p>Check for the Edit application page-Select[HelloWorld,X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SSQL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72">
          <table:table-cell office:value-type="float" office:value="344">
            <text:p>344</text:p>
          </table:table-cell>
          <table:table-cell office:value-type="string">
            <text:p>Projects -Edit application page - Select [HelloWorld,XAMP&amp;DB2]-Next</text:p>
          </table:table-cell>
          <table:table-cell/>
          <table:table-cell office:value-type="string">
            <text:p>TC_Projects_Page_01</text:p>
          </table:table-cell>
          <table:table-cell table:style-name="ce9" office:value-type="string">
            <text:p>Check for the Edit application page-Select[HelloWorld,X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DB2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72">
          <table:table-cell office:value-type="float" office:value="345">
            <text:p>345</text:p>
          </table:table-cell>
          <table:table-cell office:value-type="string">
            <text:p>Projects -Edit application page - Select [HelloWorld,MicroApache&amp;MYSQL]-Next</text:p>
          </table:table-cell>
          <table:table-cell/>
          <table:table-cell office:value-type="string">
            <text:p>TC_Projects_Page_01</text:p>
          </table:table-cell>
          <table:table-cell table:style-name="ce9" office:value-type="string">
            <text:p>Check for the Edit application page-Select[HelloWorld,MicroApache&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Database.</text:p>
            <text:p>12.Click on the Database drop down.</text:p>
            <text:p>13.Select MYSQL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72">
          <table:table-cell office:value-type="float" office:value="346">
            <text:p>346</text:p>
          </table:table-cell>
          <table:table-cell office:value-type="string">
            <text:p>Projects -Edit application page - Select [HelloWorld,MAMP&amp;MYSQL(Linux)]-Next</text:p>
          </table:table-cell>
          <table:table-cell/>
          <table:table-cell office:value-type="string">
            <text:p>TC_Projects_Page_01</text:p>
          </table:table-cell>
          <table:table-cell table:style-name="ce9" office:value-type="string">
            <text:p>Check for the Edit application page-Select[HelloWorld,M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Blog</text:p>
            <text:p>11.Expand the accordion control for servers.</text:p>
            <text:p>12.Click on the servers drop down.</text:p>
            <text:p>13.Select Mamp from the list</text:p>
            <text:p>14.Expand the accordion control for Database.</text:p>
            <text:p>12.Click on the Database drop down.</text:p>
            <text:p>13.Select MYSQL(Linux)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72">
          <table:table-cell office:value-type="float" office:value="347">
            <text:p>347</text:p>
          </table:table-cell>
          <table:table-cell office:value-type="string">
            <text:p>Projects -Edit application page - Select [HelloWorld,MAMP&amp;MongoDB]-Next</text:p>
          </table:table-cell>
          <table:table-cell/>
          <table:table-cell office:value-type="string">
            <text:p>TC_Projects_Page_01</text:p>
          </table:table-cell>
          <table:table-cell table:style-name="ce9" office:value-type="string">
            <text:p>Check for the Edit application page-Select[HelloWorld,M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MongoDB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72">
          <table:table-cell office:value-type="float" office:value="348">
            <text:p>348</text:p>
          </table:table-cell>
          <table:table-cell office:value-type="string">
            <text:p>Projects -Edit application page - Select [HelloWorld,MAMP&amp;MSSQL]-Next</text:p>
          </table:table-cell>
          <table:table-cell/>
          <table:table-cell office:value-type="string">
            <text:p>TC_Projects_Page_01</text:p>
          </table:table-cell>
          <table:table-cell table:style-name="ce9" office:value-type="string">
            <text:p>Check for the Edit application page-Select[HelloWorld,M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MSSQL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72">
          <table:table-cell office:value-type="float" office:value="349">
            <text:p>349</text:p>
          </table:table-cell>
          <table:table-cell office:value-type="string">
            <text:p>Projects -Edit application page - Select [HelloWorld,MAMP&amp;DB2]-Next</text:p>
          </table:table-cell>
          <table:table-cell/>
          <table:table-cell office:value-type="string">
            <text:p>TC_Projects_Page_01</text:p>
          </table:table-cell>
          <table:table-cell table:style-name="ce9" office:value-type="string">
            <text:p>Check for the Edit application page-Select[HelloWorld,M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DB2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72">
          <table:table-cell office:value-type="float" office:value="350">
            <text:p>350</text:p>
          </table:table-cell>
          <table:table-cell office:value-type="string">
            <text:p>Projects -Edit application page - Select [HelloWorld,LAMP&amp;MYSQL]-Next</text:p>
          </table:table-cell>
          <table:table-cell/>
          <table:table-cell office:value-type="string">
            <text:p>TC_Projects_Page_01</text:p>
          </table:table-cell>
          <table:table-cell table:style-name="ce9" office:value-type="string">
            <text:p>Check for the Edit application page-Select[HelloWorld,L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YSQL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72">
          <table:table-cell office:value-type="float" office:value="351">
            <text:p>351</text:p>
          </table:table-cell>
          <table:table-cell office:value-type="string">
            <text:p>Projects -Edit application page - Select [HelloWorld,LAMP&amp;MYSQL(Linux)]-Next</text:p>
          </table:table-cell>
          <table:table-cell/>
          <table:table-cell office:value-type="string">
            <text:p>TC_Projects_Page_01</text:p>
          </table:table-cell>
          <table:table-cell table:style-name="ce9" office:value-type="string">
            <text:p>Check for the Edit application page-Select[HelloWorld,L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YSQL(Linux)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72">
          <table:table-cell office:value-type="float" office:value="352">
            <text:p>352</text:p>
          </table:table-cell>
          <table:table-cell office:value-type="string">
            <text:p>Projects -Edit application page - Select [HelloWorld,LAMP&amp;MongoDB]-Next</text:p>
          </table:table-cell>
          <table:table-cell/>
          <table:table-cell office:value-type="string">
            <text:p>TC_Projects_Page_01</text:p>
          </table:table-cell>
          <table:table-cell table:style-name="ce9" office:value-type="string">
            <text:p>Check for the Edit application page-Select[HelloWorld,L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ongoDB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72">
          <table:table-cell office:value-type="float" office:value="353">
            <text:p>353</text:p>
          </table:table-cell>
          <table:table-cell office:value-type="string">
            <text:p>Projects -Edit application page - Select [HelloWorld,LAMP&amp;MSSQL]-Next</text:p>
          </table:table-cell>
          <table:table-cell/>
          <table:table-cell office:value-type="string">
            <text:p>TC_Projects_Page_01</text:p>
          </table:table-cell>
          <table:table-cell table:style-name="ce9" office:value-type="string">
            <text:p>Check for the Edit application page-Select[HelloWorld,L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SSQL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72">
          <table:table-cell office:value-type="float" office:value="354">
            <text:p>354</text:p>
          </table:table-cell>
          <table:table-cell office:value-type="string">
            <text:p>Projects -Edit application page - Select [HelloWorld,LAMP&amp;DB2]-Next</text:p>
          </table:table-cell>
          <table:table-cell/>
          <table:table-cell office:value-type="string">
            <text:p>TC_Projects_Page_01</text:p>
          </table:table-cell>
          <table:table-cell table:style-name="ce9" office:value-type="string">
            <text:p>Check for the Edit application page-Select[HelloWorld,L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DB2 from the list</text:p>
            <text:p>14.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69">
          <table:table-cell office:value-type="float" office:value="355">
            <text:p>355</text:p>
          </table:table-cell>
          <table:table-cell office:value-type="string">
            <text:p>Projects -Edit application page - Select [HelloWorld,WAMP&amp;REST/JSON]-Next</text:p>
          </table:table-cell>
          <table:table-cell/>
          <table:table-cell office:value-type="string">
            <text:p>TC_Projects_Page_01</text:p>
          </table:table-cell>
          <table:table-cell table:style-name="ce9" office:value-type="string">
            <text:p>Check for the Edit application page-Select[HelloWorld,W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REST/JSON from the list</text:p>
            <text:p>16.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69">
          <table:table-cell office:value-type="float" office:value="356">
            <text:p>356</text:p>
          </table:table-cell>
          <table:table-cell office:value-type="string">
            <text:p>Projects -Edit application page - Select [HelloWorld,WAMP&amp;REST/XML]-Next</text:p>
          </table:table-cell>
          <table:table-cell/>
          <table:table-cell office:value-type="string">
            <text:p>TC_Projects_Page_01</text:p>
          </table:table-cell>
          <table:table-cell table:style-name="ce9" office:value-type="string">
            <text:p>Check for the Edit application page-Select[HelloWorld,W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REST/XML from the list</text:p>
            <text:p>16.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69">
          <table:table-cell office:value-type="float" office:value="357">
            <text:p>357</text:p>
          </table:table-cell>
          <table:table-cell office:value-type="string">
            <text:p>Projects -Edit application page - Select [HelloWorld,WAMP&amp;SOAP]-Next</text:p>
          </table:table-cell>
          <table:table-cell/>
          <table:table-cell office:value-type="string">
            <text:p>TC_Projects_Page_01</text:p>
          </table:table-cell>
          <table:table-cell table:style-name="ce9" office:value-type="string">
            <text:p>Check for the Edit application page-Select[HelloWorld,W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SOAP from the list</text:p>
            <text:p>16.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69">
          <table:table-cell office:value-type="float" office:value="358">
            <text:p>358</text:p>
          </table:table-cell>
          <table:table-cell office:value-type="string">
            <text:p>Projects -Edit application page - Select [HelloWorld,XAMP&amp;REST/JSON]-Next</text:p>
          </table:table-cell>
          <table:table-cell/>
          <table:table-cell office:value-type="string">
            <text:p>TC_Projects_Page_01</text:p>
          </table:table-cell>
          <table:table-cell table:style-name="ce9" office:value-type="string">
            <text:p>Check for the Edit application page-Select[HelloWorld,X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REST/JSON from the list</text:p>
            <text:p>16.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69">
          <table:table-cell office:value-type="float" office:value="359">
            <text:p>359</text:p>
          </table:table-cell>
          <table:table-cell office:value-type="string">
            <text:p>Projects -Edit application page - Select [HelloWorld,XAMP&amp;REST/XML]-Next</text:p>
          </table:table-cell>
          <table:table-cell/>
          <table:table-cell office:value-type="string">
            <text:p>TC_Projects_Page_01</text:p>
          </table:table-cell>
          <table:table-cell table:style-name="ce9" office:value-type="string">
            <text:p>Check for the Edit application page-Select[HelloWorld,X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REST/XML from the list</text:p>
            <text:p>16.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69">
          <table:table-cell office:value-type="float" office:value="360">
            <text:p>360</text:p>
          </table:table-cell>
          <table:table-cell office:value-type="string">
            <text:p>Projects -Edit application page - Select [HelloWorld,XAMP&amp;SOAP]-Next</text:p>
          </table:table-cell>
          <table:table-cell/>
          <table:table-cell office:value-type="string">
            <text:p>TC_Projects_Page_01</text:p>
          </table:table-cell>
          <table:table-cell table:style-name="ce9" office:value-type="string">
            <text:p>Check for the Edit application page-Select[HelloWorld,X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SOAP from the list</text:p>
            <text:p>16.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69">
          <table:table-cell office:value-type="float" office:value="361">
            <text:p>361</text:p>
          </table:table-cell>
          <table:table-cell office:value-type="string">
            <text:p>Projects -Edit application page - Select [HelloWorld,MicroApache&amp;REST/JSON]-Next</text:p>
          </table:table-cell>
          <table:table-cell/>
          <table:table-cell office:value-type="string">
            <text:p>TC_Projects_Page_01</text:p>
          </table:table-cell>
          <table:table-cell table:style-name="ce9" office:value-type="string">
            <text:p>Check for the Edit application page-Select[HelloWorld,MicroApache&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REST/JSON from the list</text:p>
            <text:p>16.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69">
          <table:table-cell office:value-type="float" office:value="362">
            <text:p>362</text:p>
          </table:table-cell>
          <table:table-cell office:value-type="string">
            <text:p>Projects -Edit application page - Select [HelloWorld,MicroApache&amp;REST/XML]-Next</text:p>
          </table:table-cell>
          <table:table-cell/>
          <table:table-cell office:value-type="string">
            <text:p>TC_Projects_Page_01</text:p>
          </table:table-cell>
          <table:table-cell table:style-name="ce9" office:value-type="string">
            <text:p>Check for the Edit application page-Select[HelloWorld,MicroApache&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REST/XML from the list</text:p>
            <text:p>16.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69">
          <table:table-cell office:value-type="float" office:value="363">
            <text:p>363</text:p>
          </table:table-cell>
          <table:table-cell office:value-type="string">
            <text:p>Projects -Edit application page - Select [HelloWorld,MicroApache&amp;SOAP]-Next</text:p>
          </table:table-cell>
          <table:table-cell/>
          <table:table-cell office:value-type="string">
            <text:p>TC_Projects_Page_01</text:p>
          </table:table-cell>
          <table:table-cell table:style-name="ce9" office:value-type="string">
            <text:p>Check for the Edit application page-Select[HelloWorld,MicroApache&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SOAP from the list</text:p>
            <text:p>16.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69">
          <table:table-cell office:value-type="float" office:value="364">
            <text:p>364</text:p>
          </table:table-cell>
          <table:table-cell office:value-type="string">
            <text:p>Projects -Edit application page - Select [HelloWorld,LAMP&amp;REST/JSON]-Next</text:p>
          </table:table-cell>
          <table:table-cell/>
          <table:table-cell office:value-type="string">
            <text:p>TC_Projects_Page_01</text:p>
          </table:table-cell>
          <table:table-cell table:style-name="ce9" office:value-type="string">
            <text:p>Check for the Edit application page-Select[HelloWorld,L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REST/JSON from the list</text:p>
            <text:p>16.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69">
          <table:table-cell office:value-type="float" office:value="365">
            <text:p>365</text:p>
          </table:table-cell>
          <table:table-cell office:value-type="string">
            <text:p>Projects -Edit application page - Select [HelloWorld,LAMP&amp;REST/XML]-Next</text:p>
          </table:table-cell>
          <table:table-cell/>
          <table:table-cell office:value-type="string">
            <text:p>TC_Projects_Page_01</text:p>
          </table:table-cell>
          <table:table-cell table:style-name="ce9" office:value-type="string">
            <text:p>Check for the Edit application page-Select[HelloWorld,L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REST/XML from the list</text:p>
            <text:p>16.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69">
          <table:table-cell office:value-type="float" office:value="366">
            <text:p>366</text:p>
          </table:table-cell>
          <table:table-cell office:value-type="string">
            <text:p>Projects -Edit application page - Select [HelloWorld,LAMP&amp;SOAP]-Next</text:p>
          </table:table-cell>
          <table:table-cell/>
          <table:table-cell office:value-type="string">
            <text:p>TC_Projects_Page_01</text:p>
          </table:table-cell>
          <table:table-cell table:style-name="ce9" office:value-type="string">
            <text:p>Check for the Edit application page-Select[HelloWorld,L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SOAP from the list</text:p>
            <text:p>16.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69">
          <table:table-cell office:value-type="float" office:value="367">
            <text:p>367</text:p>
          </table:table-cell>
          <table:table-cell office:value-type="string">
            <text:p>Projects -Edit application page - Select [HelloWorld,MAMP&amp;REST/JSON]-Next</text:p>
          </table:table-cell>
          <table:table-cell/>
          <table:table-cell office:value-type="string">
            <text:p>TC_Projects_Page_01</text:p>
          </table:table-cell>
          <table:table-cell table:style-name="ce9" office:value-type="string">
            <text:p>Check for the Edit application page-Select[HelloWorld,M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REST/JSON from the list</text:p>
            <text:p>16.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69">
          <table:table-cell office:value-type="float" office:value="368">
            <text:p>368</text:p>
          </table:table-cell>
          <table:table-cell office:value-type="string">
            <text:p>Projects -Edit application page - Select [HelloWorld,MAMP&amp;REST/XML]-Next</text:p>
          </table:table-cell>
          <table:table-cell/>
          <table:table-cell office:value-type="string">
            <text:p>TC_Projects_Page_01</text:p>
          </table:table-cell>
          <table:table-cell table:style-name="ce9" office:value-type="string">
            <text:p>Check for the Edit application page-Select[HelloWorld,M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REST/XML from the list</text:p>
            <text:p>16.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69">
          <table:table-cell office:value-type="float" office:value="369">
            <text:p>369</text:p>
          </table:table-cell>
          <table:table-cell office:value-type="string">
            <text:p>Projects -Edit application page - Select [HelloWorld,MAMP&amp;SOAP]-Next</text:p>
          </table:table-cell>
          <table:table-cell/>
          <table:table-cell office:value-type="string">
            <text:p>TC_Projects_Page_01</text:p>
          </table:table-cell>
          <table:table-cell table:style-name="ce9" office:value-type="string">
            <text:p>Check for the Edit application page-Select[HelloWorld,M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SOAP from the list</text:p>
            <text:p>16.Click on Next button</text:p>
          </table:table-cell>
          <table:table-cell/>
          <table:table-cell table:style-name="ce77"/>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72">
          <table:table-cell office:value-type="float" office:value="370">
            <text:p>370</text:p>
          </table:table-cell>
          <table:table-cell office:value-type="string">
            <text:p>Projects -Edit application page - Select [HelloWorld,MicroApache and MYSQL]-Next</text:p>
          </table:table-cell>
          <table:table-cell table:style-name="ce36"/>
          <table:table-cell office:value-type="string">
            <text:p>TC_Projects_Page_01</text:p>
          </table:table-cell>
          <table:table-cell table:style-name="ce9" office:value-type="string">
            <text:p>Check for the Edit application page-Select[HelloWorld,Apache Tomcat]-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MicroApache from the list</text:p>
            <text:p>17.Click on Next button</text:p>
          </table:table-cell>
          <table:table-cell table:style-name="ce71"/>
          <table:table-cell table:style-name="ce78"/>
          <table:table-cell office:value-type="string">
            <text:p>The user should be able to view the Features page</text:p>
          </table:table-cell>
          <table:table-cell table:number-columns-repeated="2"/>
          <table:table-cell table:style-name="ce98"/>
          <table:table-cell table:style-name="ce111" table:number-columns-repeated="2"/>
          <table:table-cell table:number-columns-repeated="242"/>
        </table:table-row>
        <table:table-row table:style-name="ro64">
          <table:table-cell office:value-type="float" office:value="371">
            <text:p>371</text:p>
          </table:table-cell>
          <table:table-cell table:style-name="ce31" office:value-type="string">
            <text:p>Other Scenarios</text:p>
          </table:table-cell>
          <table:table-cell table:style-name="ce44"/>
          <table:table-cell table:style-name="ce31" table:number-columns-repeated="2"/>
          <table:table-cell table:style-name="ce44"/>
          <table:table-cell table:style-name="ce31"/>
          <table:table-cell table:style-name="ce44" table:number-columns-repeated="2"/>
          <table:table-cell table:number-columns-repeated="2"/>
          <table:table-cell table:style-name="ce107"/>
          <table:table-cell table:style-name="ce119" table:number-columns-repeated="4"/>
          <table:table-cell table:number-columns-repeated="240"/>
        </table:table-row>
        <table:table-row table:style-name="ro77">
          <table:table-cell office:value-type="float" office:value="372">
            <text:p>372</text:p>
          </table:table-cell>
          <table:table-cell office:value-type="string">
            <text:p>Create a new environment Build &amp; Deploy it without setting it as a default environment</text:p>
          </table:table-cell>
          <table:table-cell table:style-name="ce35"/>
          <table:table-cell office:value-type="string">
            <text:p>TC_Special Scenarios_01</text:p>
          </table:table-cell>
          <table:table-cell table:style-name="ce9" office:value-type="string">
            <text:p>Build and Deploy with an environment which is not set as default environment</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WordPress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a new environment and create respective configuration parameters for the new environment[Do not set it as default]</text:p>
            <text:p>14.Click on build tab and build the project with the new environment configurations</text:p>
            <text:p>15.Once build generated, deploy the build</text:p>
            <text:p>16.Hit the URL and verify whether the project has been deployed</text:p>
          </table:table-cell>
          <table:table-cell table:style-name="ce69"/>
          <table:table-cell table:style-name="ce76"/>
          <table:table-cell office:value-type="string">
            <text:p>The user should not be able to successfully deploy the project</text:p>
          </table:table-cell>
          <table:table-cell table:number-columns-repeated="2"/>
          <table:table-cell table:style-name="ce98"/>
          <table:table-cell table:style-name="ce111" table:number-columns-repeated="2"/>
          <table:table-cell table:number-columns-repeated="242"/>
        </table:table-row>
        <table:table-row table:style-name="ro78">
          <table:table-cell office:value-type="float" office:value="373">
            <text:p>373</text:p>
          </table:table-cell>
          <table:table-cell office:value-type="string">
            <text:p>Deploy the project with server configurations which has wrong port number(server)</text:p>
          </table:table-cell>
          <table:table-cell/>
          <table:table-cell office:value-type="string">
            <text:p>TC_Special Scenarios_01</text:p>
          </table:table-cell>
          <table:table-cell table:style-name="ce9" office:value-type="string">
            <text:p>Create server configurations with wrong Port number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WordPress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port number other than the port in which the server is running].Create database configurations.</text:p>
            <text:p>14.Click on build tab and build the project with the set of configurations</text:p>
            <text:p>15.Once build generated, deploy the build</text:p>
            <text:p>16.Hit the URL and verify whether the project has been deployed</text:p>
          </table:table-cell>
          <table:table-cell/>
          <table:table-cell table:style-name="ce77"/>
          <table:table-cell office:value-type="string">
            <text:p>The user should not be able to successfully deploy the project</text:p>
          </table:table-cell>
          <table:table-cell table:number-columns-repeated="2"/>
          <table:table-cell table:style-name="ce98"/>
          <table:table-cell table:style-name="ce111" table:number-columns-repeated="2"/>
          <table:table-cell table:number-columns-repeated="242"/>
        </table:table-row>
        <table:table-row table:style-name="ro78">
          <table:table-cell office:value-type="float" office:value="374">
            <text:p>374</text:p>
          </table:table-cell>
          <table:table-cell office:value-type="string">
            <text:p>Deploy the project with database configurations which has wrong port number(database)</text:p>
          </table:table-cell>
          <table:table-cell/>
          <table:table-cell office:value-type="string">
            <text:p>TC_Special Scenarios_01</text:p>
          </table:table-cell>
          <table:table-cell table:style-name="ce9" office:value-type="string">
            <text:p>Create database configurations with wrong Port number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WordPress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port number other than the port in which the server is running].Create server configurations.</text:p>
            <text:p>14.Click on build tab and build the project with the set of configurations</text:p>
            <text:p>15.Once build generated, deploy the build</text:p>
            <text:p>16.Hit the URL and verify whether the project has been deployed</text:p>
          </table:table-cell>
          <table:table-cell/>
          <table:table-cell table:style-name="ce77"/>
          <table:table-cell office:value-type="string">
            <text:p>The user should not be able to successfully deploy the project</text:p>
          </table:table-cell>
          <table:table-cell table:number-columns-repeated="2"/>
          <table:table-cell table:style-name="ce98"/>
          <table:table-cell table:style-name="ce111" table:number-columns-repeated="2"/>
          <table:table-cell table:number-columns-repeated="242"/>
        </table:table-row>
        <table:table-row table:style-name="ro78">
          <table:table-cell office:value-type="float" office:value="375">
            <text:p>375</text:p>
          </table:table-cell>
          <table:table-cell office:value-type="string">
            <text:p>Deploy the project with server configurations which has wrong HostID</text:p>
          </table:table-cell>
          <table:table-cell/>
          <table:table-cell office:value-type="string">
            <text:p>TC_Special Scenarios_01</text:p>
          </table:table-cell>
          <table:table-cell table:style-name="ce9" office:value-type="string">
            <text:p>Create server configurations with wrong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WordPress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HostID other than the host in which the server is running].Create database configurations.</text:p>
            <text:p>14.Click on build tab and build the project with the set of configurations</text:p>
            <text:p>15.Once build generated, deploy the build</text:p>
            <text:p>16.Hit the URL and verify whether the project has been deployed</text:p>
          </table:table-cell>
          <table:table-cell/>
          <table:table-cell table:style-name="ce77"/>
          <table:table-cell office:value-type="string">
            <text:p>The user should not be able to successfully deploy the project</text:p>
          </table:table-cell>
          <table:table-cell table:number-columns-repeated="2"/>
          <table:table-cell table:style-name="ce98"/>
          <table:table-cell table:style-name="ce111" table:number-columns-repeated="2"/>
          <table:table-cell table:number-columns-repeated="242"/>
        </table:table-row>
        <table:table-row table:style-name="ro78">
          <table:table-cell office:value-type="float" office:value="376">
            <text:p>376</text:p>
          </table:table-cell>
          <table:table-cell office:value-type="string">
            <text:p>Deploy the project with database configurations which has wrong HostID</text:p>
          </table:table-cell>
          <table:table-cell/>
          <table:table-cell office:value-type="string">
            <text:p>TC_Special Scenarios_01</text:p>
          </table:table-cell>
          <table:table-cell table:style-name="ce9" office:value-type="string">
            <text:p>Create database configurations with wrong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WordPress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HostID other than the host in which the server is running].Create server configurations.</text:p>
            <text:p>14.Click on build tab and build the project with the set of configurations</text:p>
            <text:p>15.Once build generated, deploy the build</text:p>
            <text:p>16.Hit the URL and verify whether the project has been deployed</text:p>
          </table:table-cell>
          <table:table-cell/>
          <table:table-cell table:style-name="ce77"/>
          <table:table-cell office:value-type="string">
            <text:p>The user should not be able to successfully deploy the project</text:p>
          </table:table-cell>
          <table:table-cell table:number-columns-repeated="2"/>
          <table:table-cell table:style-name="ce98"/>
          <table:table-cell table:style-name="ce111" table:number-columns-repeated="2"/>
          <table:table-cell table:number-columns-repeated="242"/>
        </table:table-row>
        <table:table-row table:style-name="ro79">
          <table:table-cell office:value-type="float" office:value="377">
            <text:p>377</text:p>
          </table:table-cell>
          <table:table-cell office:value-type="string">
            <text:p>Deploy the project with server configurations which has remote HostID</text:p>
            <text:p>(without Remote Deployment)</text:p>
          </table:table-cell>
          <table:table-cell/>
          <table:table-cell office:value-type="string">
            <text:p>TC_Special Scenarios_01</text:p>
          </table:table-cell>
          <table:table-cell table:style-name="ce9" office:value-type="string">
            <text:p>Create server configurations with remote HostID and check whether project is deployed(without Remote Deployment)</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WordPress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remote IP number[any remote IP other than localhost].Create database configurations.[Do not select remote deployment]</text:p>
            <text:p>14.Click on build tab and build the project with the set of configurations</text:p>
            <text:p>15.Once build generated, deploy the build</text:p>
            <text:p>16.Hit the URL and verify whether the project has been deployed</text:p>
          </table:table-cell>
          <table:table-cell/>
          <table:table-cell table:style-name="ce77"/>
          <table:table-cell office:value-type="string">
            <text:p>The user should not be able to successfully deploy the project</text:p>
          </table:table-cell>
          <table:table-cell table:number-columns-repeated="2"/>
          <table:table-cell table:style-name="ce98"/>
          <table:table-cell table:style-name="ce111" table:number-columns-repeated="2"/>
          <table:table-cell table:number-columns-repeated="242"/>
        </table:table-row>
        <table:table-row table:style-name="ro79">
          <table:table-cell office:value-type="float" office:value="378">
            <text:p>378</text:p>
          </table:table-cell>
          <table:table-cell office:value-type="string">
            <text:p>Deploy the project with database configurations which has remote HostID</text:p>
            <text:p>(without Remote Deployment)</text:p>
          </table:table-cell>
          <table:table-cell/>
          <table:table-cell office:value-type="string">
            <text:p>TC_Special Scenarios_01</text:p>
          </table:table-cell>
          <table:table-cell table:style-name="ce9" office:value-type="string">
            <text:p>Create database configurations with remote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WordPress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remote IP number[any remote IP other than localhost].Create database configurations.[Do not select remote deployment]</text:p>
            <text:p>14.Click on build tab and build the project with the set of configurations</text:p>
            <text:p>15.Once build generated, deploy the build</text:p>
            <text:p>16.Hit the URL and verify whether the project has been deployed</text:p>
          </table:table-cell>
          <table:table-cell/>
          <table:table-cell table:style-name="ce77"/>
          <table:table-cell office:value-type="string">
            <text:p>The user should not be able to successfully deploy the project</text:p>
          </table:table-cell>
          <table:table-cell table:number-columns-repeated="2"/>
          <table:table-cell table:style-name="ce98"/>
          <table:table-cell table:style-name="ce111" table:number-columns-repeated="2"/>
          <table:table-cell table:number-columns-repeated="242"/>
        </table:table-row>
        <table:table-row table:style-name="ro79">
          <table:table-cell office:value-type="float" office:value="379">
            <text:p>379</text:p>
          </table:table-cell>
          <table:table-cell office:value-type="string">
            <text:p>Folder structure (Test Results)</text:p>
            <text:p>-Functional</text:p>
          </table:table-cell>
          <table:table-cell/>
          <table:table-cell office:value-type="string">
            <text:p>TC_Special Scenarios_01</text:p>
          </table:table-cell>
          <table:table-cell table:style-name="ce9" office:value-type="string">
            <text:p>Verify folder structure after running Functional tests</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WordPress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amp; server configurations.</text:p>
            <text:p>14.Click on build tab and build the project with the set of configurations</text:p>
            <text:p>15.Click on the deploy icon against the generated build.</text:p>
            <text:p>16.Click on quality tab,Click on Functional tab and click on the test button under the functional tab</text:p>
            <text:p>17.Open the &lt;Drive&gt;:\Phresco-framework\workspace\projects\Project_name\test\functional\target</text:p>
          </table:table-cell>
          <table:table-cell/>
          <table:table-cell table:style-name="ce77"/>
          <table:table-cell office:value-type="string">
            <text:p>The user should be able to view the test results of the functional test executed</text:p>
          </table:table-cell>
          <table:table-cell table:number-columns-repeated="2"/>
          <table:table-cell table:style-name="ce98"/>
          <table:table-cell table:style-name="ce111" table:number-columns-repeated="2"/>
          <table:table-cell table:number-columns-repeated="242"/>
        </table:table-row>
        <table:table-row table:style-name="ro80">
          <table:table-cell office:value-type="float" office:value="380">
            <text:p>380</text:p>
          </table:table-cell>
          <table:table-cell office:value-type="string">
            <text:p>Extract and verify Docs folder within the phresco_framework package</text:p>
          </table:table-cell>
          <table:table-cell/>
          <table:table-cell office:value-type="string">
            <text:p>TC_Special Scenarios_01</text:p>
          </table:table-cell>
          <table:table-cell table:style-name="ce9" office:value-type="string">
            <text:p>Check for the docs folder within the extracted framework zip</text:p>
          </table:table-cell>
          <table:table-cell table:style-name="ce24" office:value-type="string">
            <text:p>1.Open the web browser </text:p>
            <text:p>2.Download the phresco framework from File releases </text:p>
            <text:p>3.Extract the downloaded phresco-framework</text:p>
            <text:p>4.Open the &lt;Drive&gt;:\phresco_framework\docs\</text:p>
          </table:table-cell>
          <table:table-cell/>
          <table:table-cell table:style-name="ce77"/>
          <table:table-cell office:value-type="string">
            <text:p>The user should be able to view the files i)PHTN_Phresco_Framework _Release Build_No_Notes_(Month_Date)</text:p>
            <text:p>ii)PHTN_Phresco_User Guide_Phresco Framework_(Release_version)</text:p>
          </table:table-cell>
          <table:table-cell table:number-columns-repeated="2"/>
          <table:table-cell table:style-name="ce98"/>
          <table:table-cell table:style-name="ce111" table:number-columns-repeated="2"/>
          <table:table-cell table:number-columns-repeated="242"/>
        </table:table-row>
        <table:table-row table:style-name="ro81">
          <table:table-cell office:value-type="float" office:value="381">
            <text:p>381</text:p>
          </table:table-cell>
          <table:table-cell office:value-type="string">
            <text:p>Hit URL and Test[Testing with URL of the Framework running in other System]</text:p>
          </table:table-cell>
          <table:table-cell/>
          <table:table-cell office:value-type="string">
            <text:p>TC_Special Scenarios_01</text:p>
          </table:table-cell>
          <table:table-cell table:style-name="ce9" office:value-type="string">
            <text:p>Check for the Hit URL and Test</text:p>
          </table:table-cell>
          <table:table-cell office:value-type="string">
            <text:p>1.Open a web browser.</text:p>
            <text:p>2.Hit the URL:&lt;IP Address&gt;:2468/phresco/ in the address bar(URL of Framework running in other System).</text:p>
            <text:p>3.User needs to provide Valid credentials</text:p>
            <text:p>4.Click on Login button</text:p>
            <text:p>5.Click on "Go to Phresco Home"</text:p>
            <text:p>6.Click on "Projects" from Main Menu</text:p>
            <text:p>7.Create a Project and Expand the root node of the project created</text:p>
            <text:p>8.Create a WordPress application under the Created project and Click on the WordPress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 &amp; Finish</text:p>
            <text:p>15.Click on configurations tab and create respective configuration parameters</text:p>
            <text:p>16.Click on build tab and build the project with the created configurations</text:p>
            <text:p>17.Once build generated, deploy the build</text:p>
            <text:p>18.Hit the URL and verify whether the project has been deployed</text:p>
            <text:p>19.Perform Quality tab Functionalities</text:p>
            <text:p>20.Perform CI and Report tab Functionalities</text:p>
          </table:table-cell>
          <table:table-cell/>
          <table:table-cell table:style-name="ce77"/>
          <table:table-cell office:value-type="string">
            <text:p>The user should be able to successfully create the project and complete the entire process successfully[The Folder Structure and Functional Test execution should be verified in the System of which URL is been accessed].</text:p>
          </table:table-cell>
          <table:table-cell table:number-columns-repeated="2"/>
          <table:table-cell table:style-name="ce98"/>
          <table:table-cell table:style-name="ce111" table:number-columns-repeated="2"/>
          <table:table-cell table:number-columns-repeated="242"/>
        </table:table-row>
        <table:table-row table:style-name="ro82">
          <table:table-cell office:value-type="float" office:value="382">
            <text:p>382</text:p>
          </table:table-cell>
          <table:table-cell office:value-type="string">
            <text:p>Global Settings - Create Environment and Use it for the entire Project Lifecyle</text:p>
          </table:table-cell>
          <table:table-cell/>
          <table:table-cell office:value-type="string">
            <text:p>TC_Special Scenarios_01</text:p>
          </table:table-cell>
          <table:table-cell table:style-name="ce9" office:value-type="string">
            <text:p>Check for the Global Settings - Create Environment and Use it for the entire Project Lifecy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WordPress application under the Created project and Click on the WordPress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Settings tab and create respective configuration parameters in the Created Environment(Set as Default)</text:p>
            <text:p>17.Click on build tab and build the project with the created configurations(Settings Environment)</text:p>
            <text:p>18.Once build generated, deploy the build(Settings Environment)</text:p>
            <text:p>19.Hit the URL and verify whether the project has been deployed</text:p>
            <text:p>20.Perform Quality tab Functionalities</text:p>
            <text:p>21.Perform CI and Report tab Functionalities</text:p>
          </table:table-cell>
          <table:table-cell/>
          <table:table-cell table:style-name="ce77"/>
          <table:table-cell office:value-type="string">
            <text:p>The user should be able to successfully create the project and complete the entire process successfully</text:p>
          </table:table-cell>
          <table:table-cell table:number-columns-repeated="2"/>
          <table:table-cell table:style-name="ce98"/>
          <table:table-cell table:style-name="ce111" table:number-columns-repeated="2"/>
          <table:table-cell table:number-columns-repeated="242"/>
        </table:table-row>
        <table:table-row table:style-name="ro72">
          <table:table-cell office:value-type="float" office:value="383">
            <text:p>383</text:p>
          </table:table-cell>
          <table:table-cell office:value-type="string">
            <text:p>Import application and Perform the entire Project Lifecyle - SVN</text:p>
          </table:table-cell>
          <table:table-cell/>
          <table:table-cell office:value-type="string">
            <text:p>TC_Special Scenarios_01</text:p>
          </table:table-cell>
          <table:table-cell table:style-name="ce9" office:value-type="string">
            <text:p>Check for the Import the application and Perform the entire Project Lifecyle - SV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WordPress application 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table-cell table:style-name="ce77"/>
          <table:table-cell office:value-type="string">
            <text:p>The user should be able to successfully create the project and complete the entire process successfully</text:p>
          </table:table-cell>
          <table:table-cell table:number-columns-repeated="2"/>
          <table:table-cell table:style-name="ce98"/>
          <table:table-cell table:style-name="ce111" table:number-columns-repeated="2"/>
          <table:table-cell table:number-columns-repeated="242"/>
        </table:table-row>
        <table:table-row table:style-name="ro72">
          <table:table-cell office:value-type="float" office:value="384">
            <text:p>384</text:p>
          </table:table-cell>
          <table:table-cell office:value-type="string">
            <text:p>Import application and Perform the entire Project Lifecyle - GIT</text:p>
          </table:table-cell>
          <table:table-cell/>
          <table:table-cell office:value-type="string">
            <text:p>TC_Special Scenarios_01</text:p>
          </table:table-cell>
          <table:table-cell table:style-name="ce9" office:value-type="string">
            <text:p>Check for the Import the application and Perform the entire Project Lifecyle -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WordPress application 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table-cell table:style-name="ce77"/>
          <table:table-cell office:value-type="string">
            <text:p>The user should be able to successfully create the project and complete the entire process successfully</text:p>
          </table:table-cell>
          <table:table-cell table:number-columns-repeated="2"/>
          <table:table-cell table:style-name="ce98"/>
          <table:table-cell table:style-name="ce111" table:number-columns-repeated="2"/>
          <table:table-cell table:number-columns-repeated="242"/>
        </table:table-row>
        <table:table-row table:style-name="ro15">
          <table:table-cell office:value-type="float" office:value="385">
            <text:p>385</text:p>
          </table:table-cell>
          <table:table-cell office:value-type="string">
            <text:p>Session Time Out</text:p>
          </table:table-cell>
          <table:table-cell/>
          <table:table-cell office:value-type="string">
            <text:p>TC_Special Scenarios_01</text:p>
          </table:table-cell>
          <table:table-cell table:style-name="ce9" office:value-type="string">
            <text:p>Check for the Session Time out</text:p>
          </table:table-cell>
          <table:table-cell office:value-type="string">
            <text:p>1.Open a web browser.</text:p>
            <text:p>2.Hit the URL:localhost:2468/phresco/ in the address bar</text:p>
            <text:p>3.User needs to provide Valid credentials</text:p>
            <text:p>4.Click on Login button</text:p>
            <text:p>5.Keep Phresco logged in for 24 Hours</text:p>
          </table:table-cell>
          <table:table-cell/>
          <table:table-cell table:style-name="ce77"/>
          <table:table-cell office:value-type="string">
            <text:p>The user should be able to land on to the login page with the message "Session Expired! Please Relogin"after 24 Hours since Logged in.</text:p>
          </table:table-cell>
          <table:table-cell table:number-columns-repeated="2"/>
          <table:table-cell table:style-name="ce98"/>
          <table:table-cell table:style-name="ce111" table:number-columns-repeated="2"/>
          <table:table-cell table:number-columns-repeated="242"/>
        </table:table-row>
        <table:table-row table:style-name="ro82">
          <table:table-cell office:value-type="float" office:value="386">
            <text:p>386</text:p>
          </table:table-cell>
          <table:table-cell office:value-type="string">
            <text:p>Clone Configurations </text:p>
          </table:table-cell>
          <table:table-cell/>
          <table:table-cell office:value-type="string">
            <text:p>TC_Special Scenarios_01</text:p>
          </table:table-cell>
          <table:table-cell table:style-name="ce9" office:value-type="string">
            <text:p>Check for the Clone Configurations and use that Environment for the entire Project Lifecy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WordPress application under the Created project and Click on the WordPress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 and Clone it to another Environment</text:p>
            <text:p>17.Click on build tab and build the project with the created configurations[Cloned Environment]</text:p>
            <text:p>18.Once build generated, deploy the build[Cloned Environment]</text:p>
            <text:p>19.Hit the URL and verify whether the project has been deployed</text:p>
            <text:p>20.Perform Quality tab Functionalities</text:p>
            <text:p>21.Perform CI and Report tab Functionalities</text:p>
          </table:table-cell>
          <table:table-cell/>
          <table:table-cell table:style-name="ce77"/>
          <table:table-cell office:value-type="string">
            <text:p>The user should be able to successfully create the project and complete the entire process successfully</text:p>
          </table:table-cell>
          <table:table-cell table:number-columns-repeated="2"/>
          <table:table-cell table:style-name="ce98"/>
          <table:table-cell table:style-name="ce111" table:number-columns-repeated="2"/>
          <table:table-cell table:number-columns-repeated="242"/>
        </table:table-row>
        <table:table-row table:style-name="ro83">
          <table:table-cell office:value-type="float" office:value="387">
            <text:p>387</text:p>
          </table:table-cell>
          <table:table-cell office:value-type="string">
            <text:p>Accessing Remote Database</text:p>
          </table:table-cell>
          <table:table-cell/>
          <table:table-cell office:value-type="string">
            <text:p>TC_Special Scenarios_01</text:p>
          </table:table-cell>
          <table:table-cell table:style-name="ce9" office:value-type="string">
            <text:p>Check for the Access of Remote Databas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WordPress application under the Created project and Click on the WordPress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With Remote DB configuration for Database]</text:p>
            <text:p>17.Click on build tab and build the project with the created configurations[With Remote DB configuration for Database]</text:p>
            <text:p>18.Once build generated, deploy the build[With Remote DB configuration for Database]</text:p>
            <text:p>19.Hit the URL and verify whether the project has been deployed</text:p>
            <text:p>20.Perform Quality tab Functionalities</text:p>
            <text:p>21.Perform CI and Report tab Functionalities</text:p>
          </table:table-cell>
          <table:table-cell/>
          <table:table-cell table:style-name="ce77"/>
          <table:table-cell office:value-type="string">
            <text:p>The user should be able to successfully create the project and complete the entire process successfully</text:p>
          </table:table-cell>
          <table:table-cell table:number-columns-repeated="2"/>
          <table:table-cell table:style-name="ce98"/>
          <table:table-cell table:style-name="ce111" table:number-columns-repeated="2"/>
          <table:table-cell table:number-columns-repeated="242"/>
        </table:table-row>
        <table:table-row table:style-name="ro19">
          <table:table-cell office:value-type="float" office:value="388">
            <text:p>388</text:p>
          </table:table-cell>
          <table:table-cell office:value-type="string">
            <text:p>Videos URL</text:p>
          </table:table-cell>
          <table:table-cell/>
          <table:table-cell office:value-type="string">
            <text:p>TC_Special Scenarios_01</text:p>
          </table:table-cell>
          <table:table-cell table:style-name="ce9" office:value-type="string">
            <text:p>Check for the Videos URL</text:p>
          </table:table-cell>
          <table:table-cell office:value-type="string">
            <text:p>1.Open a web browser.</text:p>
            <text:p>2.Hit the URLs: i)http://172.16.18.178/service/videos/homepage/phresco/1.0/phresco-1.0.webm</text:p>
            <text:p>ii) http://172.16.18.178/service/videos/homepage/video2/1.0/video2-1.0.webm</text:p>
            <text:p>iii)http://172.16.18.178/service/videos/homepage/video1/1.0/video1-1.0.webm</text:p>
          </table:table-cell>
          <table:table-cell/>
          <table:table-cell table:style-name="ce77"/>
          <table:table-cell office:value-type="string">
            <text:p>The user should be able to successfully view the Phresco Videos that are available in the Home Tab.</text:p>
          </table:table-cell>
          <table:table-cell table:number-columns-repeated="2"/>
          <table:table-cell table:style-name="ce98"/>
          <table:table-cell table:style-name="ce111" table:number-columns-repeated="2"/>
          <table:table-cell table:number-columns-repeated="242"/>
        </table:table-row>
        <table:table-row table:style-name="ro84">
          <table:table-cell office:value-type="float" office:value="389">
            <text:p>389</text:p>
          </table:table-cell>
          <table:table-cell office:value-type="string">
            <text:p>Repo URL</text:p>
          </table:table-cell>
          <table:table-cell/>
          <table:table-cell office:value-type="string">
            <text:p>TC_Special Scenarios_01</text:p>
          </table:table-cell>
          <table:table-cell table:style-name="ce9" office:value-type="string">
            <text:p>Check for the Repo URL</text:p>
          </table:table-cell>
          <table:table-cell office:value-type="string">
            <text:p>1.Open a web browser.</text:p>
            <text:p>2.Hit the URLs: i) 172.16.17.226:8080/repository</text:p>
          </table:table-cell>
          <table:table-cell/>
          <table:table-cell table:style-name="ce77"/>
          <table:table-cell office:value-type="string">
            <text:p>The user should be able to successfully view the Phresco dependency files.</text:p>
          </table:table-cell>
          <table:table-cell table:number-columns-repeated="2"/>
          <table:table-cell table:style-name="ce98"/>
          <table:table-cell table:style-name="ce111" table:number-columns-repeated="2"/>
          <table:table-cell table:number-columns-repeated="242"/>
        </table:table-row>
        <table:table-row table:style-name="ro85">
          <table:table-cell office:value-type="float" office:value="390">
            <text:p>390</text:p>
          </table:table-cell>
          <table:table-cell office:value-type="string">
            <text:p>Build - With Multiple Environments with single Apache Server</text:p>
          </table:table-cell>
          <table:table-cell/>
          <table:table-cell office:value-type="string">
            <text:p>TC_Special Scenarios_01</text:p>
          </table:table-cell>
          <table:table-cell table:style-name="ce9" office:value-type="string">
            <text:p>Check for the Build - With Multiple Environments with single Apache Server</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WordPress application under the Created project and Click on the WordPress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Context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able:table-cell>
          <table:table-cell/>
          <table:table-cell table:style-name="ce77"/>
          <table:table-cell office:value-type="string">
            <text:p>The user should be able to successfully create the project and complete the entire process successfully</text:p>
          </table:table-cell>
          <table:table-cell table:number-columns-repeated="2"/>
          <table:table-cell table:style-name="ce98"/>
          <table:table-cell table:style-name="ce111" table:number-columns-repeated="2"/>
          <table:table-cell table:number-columns-repeated="242"/>
        </table:table-row>
        <table:table-row table:style-name="ro86">
          <table:table-cell office:value-type="float" office:value="391">
            <text:p>391</text:p>
          </table:table-cell>
          <table:table-cell office:value-type="string">
            <text:p>Build - With Multiple Environment with multiple Apache Servers configured with different port numbers</text:p>
          </table:table-cell>
          <table:table-cell/>
          <table:table-cell office:value-type="string">
            <text:p>TC_Special Scenarios_01</text:p>
          </table:table-cell>
          <table:table-cell table:style-name="ce9" office:value-type="string">
            <text:p>Check for the Build - With Multiple Environment with multiple Apache Servers configured with different port numb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WordPress application under the Created project and Click on the WordPress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Port numbers starting three Apache servers configured with different port values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able:table-cell>
          <table:table-cell/>
          <table:table-cell table:style-name="ce77"/>
          <table:table-cell office:value-type="string">
            <text:p>The user should be able to successfully create the project and complete the entire process successfully</text:p>
          </table:table-cell>
          <table:table-cell table:number-columns-repeated="2"/>
          <table:table-cell table:style-name="ce98"/>
          <table:table-cell table:style-name="ce111" table:number-columns-repeated="2"/>
          <table:table-cell table:number-columns-repeated="242"/>
        </table:table-row>
        <table:table-row table:style-name="ro87">
          <table:table-cell office:value-type="float" office:value="392">
            <text:p>392</text:p>
          </table:table-cell>
          <table:table-cell office:value-type="string">
            <text:p>Multiple Environment Configuration for different OS</text:p>
          </table:table-cell>
          <table:table-cell/>
          <table:table-cell office:value-type="string">
            <text:p>TC_Special Scenarios_01</text:p>
          </table:table-cell>
          <table:table-cell table:style-name="ce9" office:value-type="string">
            <text:p>Check for the Multiple Environment Configuration for different O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WordPress application under the Created project and Click on the WordPress application listed as a sub node.</text:p>
            <text:p>9.Select HelloWorld on the Pilot project drop down</text:p>
            <text:p>10.Expand the accordion control for Server and Select WAMP on the Server drop down..</text:p>
            <text:p>11.Expand the accordion control for Database and Select MYSQL on the Database drop down..</text:p>
            <text:p>12.Click on Next button and Finish Button</text:p>
            <text:p>13.Click on configurations tab and create respective configuration parameters in different environments[Eg.Three Env with different Configuration say as for windows,MAC and Linux Respectively and set the user OS env as default]</text:p>
            <text:p>14.Click on build tab and build the project with the created configurations selecting the user OS Environment</text:p>
            <text:p>15.Once build generated, deploy the build[setting the user OS env as default] and Hit the URL and verify whether the project has been deployed</text:p>
            <text:p>16.Copy the project from workspace and paste it in the workspace of Phresco started in Windows,MAC,Linux machine</text:p>
            <text:p>17.In Windows Click on build tab and build the project, deploy the build[setting Windows env as default] and Hit the URL and verify whether the project has been deployed</text:p>
            <text:p>18.In MAC Click on build tab and build the project, deploy the build[setting MAC env as default] and Hit the URL and verify whether the project has been deployed</text:p>
            <text:p>19.In Linux Click on build tab and build the project, deploy the build[setting Linux env as default]</text:p>
            <text:p>20.Hit the URL and verify whether the project has been deployed</text:p>
          </table:table-cell>
          <table:table-cell/>
          <table:table-cell table:style-name="ce77"/>
          <table:table-cell office:value-type="string">
            <text:p>The user should be able to successfully create the project and deploy the project successfully in all the three environments.</text:p>
          </table:table-cell>
          <table:table-cell table:number-columns-repeated="2"/>
          <table:table-cell table:style-name="ce98"/>
          <table:table-cell table:style-name="ce111" table:number-columns-repeated="2"/>
          <table:table-cell table:number-columns-repeated="242"/>
        </table:table-row>
        <table:table-row table:style-name="ro88">
          <table:table-cell office:value-type="float" office:value="393">
            <text:p>393</text:p>
          </table:table-cell>
          <table:table-cell office:value-type="string">
            <text:p>Multiple Server configuration in single Environment</text:p>
          </table:table-cell>
          <table:table-cell/>
          <table:table-cell office:value-type="string">
            <text:p>TC_Special Scenarios_01</text:p>
          </table:table-cell>
          <table:table-cell table:style-name="ce9" office:value-type="string">
            <text:p>Check for the Multiple Server configuration in single Environmen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WordPress application under the Created project and Click on the WordPress application listed as a sub node.</text:p>
            <text:p>9.Select HelloWorld on the Pilot project drop down</text:p>
            <text:p>10.Expand the accordion control for Server and Select WAMP and LAMP on the Server drop down..</text:p>
            <text:p>11.Expand the accordion control for Database and Select MYSQL on the Database drop down..</text:p>
            <text:p>12.Click on Next button and Finish Button</text:p>
            <text:p>13.Click on environments and Create an environment</text:p>
            <text:p>14.Click on Configurations and create a server configuration selecting WAMP in the created environment</text:p>
            <text:p>15.Click on Configurations and create a server configuration selecting LAMP in same created environment</text:p>
          </table:table-cell>
          <table:table-cell/>
          <table:table-cell table:style-name="ce77"/>
          <table:table-cell office:value-type="string">
            <text:p>The user should be able to view an error message stating that "Configuration type already created for this environment" near the Type field of the server configuration.</text:p>
          </table:table-cell>
          <table:table-cell table:number-columns-repeated="2"/>
          <table:table-cell table:style-name="ce98"/>
          <table:table-cell table:style-name="ce111" table:number-columns-repeated="2"/>
          <table:table-cell table:number-columns-repeated="24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32P0" style:volatile="true">
      <number:month/>
      <number:text>/</number:text>
      <number:day/>
      <number:text>/</number:text>
      <number:year number:style="long"/>
    </number:date-style>
    <number:text-style style:name="N132">
      <number:text-content/>
      <style:map style:condition="value()&gt;=0" style:apply-style-name="N132P0"/>
    </number:text-style>
    <number:date-style style:name="N134P0" style:volatile="true">
      <number:day/>
      <number:text>-</number:text>
      <number:month number:textual="true"/>
    </number:date-style>
    <number:text-style style:name="N134">
      <number:text-content/>
      <style:map style:condition="value()&gt;=0" style:apply-style-name="N13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9">01/29/2013</text:date>, <text:time>18:58:53</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Phresco-Installation" style:display-name="PageStyle_Phresco-Installation"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Welcome_20_Page" style:display-name="PageStyle_Welcome Page" style:page-layout-name="Mpm3">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Projects_20_Page" style:display-name="PageStyle_Projects Page" style:page-layout-name="Mpm3">
      <style:header style:display="false"/>
      <style:header-left style:display="false"/>
      <style:footer style:display="false"/>
      <style:footer-left style:display="false"/>
    </style:master-page>
    <style:master-page style:name="PageStyle_5f_Import_20_Application" style:display-name="PageStyle_Import Application" style:page-layout-name="Mpm3">
      <style:header style:display="false"/>
      <style:header-left style:display="false"/>
      <style:footer style:display="false"/>
      <style:footer-left style:display="false"/>
    </style:master-page>
    <style:master-page style:name="PageStyle_5f_PHP_20_-_20_Technology" style:display-name="PageStyle_PHP - Technology" style:page-layout-name="Mpm3">
      <style:header style:display="false"/>
      <style:header-left style:display="false"/>
      <style:footer style:display="false"/>
      <style:footer-left style:display="false"/>
    </style:master-page>
    <style:master-page style:name="PageStyle_5f_Drupal6_20_-_20_Technology" style:display-name="PageStyle_Drupal6 - Technology" style:page-layout-name="Mpm3">
      <style:header style:display="false"/>
      <style:header-left style:display="false"/>
      <style:footer style:display="false"/>
      <style:footer-left style:display="false"/>
    </style:master-page>
    <style:master-page style:name="PageStyle_5f_Drupal7_20_-_20_Technology" style:display-name="PageStyle_Drupal7 - Technology" style:page-layout-name="Mpm3">
      <style:header style:display="false"/>
      <style:header-left style:display="false"/>
      <style:footer style:display="false"/>
      <style:footer-left style:display="false"/>
    </style:master-page>
    <style:master-page style:name="PageStyle_5f_Wordpress_20_-_20_Technology" style:display-name="PageStyle_Wordpress - Technology" style:page-layout-name="Mpm3">
      <style:header style:display="false"/>
      <style:header-left style:display="false"/>
      <style:footer style:display="false"/>
      <style:footer-left style:display="false"/>
    </style:master-page>
    <style:master-page style:name="PageStyle_5f_Nodejs-_20_Technology" style:display-name="PageStyle_Nodejs- Technology" style:page-layout-name="Mpm3">
      <style:header style:display="false"/>
      <style:header-left style:display="false"/>
      <style:footer style:display="false"/>
      <style:footer-left style:display="false"/>
    </style:master-page>
    <style:master-page style:name="PageStyle_5f_Java_20_Web_20_Service" style:display-name="PageStyle_Java Web Service" style:page-layout-name="Mpm3">
      <style:header style:display="false"/>
      <style:header-left style:display="false"/>
      <style:footer style:display="false"/>
      <style:footer-left style:display="false"/>
    </style:master-page>
    <style:master-page style:name="PageStyle_5f_Java_20_standalone" style:display-name="PageStyle_Java standalone" style:page-layout-name="Mpm3">
      <style:header style:display="false"/>
      <style:header-left style:display="false"/>
      <style:footer style:display="false"/>
      <style:footer-left style:display="false"/>
    </style:master-page>
    <style:master-page style:name="PageStyle_5f_Dotnet" style:display-name="PageStyle_Dotnet" style:page-layout-name="Mpm3">
      <style:header style:display="false"/>
      <style:header-left style:display="false"/>
      <style:footer style:display="false"/>
      <style:footer-left style:display="false"/>
    </style:master-page>
    <style:master-page style:name="PageStyle_5f_Sharepoint" style:display-name="PageStyle_Sharepoint" style:page-layout-name="Mpm3">
      <style:header style:display="false"/>
      <style:header-left style:display="false"/>
      <style:footer style:display="false"/>
      <style:footer-left style:display="false"/>
    </style:master-page>
    <style:master-page style:name="PageStyle_5f_SiteCore" style:display-name="PageStyle_SiteCore" style:page-layout-name="Mpm3">
      <style:header style:display="false"/>
      <style:header-left style:display="false"/>
      <style:footer style:display="false"/>
      <style:footer-left style:display="false"/>
    </style:master-page>
    <style:master-page style:name="PageStyle_5f_HTML5_20_Multichannel_20_YUI_20_Widget" style:display-name="PageStyle_HTML5 Multichannel YUI Widget" style:page-layout-name="Mpm3">
      <style:header style:display="false"/>
      <style:header-left style:display="false"/>
      <style:footer style:display="false"/>
      <style:footer-left style:display="false"/>
    </style:master-page>
    <style:master-page style:name="PageStyle_5f_HTML5_20_YUI_20_Mobile_20_Widget" style:display-name="PageStyle_HTML5 YUI Mobile Widget" style:page-layout-name="Mpm3">
      <style:header style:display="false"/>
      <style:header-left style:display="false"/>
      <style:footer style:display="false"/>
      <style:footer-left style:display="false"/>
    </style:master-page>
    <style:master-page style:name="PageStyle_5f_HTML5_20_Multichannel_20_Jquery_20_Widge" style:display-name="PageStyle_HTML5 Multichannel Jquery Widge" style:page-layout-name="Mpm3">
      <style:header style:display="false"/>
      <style:header-left style:display="false"/>
      <style:footer style:display="false"/>
      <style:footer-left style:display="false"/>
    </style:master-page>
    <style:master-page style:name="PageStyle_5f_HTML5_20_Jquery_20_Mobile_20_Widget" style:display-name="PageStyle_HTML5 Jquery Mobile Widget" style:page-layout-name="Mpm3">
      <style:header style:display="false"/>
      <style:header-left style:display="false"/>
      <style:footer style:display="false"/>
      <style:footer-left style:display="false"/>
    </style:master-page>
    <style:master-page style:name="PageStyle_5f_Android_20_native" style:display-name="PageStyle_Android native" style:page-layout-name="Mpm3">
      <style:header style:display="false"/>
      <style:header-left style:display="false"/>
      <style:footer style:display="false"/>
      <style:footer-left style:display="false"/>
    </style:master-page>
    <style:master-page style:name="PageStyle_5f_Android_20_Hybrid_20__20_-_20_Technology" style:display-name="PageStyle_Android Hybrid  - Technology" style:page-layout-name="Mpm3">
      <style:header style:display="false"/>
      <style:header-left style:display="false"/>
      <style:footer style:display="false"/>
      <style:footer-left style:display="false"/>
    </style:master-page>
    <style:master-page style:name="PageStyle_5f_Iphone_20_Native_20_Technology" style:display-name="PageStyle_Iphone Native Technology" style:page-layout-name="Mpm3">
      <style:header style:display="false"/>
      <style:header-left style:display="false"/>
      <style:footer style:display="false"/>
      <style:footer-left style:display="false"/>
    </style:master-page>
    <style:master-page style:name="PageStyle_5f_Iphone_20_Hybrid_20_Technology" style:display-name="PageStyle_Iphone Hybrid Technology" style:page-layout-name="Mpm3">
      <style:header style:display="false"/>
      <style:header-left style:display="false"/>
      <style:footer style:display="false"/>
      <style:footer-left style:display="false"/>
    </style:master-page>
    <style:master-page style:name="PageStyle_5f_Windows_20_Phone_20_-_20_Technology" style:display-name="PageStyle_Windows Phone - Technology" style:page-layout-name="Mpm3">
      <style:header style:display="false"/>
      <style:header-left style:display="false"/>
      <style:footer style:display="false"/>
      <style:footer-left style:display="false"/>
    </style:master-page>
    <style:master-page style:name="PageStyle_5f_Windows_20_Metro_20_-_20_Technology" style:display-name="PageStyle_Windows Metro - Technology" style:page-layout-name="Mpm3">
      <style:header style:display="false"/>
      <style:header-left style:display="false"/>
      <style:footer style:display="false"/>
      <style:footer-left style:display="false"/>
    </style:master-page>
    <style:master-page style:name="PageStyle_5f_Blackberry" style:display-name="PageStyle_Blackberry" style:page-layout-name="Mpm3">
      <style:header style:display="false"/>
      <style:header-left style:display="false"/>
      <style:footer style:display="false"/>
      <style:footer-left style:display="false"/>
    </style:master-page>
    <style:master-page style:name="PageStyle_5f_Settings_20_Page" style:display-name="PageStyle_Settings Page" style:page-layout-name="Mpm3">
      <style:header style:display="false"/>
      <style:header-left style:display="false"/>
      <style:footer style:display="false"/>
      <style:footer-left style:display="false"/>
    </style:master-page>
    <style:master-page style:name="PageStyle_5f_Help_20_Page" style:display-name="PageStyle_Help P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1-29T18:58:53.40</dc:date>
    <meta:generator>OpenOffice.org/3.1$Win32 OpenOffice.org_project/310m19$Build-9420</meta:generator>
    <meta:editing-duration>PT00H13M27S</meta:editing-duration>
    <meta:editing-cycles>4</meta:editing-cycles>
    <meta:document-statistic meta:table-count="1" meta:cell-count="2537" meta:object-count="0"/>
  </office:meta>
</office:document-meta>
</file>